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9239c11" officeooo:paragraph-rsid="1f7e1a1f" style:font-style-asian="normal" style:font-style-complex="normal"/>
    </style:style>
    <style:style style:name="P18" style:family="paragraph" style:parent-style-name="Text_20_body">
      <style:text-properties fo:language="cs" fo:country="CZ" officeooo:rsid="1d7cea58" officeooo:paragraph-rsid="1d7cea58"/>
    </style:style>
    <style:style style:name="P19" style:family="paragraph" style:parent-style-name="Text_20_body">
      <style:text-properties fo:language="cs" fo:country="CZ" officeooo:rsid="121a4227" officeooo:paragraph-rsid="12243ebd"/>
    </style:style>
    <style:style style:name="P20" style:family="paragraph" style:parent-style-name="Text_20_body">
      <style:text-properties fo:language="cs" fo:country="CZ" officeooo:rsid="1e60abaa" officeooo:paragraph-rsid="1e60abaa"/>
    </style:style>
    <style:style style:name="P21" style:family="paragraph" style:parent-style-name="Text_20_body">
      <style:text-properties fo:language="cs" fo:country="CZ" officeooo:rsid="1e5eb703" officeooo:paragraph-rsid="1e5eb703"/>
    </style:style>
    <style:style style:name="P22" style:family="paragraph" style:parent-style-name="Text_20_body">
      <style:text-properties fo:language="cs" fo:country="CZ" officeooo:paragraph-rsid="202197c0" style:language-asian="cs" style:country-asian="CZ"/>
    </style:style>
    <style:style style:name="P23" style:family="paragraph" style:parent-style-name="Text_20_body">
      <style:text-properties fo:language="cs" fo:country="CZ" officeooo:rsid="203ece63" officeooo:paragraph-rsid="20415ce7" style:language-asian="cs" style:country-asian="CZ"/>
    </style:style>
    <style:style style:name="P24" style:family="paragraph" style:parent-style-name="Text_20_body">
      <style:text-properties fo:language="cs" fo:country="CZ" officeooo:paragraph-rsid="20415ce7" style:language-asian="cs" style:country-asian="CZ"/>
    </style:style>
    <style:style style:name="P25" style:family="paragraph" style:parent-style-name="Text_20_body">
      <style:text-properties fo:language="cs" fo:country="CZ" officeooo:rsid="20228d7e" officeooo:paragraph-rsid="203bcdb4" style:language-asian="cs" style:country-asian="CZ"/>
    </style:style>
    <style:style style:name="P26" style:family="paragraph" style:parent-style-name="Text_20_body">
      <style:text-properties officeooo:rsid="10ef4032" officeooo:paragraph-rsid="10ef4032"/>
    </style:style>
    <style:style style:name="P27" style:family="paragraph" style:parent-style-name="Text_20_body">
      <style:text-properties officeooo:rsid="137b1378" officeooo:paragraph-rsid="138d8f86"/>
    </style:style>
    <style:style style:name="P28" style:family="paragraph" style:parent-style-name="Text_20_body">
      <style:text-properties style:text-line-through-style="solid" style:text-line-through-type="single" officeooo:rsid="0f3fcd31" officeooo:paragraph-rsid="1a0b8ee2"/>
    </style:style>
    <style:style style:name="P29" style:family="paragraph" style:parent-style-name="Text_20_body">
      <style:text-properties style:text-line-through-style="solid" style:text-line-through-type="single" officeooo:rsid="13983ca8" officeooo:paragraph-rsid="1a0b8ee2"/>
    </style:style>
    <style:style style:name="P30" style:family="paragraph" style:parent-style-name="Text_20_body">
      <style:text-properties style:text-line-through-style="solid" style:text-line-through-type="single" officeooo:rsid="1399e31a" officeooo:paragraph-rsid="1a0b8ee2"/>
    </style:style>
    <style:style style:name="P31" style:family="paragraph" style:parent-style-name="Text_20_body">
      <style:text-properties style:text-line-through-style="solid" style:text-line-through-type="single" officeooo:rsid="1ce5f3e5" officeooo:paragraph-rsid="1ce5f3e5"/>
    </style:style>
    <style:style style:name="P32" style:family="paragraph" style:parent-style-name="Text_20_body">
      <style:text-properties style:text-line-through-style="solid" style:text-line-through-type="single" officeooo:rsid="1cfc11d2" officeooo:paragraph-rsid="1cfc11d2"/>
    </style:style>
    <style:style style:name="P33" style:family="paragraph" style:parent-style-name="Text_20_body">
      <style:text-properties style:text-line-through-style="solid" style:text-line-through-type="single" fo:language="en" fo:country="US" officeooo:rsid="1d321426" officeooo:paragraph-rsid="1d470e1c"/>
    </style:style>
    <style:style style:name="P34" style:family="paragraph" style:parent-style-name="Text_20_body">
      <style:text-properties style:text-line-through-style="solid" style:text-line-through-type="single" fo:language="en" fo:country="US" officeooo:rsid="1cfcaec5" officeooo:paragraph-rsid="1cfcaec5"/>
    </style:style>
    <style:style style:name="P35" style:family="paragraph" style:parent-style-name="Text_20_body">
      <style:text-properties style:text-line-through-style="solid" style:text-line-through-type="single" fo:language="cs" fo:country="CZ" officeooo:rsid="1cfdd4d8" officeooo:paragraph-rsid="1cfcaec5"/>
    </style:style>
    <style:style style:name="P36" style:family="paragraph" style:parent-style-name="Text_20_body">
      <style:text-properties officeooo:rsid="0f50a8b6" officeooo:paragraph-rsid="183044b9"/>
    </style:style>
    <style:style style:name="P37" style:family="paragraph" style:parent-style-name="Text_20_body">
      <style:text-properties officeooo:rsid="14763b02" officeooo:paragraph-rsid="16315210"/>
    </style:style>
    <style:style style:name="P38" style:family="paragraph" style:parent-style-name="Text_20_body">
      <style:text-properties officeooo:rsid="14763b02" officeooo:paragraph-rsid="1bcc61dd"/>
    </style:style>
    <style:style style:name="P39" style:family="paragraph" style:parent-style-name="Text_20_body">
      <style:text-properties officeooo:rsid="0e2df860" officeooo:paragraph-rsid="15267c17"/>
    </style:style>
    <style:style style:name="P40" style:family="paragraph" style:parent-style-name="Text_20_body">
      <style:text-properties officeooo:rsid="156b556c" officeooo:paragraph-rsid="156b556c"/>
    </style:style>
    <style:style style:name="P41" style:family="paragraph" style:parent-style-name="Text_20_body">
      <style:text-properties fo:font-style="normal" officeooo:rsid="160e7e69" officeooo:paragraph-rsid="160e7e69" style:font-style-asian="normal" style:font-style-complex="normal"/>
    </style:style>
    <style:style style:name="P42" style:family="paragraph" style:parent-style-name="Text_20_body">
      <style:text-properties fo:font-style="normal" officeooo:rsid="161194ba" officeooo:paragraph-rsid="161194ba" style:font-style-asian="normal" style:font-style-complex="normal"/>
    </style:style>
    <style:style style:name="P43" style:family="paragraph" style:parent-style-name="Text_20_body">
      <style:text-properties fo:font-style="normal" officeooo:rsid="214801ec" officeooo:paragraph-rsid="1b540b62" style:font-style-asian="normal" style:font-style-complex="normal"/>
    </style:style>
    <style:style style:name="P44" style:family="paragraph" style:parent-style-name="Text_20_body">
      <style:text-properties fo:font-style="normal" officeooo:rsid="1bdbbaf9" officeooo:paragraph-rsid="1bdbbaf9" style:font-style-asian="normal" style:font-style-complex="normal"/>
    </style:style>
    <style:style style:name="P45" style:family="paragraph" style:parent-style-name="Text_20_body">
      <style:text-properties fo:font-style="normal" officeooo:rsid="1c69c583" officeooo:paragraph-rsid="1d69f8a2" style:font-style-asian="normal" style:font-style-complex="normal"/>
    </style:style>
    <style:style style:name="P46" style:family="paragraph" style:parent-style-name="Text_20_body">
      <style:text-properties fo:font-style="normal" officeooo:rsid="1c69c583" officeooo:paragraph-rsid="1e17e8cc" style:font-style-asian="normal" style:font-style-complex="normal"/>
    </style:style>
    <style:style style:name="P47" style:family="paragraph" style:parent-style-name="Text_20_body">
      <style:text-properties fo:font-style="normal" officeooo:rsid="1e530d35" officeooo:paragraph-rsid="1e530d35" style:font-style-asian="normal" style:font-style-complex="normal"/>
    </style:style>
    <style:style style:name="P48" style:family="paragraph" style:parent-style-name="Text_20_body">
      <style:text-properties fo:font-style="normal" officeooo:rsid="1e15c0b7" officeooo:paragraph-rsid="1e15c0b7" style:font-style-asian="normal" style:font-style-complex="normal"/>
    </style:style>
    <style:style style:name="P49" style:family="paragraph" style:parent-style-name="Text_20_body">
      <style:text-properties fo:font-style="normal" officeooo:rsid="1cb15317" officeooo:paragraph-rsid="1f0f486c" style:font-style-asian="normal" style:font-style-complex="normal"/>
    </style:style>
    <style:style style:name="P50" style:family="paragraph" style:parent-style-name="Text_20_body">
      <style:text-properties fo:font-style="normal" officeooo:rsid="1e90a125" officeooo:paragraph-rsid="1e90a125" style:font-style-asian="normal" style:font-style-complex="normal"/>
    </style:style>
    <style:style style:name="P51" style:family="paragraph" style:parent-style-name="Text_20_body">
      <style:text-properties fo:font-style="normal" officeooo:rsid="1e15bd04" officeooo:paragraph-rsid="1e15bd04" style:font-style-asian="normal" style:font-style-complex="normal"/>
    </style:style>
    <style:style style:name="P52"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53" style:family="paragraph" style:parent-style-name="Text_20_body">
      <style:text-properties officeooo:rsid="15f90d02" officeooo:paragraph-rsid="15fdb2a3"/>
    </style:style>
    <style:style style:name="P54" style:family="paragraph" style:parent-style-name="Text_20_body">
      <style:text-properties officeooo:paragraph-rsid="16073f5b"/>
    </style:style>
    <style:style style:name="P55" style:family="paragraph" style:parent-style-name="Text_20_body">
      <style:text-properties officeooo:rsid="16211d4b" officeooo:paragraph-rsid="16211d4b"/>
    </style:style>
    <style:style style:name="P56" style:family="paragraph" style:parent-style-name="Text_20_body">
      <style:text-properties officeooo:rsid="16216b0f" officeooo:paragraph-rsid="16216b0f"/>
    </style:style>
    <style:style style:name="P57" style:family="paragraph" style:parent-style-name="Text_20_body">
      <style:text-properties officeooo:rsid="164d2894" officeooo:paragraph-rsid="164d2894"/>
    </style:style>
    <style:style style:name="P58" style:family="paragraph" style:parent-style-name="Text_20_body">
      <style:text-properties officeooo:rsid="15ff1c9e" officeooo:paragraph-rsid="16073f5b"/>
    </style:style>
    <style:style style:name="P59" style:family="paragraph" style:parent-style-name="Text_20_body">
      <style:text-properties officeooo:rsid="169df590" officeooo:paragraph-rsid="1bf0fd7d"/>
    </style:style>
    <style:style style:name="P60" style:family="paragraph" style:parent-style-name="Text_20_body">
      <style:text-properties style:text-line-through-style="none" style:text-line-through-type="none" officeooo:rsid="0f37bb41" officeooo:paragraph-rsid="127cba37"/>
    </style:style>
    <style:style style:name="P61" style:family="paragraph" style:parent-style-name="Text_20_body">
      <style:text-properties style:text-line-through-style="none" style:text-line-through-type="none" officeooo:paragraph-rsid="127cba37"/>
    </style:style>
    <style:style style:name="P62" style:family="paragraph" style:parent-style-name="Text_20_body">
      <style:text-properties style:text-line-through-style="none" style:text-line-through-type="none" officeooo:rsid="142f49bf" officeooo:paragraph-rsid="170aee5b"/>
    </style:style>
    <style:style style:name="P63" style:family="paragraph" style:parent-style-name="Text_20_body">
      <style:text-properties style:text-line-through-style="none" style:text-line-through-type="none" officeooo:rsid="1b5aa9c1" officeooo:paragraph-rsid="1b5aa9c1"/>
    </style:style>
    <style:style style:name="P64" style:family="paragraph" style:parent-style-name="Text_20_body">
      <style:text-properties style:text-line-through-style="none" style:text-line-through-type="none" officeooo:rsid="1fd4bd4e" officeooo:paragraph-rsid="1fd4bd4e"/>
    </style:style>
    <style:style style:name="P65" style:family="paragraph" style:parent-style-name="Text_20_body">
      <style:text-properties officeooo:rsid="172f3e20" officeooo:paragraph-rsid="172f3e20"/>
    </style:style>
    <style:style style:name="P66" style:family="paragraph" style:parent-style-name="Text_20_body">
      <style:text-properties officeooo:paragraph-rsid="172f3e20"/>
    </style:style>
    <style:style style:name="P67" style:family="paragraph" style:parent-style-name="Text_20_body">
      <style:text-properties officeooo:rsid="17946e5b" officeooo:paragraph-rsid="17984d40"/>
    </style:style>
    <style:style style:name="P68" style:family="paragraph" style:parent-style-name="Text_20_body">
      <style:text-properties officeooo:rsid="12f37167" officeooo:paragraph-rsid="1b540b62"/>
    </style:style>
    <style:style style:name="P69" style:family="paragraph" style:parent-style-name="Text_20_body">
      <style:text-properties officeooo:rsid="21050cb4" officeooo:paragraph-rsid="1b540b62"/>
    </style:style>
    <style:style style:name="P70" style:family="paragraph" style:parent-style-name="Text_20_body">
      <style:text-properties officeooo:rsid="2107ada6" officeooo:paragraph-rsid="1b540b62"/>
    </style:style>
    <style:style style:name="P71" style:family="paragraph" style:parent-style-name="Text_20_body">
      <style:text-properties officeooo:rsid="212150a4" officeooo:paragraph-rsid="1b540b62"/>
    </style:style>
    <style:style style:name="P72" style:family="paragraph" style:parent-style-name="Text_20_body">
      <style:text-properties officeooo:rsid="17bbaa64" officeooo:paragraph-rsid="17bbaa64"/>
    </style:style>
    <style:style style:name="P73" style:family="paragraph" style:parent-style-name="Text_20_body">
      <style:text-properties officeooo:rsid="2135550c" officeooo:paragraph-rsid="17bff96a"/>
    </style:style>
    <style:style style:name="P74" style:family="paragraph" style:parent-style-name="Text_20_body">
      <style:text-properties officeooo:rsid="17efa3a4" officeooo:paragraph-rsid="1b540b62"/>
    </style:style>
    <style:style style:name="P75" style:family="paragraph" style:parent-style-name="Text_20_body">
      <style:text-properties officeooo:paragraph-rsid="18134e41"/>
    </style:style>
    <style:style style:name="P76" style:family="paragraph" style:parent-style-name="Text_20_body">
      <style:text-properties officeooo:rsid="1818ba8e" officeooo:paragraph-rsid="181c4396"/>
    </style:style>
    <style:style style:name="P77" style:family="paragraph" style:parent-style-name="Text_20_body">
      <style:text-properties officeooo:rsid="114dc1c6" officeooo:paragraph-rsid="1837c966"/>
    </style:style>
    <style:style style:name="P78" style:family="paragraph" style:parent-style-name="Text_20_body">
      <style:text-properties officeooo:rsid="0d649d1e" officeooo:paragraph-rsid="1837c966"/>
    </style:style>
    <style:style style:name="P79" style:family="paragraph" style:parent-style-name="Text_20_body">
      <style:text-properties officeooo:rsid="0d679da4" officeooo:paragraph-rsid="1837c966"/>
    </style:style>
    <style:style style:name="P80" style:family="paragraph" style:parent-style-name="Text_20_body">
      <style:text-properties officeooo:rsid="182a5815" officeooo:paragraph-rsid="185fbccf"/>
    </style:style>
    <style:style style:name="P81" style:family="paragraph" style:parent-style-name="Text_20_body">
      <style:text-properties officeooo:rsid="18390402" officeooo:paragraph-rsid="18390402"/>
    </style:style>
    <style:style style:name="P82" style:family="paragraph" style:parent-style-name="Text_20_body">
      <style:text-properties officeooo:rsid="18390402" officeooo:paragraph-rsid="183a0d32"/>
    </style:style>
    <style:style style:name="P83" style:family="paragraph" style:parent-style-name="Text_20_body">
      <style:text-properties officeooo:rsid="144140d6" officeooo:paragraph-rsid="14485262"/>
    </style:style>
    <style:style style:name="P84" style:family="paragraph" style:parent-style-name="Text_20_body">
      <style:text-properties officeooo:rsid="1864c4ad" officeooo:paragraph-rsid="1864c4ad"/>
    </style:style>
    <style:style style:name="P85" style:family="paragraph" style:parent-style-name="Text_20_body">
      <style:text-properties officeooo:rsid="186ddf7c" officeooo:paragraph-rsid="186ddf7c"/>
    </style:style>
    <style:style style:name="P86" style:family="paragraph" style:parent-style-name="Text_20_body">
      <style:text-properties officeooo:rsid="18552efa" officeooo:paragraph-rsid="18c9e3ea"/>
    </style:style>
    <style:style style:name="P87" style:family="paragraph" style:parent-style-name="Text_20_body">
      <style:text-properties officeooo:rsid="18417d12" officeooo:paragraph-rsid="1856133e"/>
    </style:style>
    <style:style style:name="P88" style:family="paragraph" style:parent-style-name="Text_20_body">
      <style:text-properties officeooo:rsid="0df8ab2d" officeooo:paragraph-rsid="1837c966"/>
    </style:style>
    <style:style style:name="P89" style:family="paragraph" style:parent-style-name="Text_20_body">
      <style:text-properties officeooo:rsid="1877b3ae" officeooo:paragraph-rsid="18a2a3be"/>
    </style:style>
    <style:style style:name="P90" style:family="paragraph" style:parent-style-name="Text_20_body">
      <style:text-properties officeooo:rsid="1877b3ae" officeooo:paragraph-rsid="1a4ae5d5"/>
    </style:style>
    <style:style style:name="P91" style:family="paragraph" style:parent-style-name="Text_20_body">
      <style:text-properties officeooo:rsid="142dd805" officeooo:paragraph-rsid="18859a18"/>
    </style:style>
    <style:style style:name="P92" style:family="paragraph" style:parent-style-name="Text_20_body">
      <style:text-properties officeooo:rsid="188aab53" officeooo:paragraph-rsid="188aab53"/>
    </style:style>
    <style:style style:name="P93" style:family="paragraph" style:parent-style-name="Text_20_body">
      <style:text-properties officeooo:rsid="18995a2e" officeooo:paragraph-rsid="18995a2e"/>
    </style:style>
    <style:style style:name="P94" style:family="paragraph" style:parent-style-name="Text_20_body">
      <style:text-properties officeooo:rsid="18a69eb1" officeooo:paragraph-rsid="18a69eb1"/>
    </style:style>
    <style:style style:name="P95" style:family="paragraph" style:parent-style-name="Text_20_body">
      <style:text-properties officeooo:rsid="18b03c24" officeooo:paragraph-rsid="18ba1be0"/>
    </style:style>
    <style:style style:name="P96" style:family="paragraph" style:parent-style-name="Text_20_body">
      <style:text-properties officeooo:rsid="18b03c24" officeooo:paragraph-rsid="18bfea3d"/>
    </style:style>
    <style:style style:name="P97" style:family="paragraph" style:parent-style-name="Text_20_body">
      <style:text-properties officeooo:rsid="18b7ca6c" officeooo:paragraph-rsid="18b7ca6c"/>
    </style:style>
    <style:style style:name="P98" style:family="paragraph" style:parent-style-name="Text_20_body">
      <style:text-properties officeooo:rsid="166d686a" officeooo:paragraph-rsid="18c38b6b"/>
    </style:style>
    <style:style style:name="P99" style:family="paragraph" style:parent-style-name="Text_20_body">
      <style:text-properties officeooo:rsid="18bf2cff" officeooo:paragraph-rsid="18bf2cff"/>
    </style:style>
    <style:style style:name="P100" style:family="paragraph" style:parent-style-name="Text_20_body">
      <style:text-properties officeooo:rsid="18bfea3d" officeooo:paragraph-rsid="18bfea3d"/>
    </style:style>
    <style:style style:name="P101" style:family="paragraph" style:parent-style-name="Text_20_body">
      <style:text-properties officeooo:rsid="166573f1" officeooo:paragraph-rsid="18c38b6b"/>
    </style:style>
    <style:style style:name="P102" style:family="paragraph" style:parent-style-name="Text_20_body">
      <style:text-properties officeooo:rsid="18c84115" officeooo:paragraph-rsid="18c84115"/>
    </style:style>
    <style:style style:name="P103" style:family="paragraph" style:parent-style-name="Text_20_body">
      <style:text-properties officeooo:rsid="18c84115" officeooo:paragraph-rsid="18ecaf8e"/>
    </style:style>
    <style:style style:name="P104" style:family="paragraph" style:parent-style-name="Text_20_body">
      <style:text-properties officeooo:rsid="18c84115" officeooo:paragraph-rsid="18efc633"/>
    </style:style>
    <style:style style:name="P105" style:family="paragraph" style:parent-style-name="Text_20_body">
      <style:text-properties officeooo:rsid="18cb211b" officeooo:paragraph-rsid="18cb211b"/>
    </style:style>
    <style:style style:name="P106" style:family="paragraph" style:parent-style-name="Text_20_body">
      <style:text-properties officeooo:rsid="18cc4ecc" officeooo:paragraph-rsid="18cc4ecc"/>
    </style:style>
    <style:style style:name="P107" style:family="paragraph" style:parent-style-name="Text_20_body">
      <style:text-properties officeooo:rsid="18cd3ad4" officeooo:paragraph-rsid="18cd3ad4"/>
    </style:style>
    <style:style style:name="P108" style:family="paragraph" style:parent-style-name="Text_20_body">
      <style:text-properties officeooo:rsid="18d5013b" officeooo:paragraph-rsid="18d5013b"/>
    </style:style>
    <style:style style:name="P109" style:family="paragraph" style:parent-style-name="Text_20_body">
      <style:text-properties officeooo:paragraph-rsid="18f708b1"/>
    </style:style>
    <style:style style:name="P110" style:family="paragraph" style:parent-style-name="Text_20_body">
      <style:text-properties officeooo:paragraph-rsid="196f42a4"/>
    </style:style>
    <style:style style:name="P111" style:family="paragraph" style:parent-style-name="Text_20_body">
      <style:text-properties officeooo:rsid="19759c6c" officeooo:paragraph-rsid="19759c6c"/>
    </style:style>
    <style:style style:name="P112" style:family="paragraph" style:parent-style-name="Text_20_body">
      <style:text-properties officeooo:rsid="197a09d6" officeooo:paragraph-rsid="197b6b8f"/>
    </style:style>
    <style:style style:name="P113" style:family="paragraph" style:parent-style-name="Text_20_body">
      <style:text-properties officeooo:rsid="14c8a310" officeooo:paragraph-rsid="14c8a310"/>
    </style:style>
    <style:style style:name="P114" style:family="paragraph" style:parent-style-name="Text_20_body">
      <style:text-properties officeooo:rsid="14c8a310" officeooo:paragraph-rsid="19deae58"/>
    </style:style>
    <style:style style:name="P115" style:family="paragraph" style:parent-style-name="Text_20_body">
      <style:text-properties officeooo:rsid="1743cb1d" officeooo:paragraph-rsid="19f47709"/>
    </style:style>
    <style:style style:name="P116" style:family="paragraph" style:parent-style-name="Text_20_body">
      <style:text-properties officeooo:rsid="0f3e2872" officeooo:paragraph-rsid="1a0b8ee2"/>
    </style:style>
    <style:style style:name="P117" style:family="paragraph" style:parent-style-name="Text_20_body">
      <style:text-properties officeooo:rsid="17731ea7" officeooo:paragraph-rsid="1a2b313c"/>
    </style:style>
    <style:style style:name="P118" style:family="paragraph" style:parent-style-name="Text_20_body">
      <style:text-properties officeooo:paragraph-rsid="193637ad"/>
    </style:style>
    <style:style style:name="P119" style:family="paragraph" style:parent-style-name="Text_20_body">
      <style:text-properties officeooo:rsid="19939a2e" officeooo:paragraph-rsid="19d3a312"/>
    </style:style>
    <style:style style:name="P120" style:family="paragraph" style:parent-style-name="Text_20_body">
      <style:text-properties officeooo:rsid="19dd8d16" officeooo:paragraph-rsid="19dd8d16"/>
    </style:style>
    <style:style style:name="P121" style:family="paragraph" style:parent-style-name="Text_20_body">
      <style:text-properties officeooo:rsid="19dd8d16" officeooo:paragraph-rsid="1a924b27"/>
    </style:style>
    <style:style style:name="P122" style:family="paragraph" style:parent-style-name="Text_20_body">
      <style:text-properties officeooo:rsid="19e5887b" officeooo:paragraph-rsid="19f47709"/>
    </style:style>
    <style:style style:name="P123" style:family="paragraph" style:parent-style-name="Text_20_body">
      <style:text-properties officeooo:rsid="19e924d5" officeooo:paragraph-rsid="19e924d5"/>
    </style:style>
    <style:style style:name="P124" style:family="paragraph" style:parent-style-name="Text_20_body">
      <style:text-properties officeooo:rsid="134243ab" officeooo:paragraph-rsid="1a0b8ee2"/>
    </style:style>
    <style:style style:name="P125" style:family="paragraph" style:parent-style-name="Text_20_body">
      <style:text-properties officeooo:rsid="19fa8bf5" officeooo:paragraph-rsid="1a028e5e"/>
    </style:style>
    <style:style style:name="P126" style:family="paragraph" style:parent-style-name="Text_20_body">
      <style:text-properties officeooo:rsid="19fa8bf5" officeooo:paragraph-rsid="1fa07d9c"/>
    </style:style>
    <style:style style:name="P127" style:family="paragraph" style:parent-style-name="Text_20_body">
      <style:text-properties officeooo:rsid="16b81fd2" officeooo:paragraph-rsid="1a0b8ee2"/>
    </style:style>
    <style:style style:name="P128" style:family="paragraph" style:parent-style-name="Text_20_body">
      <style:text-properties officeooo:rsid="178edb94" officeooo:paragraph-rsid="1a0b8ee2"/>
    </style:style>
    <style:style style:name="P129" style:family="paragraph" style:parent-style-name="Text_20_body">
      <style:text-properties officeooo:rsid="1a1cdfe0" officeooo:paragraph-rsid="1aac2801"/>
    </style:style>
    <style:style style:name="P130" style:family="paragraph" style:parent-style-name="Text_20_body">
      <style:text-properties officeooo:rsid="14c6ec70" officeooo:paragraph-rsid="1a391dfc"/>
    </style:style>
    <style:style style:name="P131" style:family="paragraph" style:parent-style-name="Text_20_body">
      <style:text-properties officeooo:rsid="1a44020f" officeooo:paragraph-rsid="1a4c9a67"/>
    </style:style>
    <style:style style:name="P132" style:family="paragraph" style:parent-style-name="Text_20_body">
      <style:text-properties officeooo:paragraph-rsid="18d09906"/>
    </style:style>
    <style:style style:name="P133" style:family="paragraph" style:parent-style-name="Text_20_body">
      <style:text-properties officeooo:paragraph-rsid="1a52df79"/>
    </style:style>
    <style:style style:name="P134" style:family="paragraph" style:parent-style-name="Text_20_body">
      <style:text-properties officeooo:rsid="1a9fcf30" officeooo:paragraph-rsid="1a9fcf30"/>
    </style:style>
    <style:style style:name="P135" style:family="paragraph" style:parent-style-name="Text_20_body">
      <style:text-properties officeooo:rsid="1ac05084" officeooo:paragraph-rsid="1ac05084"/>
    </style:style>
    <style:style style:name="P136" style:family="paragraph" style:parent-style-name="Text_20_body">
      <style:text-properties officeooo:rsid="109943b2" officeooo:paragraph-rsid="1ac202ef"/>
    </style:style>
    <style:style style:name="P137" style:family="paragraph" style:parent-style-name="Text_20_body">
      <style:text-properties officeooo:rsid="10a2cf85" officeooo:paragraph-rsid="1ac202ef"/>
    </style:style>
    <style:style style:name="P138" style:family="paragraph" style:parent-style-name="Text_20_body">
      <style:text-properties officeooo:rsid="1ac27fde" officeooo:paragraph-rsid="1ac27fde"/>
    </style:style>
    <style:style style:name="P139" style:family="paragraph" style:parent-style-name="Text_20_body">
      <style:text-properties officeooo:rsid="1a5209d2" officeooo:paragraph-rsid="1a52df79"/>
    </style:style>
    <style:style style:name="P140" style:family="paragraph" style:parent-style-name="Text_20_body">
      <style:text-properties officeooo:rsid="1a4c9a67" officeooo:paragraph-rsid="1a4c9a67"/>
    </style:style>
    <style:style style:name="P141" style:family="paragraph" style:parent-style-name="Text_20_body">
      <style:text-properties officeooo:rsid="1a790f43" officeooo:paragraph-rsid="1a790f43"/>
    </style:style>
    <style:style style:name="P142" style:family="paragraph" style:parent-style-name="Text_20_body">
      <style:text-properties officeooo:rsid="1a85a94d" officeooo:paragraph-rsid="1a86ad51"/>
    </style:style>
    <style:style style:name="P143" style:family="paragraph" style:parent-style-name="Text_20_body">
      <style:text-properties officeooo:paragraph-rsid="16b81fd2"/>
    </style:style>
    <style:style style:name="P144" style:family="paragraph" style:parent-style-name="Text_20_body">
      <style:text-properties officeooo:rsid="1ace9476" officeooo:paragraph-rsid="1ad1da2f"/>
    </style:style>
    <style:style style:name="P145" style:family="paragraph" style:parent-style-name="Text_20_body">
      <style:text-properties officeooo:rsid="1ad07226" officeooo:paragraph-rsid="1ad07226"/>
    </style:style>
    <style:style style:name="P146" style:family="paragraph" style:parent-style-name="Text_20_body">
      <style:text-properties officeooo:rsid="1ad0df84" officeooo:paragraph-rsid="1ad0df84"/>
    </style:style>
    <style:style style:name="P147" style:family="paragraph" style:parent-style-name="Text_20_body">
      <style:text-properties officeooo:rsid="1ae7d6b3" officeooo:paragraph-rsid="1ae7d6b3"/>
    </style:style>
    <style:style style:name="P148" style:family="paragraph" style:parent-style-name="Text_20_body">
      <style:text-properties officeooo:rsid="0ee1a442" officeooo:paragraph-rsid="1af06eca"/>
    </style:style>
    <style:style style:name="P149" style:family="paragraph" style:parent-style-name="Text_20_body">
      <style:text-properties officeooo:rsid="1af28a85" officeooo:paragraph-rsid="1af28a85"/>
    </style:style>
    <style:style style:name="P150" style:family="paragraph" style:parent-style-name="Text_20_body">
      <style:text-properties officeooo:rsid="0ee0f770" officeooo:paragraph-rsid="1af06eca"/>
    </style:style>
    <style:style style:name="P151" style:family="paragraph" style:parent-style-name="Text_20_body">
      <style:text-properties officeooo:rsid="0edde48b" officeooo:paragraph-rsid="1aed6519"/>
    </style:style>
    <style:style style:name="P152" style:family="paragraph" style:parent-style-name="Text_20_body">
      <style:text-properties officeooo:rsid="0eb737aa" officeooo:paragraph-rsid="1549a4b1"/>
    </style:style>
    <style:style style:name="P153" style:family="paragraph" style:parent-style-name="Text_20_body">
      <style:text-properties officeooo:rsid="15b48360" officeooo:paragraph-rsid="1b1efc0b"/>
    </style:style>
    <style:style style:name="P154" style:family="paragraph" style:parent-style-name="Text_20_body">
      <style:text-properties officeooo:rsid="1b1efc0b" officeooo:paragraph-rsid="1b1efc0b"/>
    </style:style>
    <style:style style:name="P155" style:family="paragraph" style:parent-style-name="Text_20_body">
      <style:text-properties officeooo:rsid="0ee784bb" officeooo:paragraph-rsid="1b205b94"/>
    </style:style>
    <style:style style:name="P156" style:family="paragraph" style:parent-style-name="Text_20_body">
      <style:text-properties officeooo:rsid="1b205b94" officeooo:paragraph-rsid="1b205b94"/>
    </style:style>
    <style:style style:name="P157" style:family="paragraph" style:parent-style-name="Text_20_body">
      <style:text-properties officeooo:rsid="1b20eff5" officeooo:paragraph-rsid="1b21d806"/>
    </style:style>
    <style:style style:name="P158" style:family="paragraph" style:parent-style-name="Text_20_body">
      <style:text-properties officeooo:paragraph-rsid="1b23bb2a"/>
    </style:style>
    <style:style style:name="P159" style:family="paragraph" style:parent-style-name="Text_20_body">
      <style:text-properties officeooo:rsid="1b296bcc" officeooo:paragraph-rsid="1b296bcc"/>
    </style:style>
    <style:style style:name="P160" style:family="paragraph" style:parent-style-name="Text_20_body">
      <style:text-properties officeooo:rsid="1b403fd8" officeooo:paragraph-rsid="1b403fd8"/>
    </style:style>
    <style:style style:name="P161" style:family="paragraph" style:parent-style-name="Text_20_body">
      <style:text-properties officeooo:paragraph-rsid="1628b02c"/>
    </style:style>
    <style:style style:name="P162" style:family="paragraph" style:parent-style-name="Text_20_body">
      <style:text-properties officeooo:rsid="19f9fedf" officeooo:paragraph-rsid="1b4f8987"/>
    </style:style>
    <style:style style:name="P163" style:family="paragraph" style:parent-style-name="Text_20_body">
      <style:text-properties officeooo:rsid="10af30c8" officeooo:paragraph-rsid="1b4a7fcc"/>
    </style:style>
    <style:style style:name="P164" style:family="paragraph" style:parent-style-name="Text_20_body">
      <style:text-properties officeooo:rsid="1075b789" officeooo:paragraph-rsid="1b4a7fcc"/>
    </style:style>
    <style:style style:name="P165" style:family="paragraph" style:parent-style-name="Text_20_body">
      <style:text-properties officeooo:rsid="1b4cf40b" officeooo:paragraph-rsid="1b4cf40b"/>
    </style:style>
    <style:style style:name="P166" style:family="paragraph" style:parent-style-name="Text_20_body">
      <style:text-properties officeooo:rsid="1b1133f5" officeooo:paragraph-rsid="1ba5bf96"/>
    </style:style>
    <style:style style:name="P167" style:family="paragraph" style:parent-style-name="Text_20_body">
      <style:text-properties officeooo:rsid="1b1133f5" officeooo:paragraph-rsid="1baf0ceb"/>
    </style:style>
    <style:style style:name="P168" style:family="paragraph" style:parent-style-name="Text_20_body">
      <style:text-properties officeooo:rsid="210ceec1" officeooo:paragraph-rsid="1bb9690e"/>
    </style:style>
    <style:style style:name="P169" style:family="paragraph" style:parent-style-name="Text_20_body">
      <style:text-properties officeooo:rsid="1b6a1e7f" officeooo:paragraph-rsid="1b8f8b98"/>
    </style:style>
    <style:style style:name="P170" style:family="paragraph" style:parent-style-name="Text_20_body">
      <style:text-properties officeooo:rsid="1b718b1c" officeooo:paragraph-rsid="1b75ddca"/>
    </style:style>
    <style:style style:name="P171" style:family="paragraph" style:parent-style-name="Text_20_body">
      <style:text-properties officeooo:rsid="1b742e3b" officeooo:paragraph-rsid="1b82cd28"/>
    </style:style>
    <style:style style:name="P172" style:family="paragraph" style:parent-style-name="Text_20_body">
      <style:text-properties officeooo:rsid="1b91ff00" officeooo:paragraph-rsid="1b91ff00"/>
    </style:style>
    <style:style style:name="P173" style:family="paragraph" style:parent-style-name="Text_20_body">
      <style:text-properties officeooo:rsid="1b9897dc" officeooo:paragraph-rsid="1b9c1985"/>
    </style:style>
    <style:style style:name="P174" style:family="paragraph" style:parent-style-name="Text_20_body">
      <style:text-properties officeooo:rsid="1708e84f" officeooo:paragraph-rsid="1708e84f"/>
    </style:style>
    <style:style style:name="P175" style:family="paragraph" style:parent-style-name="Text_20_body">
      <style:text-properties officeooo:rsid="1bc04f01" officeooo:paragraph-rsid="1bc04f01"/>
    </style:style>
    <style:style style:name="P176" style:family="paragraph" style:parent-style-name="Text_20_body">
      <style:text-properties officeooo:paragraph-rsid="1bc0908c"/>
    </style:style>
    <style:style style:name="P177" style:family="paragraph" style:parent-style-name="Text_20_body">
      <style:text-properties officeooo:rsid="1bc58a8c" officeooo:paragraph-rsid="1bc58a8c"/>
    </style:style>
    <style:style style:name="P178" style:family="paragraph" style:parent-style-name="Text_20_body">
      <style:text-properties officeooo:rsid="1bc71b76" officeooo:paragraph-rsid="1bc71b76"/>
    </style:style>
    <style:style style:name="P179" style:family="paragraph" style:parent-style-name="Text_20_body">
      <style:text-properties officeooo:rsid="147b0296" officeooo:paragraph-rsid="1bcc61dd"/>
    </style:style>
    <style:style style:name="P180" style:family="paragraph" style:parent-style-name="Text_20_body">
      <style:text-properties officeooo:rsid="14780134" officeooo:paragraph-rsid="1bcc61dd"/>
    </style:style>
    <style:style style:name="P181" style:family="paragraph" style:parent-style-name="Text_20_body">
      <style:text-properties officeooo:rsid="1bf12398" officeooo:paragraph-rsid="1bf12398"/>
    </style:style>
    <style:style style:name="P182" style:family="paragraph" style:parent-style-name="Text_20_body">
      <style:text-properties officeooo:rsid="1ba85a2c" officeooo:paragraph-rsid="1ba85a2c"/>
    </style:style>
    <style:style style:name="P183" style:family="paragraph" style:parent-style-name="Text_20_body">
      <style:text-properties officeooo:rsid="1bf4e358" officeooo:paragraph-rsid="1bf6438f"/>
    </style:style>
    <style:style style:name="P184" style:family="paragraph" style:parent-style-name="Text_20_body">
      <style:text-properties officeooo:rsid="1658caa3" officeooo:paragraph-rsid="16572240"/>
    </style:style>
    <style:style style:name="P185" style:family="paragraph" style:parent-style-name="Text_20_body">
      <style:text-properties officeooo:rsid="25583d8a" officeooo:paragraph-rsid="1bf74c1b"/>
    </style:style>
    <style:style style:name="P186" style:family="paragraph" style:parent-style-name="Text_20_body">
      <style:text-properties officeooo:rsid="1bf7b356" officeooo:paragraph-rsid="1bf7b356"/>
    </style:style>
    <style:style style:name="P187" style:family="paragraph" style:parent-style-name="Text_20_body">
      <style:text-properties officeooo:rsid="1c040c2e" officeooo:paragraph-rsid="1c040c2e"/>
    </style:style>
    <style:style style:name="P188" style:family="paragraph" style:parent-style-name="Text_20_body">
      <style:text-properties officeooo:rsid="1bce3dd3" officeooo:paragraph-rsid="1bd1e338"/>
    </style:style>
    <style:style style:name="P189" style:family="paragraph" style:parent-style-name="Text_20_body">
      <style:text-properties officeooo:rsid="1c1d28cd" officeooo:paragraph-rsid="1c1edfc2"/>
    </style:style>
    <style:style style:name="P190" style:family="paragraph" style:parent-style-name="Text_20_body">
      <style:text-properties officeooo:rsid="1c1edfc2" officeooo:paragraph-rsid="1c1edfc2"/>
    </style:style>
    <style:style style:name="P191" style:family="paragraph" style:parent-style-name="Text_20_body">
      <style:text-properties officeooo:rsid="1bf6438f" officeooo:paragraph-rsid="1bf6438f"/>
    </style:style>
    <style:style style:name="P192" style:family="paragraph" style:parent-style-name="Text_20_body">
      <style:text-properties officeooo:rsid="18a73f57" officeooo:paragraph-rsid="18deb840"/>
    </style:style>
    <style:style style:name="P193" style:family="paragraph" style:parent-style-name="Text_20_body">
      <style:text-properties officeooo:rsid="023fd48c" officeooo:paragraph-rsid="1cee05c8"/>
    </style:style>
    <style:style style:name="P194" style:family="paragraph" style:parent-style-name="Text_20_body">
      <style:text-properties officeooo:rsid="023fd48c" officeooo:paragraph-rsid="1d021254"/>
    </style:style>
    <style:style style:name="P195" style:family="paragraph" style:parent-style-name="Text_20_body">
      <style:text-properties officeooo:rsid="1cdbb04f" officeooo:paragraph-rsid="1cdbb04f"/>
    </style:style>
    <style:style style:name="P196" style:family="paragraph" style:parent-style-name="Text_20_body">
      <style:text-properties officeooo:rsid="1d2374ae" officeooo:paragraph-rsid="1d470e1c"/>
    </style:style>
    <style:style style:name="P197" style:family="paragraph" style:parent-style-name="Text_20_body">
      <style:text-properties officeooo:rsid="1cd6db45" officeooo:paragraph-rsid="1d66d119"/>
    </style:style>
    <style:style style:name="P198" style:family="paragraph" style:parent-style-name="Text_20_body">
      <style:text-properties officeooo:rsid="1cfe1a8c" officeooo:paragraph-rsid="1d66d119"/>
    </style:style>
    <style:style style:name="P199" style:family="paragraph" style:parent-style-name="Text_20_body">
      <style:text-properties officeooo:rsid="1d0ba6ed" officeooo:paragraph-rsid="1d66d119"/>
    </style:style>
    <style:style style:name="P200" style:family="paragraph" style:parent-style-name="Text_20_body">
      <style:text-properties officeooo:rsid="1d0ba6ed" officeooo:paragraph-rsid="1d695d61"/>
    </style:style>
    <style:style style:name="P201" style:family="paragraph" style:parent-style-name="Text_20_body">
      <style:text-properties officeooo:rsid="1ce403a3" officeooo:paragraph-rsid="1d66d119"/>
    </style:style>
    <style:style style:name="P202" style:family="paragraph" style:parent-style-name="Text_20_body">
      <style:text-properties officeooo:paragraph-rsid="1d862d16"/>
    </style:style>
    <style:style style:name="P203" style:family="paragraph" style:parent-style-name="Text_20_body">
      <style:text-properties officeooo:rsid="19fd8ba9" officeooo:paragraph-rsid="19fd8ba9"/>
    </style:style>
    <style:style style:name="P204" style:family="paragraph" style:parent-style-name="Text_20_body">
      <style:text-properties officeooo:rsid="1d9a3547" officeooo:paragraph-rsid="1d9a3547"/>
    </style:style>
    <style:style style:name="P205" style:family="paragraph" style:parent-style-name="Text_20_body">
      <style:text-properties officeooo:paragraph-rsid="1d88971f"/>
    </style:style>
    <style:style style:name="P206" style:family="paragraph" style:parent-style-name="Text_20_body">
      <style:text-properties officeooo:paragraph-rsid="1d9c98f1"/>
    </style:style>
    <style:style style:name="P207" style:family="paragraph" style:parent-style-name="Text_20_body">
      <style:text-properties officeooo:rsid="1d536beb" officeooo:paragraph-rsid="1d536beb"/>
    </style:style>
    <style:style style:name="P208" style:family="paragraph" style:parent-style-name="Text_20_body">
      <style:text-properties officeooo:rsid="1dc6305c" officeooo:paragraph-rsid="1dc6305c"/>
    </style:style>
    <style:style style:name="P209" style:family="paragraph" style:parent-style-name="Text_20_body">
      <style:text-properties officeooo:rsid="1d1d9988" officeooo:paragraph-rsid="1e086d3e"/>
    </style:style>
    <style:style style:name="P210" style:family="paragraph" style:parent-style-name="Text_20_body">
      <style:text-properties officeooo:rsid="1dd47b13" officeooo:paragraph-rsid="1dd47b13"/>
    </style:style>
    <style:style style:name="P211" style:family="paragraph" style:parent-style-name="Text_20_body">
      <style:text-properties officeooo:rsid="1a64dbf0" officeooo:paragraph-rsid="1a64dbf0"/>
    </style:style>
    <style:style style:name="P212" style:family="paragraph" style:parent-style-name="Text_20_body">
      <style:text-properties officeooo:rsid="1daf878f" officeooo:paragraph-rsid="1dfdd6ef"/>
    </style:style>
    <style:style style:name="P213" style:family="paragraph" style:parent-style-name="Text_20_body">
      <style:text-properties officeooo:paragraph-rsid="1e02d23b"/>
    </style:style>
    <style:style style:name="P214" style:family="paragraph" style:parent-style-name="Text_20_body">
      <style:text-properties officeooo:rsid="1d1682b7" officeooo:paragraph-rsid="1e086d3e"/>
    </style:style>
    <style:style style:name="P215" style:family="paragraph" style:parent-style-name="Text_20_body">
      <style:text-properties officeooo:rsid="1d132cff" officeooo:paragraph-rsid="1e086d3e"/>
    </style:style>
    <style:style style:name="P216" style:family="paragraph" style:parent-style-name="Text_20_body">
      <style:text-properties officeooo:paragraph-rsid="1e15bd04"/>
    </style:style>
    <style:style style:name="P217" style:family="paragraph" style:parent-style-name="Text_20_body">
      <style:text-properties officeooo:rsid="1e1a3990" officeooo:paragraph-rsid="1e3c189a"/>
    </style:style>
    <style:style style:name="P218" style:family="paragraph" style:parent-style-name="Text_20_body">
      <style:text-properties officeooo:rsid="1e20d324" officeooo:paragraph-rsid="1e20d324"/>
    </style:style>
    <style:style style:name="P219" style:family="paragraph" style:parent-style-name="Text_20_body">
      <style:text-properties officeooo:rsid="1e26799d" officeooo:paragraph-rsid="1e2f681a"/>
    </style:style>
    <style:style style:name="P220" style:family="paragraph" style:parent-style-name="Text_20_body">
      <style:text-properties officeooo:rsid="1e26799d" officeooo:paragraph-rsid="1e976dd4"/>
    </style:style>
    <style:style style:name="P221" style:family="paragraph" style:parent-style-name="Text_20_body">
      <style:text-properties officeooo:rsid="1e26799d" officeooo:paragraph-rsid="1e54afd1"/>
    </style:style>
    <style:style style:name="P222" style:family="paragraph" style:parent-style-name="Text_20_body">
      <style:text-properties officeooo:rsid="1e298e04" officeooo:paragraph-rsid="1e298e04"/>
    </style:style>
    <style:style style:name="P223" style:family="paragraph" style:parent-style-name="Text_20_body">
      <style:text-properties officeooo:rsid="1e32ca8d" officeooo:paragraph-rsid="1e32ca8d"/>
    </style:style>
    <style:style style:name="P224" style:family="paragraph" style:parent-style-name="Text_20_body">
      <style:text-properties officeooo:rsid="1e34e4c2" officeooo:paragraph-rsid="1e34e4c2"/>
    </style:style>
    <style:style style:name="P225" style:family="paragraph" style:parent-style-name="Text_20_body">
      <style:text-properties officeooo:rsid="1e394dec" officeooo:paragraph-rsid="1e27b703"/>
    </style:style>
    <style:style style:name="P226" style:family="paragraph" style:parent-style-name="Text_20_body">
      <style:text-properties officeooo:rsid="1e42a752" officeooo:paragraph-rsid="1e42a752"/>
    </style:style>
    <style:style style:name="P227" style:family="paragraph" style:parent-style-name="Text_20_body">
      <style:text-properties officeooo:rsid="1e42d316" officeooo:paragraph-rsid="1e42d316"/>
    </style:style>
    <style:style style:name="P228" style:family="paragraph" style:parent-style-name="Text_20_body">
      <style:text-properties officeooo:rsid="1e49b1f7" officeooo:paragraph-rsid="1e49b1f7"/>
    </style:style>
    <style:style style:name="P229" style:family="paragraph" style:parent-style-name="Text_20_body">
      <style:text-properties officeooo:rsid="1e4affdf" officeooo:paragraph-rsid="1e4affdf"/>
    </style:style>
    <style:style style:name="P230" style:family="paragraph" style:parent-style-name="Text_20_body">
      <style:text-properties officeooo:rsid="1d0a9006" officeooo:paragraph-rsid="1d0a9006"/>
    </style:style>
    <style:style style:name="P231" style:family="paragraph" style:parent-style-name="Text_20_body">
      <style:text-properties officeooo:rsid="1e54afd1" officeooo:paragraph-rsid="1e54afd1"/>
    </style:style>
    <style:style style:name="P232" style:family="paragraph" style:parent-style-name="Text_20_body">
      <style:text-properties officeooo:rsid="1e30e01d" officeooo:paragraph-rsid="1e30e01d"/>
    </style:style>
    <style:style style:name="P233" style:family="paragraph" style:parent-style-name="Text_20_body">
      <style:text-properties officeooo:rsid="1e60abaa" officeooo:paragraph-rsid="1e60abaa"/>
    </style:style>
    <style:style style:name="P234" style:family="paragraph" style:parent-style-name="Text_20_body">
      <style:text-properties officeooo:rsid="1e55adc6" officeooo:paragraph-rsid="1e999c0e"/>
    </style:style>
    <style:style style:name="P235" style:family="paragraph" style:parent-style-name="Text_20_body">
      <style:text-properties officeooo:rsid="1e903833" officeooo:paragraph-rsid="1e91f779"/>
    </style:style>
    <style:style style:name="P236" style:family="paragraph" style:parent-style-name="Text_20_body">
      <style:text-properties officeooo:rsid="1ec54b06" officeooo:paragraph-rsid="1ec54b06"/>
    </style:style>
    <style:style style:name="P237" style:family="paragraph" style:parent-style-name="Text_20_body">
      <style:text-properties officeooo:rsid="1ef8a4eb" officeooo:paragraph-rsid="1ef8a4eb"/>
    </style:style>
    <style:style style:name="P238" style:family="paragraph" style:parent-style-name="Text_20_body">
      <style:text-properties officeooo:rsid="1ef8a4eb" officeooo:paragraph-rsid="1fd15c4f"/>
    </style:style>
    <style:style style:name="P239" style:family="paragraph" style:parent-style-name="Text_20_body">
      <style:text-properties officeooo:rsid="18e685e5" officeooo:paragraph-rsid="1ef9aedd"/>
    </style:style>
    <style:style style:name="P240" style:family="paragraph" style:parent-style-name="Text_20_body">
      <style:paragraph-properties fo:text-align="end" style:justify-single-word="false"/>
      <style:text-properties officeooo:rsid="1efe6072" officeooo:paragraph-rsid="1efe6072"/>
    </style:style>
    <style:style style:name="P241" style:family="paragraph" style:parent-style-name="Text_20_body">
      <style:text-properties officeooo:rsid="1ef15d91" officeooo:paragraph-rsid="1f0f486c"/>
    </style:style>
    <style:style style:name="P242" style:family="paragraph" style:parent-style-name="Text_20_body">
      <style:text-properties officeooo:rsid="1ece6ee5" officeooo:paragraph-rsid="1f0f486c"/>
    </style:style>
    <style:style style:name="P243" style:family="paragraph" style:parent-style-name="Text_20_body">
      <style:text-properties officeooo:rsid="1e05f260" officeooo:paragraph-rsid="1e05f260"/>
    </style:style>
    <style:style style:name="P244" style:family="paragraph" style:parent-style-name="Text_20_body">
      <style:text-properties officeooo:rsid="1e5790be" officeooo:paragraph-rsid="1e5790be"/>
    </style:style>
    <style:style style:name="P245" style:family="paragraph" style:parent-style-name="Text_20_body">
      <style:text-properties officeooo:rsid="1ecc886d" officeooo:paragraph-rsid="1f0f486c"/>
    </style:style>
    <style:style style:name="P246" style:family="paragraph" style:parent-style-name="Text_20_body">
      <style:text-properties officeooo:rsid="191702b0" officeooo:paragraph-rsid="1f0fd398"/>
    </style:style>
    <style:style style:name="P247" style:family="paragraph" style:parent-style-name="Text_20_body">
      <style:text-properties officeooo:paragraph-rsid="1d943d1c"/>
    </style:style>
    <style:style style:name="P248" style:family="paragraph" style:parent-style-name="Text_20_body">
      <style:text-properties officeooo:rsid="1f350f43" officeooo:paragraph-rsid="1f350f43"/>
    </style:style>
    <style:style style:name="P249" style:family="paragraph" style:parent-style-name="Text_20_body">
      <style:text-properties officeooo:rsid="1f41bc33" officeooo:paragraph-rsid="1f41bc33"/>
    </style:style>
    <style:style style:name="P250" style:family="paragraph" style:parent-style-name="Text_20_body">
      <style:text-properties officeooo:rsid="1e4e9841" officeooo:paragraph-rsid="1f681244" fo:background-color="#fff200"/>
    </style:style>
    <style:style style:name="P251" style:family="paragraph" style:parent-style-name="Text_20_body">
      <style:text-properties officeooo:rsid="1f6119c1" officeooo:paragraph-rsid="1f644976"/>
    </style:style>
    <style:style style:name="P252" style:family="paragraph" style:parent-style-name="Text_20_body">
      <style:text-properties officeooo:rsid="1f7bce6a" officeooo:paragraph-rsid="1f7bce6a"/>
    </style:style>
    <style:style style:name="P253" style:family="paragraph" style:parent-style-name="Text_20_body">
      <style:text-properties officeooo:rsid="1f746152" officeooo:paragraph-rsid="1fc9bcae"/>
    </style:style>
    <style:style style:name="P254" style:family="paragraph" style:parent-style-name="Text_20_body">
      <style:text-properties officeooo:rsid="1f765eb8" officeooo:paragraph-rsid="1fa79b96"/>
    </style:style>
    <style:style style:name="P255" style:family="paragraph" style:parent-style-name="Text_20_body">
      <style:text-properties officeooo:paragraph-rsid="1f8696f8"/>
    </style:style>
    <style:style style:name="P256" style:family="paragraph" style:parent-style-name="Text_20_body">
      <style:text-properties officeooo:rsid="1f50a315" officeooo:paragraph-rsid="1f50a315"/>
    </style:style>
    <style:style style:name="P257" style:family="paragraph" style:parent-style-name="Text_20_body">
      <style:text-properties officeooo:rsid="1f9c2383" officeooo:paragraph-rsid="1f9c2383"/>
    </style:style>
    <style:style style:name="P258" style:family="paragraph" style:parent-style-name="Text_20_body">
      <style:text-properties officeooo:rsid="1fa5f3ed" officeooo:paragraph-rsid="1fa5f3ed"/>
    </style:style>
    <style:style style:name="P259" style:family="paragraph" style:parent-style-name="Text_20_body">
      <style:text-properties officeooo:rsid="1fb862ac" officeooo:paragraph-rsid="1fd0cf90"/>
    </style:style>
    <style:style style:name="P260" style:family="paragraph" style:parent-style-name="Text_20_body">
      <style:text-properties officeooo:rsid="1fc06964" officeooo:paragraph-rsid="1fc06964"/>
    </style:style>
    <style:style style:name="P261" style:family="paragraph" style:parent-style-name="Text_20_body">
      <style:text-properties officeooo:rsid="1f724502" officeooo:paragraph-rsid="1fc7bdea"/>
    </style:style>
    <style:style style:name="P262" style:family="paragraph" style:parent-style-name="Text_20_body">
      <style:text-properties officeooo:rsid="1f724502" officeooo:paragraph-rsid="1fcb8440"/>
    </style:style>
    <style:style style:name="P263" style:family="paragraph" style:parent-style-name="Text_20_body">
      <style:text-properties officeooo:rsid="1feff4a0" officeooo:paragraph-rsid="1feff4a0"/>
    </style:style>
    <style:style style:name="P264" style:family="paragraph" style:parent-style-name="Text_20_body">
      <style:text-properties officeooo:paragraph-rsid="202197c0"/>
    </style:style>
    <style:style style:name="P265" style:family="paragraph" style:parent-style-name="Text_20_body">
      <style:text-properties officeooo:paragraph-rsid="20228d7e"/>
    </style:style>
    <style:style style:name="P266" style:family="paragraph" style:parent-style-name="Text_20_body">
      <style:text-properties officeooo:paragraph-rsid="202364ac"/>
    </style:style>
    <style:style style:name="P267" style:family="paragraph" style:parent-style-name="Text_20_body">
      <style:text-properties officeooo:rsid="2024c342" officeooo:paragraph-rsid="2024c342"/>
    </style:style>
    <style:style style:name="P268" style:family="paragraph" style:parent-style-name="Text_20_body">
      <style:text-properties officeooo:paragraph-rsid="20267c2c"/>
    </style:style>
    <style:style style:name="P269" style:family="paragraph" style:parent-style-name="Text_20_body">
      <style:text-properties officeooo:rsid="20267c2c" officeooo:paragraph-rsid="20267c2c"/>
    </style:style>
    <style:style style:name="P270" style:family="paragraph" style:parent-style-name="Text_20_body">
      <style:text-properties officeooo:rsid="20267c2c" officeooo:paragraph-rsid="202b038b"/>
    </style:style>
    <style:style style:name="P271" style:family="paragraph" style:parent-style-name="Text_20_body">
      <style:text-properties officeooo:paragraph-rsid="202b1bc4"/>
    </style:style>
    <style:style style:name="P272" style:family="paragraph" style:parent-style-name="Text_20_body">
      <style:text-properties officeooo:paragraph-rsid="2033ec3f"/>
    </style:style>
    <style:style style:name="P273" style:family="paragraph" style:parent-style-name="Text_20_body">
      <style:text-properties officeooo:rsid="2035891f" officeooo:paragraph-rsid="2035891f"/>
    </style:style>
    <style:style style:name="P274" style:family="paragraph" style:parent-style-name="Text_20_body">
      <style:text-properties officeooo:paragraph-rsid="2038b19c"/>
    </style:style>
    <style:style style:name="P275" style:family="paragraph" style:parent-style-name="Text_20_body">
      <style:text-properties officeooo:rsid="203a16d8" officeooo:paragraph-rsid="203a16d8"/>
    </style:style>
    <style:style style:name="P276" style:family="paragraph" style:parent-style-name="Text_20_body">
      <style:text-properties officeooo:rsid="203ece63" officeooo:paragraph-rsid="203ece63"/>
    </style:style>
    <style:style style:name="P277" style:family="paragraph" style:parent-style-name="Text_20_body">
      <style:text-properties officeooo:paragraph-rsid="2046eb88"/>
    </style:style>
    <style:style style:name="P278" style:family="paragraph" style:parent-style-name="Text_20_body">
      <style:text-properties officeooo:paragraph-rsid="204851d8"/>
    </style:style>
    <style:style style:name="P279" style:family="paragraph" style:parent-style-name="Standard">
      <style:paragraph-properties fo:text-align="center" style:justify-single-word="false"/>
      <style:text-properties officeooo:rsid="057aae1d" officeooo:paragraph-rsid="057aae1d"/>
    </style:style>
    <style:style style:name="P28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8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8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8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8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85" style:family="paragraph" style:parent-style-name="Example_20_Header">
      <style:text-properties officeooo:paragraph-rsid="0ce95318"/>
    </style:style>
    <style:style style:name="P286" style:family="paragraph" style:parent-style-name="Example_20_Header">
      <style:text-properties officeooo:paragraph-rsid="1a64dbf0"/>
    </style:style>
    <style:style style:name="P287" style:family="paragraph" style:parent-style-name="Example_20_Header">
      <style:text-properties officeooo:paragraph-rsid="1e32ca8d"/>
    </style:style>
    <style:style style:name="P288" style:family="paragraph" style:parent-style-name="Example_20_Header">
      <style:text-properties officeooo:paragraph-rsid="1e345631"/>
    </style:style>
    <style:style style:name="P289" style:family="paragraph" style:parent-style-name="Example_20_Header">
      <style:text-properties officeooo:paragraph-rsid="1f05e202"/>
    </style:style>
    <style:style style:name="P290" style:family="paragraph" style:parent-style-name="Example_20_Header">
      <style:text-properties officeooo:paragraph-rsid="1f0fd398"/>
    </style:style>
    <style:style style:name="P291" style:family="paragraph" style:parent-style-name="Example_20_Header">
      <style:text-properties officeooo:paragraph-rsid="1f3f7ae6"/>
    </style:style>
    <style:style style:name="P292" style:family="paragraph" style:parent-style-name="Example_20_Header">
      <style:text-properties officeooo:rsid="1f746152" officeooo:paragraph-rsid="1fc9bcae"/>
    </style:style>
    <style:style style:name="P293" style:family="paragraph" style:parent-style-name="Example_20_Header">
      <style:text-properties officeooo:paragraph-rsid="1fc9bcae"/>
    </style:style>
    <style:style style:name="P294" style:family="paragraph" style:parent-style-name="Example_20_Header">
      <style:text-properties style:text-line-through-style="solid" style:text-line-through-type="single" officeooo:paragraph-rsid="1e03bc26"/>
    </style:style>
    <style:style style:name="P295" style:family="paragraph" style:parent-style-name="Standard">
      <style:paragraph-properties fo:text-align="center" style:justify-single-word="false" fo:break-before="page"/>
    </style:style>
    <style:style style:name="P296" style:family="paragraph" style:parent-style-name="Text_20_body">
      <style:paragraph-properties fo:margin-left="0cm" fo:margin-right="0cm" fo:text-indent="0cm" style:auto-text-indent="false"/>
      <style:text-properties officeooo:rsid="134735b8" officeooo:paragraph-rsid="1af1acaa"/>
    </style:style>
    <style:style style:name="P297" style:family="paragraph" style:parent-style-name="Text_20_body">
      <style:paragraph-properties fo:margin-left="0cm" fo:margin-right="0cm" fo:text-indent="0cm" style:auto-text-indent="false"/>
      <style:text-properties officeooo:rsid="1a33c9c6" officeooo:paragraph-rsid="1a336de8"/>
    </style:style>
    <style:style style:name="P298" style:family="paragraph" style:parent-style-name="Text_20_body">
      <style:paragraph-properties fo:margin-left="0cm" fo:margin-right="0cm" fo:text-indent="0cm" style:auto-text-indent="false"/>
      <style:text-properties officeooo:rsid="1a33c9c6" officeooo:paragraph-rsid="1af1acaa"/>
    </style:style>
    <style:style style:name="P299" style:family="paragraph" style:parent-style-name="Text_20_body">
      <style:paragraph-properties fo:margin-left="0cm" fo:margin-right="0cm" fo:text-indent="0cm" style:auto-text-indent="false"/>
      <style:text-properties officeooo:rsid="1a340d21" officeooo:paragraph-rsid="1a39f754"/>
    </style:style>
    <style:style style:name="P300" style:family="paragraph" style:parent-style-name="Example">
      <style:paragraph-properties fo:margin-left="0cm" fo:margin-right="0cm" fo:text-indent="0cm" style:auto-text-indent="false"/>
      <style:text-properties officeooo:rsid="1edcc727" officeooo:paragraph-rsid="1f0fd398"/>
    </style:style>
    <style:style style:name="P301" style:family="paragraph" style:parent-style-name="Example">
      <style:paragraph-properties fo:margin-left="0cm" fo:margin-right="0cm" fo:text-indent="0cm" style:auto-text-indent="false"/>
      <style:text-properties officeooo:rsid="1edcc727" officeooo:paragraph-rsid="1f40fa88"/>
    </style:style>
    <style:style style:name="P302" style:family="paragraph" style:parent-style-name="Example">
      <style:text-properties officeooo:paragraph-rsid="1856133e"/>
    </style:style>
    <style:style style:name="P303" style:family="paragraph" style:parent-style-name="Example">
      <style:text-properties officeooo:paragraph-rsid="18ea5a83"/>
    </style:style>
    <style:style style:name="P304" style:family="paragraph" style:parent-style-name="Example">
      <style:text-properties fo:font-style="italic" style:font-style-asian="italic" style:font-style-complex="italic"/>
    </style:style>
    <style:style style:name="P305" style:family="paragraph" style:parent-style-name="Example">
      <style:text-properties fo:font-style="italic" officeooo:paragraph-rsid="18ea5a83" style:font-style-asian="italic" style:font-style-complex="italic"/>
    </style:style>
    <style:style style:name="P306" style:family="paragraph" style:parent-style-name="Example">
      <style:text-properties fo:font-style="italic" fo:font-weight="bold" officeooo:paragraph-rsid="1f0fd398" style:font-style-asian="italic" style:font-weight-asian="bold" style:font-style-complex="italic" style:font-weight-complex="bold"/>
    </style:style>
    <style:style style:name="P307" style:family="paragraph" style:parent-style-name="Example">
      <style:text-properties officeooo:rsid="19d65e2e"/>
    </style:style>
    <style:style style:name="P308" style:family="paragraph" style:parent-style-name="Example">
      <style:text-properties officeooo:paragraph-rsid="1a4c9a67"/>
    </style:style>
    <style:style style:name="P309" style:family="paragraph" style:parent-style-name="Example">
      <style:text-properties officeooo:rsid="122861d3" officeooo:paragraph-rsid="1a64dbf0"/>
    </style:style>
    <style:style style:name="P310" style:family="paragraph" style:parent-style-name="Example">
      <style:text-properties officeooo:paragraph-rsid="1a64dbf0"/>
    </style:style>
    <style:style style:name="P311" style:family="paragraph" style:parent-style-name="Example">
      <style:text-properties officeooo:paragraph-rsid="1ac6f16f"/>
    </style:style>
    <style:style style:name="P312" style:family="paragraph" style:parent-style-name="Example">
      <style:text-properties officeooo:paragraph-rsid="1b4c9c2d"/>
    </style:style>
    <style:style style:name="P313" style:family="paragraph" style:parent-style-name="Example">
      <style:text-properties officeooo:rsid="1b4f8987" officeooo:paragraph-rsid="1b4f8987"/>
    </style:style>
    <style:style style:name="P314" style:family="paragraph" style:parent-style-name="Example">
      <style:text-properties officeooo:paragraph-rsid="1b76a4aa"/>
    </style:style>
    <style:style style:name="P315" style:family="paragraph" style:parent-style-name="Example">
      <style:text-properties officeooo:paragraph-rsid="1d66d119"/>
    </style:style>
    <style:style style:name="P316" style:family="paragraph" style:parent-style-name="Example">
      <style:text-properties officeooo:rsid="1e32ca8d" officeooo:paragraph-rsid="1e32ca8d"/>
    </style:style>
    <style:style style:name="P317" style:family="paragraph" style:parent-style-name="Example">
      <style:text-properties officeooo:rsid="1e345631" officeooo:paragraph-rsid="1e345631"/>
    </style:style>
    <style:style style:name="P318" style:family="paragraph" style:parent-style-name="Example">
      <style:text-properties officeooo:paragraph-rsid="1f0fd398"/>
    </style:style>
    <style:style style:name="P319" style:family="paragraph" style:parent-style-name="Example">
      <style:text-properties fo:language="cs" fo:country="CZ" officeooo:paragraph-rsid="1f05e202" style:language-asian="zxx" style:country-asian="none" style:language-complex="ar" style:country-complex="SA"/>
    </style:style>
    <style:style style:name="P320" style:family="paragraph" style:parent-style-name="Example">
      <style:text-properties officeooo:paragraph-rsid="1f05e202"/>
    </style:style>
    <style:style style:name="P321" style:family="paragraph" style:parent-style-name="Example">
      <style:text-properties officeooo:paragraph-rsid="1f3f7ae6"/>
    </style:style>
    <style:style style:name="P322" style:family="paragraph" style:parent-style-name="Example">
      <style:text-properties officeooo:paragraph-rsid="1f40fa88"/>
    </style:style>
    <style:style style:name="P323" style:family="paragraph" style:parent-style-name="Example">
      <style:text-properties officeooo:paragraph-rsid="1fc9bcae"/>
    </style:style>
    <style:style style:name="P324" style:family="paragraph" style:parent-style-name="Example">
      <style:text-properties style:text-line-through-style="solid" style:text-line-through-type="single"/>
    </style:style>
    <style:style style:name="P325" style:family="paragraph" style:parent-style-name="Example">
      <style:text-properties style:text-line-through-style="solid" style:text-line-through-type="single" fo:font-weight="normal" officeooo:rsid="1e03bc26" officeooo:paragraph-rsid="1e03bc26" style:font-weight-asian="normal" style:font-weight-complex="normal"/>
    </style:style>
    <style:style style:name="P326" style:family="paragraph" style:parent-style-name="Example">
      <style:text-properties style:text-line-through-style="solid" style:text-line-through-type="single" fo:font-weight="normal" officeooo:rsid="1e02f963" officeooo:paragraph-rsid="1e03bc26" style:font-weight-asian="normal" style:font-weight-complex="normal"/>
    </style:style>
    <style:style style:name="P327" style:family="paragraph" style:parent-style-name="Contents_20_1">
      <style:paragraph-properties>
        <style:tab-stops>
          <style:tab-stop style:position="14.801cm" style:type="right" style:leader-style="dotted" style:leader-text="."/>
        </style:tab-stops>
      </style:paragraph-properties>
    </style:style>
    <style:style style:name="P328" style:family="paragraph" style:parent-style-name="Contents_20_2">
      <style:paragraph-properties>
        <style:tab-stops>
          <style:tab-stop style:position="14.801cm" style:type="right" style:leader-style="dotted" style:leader-text="."/>
        </style:tab-stops>
      </style:paragraph-properties>
    </style:style>
    <style:style style:name="P329" style:family="paragraph" style:parent-style-name="Text_20_Body_20_Full_20_Page">
      <style:text-properties officeooo:rsid="1f41bc33" officeooo:paragraph-rsid="1f41bc33"/>
    </style:style>
    <style:style style:name="P330" style:family="paragraph" style:parent-style-name="Text_20_Body_20_Full_20_Page">
      <style:text-properties officeooo:rsid="1f43b011" officeooo:paragraph-rsid="1f43b011"/>
    </style:style>
    <style:style style:name="P331"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32" style:family="paragraph" style:parent-style-name="Example">
      <style:paragraph-properties fo:margin-left="1.251cm" fo:margin-right="0cm" fo:text-indent="0cm" style:auto-text-indent="false"/>
      <style:text-properties officeooo:rsid="1cd067eb" officeooo:paragraph-rsid="1f0fd398"/>
    </style:style>
    <style:style style:name="P333" style:family="paragraph" style:parent-style-name="Example">
      <style:paragraph-properties fo:margin-left="1.251cm" fo:margin-right="0cm" fo:text-indent="0cm" style:auto-text-indent="false"/>
      <style:text-properties officeooo:rsid="1cd067eb" officeooo:paragraph-rsid="1f40fa88"/>
    </style:style>
    <style:style style:name="P334" style:family="paragraph" style:parent-style-name="Example">
      <style:paragraph-properties fo:margin-left="1.251cm" fo:margin-right="0cm" fo:text-indent="0cm" style:auto-text-indent="false"/>
      <style:text-properties officeooo:paragraph-rsid="1f0fd398"/>
    </style:style>
    <style:style style:name="P335" style:family="paragraph" style:parent-style-name="Example">
      <style:paragraph-properties fo:margin-left="1.251cm" fo:margin-right="0cm" fo:text-indent="0cm" style:auto-text-indent="false"/>
      <style:text-properties officeooo:paragraph-rsid="1f40fa88"/>
    </style:style>
    <style:style style:name="P336" style:family="paragraph" style:parent-style-name="Text_20_body">
      <style:paragraph-properties fo:margin-left="1.251cm" fo:margin-right="0cm" fo:text-indent="0cm" style:auto-text-indent="false"/>
      <style:text-properties officeooo:rsid="1fe30a7c" officeooo:paragraph-rsid="1fe30a7c"/>
    </style:style>
    <style:style style:name="P337" style:family="paragraph" style:parent-style-name="Heading_20_5">
      <style:text-properties officeooo:paragraph-rsid="1fc9bcae"/>
    </style:style>
    <style:style style:name="P338" style:family="paragraph" style:parent-style-name="Heading_20_5">
      <style:text-properties officeooo:paragraph-rsid="1e15bd04"/>
    </style:style>
    <style:style style:name="P339" style:family="paragraph" style:parent-style-name="Heading_20_5">
      <style:text-properties fo:font-style="normal" officeooo:rsid="1c69c583" officeooo:paragraph-rsid="1e15bd04" style:font-style-asian="normal" style:font-style-complex="normal"/>
    </style:style>
    <style:style style:name="P340" style:family="paragraph" style:parent-style-name="Heading_20_5">
      <style:text-properties fo:font-style="normal" officeooo:rsid="1e530d35" officeooo:paragraph-rsid="1e530d35" style:font-style-asian="normal" style:font-style-complex="normal"/>
    </style:style>
    <style:style style:name="P341" style:family="paragraph" style:parent-style-name="Example" style:list-style-name="L28">
      <style:text-properties officeooo:paragraph-rsid="1f0fd398"/>
    </style:style>
    <style:style style:name="P342" style:family="paragraph" style:parent-style-name="Example" style:list-style-name="L42"/>
    <style:style style:name="P343" style:family="paragraph" style:parent-style-name="Example" style:list-style-name="L28">
      <style:text-properties fo:font-style="normal" officeooo:rsid="1e90a125" officeooo:paragraph-rsid="1f3f7ae6" style:font-style-asian="normal" style:font-style-complex="normal"/>
    </style:style>
    <style:style style:name="P344" style:family="paragraph" style:parent-style-name="Example" style:list-style-name="L56"/>
    <style:style style:name="P345" style:family="paragraph" style:parent-style-name="Example" style:list-style-name="L56">
      <style:text-properties fo:font-style="italic" officeooo:rsid="0ee8c6f0" officeooo:paragraph-rsid="19486f67" style:font-style-asian="italic" style:font-style-complex="italic"/>
    </style:style>
    <style:style style:name="P346" style:family="paragraph" style:parent-style-name="Example" style:list-style-name="L56">
      <style:text-properties fo:font-style="italic" officeooo:rsid="0ee8c6f0" officeooo:paragraph-rsid="194c21df" style:font-style-asian="italic" style:font-style-complex="italic"/>
    </style:style>
    <style:style style:name="P347" style:family="paragraph" style:parent-style-name="Example" style:list-style-name="L56">
      <style:text-properties fo:font-style="italic" style:font-style-asian="italic" style:font-style-complex="italic"/>
    </style:style>
    <style:style style:name="P348" style:family="paragraph" style:parent-style-name="Example" style:list-style-name="L56">
      <style:text-properties fo:font-style="italic" officeooo:rsid="0f048aed" officeooo:paragraph-rsid="194c21df" style:font-style-asian="italic" style:font-style-complex="italic"/>
    </style:style>
    <style:style style:name="P349" style:family="paragraph" style:parent-style-name="Example" style:list-style-name="L56">
      <style:text-properties fo:font-style="italic" officeooo:rsid="0f037f68" officeooo:paragraph-rsid="19ce3e20" style:font-style-asian="italic" style:font-style-complex="italic"/>
    </style:style>
    <style:style style:name="P350" style:family="paragraph" style:parent-style-name="Example" style:list-style-name="L56">
      <style:text-properties fo:font-style="italic" officeooo:rsid="195c7a9e" officeooo:paragraph-rsid="19cfd54e" style:font-style-asian="italic" style:font-style-complex="italic"/>
    </style:style>
    <style:style style:name="P351" style:family="paragraph" style:parent-style-name="Example" style:list-style-name="L56">
      <style:text-properties fo:font-style="italic" officeooo:rsid="138cbcfa" officeooo:paragraph-rsid="19cfd54e" style:font-style-asian="italic" style:font-style-complex="italic"/>
    </style:style>
    <style:style style:name="P352" style:family="paragraph" style:parent-style-name="Example" style:list-style-name="L61"/>
    <style:style style:name="P353" style:family="paragraph" style:parent-style-name="Example" style:list-style-name="L90">
      <style:text-properties officeooo:paragraph-rsid="1b4a7fcc"/>
    </style:style>
    <style:style style:name="P354" style:family="paragraph" style:parent-style-name="Example" style:list-style-name="L116"/>
    <style:style style:name="P355" style:family="paragraph" style:parent-style-name="Example" style:list-style-name="L117"/>
    <style:style style:name="P356" style:family="paragraph" style:parent-style-name="Example" style:list-style-name="L117">
      <style:text-properties fo:font-weight="bold" style:font-weight-asian="bold" style:font-weight-complex="bold"/>
    </style:style>
    <style:style style:name="P357" style:family="paragraph" style:parent-style-name="Example" style:list-style-name="L118"/>
    <style:style style:name="P358" style:family="paragraph" style:parent-style-name="Heading_20_6">
      <style:text-properties officeooo:rsid="1e1a3990" officeooo:paragraph-rsid="1e32ca8d"/>
    </style:style>
    <style:style style:name="P359" style:family="paragraph" style:parent-style-name="Heading_20_6">
      <style:text-properties officeooo:paragraph-rsid="1e3c189a"/>
    </style:style>
    <style:style style:name="P360" style:family="paragraph" style:parent-style-name="Heading_20_4">
      <style:text-properties officeooo:paragraph-rsid="1f4449a1"/>
    </style:style>
    <style:style style:name="P361" style:family="paragraph" style:parent-style-name="Heading_20_4">
      <style:text-properties officeooo:paragraph-rsid="1d66d119"/>
    </style:style>
    <style:style style:name="P362" style:family="paragraph" style:parent-style-name="Heading_20_4" style:list-style-name="L55"/>
    <style:style style:name="P363" style:family="paragraph" style:parent-style-name="Heading_20_4" style:list-style-name="L56"/>
    <style:style style:name="P364" style:family="paragraph" style:parent-style-name="Heading_20_4">
      <style:text-properties officeooo:paragraph-rsid="19f47709"/>
    </style:style>
    <style:style style:name="P365" style:family="paragraph" style:parent-style-name="Heading_20_4">
      <style:text-properties officeooo:paragraph-rsid="17bff96a"/>
    </style:style>
    <style:style style:name="P366" style:family="paragraph" style:parent-style-name="Heading_20_4">
      <style:text-properties officeooo:rsid="2135550c" officeooo:paragraph-rsid="17bb1a89"/>
    </style:style>
    <style:style style:name="P367" style:family="paragraph" style:parent-style-name="Heading_20_3">
      <style:text-properties officeooo:paragraph-rsid="202197c0"/>
    </style:style>
    <style:style style:name="P368" style:family="paragraph" style:parent-style-name="Heading_20_3">
      <style:text-properties officeooo:paragraph-rsid="202b038b"/>
    </style:style>
    <style:style style:name="P369" style:family="paragraph" style:parent-style-name="Heading_20_3">
      <style:text-properties fo:language="cs" fo:country="CZ" officeooo:paragraph-rsid="202197c0" style:language-asian="cs" style:country-asian="CZ"/>
    </style:style>
    <style:style style:name="P370" style:family="paragraph" style:parent-style-name="Heading_20_3">
      <style:text-properties fo:language="cs" fo:country="CZ" officeooo:paragraph-rsid="20415ce7" style:language-asian="cs" style:country-asian="CZ"/>
    </style:style>
    <style:style style:name="P371" style:family="paragraph" style:parent-style-name="Heading_20_3">
      <style:text-properties officeooo:paragraph-rsid="20415ce7"/>
    </style:style>
    <style:style style:name="P372" style:family="paragraph" style:parent-style-name="Heading_20_3">
      <style:text-properties officeooo:rsid="18d36f2a" officeooo:paragraph-rsid="18d36f2a"/>
    </style:style>
    <style:style style:name="P373" style:family="paragraph" style:parent-style-name="Heading_20_3">
      <style:text-properties officeooo:paragraph-rsid="18c8760e"/>
    </style:style>
    <style:style style:name="P374" style:family="paragraph" style:parent-style-name="Heading_20_3">
      <style:text-properties officeooo:paragraph-rsid="18bc6162"/>
    </style:style>
    <style:style style:name="P375" style:family="paragraph" style:parent-style-name="Heading_20_3">
      <style:text-properties officeooo:paragraph-rsid="1a4c9a67"/>
    </style:style>
    <style:style style:name="P376" style:family="paragraph" style:parent-style-name="Heading_20_3">
      <style:text-properties officeooo:paragraph-rsid="1e02d23b"/>
    </style:style>
    <style:style style:name="P377" style:family="paragraph" style:parent-style-name="Heading_20_3">
      <style:text-properties officeooo:rsid="1d1a908f" officeooo:paragraph-rsid="1e086d3e"/>
    </style:style>
    <style:style style:name="P378" style:family="paragraph" style:parent-style-name="Heading_20_3">
      <style:text-properties officeooo:rsid="1d3ddcd7" officeooo:paragraph-rsid="1e086d3e"/>
    </style:style>
    <style:style style:name="P379" style:family="paragraph" style:parent-style-name="Heading_20_3">
      <style:text-properties officeooo:paragraph-rsid="1e086d3e"/>
    </style:style>
    <style:style style:name="P380" style:family="paragraph" style:parent-style-name="Heading_20_3">
      <style:text-properties officeooo:rsid="1cd8d774" officeooo:paragraph-rsid="1d66d119"/>
    </style:style>
    <style:style style:name="P381" style:family="paragraph" style:parent-style-name="Heading_20_3">
      <style:text-properties officeooo:paragraph-rsid="1d66d119"/>
    </style:style>
    <style:style style:name="P382" style:family="paragraph" style:parent-style-name="Heading_20_3">
      <style:text-properties officeooo:paragraph-rsid="1d470e1c"/>
    </style:style>
    <style:style style:name="P383" style:family="paragraph" style:parent-style-name="Heading_20_3">
      <style:text-properties officeooo:paragraph-rsid="19f47709"/>
    </style:style>
    <style:style style:name="P384" style:family="paragraph" style:parent-style-name="Heading_20_3">
      <style:text-properties officeooo:paragraph-rsid="1a391dfc"/>
    </style:style>
    <style:style style:name="P385" style:family="paragraph" style:parent-style-name="Heading_20_3">
      <style:text-properties officeooo:paragraph-rsid="1af06eca"/>
    </style:style>
    <style:style style:name="P386" style:family="paragraph" style:parent-style-name="Heading_20_3">
      <style:text-properties officeooo:paragraph-rsid="1af1acaa"/>
    </style:style>
    <style:style style:name="P387" style:family="paragraph" style:parent-style-name="Heading_20_3">
      <style:text-properties officeooo:paragraph-rsid="1aed6519"/>
    </style:style>
    <style:style style:name="P388" style:family="paragraph" style:parent-style-name="Heading_20_3">
      <style:text-properties officeooo:rsid="1b1f96a4" officeooo:paragraph-rsid="1b1f96a4"/>
    </style:style>
    <style:style style:name="P389" style:family="paragraph" style:parent-style-name="Heading_20_3">
      <style:text-properties officeooo:rsid="14e0c600" officeooo:paragraph-rsid="14e1477a"/>
    </style:style>
    <style:style style:name="P390" style:family="paragraph" style:parent-style-name="Heading_20_3">
      <style:text-properties officeooo:paragraph-rsid="1bcc61dd"/>
    </style:style>
    <style:style style:name="P391" style:family="paragraph" style:parent-style-name="Heading_20_3">
      <style:text-properties officeooo:rsid="1483bbd2" officeooo:paragraph-rsid="1bcc61dd"/>
    </style:style>
    <style:style style:name="P392" style:family="paragraph" style:parent-style-name="Heading_20_3">
      <style:text-properties officeooo:paragraph-rsid="1bf0fd7d"/>
    </style:style>
    <style:style style:name="P393" style:family="paragraph" style:parent-style-name="Heading_20_3">
      <style:text-properties officeooo:rsid="17946e5b" officeooo:paragraph-rsid="17946e5b"/>
    </style:style>
    <style:style style:name="P394" style:family="paragraph" style:parent-style-name="Heading_20_3">
      <style:text-properties officeooo:rsid="17bb1a89" officeooo:paragraph-rsid="16315210"/>
    </style:style>
    <style:style style:name="P395" style:family="paragraph" style:parent-style-name="Heading_20_3">
      <style:text-properties officeooo:paragraph-rsid="1a12773a"/>
    </style:style>
    <style:style style:name="P396" style:family="paragraph" style:parent-style-name="Heading_20_3">
      <style:text-properties officeooo:paragraph-rsid="1a0f9434"/>
    </style:style>
    <style:style style:name="P397" style:family="paragraph" style:parent-style-name="Heading_20_3">
      <style:paragraph-properties fo:margin-left="0cm" fo:margin-right="0cm" fo:text-indent="0cm" style:auto-text-indent="false"/>
      <style:text-properties officeooo:rsid="1a33c9c6" officeooo:paragraph-rsid="1a3e99db"/>
    </style:style>
    <style:style style:name="P398" style:family="paragraph" style:parent-style-name="Heading_20_2">
      <style:text-properties officeooo:paragraph-rsid="202197c0"/>
    </style:style>
    <style:style style:name="P399" style:family="paragraph" style:parent-style-name="Heading_20_2">
      <style:text-properties officeooo:rsid="18495320" officeooo:paragraph-rsid="18c9e3ea"/>
    </style:style>
    <style:style style:name="P400" style:family="paragraph" style:parent-style-name="Heading_20_2">
      <style:text-properties officeooo:rsid="1859bb3a" officeooo:paragraph-rsid="1859bb3a"/>
    </style:style>
    <style:style style:name="P401" style:family="paragraph" style:parent-style-name="Heading_20_2">
      <style:text-properties officeooo:paragraph-rsid="1856133e"/>
    </style:style>
    <style:style style:name="P402" style:family="paragraph" style:parent-style-name="Heading_20_2">
      <style:text-properties officeooo:rsid="180f9102" officeooo:paragraph-rsid="180f9102"/>
    </style:style>
    <style:style style:name="P403" style:family="paragraph" style:parent-style-name="Heading_20_2">
      <style:text-properties officeooo:rsid="18cb211b" officeooo:paragraph-rsid="18cb211b"/>
    </style:style>
    <style:style style:name="P404" style:family="paragraph" style:parent-style-name="Heading_20_2">
      <style:text-properties officeooo:rsid="181f7fed" officeooo:paragraph-rsid="1837c966"/>
    </style:style>
    <style:style style:name="P405" style:family="paragraph" style:parent-style-name="Heading_20_2">
      <style:text-properties officeooo:rsid="186ddf7c" officeooo:paragraph-rsid="186ddf7c"/>
    </style:style>
    <style:style style:name="P406" style:family="paragraph" style:parent-style-name="Heading_20_2">
      <style:text-properties officeooo:rsid="16572240" officeooo:paragraph-rsid="16572240"/>
    </style:style>
    <style:style style:name="P407" style:family="paragraph" style:parent-style-name="Heading_20_2">
      <style:text-properties officeooo:rsid="1bf74c1b" officeooo:paragraph-rsid="1bf74c1b"/>
    </style:style>
    <style:style style:name="P408" style:family="paragraph" style:parent-style-name="Heading_20_2">
      <style:text-properties officeooo:paragraph-rsid="1dfdd6ef"/>
    </style:style>
    <style:style style:name="P409" style:family="paragraph" style:parent-style-name="Heading_20_2">
      <style:text-properties officeooo:rsid="18e6729c" officeooo:paragraph-rsid="18ea6f68"/>
    </style:style>
    <style:style style:name="P410" style:family="paragraph" style:parent-style-name="Heading_20_2">
      <style:text-properties officeooo:rsid="1cd61472" officeooo:paragraph-rsid="1cd61472"/>
    </style:style>
    <style:style style:name="P411" style:family="paragraph" style:parent-style-name="Heading_20_2">
      <style:text-properties officeooo:rsid="17e8b79f" officeooo:paragraph-rsid="19f903d4"/>
    </style:style>
    <style:style style:name="P412" style:family="paragraph" style:parent-style-name="Heading_20_2">
      <style:text-properties officeooo:rsid="1a269de7" officeooo:paragraph-rsid="1acd4865"/>
    </style:style>
    <style:style style:name="P413" style:family="paragraph" style:parent-style-name="Heading_20_2">
      <style:text-properties officeooo:rsid="1a269de7" officeooo:paragraph-rsid="1a269de7"/>
    </style:style>
    <style:style style:name="P414" style:family="paragraph" style:parent-style-name="Heading_20_2">
      <style:text-properties officeooo:paragraph-rsid="1b4a7fcc"/>
    </style:style>
    <style:style style:name="P415" style:family="paragraph" style:parent-style-name="Heading_20_2">
      <style:text-properties officeooo:rsid="163063db" officeooo:paragraph-rsid="1bcc61dd"/>
    </style:style>
    <style:style style:name="P416" style:family="paragraph" style:parent-style-name="Heading_20_2">
      <style:text-properties officeooo:rsid="1bcc61dd" officeooo:paragraph-rsid="1bcc61dd"/>
    </style:style>
    <style:style style:name="P417" style:family="paragraph" style:parent-style-name="Heading_20_2">
      <style:text-properties officeooo:paragraph-rsid="1b540b62"/>
    </style:style>
    <style:style style:name="P418" style:family="paragraph" style:parent-style-name="Heading_20_2">
      <style:text-properties officeooo:rsid="15f5671d" officeooo:paragraph-rsid="15f5671d"/>
    </style:style>
    <style:style style:name="P419" style:family="paragraph" style:parent-style-name="Heading_20_2">
      <style:text-properties officeooo:paragraph-rsid="16315210"/>
    </style:style>
    <style:style style:name="P420" style:family="paragraph" style:parent-style-name="Heading_20_1">
      <style:text-properties officeooo:rsid="139f6ca3" officeooo:paragraph-rsid="108bcbf7"/>
    </style:style>
    <style:style style:name="P421" style:family="paragraph" style:parent-style-name="Heading_20_1">
      <style:text-properties officeooo:rsid="108bcbf7" officeooo:paragraph-rsid="108bcbf7"/>
    </style:style>
    <style:style style:name="P422" style:family="paragraph" style:parent-style-name="Heading_20_1">
      <style:text-properties officeooo:rsid="108bcbf7" officeooo:paragraph-rsid="202197c0"/>
    </style:style>
    <style:style style:name="P423" style:family="paragraph" style:parent-style-name="Heading_20_1">
      <style:text-properties officeooo:rsid="0de1649f" officeooo:paragraph-rsid="13a83f8f"/>
    </style:style>
    <style:style style:name="P424" style:family="paragraph" style:parent-style-name="Heading_20_1">
      <style:text-properties officeooo:rsid="1dfdd6ef" officeooo:paragraph-rsid="1dfdd6ef"/>
    </style:style>
    <style:style style:name="P425" style:family="paragraph" style:parent-style-name="Heading_20_1">
      <style:text-properties officeooo:rsid="1f0f486c" officeooo:paragraph-rsid="1f0f486c"/>
    </style:style>
    <style:style style:name="P426" style:family="paragraph" style:parent-style-name="Heading_20_1">
      <style:text-properties officeooo:rsid="10759a8b" officeooo:paragraph-rsid="1b4a7fcc"/>
    </style:style>
    <style:style style:name="P427" style:family="paragraph" style:parent-style-name="Heading_20_1">
      <style:text-properties officeooo:rsid="186c3068" officeooo:paragraph-rsid="186c3068"/>
    </style:style>
    <style:style style:name="P428" style:family="paragraph" style:parent-style-name="Text_20_body" style:master-page-name="Standard">
      <style:paragraph-properties fo:text-align="end" style:justify-single-word="false" style:page-number="auto"/>
      <style:text-properties officeooo:rsid="1efe6072" officeooo:paragraph-rsid="1efe6072"/>
    </style:style>
    <style:style style:name="P429" style:family="paragraph" style:parent-style-name="Text_20_body" style:list-style-name="L1">
      <style:text-properties officeooo:rsid="1eac48aa" officeooo:paragraph-rsid="201a5248"/>
    </style:style>
    <style:style style:name="P430" style:family="paragraph" style:parent-style-name="Text_20_body" style:list-style-name="L2">
      <style:text-properties officeooo:rsid="14585935" officeooo:paragraph-rsid="18859a18"/>
    </style:style>
    <style:style style:name="P431" style:family="paragraph" style:parent-style-name="Text_20_body" style:list-style-name="L3">
      <style:text-properties officeooo:rsid="1455f337" officeooo:paragraph-rsid="18859a18"/>
    </style:style>
    <style:style style:name="P432" style:family="paragraph" style:parent-style-name="Text_20_body" style:list-style-name="L3">
      <style:text-properties officeooo:rsid="145722f9" officeooo:paragraph-rsid="18859a18"/>
    </style:style>
    <style:style style:name="P433" style:family="paragraph" style:parent-style-name="Text_20_body" style:list-style-name="L3">
      <style:text-properties officeooo:rsid="14d3e335" officeooo:paragraph-rsid="18859a18"/>
    </style:style>
    <style:style style:name="P434" style:family="paragraph" style:parent-style-name="Text_20_body" style:list-style-name="L3">
      <style:text-properties officeooo:rsid="14641de2" officeooo:paragraph-rsid="18859a18"/>
    </style:style>
    <style:style style:name="P435" style:family="paragraph" style:parent-style-name="Text_20_body" style:list-style-name="L4">
      <style:text-properties officeooo:paragraph-rsid="180ddab9"/>
    </style:style>
    <style:style style:name="P436" style:family="paragraph" style:parent-style-name="Text_20_body" style:list-style-name="L4">
      <style:text-properties officeooo:rsid="18208b2e" officeooo:paragraph-rsid="1820913f"/>
    </style:style>
    <style:style style:name="P437" style:family="paragraph" style:parent-style-name="Text_20_body" style:list-style-name="L5"/>
    <style:style style:name="P438" style:family="paragraph" style:parent-style-name="Text_20_body" style:list-style-name="L6">
      <style:text-properties officeooo:rsid="0db82cab" officeooo:paragraph-rsid="1837c966"/>
    </style:style>
    <style:style style:name="P439" style:family="paragraph" style:parent-style-name="Text_20_body" style:list-style-name="L8">
      <style:text-properties officeooo:rsid="0db82cab" officeooo:paragraph-rsid="1837c966"/>
    </style:style>
    <style:style style:name="P440" style:family="paragraph" style:parent-style-name="Text_20_body" style:list-style-name="L7">
      <style:text-properties officeooo:rsid="18227db6" officeooo:paragraph-rsid="1837c966"/>
    </style:style>
    <style:style style:name="P441" style:family="paragraph" style:parent-style-name="Text_20_body" style:list-style-name="L9">
      <style:text-properties officeooo:rsid="18390402" officeooo:paragraph-rsid="183a0d32"/>
    </style:style>
    <style:style style:name="P442" style:family="paragraph" style:parent-style-name="Text_20_body" style:list-style-name="L10">
      <style:text-properties officeooo:rsid="2004c7fc" officeooo:paragraph-rsid="2004c7fc"/>
    </style:style>
    <style:style style:name="P443" style:family="paragraph" style:parent-style-name="Text_20_body" style:list-style-name="L10">
      <style:text-properties officeooo:rsid="1f7d75fb" officeooo:paragraph-rsid="1ff1bd16"/>
    </style:style>
    <style:style style:name="P444" style:family="paragraph" style:parent-style-name="Text_20_body" style:list-style-name="L10">
      <style:text-properties officeooo:rsid="20147782" officeooo:paragraph-rsid="20147782"/>
    </style:style>
    <style:style style:name="P445" style:family="paragraph" style:parent-style-name="Text_20_body" style:list-style-name="L10">
      <style:text-properties officeooo:rsid="20177120" officeooo:paragraph-rsid="20177120"/>
    </style:style>
    <style:style style:name="P446" style:family="paragraph" style:parent-style-name="Text_20_body" style:list-style-name="L10">
      <style:text-properties officeooo:rsid="1ff30acd" officeooo:paragraph-rsid="1ff30acd"/>
    </style:style>
    <style:style style:name="P447" style:family="paragraph" style:parent-style-name="Text_20_body" style:list-style-name="L10">
      <style:text-properties officeooo:rsid="1ff24342" officeooo:paragraph-rsid="1ff24342"/>
    </style:style>
    <style:style style:name="P448" style:family="paragraph" style:parent-style-name="Text_20_body" style:list-style-name="L10">
      <style:text-properties officeooo:rsid="1ff1bd16" officeooo:paragraph-rsid="1ff1bd16"/>
    </style:style>
    <style:style style:name="P449" style:family="paragraph" style:parent-style-name="Text_20_body" style:list-style-name="L10">
      <style:text-properties officeooo:rsid="200b719d" officeooo:paragraph-rsid="200b719d"/>
    </style:style>
    <style:style style:name="P450" style:family="paragraph" style:parent-style-name="Text_20_body" style:list-style-name="L10">
      <style:text-properties officeooo:rsid="2018b107" officeooo:paragraph-rsid="2018b107"/>
    </style:style>
    <style:style style:name="P451" style:family="paragraph" style:parent-style-name="Text_20_body" style:list-style-name="L10">
      <style:text-properties officeooo:rsid="1ff4d6e7" officeooo:paragraph-rsid="1ff4d6e7"/>
    </style:style>
    <style:style style:name="P452" style:family="paragraph" style:parent-style-name="Text_20_body" style:list-style-name="L10">
      <style:text-properties officeooo:rsid="20192bd4" officeooo:paragraph-rsid="20192bd4"/>
    </style:style>
    <style:style style:name="P453" style:family="paragraph" style:parent-style-name="Text_20_body" style:list-style-name="L10">
      <style:text-properties officeooo:rsid="1ff4dbd9" officeooo:paragraph-rsid="1ff4dbd9"/>
    </style:style>
    <style:style style:name="P454" style:family="paragraph" style:parent-style-name="Text_20_body" style:list-style-name="L10">
      <style:text-properties officeooo:rsid="1ff57b82" officeooo:paragraph-rsid="1ff57b82"/>
    </style:style>
    <style:style style:name="P455" style:family="paragraph" style:parent-style-name="Text_20_body" style:list-style-name="L10">
      <style:text-properties officeooo:rsid="20152acd" officeooo:paragraph-rsid="20152acd"/>
    </style:style>
    <style:style style:name="P456" style:family="paragraph" style:parent-style-name="Text_20_body" style:list-style-name="L10">
      <style:text-properties officeooo:rsid="1ffdc37c" officeooo:paragraph-rsid="1ffdc37c"/>
    </style:style>
    <style:style style:name="P457" style:family="paragraph" style:parent-style-name="Text_20_body" style:list-style-name="L10">
      <style:text-properties officeooo:rsid="1fffae91" officeooo:paragraph-rsid="1fffae91"/>
    </style:style>
    <style:style style:name="P458" style:family="paragraph" style:parent-style-name="Text_20_body" style:list-style-name="L10">
      <style:text-properties officeooo:rsid="20008eeb" officeooo:paragraph-rsid="20008eeb"/>
    </style:style>
    <style:style style:name="P459" style:family="paragraph" style:parent-style-name="Text_20_body" style:list-style-name="L10">
      <style:text-properties officeooo:rsid="20019f83" officeooo:paragraph-rsid="20019f83"/>
    </style:style>
    <style:style style:name="P460" style:family="paragraph" style:parent-style-name="Text_20_body" style:list-style-name="L10">
      <style:text-properties officeooo:rsid="2008463a" officeooo:paragraph-rsid="2008463a"/>
    </style:style>
    <style:style style:name="P461" style:family="paragraph" style:parent-style-name="Text_20_body" style:list-style-name="L10">
      <style:text-properties officeooo:rsid="1ff6f841" officeooo:paragraph-rsid="1ff6f841"/>
    </style:style>
    <style:style style:name="P462" style:family="paragraph" style:parent-style-name="Text_20_body" style:list-style-name="L10">
      <style:text-properties officeooo:rsid="1ffc8454" officeooo:paragraph-rsid="1ffc8454"/>
    </style:style>
    <style:style style:name="P463" style:family="paragraph" style:parent-style-name="Text_20_body" style:list-style-name="L10">
      <style:text-properties officeooo:rsid="2010390f" officeooo:paragraph-rsid="2010390f"/>
    </style:style>
    <style:style style:name="P464" style:family="paragraph" style:parent-style-name="Text_20_body" style:list-style-name="L10">
      <style:text-properties officeooo:rsid="1ff86ef0" officeooo:paragraph-rsid="1ff86ef0"/>
    </style:style>
    <style:style style:name="P465" style:family="paragraph" style:parent-style-name="Text_20_body" style:list-style-name="L10">
      <style:text-properties officeooo:rsid="200a5e30" officeooo:paragraph-rsid="200a5e30"/>
    </style:style>
    <style:style style:name="P466" style:family="paragraph" style:parent-style-name="Text_20_body" style:list-style-name="L10">
      <style:text-properties officeooo:rsid="200e3d4b" officeooo:paragraph-rsid="200e3d4b"/>
    </style:style>
    <style:style style:name="P467" style:family="paragraph" style:parent-style-name="Text_20_body" style:list-style-name="L10">
      <style:text-properties officeooo:rsid="200fc94e" officeooo:paragraph-rsid="200fc94e"/>
    </style:style>
    <style:style style:name="P468" style:family="paragraph" style:parent-style-name="Text_20_body" style:list-style-name="L10">
      <style:text-properties officeooo:rsid="20107045" officeooo:paragraph-rsid="20107045"/>
    </style:style>
    <style:style style:name="P469" style:family="paragraph" style:parent-style-name="Text_20_body" style:list-style-name="L10">
      <style:text-properties officeooo:rsid="20126b1e" officeooo:paragraph-rsid="20126b1e"/>
    </style:style>
    <style:style style:name="P470" style:family="paragraph" style:parent-style-name="Text_20_body" style:list-style-name="L10">
      <style:text-properties officeooo:rsid="20139a78" officeooo:paragraph-rsid="20139a78"/>
    </style:style>
    <style:style style:name="P471" style:family="paragraph" style:parent-style-name="Text_20_body" style:list-style-name="L11">
      <style:text-properties officeooo:rsid="1864ebad" officeooo:paragraph-rsid="1864ebad"/>
    </style:style>
    <style:style style:name="P472" style:family="paragraph" style:parent-style-name="Text_20_body" style:list-style-name="L11">
      <style:text-properties officeooo:rsid="18653aaf" officeooo:paragraph-rsid="18689ea8"/>
    </style:style>
    <style:style style:name="P473" style:family="paragraph" style:parent-style-name="Text_20_body" style:list-style-name="L12">
      <style:text-properties officeooo:rsid="186ffbf2" officeooo:paragraph-rsid="186ffbf2"/>
    </style:style>
    <style:style style:name="P474" style:family="paragraph" style:parent-style-name="Text_20_body" style:list-style-name="L12">
      <style:text-properties officeooo:rsid="18709c45" officeooo:paragraph-rsid="18709c45"/>
    </style:style>
    <style:style style:name="P475" style:family="paragraph" style:parent-style-name="Text_20_body" style:list-style-name="L12">
      <style:text-properties officeooo:rsid="1870aadb" officeooo:paragraph-rsid="1870aadb"/>
    </style:style>
    <style:style style:name="P476" style:family="paragraph" style:parent-style-name="Text_20_body" style:list-style-name="L13">
      <style:text-properties officeooo:rsid="18cc4ecc" officeooo:paragraph-rsid="18cc4ecc"/>
    </style:style>
    <style:style style:name="P477" style:family="paragraph" style:parent-style-name="Text_20_body" style:list-style-name="L14">
      <style:text-properties officeooo:rsid="18ceb635" officeooo:paragraph-rsid="18ceb635"/>
    </style:style>
    <style:style style:name="P478" style:family="paragraph" style:parent-style-name="Text_20_body" style:list-style-name="L15">
      <style:text-properties officeooo:rsid="25604653" officeooo:paragraph-rsid="1bf6438f"/>
    </style:style>
    <style:style style:name="P479" style:family="paragraph" style:parent-style-name="Text_20_body" style:list-style-name="L16">
      <style:text-properties officeooo:rsid="1bf74c1b" officeooo:paragraph-rsid="1bf74c1b"/>
    </style:style>
    <style:style style:name="P480" style:family="paragraph" style:parent-style-name="Text_20_body" style:list-style-name="L17">
      <style:text-properties officeooo:rsid="18a7e032" officeooo:paragraph-rsid="18dd4bd4"/>
    </style:style>
    <style:style style:name="P481" style:family="paragraph" style:parent-style-name="Text_20_body" style:list-style-name="L18">
      <style:text-properties officeooo:paragraph-rsid="18bc6162"/>
    </style:style>
    <style:style style:name="P482" style:family="paragraph" style:parent-style-name="Text_20_body" style:list-style-name="L19">
      <style:text-properties officeooo:paragraph-rsid="18efc633"/>
    </style:style>
    <style:style style:name="P483" style:family="paragraph" style:parent-style-name="Text_20_body" style:list-style-name="L19">
      <style:text-properties fo:font-style="normal" officeooo:rsid="18ecaf8e" officeooo:paragraph-rsid="18efc633" style:font-style-asian="normal" style:font-style-complex="normal"/>
    </style:style>
    <style:style style:name="P484" style:family="paragraph" style:parent-style-name="Text_20_body" style:list-style-name="L20">
      <style:text-properties fo:font-style="normal" officeooo:rsid="18ed13ec" officeooo:paragraph-rsid="18ed13ec" style:font-style-asian="normal" style:font-style-complex="normal"/>
    </style:style>
    <style:style style:name="P485" style:family="paragraph" style:parent-style-name="Text_20_body" style:list-style-name="L47">
      <style:text-properties fo:font-style="normal" officeooo:rsid="1f2f30ad" officeooo:paragraph-rsid="1f2f30ad" style:font-style-asian="normal" style:font-style-complex="normal"/>
    </style:style>
    <style:style style:name="P486" style:family="paragraph" style:parent-style-name="Text_20_body" style:list-style-name="L56">
      <style:text-properties fo:font-style="normal" officeooo:rsid="1c0f10f0" officeooo:paragraph-rsid="1c0f10f0" style:font-style-asian="normal" style:font-style-complex="normal"/>
    </style:style>
    <style:style style:name="P487" style:family="paragraph" style:parent-style-name="Text_20_body" style:list-style-name="L56">
      <style:text-properties fo:font-style="normal" officeooo:rsid="19504b91" officeooo:paragraph-rsid="19504b91" style:font-style-asian="normal" style:font-style-complex="normal"/>
    </style:style>
    <style:style style:name="P488" style:family="paragraph" style:parent-style-name="Text_20_body" style:list-style-name="L56">
      <style:text-properties fo:font-style="normal" officeooo:rsid="0f0229e9" officeooo:paragraph-rsid="1a726f56" style:font-style-asian="normal" style:font-style-complex="normal"/>
    </style:style>
    <style:style style:name="P489" style:family="paragraph" style:parent-style-name="Text_20_body" style:list-style-name="L56">
      <style:text-properties fo:font-style="normal" officeooo:rsid="195e8d80" officeooo:paragraph-rsid="195e8d80" style:font-style-asian="normal" style:font-style-complex="normal"/>
    </style:style>
    <style:style style:name="P490" style:family="paragraph" style:parent-style-name="Text_20_body" style:list-style-name="L56">
      <style:text-properties fo:font-style="normal" officeooo:rsid="195c8f88" officeooo:paragraph-rsid="195c8f88" style:font-style-asian="normal" style:font-style-complex="normal"/>
    </style:style>
    <style:style style:name="P491" style:family="paragraph" style:parent-style-name="Text_20_body" style:list-style-name="L56">
      <style:text-properties fo:font-style="normal" officeooo:rsid="1b0eafb5" officeooo:paragraph-rsid="1b0eafb5" style:font-style-asian="normal" style:font-style-complex="normal"/>
    </style:style>
    <style:style style:name="P492" style:family="paragraph" style:parent-style-name="Text_20_body" style:list-style-name="L56">
      <style:text-properties fo:font-style="normal" officeooo:rsid="19dd02c8" officeooo:paragraph-rsid="19dd02c8" style:font-style-asian="normal" style:font-style-complex="normal"/>
    </style:style>
    <style:style style:name="P493" style:family="paragraph" style:parent-style-name="Text_20_body" style:list-style-name="L56">
      <style:text-properties fo:font-style="normal" officeooo:rsid="1af8bc48" officeooo:paragraph-rsid="1b001f52" style:font-style-asian="normal" style:font-style-complex="normal"/>
    </style:style>
    <style:style style:name="P494" style:family="paragraph" style:parent-style-name="Text_20_body" style:list-style-name="L56">
      <style:text-properties fo:font-style="normal" officeooo:rsid="1af9218f" officeooo:paragraph-rsid="1b001f52" style:font-style-asian="normal" style:font-style-complex="normal"/>
    </style:style>
    <style:style style:name="P495" style:family="paragraph" style:parent-style-name="Text_20_body" style:list-style-name="L56">
      <style:text-properties fo:font-style="normal" officeooo:rsid="16c79f8c" officeooo:paragraph-rsid="16c79f8c" style:font-style-asian="normal" style:font-style-complex="normal"/>
    </style:style>
    <style:style style:name="P496" style:family="paragraph" style:parent-style-name="Text_20_body" style:list-style-name="L93">
      <style:text-properties fo:font-style="normal" officeooo:rsid="1bdc3c6c" officeooo:paragraph-rsid="1bdc3c6c" style:font-style-asian="normal" style:font-style-complex="normal"/>
    </style:style>
    <style:style style:name="P497" style:family="paragraph" style:parent-style-name="Text_20_body" style:list-style-name="L102">
      <style:text-properties fo:font-style="normal" officeooo:rsid="1bc0908c" officeooo:paragraph-rsid="1bc0908c" style:font-style-asian="normal" style:font-style-complex="normal"/>
    </style:style>
    <style:style style:name="P498" style:family="paragraph" style:parent-style-name="Text_20_body" style:list-style-name="L112">
      <style:text-properties fo:font-style="normal" officeooo:rsid="1716a16e" officeooo:paragraph-rsid="17ea8ea3" style:font-style-asian="normal" style:font-style-complex="normal"/>
    </style:style>
    <style:style style:name="P499" style:family="paragraph" style:parent-style-name="Text_20_body" style:list-style-name="L125">
      <style:text-properties fo:font-style="normal" officeooo:paragraph-rsid="1a12773a" style:font-style-asian="normal" style:font-style-complex="normal"/>
    </style:style>
    <style:style style:name="P500" style:family="paragraph" style:parent-style-name="Text_20_body" style:list-style-name="L38">
      <style:text-properties fo:font-style="normal" fo:font-weight="normal" officeooo:rsid="1f41bc33" officeooo:paragraph-rsid="1f41bc33" style:font-style-asian="normal" style:font-weight-asian="normal" style:font-style-complex="normal" style:font-weight-complex="normal"/>
    </style:style>
    <style:style style:name="P501" style:family="paragraph" style:parent-style-name="Text_20_body" style:list-style-name="L38">
      <style:text-properties fo:font-style="normal" fo:font-weight="normal" officeooo:rsid="1f41bc33" officeooo:paragraph-rsid="1f97b566" style:font-style-asian="normal" style:font-weight-asian="normal" style:font-style-complex="normal" style:font-weight-complex="normal"/>
    </style:style>
    <style:style style:name="P502" style:family="paragraph" style:parent-style-name="Text_20_body" style:list-style-name="L39">
      <style:text-properties fo:font-style="normal" fo:font-weight="normal" officeooo:rsid="1f41bc33" officeooo:paragraph-rsid="1f41bc33" style:font-style-asian="normal" style:font-weight-asian="normal" style:font-style-complex="normal" style:font-weight-complex="normal"/>
    </style:style>
    <style:style style:name="P503" style:family="paragraph" style:parent-style-name="Text_20_body" style:list-style-name="L38">
      <style:text-properties fo:font-style="normal" fo:font-weight="normal" officeooo:rsid="1f788c88" officeooo:paragraph-rsid="1f788c88" style:font-style-asian="normal" style:font-weight-asian="normal" style:font-style-complex="normal" style:font-weight-complex="normal"/>
    </style:style>
    <style:style style:name="P504" style:family="paragraph" style:parent-style-name="Text_20_body" style:list-style-name="L21">
      <style:text-properties officeooo:rsid="18f708b1" officeooo:paragraph-rsid="18f708b1"/>
    </style:style>
    <style:style style:name="P505" style:family="paragraph" style:parent-style-name="Text_20_body" style:list-style-name="L22">
      <style:text-properties officeooo:rsid="187968cf" officeooo:paragraph-rsid="1a4ae5d5"/>
    </style:style>
    <style:style style:name="P506" style:family="paragraph" style:parent-style-name="Text_20_body" style:list-style-name="L23">
      <style:text-properties officeooo:rsid="1877b3ae" officeooo:paragraph-rsid="1877b3ae"/>
    </style:style>
    <style:style style:name="P507" style:family="paragraph" style:parent-style-name="Text_20_body" style:list-style-name="L23">
      <style:text-properties officeooo:rsid="18780c9c" officeooo:paragraph-rsid="1877b3ae"/>
    </style:style>
    <style:style style:name="P508" style:family="paragraph" style:parent-style-name="Text_20_body" style:list-style-name="L24">
      <style:text-properties officeooo:rsid="1a44020f" officeooo:paragraph-rsid="1a4c9a67"/>
    </style:style>
    <style:style style:name="P509" style:family="paragraph" style:parent-style-name="Text_20_body" style:list-style-name="L25">
      <style:text-properties officeooo:paragraph-rsid="1dfdd6ef"/>
    </style:style>
    <style:style style:name="P510" style:family="paragraph" style:parent-style-name="Text_20_body" style:list-style-name="L25">
      <style:text-properties officeooo:rsid="1dbb2aa5" officeooo:paragraph-rsid="1dfdd6ef"/>
    </style:style>
    <style:style style:name="P511" style:family="paragraph" style:parent-style-name="Text_20_body" style:list-style-name="L26">
      <style:text-properties officeooo:rsid="1ef15d91" officeooo:paragraph-rsid="1f0f486c"/>
    </style:style>
    <style:style style:name="P512" style:family="paragraph" style:parent-style-name="Text_20_body" style:list-style-name="L26">
      <style:text-properties officeooo:rsid="1ef2e09a" officeooo:paragraph-rsid="1f0f486c"/>
    </style:style>
    <style:style style:name="P513" style:family="paragraph" style:parent-style-name="Text_20_body" style:list-style-name="L27">
      <style:text-properties officeooo:rsid="1ece6ee5" officeooo:paragraph-rsid="1f0f486c"/>
    </style:style>
    <style:style style:name="P514" style:family="paragraph" style:parent-style-name="Text_20_body" style:list-style-name="L27">
      <style:text-properties officeooo:rsid="1ed50162" officeooo:paragraph-rsid="1f0f486c"/>
    </style:style>
    <style:style style:name="P515" style:family="paragraph" style:parent-style-name="Text_20_body" style:list-style-name="L27">
      <style:text-properties officeooo:rsid="1ed0ddff" officeooo:paragraph-rsid="1f0f486c"/>
    </style:style>
    <style:style style:name="P516" style:family="paragraph" style:parent-style-name="Text_20_body" style:list-style-name="L27">
      <style:text-properties officeooo:rsid="1ed144d2" officeooo:paragraph-rsid="1f0f486c"/>
    </style:style>
    <style:style style:name="P517" style:family="paragraph" style:parent-style-name="Text_20_body" style:list-style-name="L29">
      <style:text-properties officeooo:rsid="1dfd222d" officeooo:paragraph-rsid="1dfd222d"/>
    </style:style>
    <style:style style:name="P518" style:family="paragraph" style:parent-style-name="Text_20_body" style:list-style-name="L30">
      <style:text-properties officeooo:paragraph-rsid="1a605120"/>
    </style:style>
    <style:style style:name="P519" style:family="paragraph" style:parent-style-name="Text_20_body" style:list-style-name="L31">
      <style:text-properties style:text-line-through-style="solid" style:text-line-through-type="single" officeooo:rsid="1c2c4631" officeooo:paragraph-rsid="1f07cf3a"/>
    </style:style>
    <style:style style:name="P520" style:family="paragraph" style:parent-style-name="Text_20_body" style:list-style-name="L126">
      <style:text-properties style:text-line-through-style="solid" style:text-line-through-type="single" officeooo:rsid="0f3e2872" officeooo:paragraph-rsid="1a0b8ee2"/>
    </style:style>
    <style:style style:name="P521" style:family="paragraph" style:parent-style-name="Text_20_body" style:list-style-name="L126">
      <style:text-properties style:text-line-through-style="solid" style:text-line-through-type="single" officeooo:rsid="0f43edda" officeooo:paragraph-rsid="1a0b8ee2"/>
    </style:style>
    <style:style style:name="P522" style:family="paragraph" style:parent-style-name="Text_20_body" style:list-style-name="L126">
      <style:text-properties style:text-line-through-style="solid" style:text-line-through-type="single" officeooo:rsid="0f45721a" officeooo:paragraph-rsid="1a0b8ee2"/>
    </style:style>
    <style:style style:name="P523" style:family="paragraph" style:parent-style-name="Text_20_body" style:list-style-name="L126">
      <style:text-properties style:text-line-through-style="solid" style:text-line-through-type="single" officeooo:rsid="0f4d358f" officeooo:paragraph-rsid="1a0b8ee2"/>
    </style:style>
    <style:style style:name="P524" style:family="paragraph" style:parent-style-name="Text_20_body" style:list-style-name="L126">
      <style:text-properties style:text-line-through-style="solid" style:text-line-through-type="single" officeooo:rsid="0f2aa10b" officeooo:paragraph-rsid="1a0b8ee2"/>
    </style:style>
    <style:style style:name="P525" style:family="paragraph" style:parent-style-name="Text_20_body" style:list-style-name="L32">
      <style:text-properties officeooo:paragraph-rsid="1dc4ab9b"/>
    </style:style>
    <style:style style:name="P526" style:family="paragraph" style:parent-style-name="Text_20_body" style:list-style-name="L33">
      <style:text-properties officeooo:rsid="17e3a390" officeooo:paragraph-rsid="1e086d3e"/>
    </style:style>
    <style:style style:name="P527" style:family="paragraph" style:parent-style-name="Text_20_body" style:list-style-name="L33">
      <style:text-properties officeooo:rsid="19e29a33" officeooo:paragraph-rsid="1e086d3e"/>
    </style:style>
    <style:style style:name="P528" style:family="paragraph" style:parent-style-name="Text_20_body" style:list-style-name="L34">
      <style:text-properties officeooo:rsid="1d1d9988" officeooo:paragraph-rsid="1e086d3e"/>
    </style:style>
    <style:style style:name="P529" style:family="paragraph" style:parent-style-name="Text_20_body" style:list-style-name="L35">
      <style:text-properties officeooo:rsid="1f331a4f" officeooo:paragraph-rsid="1f331a4f"/>
    </style:style>
    <style:style style:name="P530" style:family="paragraph" style:parent-style-name="Text_20_body" style:list-style-name="L35">
      <style:text-properties officeooo:rsid="023fd48c" officeooo:paragraph-rsid="1cee05c8"/>
    </style:style>
    <style:style style:name="P531" style:family="paragraph" style:parent-style-name="Text_20_body" style:list-style-name="L36">
      <style:text-properties officeooo:rsid="023fd48c" officeooo:paragraph-rsid="1f331a4f"/>
    </style:style>
    <style:style style:name="P532" style:family="paragraph" style:parent-style-name="Text_20_body" style:list-style-name="L36">
      <style:text-properties officeooo:rsid="1cff432a" officeooo:paragraph-rsid="1cff432a"/>
    </style:style>
    <style:style style:name="P533" style:family="paragraph" style:parent-style-name="Text_20_body" style:list-style-name="L36">
      <style:text-properties officeooo:rsid="1cf61bf5" officeooo:paragraph-rsid="1cf61bf5"/>
    </style:style>
    <style:style style:name="P534" style:family="paragraph" style:parent-style-name="Text_20_body" style:list-style-name="L36">
      <style:text-properties officeooo:rsid="1cf214c9" officeooo:paragraph-rsid="1cf214c9"/>
    </style:style>
    <style:style style:name="P535" style:family="paragraph" style:parent-style-name="Text_20_body" style:list-style-name="L36">
      <style:text-properties officeooo:rsid="1f3ea2e3" officeooo:paragraph-rsid="1f3ea2e3"/>
    </style:style>
    <style:style style:name="P536" style:family="paragraph" style:parent-style-name="Text_20_body" style:list-style-name="L36">
      <style:text-properties officeooo:rsid="1cf2501e" officeooo:paragraph-rsid="1cf2501e"/>
    </style:style>
    <style:style style:name="P537" style:family="paragraph" style:parent-style-name="Text_20_body" style:list-style-name="L36">
      <style:text-properties officeooo:rsid="1cf512fc" officeooo:paragraph-rsid="1cf512fc"/>
    </style:style>
    <style:style style:name="P538" style:family="paragraph" style:parent-style-name="Text_20_body" style:list-style-name="L36">
      <style:text-properties officeooo:rsid="1e0f14ff" officeooo:paragraph-rsid="1e0f14ff"/>
    </style:style>
    <style:style style:name="P539" style:family="paragraph" style:parent-style-name="Text_20_body" style:list-style-name="L36">
      <style:text-properties officeooo:rsid="1d0d8164" officeooo:paragraph-rsid="1d0d8164"/>
    </style:style>
    <style:style style:name="P540" style:family="paragraph" style:parent-style-name="Text_20_body" style:list-style-name="L36">
      <style:text-properties officeooo:rsid="1d05d909" officeooo:paragraph-rsid="1d0d8164"/>
    </style:style>
    <style:style style:name="P541" style:family="paragraph" style:parent-style-name="Text_20_body" style:list-style-name="L37">
      <style:text-properties officeooo:paragraph-rsid="1dd3005f"/>
    </style:style>
    <style:style style:name="P542" style:family="paragraph" style:parent-style-name="Text_20_body" style:list-style-name="L37">
      <style:text-properties officeooo:rsid="1cd8d774" officeooo:paragraph-rsid="1dd47b13"/>
    </style:style>
    <style:style style:name="P543" style:family="paragraph" style:parent-style-name="Text_20_body" style:list-style-name="L37">
      <style:text-properties officeooo:rsid="1cd61472" officeooo:paragraph-rsid="1dd47b13"/>
    </style:style>
    <style:style style:name="P544" style:family="paragraph" style:parent-style-name="Text_20_body" style:list-style-name="L38">
      <style:text-properties officeooo:rsid="1f41bc33" officeooo:paragraph-rsid="1f41bc33"/>
    </style:style>
    <style:style style:name="P545" style:family="paragraph" style:parent-style-name="Text_20_body" style:list-style-name="L39">
      <style:text-properties officeooo:rsid="1f41bc33" officeooo:paragraph-rsid="1f41bc33"/>
    </style:style>
    <style:style style:name="P546" style:family="paragraph" style:parent-style-name="Text_20_body" style:list-style-name="L40">
      <style:text-properties fo:font-weight="bold" officeooo:rsid="1f9eac7b" officeooo:paragraph-rsid="1f9eac7b" style:font-weight-asian="bold" style:font-weight-complex="bold"/>
    </style:style>
    <style:style style:name="P547" style:family="paragraph" style:parent-style-name="Text_20_body" style:list-style-name="L41">
      <style:text-properties officeooo:rsid="19fa8bf5" officeooo:paragraph-rsid="1fa07d9c"/>
    </style:style>
    <style:style style:name="P548" style:family="paragraph" style:parent-style-name="Text_20_body" style:list-style-name="L66">
      <style:text-properties officeooo:rsid="19fa8bf5" officeooo:paragraph-rsid="19fa8bf5"/>
    </style:style>
    <style:style style:name="P549" style:family="paragraph" style:parent-style-name="Text_20_body" style:list-style-name="L66">
      <style:text-properties officeooo:rsid="19fa8bf5" officeooo:paragraph-rsid="1dc67049"/>
    </style:style>
    <style:style style:name="P550" style:family="paragraph" style:parent-style-name="Text_20_body" style:list-style-name="L42">
      <style:text-properties officeooo:rsid="1fa4b8bf" officeooo:paragraph-rsid="1fa4b8bf"/>
    </style:style>
    <style:style style:name="P551" style:family="paragraph" style:parent-style-name="Text_20_body" style:list-style-name="L42">
      <style:text-properties officeooo:rsid="1fa59f87" officeooo:paragraph-rsid="1fa59f87"/>
    </style:style>
    <style:style style:name="P552" style:family="paragraph" style:parent-style-name="Text_20_body" style:list-style-name="L42">
      <style:text-properties officeooo:rsid="1ef8a4eb" officeooo:paragraph-rsid="1fdfacbb"/>
    </style:style>
    <style:style style:name="P553" style:family="paragraph" style:parent-style-name="Text_20_body" style:list-style-name="L42">
      <style:text-properties officeooo:rsid="1fddbc8a" officeooo:paragraph-rsid="1fddbc8a"/>
    </style:style>
    <style:style style:name="P554" style:family="paragraph" style:parent-style-name="Text_20_body" style:list-style-name="L42">
      <style:text-properties officeooo:rsid="1fb10ae9" officeooo:paragraph-rsid="1fb10ae9"/>
    </style:style>
    <style:style style:name="P555" style:family="paragraph" style:parent-style-name="Text_20_body" style:list-style-name="L42">
      <style:text-properties officeooo:rsid="1fb564f3" officeooo:paragraph-rsid="1fb564f3"/>
    </style:style>
    <style:style style:name="P556" style:family="paragraph" style:parent-style-name="Text_20_body" style:list-style-name="L42">
      <style:text-properties officeooo:rsid="1fe12da0" officeooo:paragraph-rsid="1fe12da0"/>
    </style:style>
    <style:style style:name="P557" style:family="paragraph" style:parent-style-name="Text_20_body" style:list-style-name="L42">
      <style:text-properties officeooo:rsid="1fe5ba75" officeooo:paragraph-rsid="1fe5ba75"/>
    </style:style>
    <style:style style:name="P558" style:family="paragraph" style:parent-style-name="Text_20_body" style:list-style-name="L42">
      <style:text-properties officeooo:rsid="1fe9ed8f" officeooo:paragraph-rsid="1febd690"/>
    </style:style>
    <style:style style:name="P559" style:family="paragraph" style:parent-style-name="Text_20_body" style:list-style-name="L42">
      <style:text-properties officeooo:rsid="1febd690" officeooo:paragraph-rsid="1febd690"/>
    </style:style>
    <style:style style:name="P560" style:family="paragraph" style:parent-style-name="Text_20_body" style:list-style-name="L43">
      <style:text-properties officeooo:rsid="1fce4b29" officeooo:paragraph-rsid="1fd0cf90"/>
    </style:style>
    <style:style style:name="P561" style:family="paragraph" style:parent-style-name="Text_20_body" style:list-style-name="L44">
      <style:text-properties style:text-line-through-style="none" style:text-line-through-type="none" officeooo:rsid="1fd66b68" officeooo:paragraph-rsid="1fd66b68"/>
    </style:style>
    <style:style style:name="P562" style:family="paragraph" style:parent-style-name="Text_20_body" style:list-style-name="L44">
      <style:text-properties style:text-line-through-style="none" style:text-line-through-type="none" officeooo:rsid="1fd83f52" officeooo:paragraph-rsid="1fd83f52"/>
    </style:style>
    <style:style style:name="P563" style:family="paragraph" style:parent-style-name="Text_20_body" style:list-style-name="L45">
      <style:text-properties style:text-line-through-style="none" style:text-line-through-type="none" officeooo:rsid="1fd4bd4e" officeooo:paragraph-rsid="1fd4bd4e"/>
    </style:style>
    <style:style style:name="P564" style:family="paragraph" style:parent-style-name="Text_20_body" style:list-style-name="L58">
      <style:text-properties style:text-line-through-style="none" style:text-line-through-type="none" officeooo:rsid="0f37bb41" officeooo:paragraph-rsid="127cba37"/>
    </style:style>
    <style:style style:name="P565" style:family="paragraph" style:parent-style-name="Text_20_body" style:list-style-name="L58">
      <style:text-properties style:text-line-through-style="none" style:text-line-through-type="none" officeooo:rsid="16e00d1b" officeooo:paragraph-rsid="16e00d1b"/>
    </style:style>
    <style:style style:name="P566" style:family="paragraph" style:parent-style-name="Text_20_body" style:list-style-name="L113">
      <style:text-properties style:text-line-through-style="none" style:text-line-through-type="none" officeooo:rsid="1b5aa9c1" officeooo:paragraph-rsid="1b5aa9c1"/>
    </style:style>
    <style:style style:name="P567" style:family="paragraph" style:parent-style-name="Text_20_body" style:list-style-name="L46">
      <style:text-properties officeooo:rsid="1d6b318e" officeooo:paragraph-rsid="1d695d61"/>
    </style:style>
    <style:style style:name="P568" style:family="paragraph" style:parent-style-name="Text_20_body" style:list-style-name="L46">
      <style:text-properties officeooo:rsid="1d0ba6ed" officeooo:paragraph-rsid="1d695d61"/>
    </style:style>
    <style:style style:name="P569" style:family="paragraph" style:parent-style-name="Text_20_body" style:list-style-name="L46">
      <style:text-properties officeooo:rsid="1d695d61" officeooo:paragraph-rsid="1d695d61"/>
    </style:style>
    <style:style style:name="P570" style:family="paragraph" style:parent-style-name="Text_20_body" style:list-style-name="L46">
      <style:text-properties officeooo:rsid="1d69f8a2" officeooo:paragraph-rsid="1d695d61"/>
    </style:style>
    <style:style style:name="P571" style:family="paragraph" style:parent-style-name="Text_20_body" style:list-style-name="L48">
      <style:text-properties officeooo:rsid="1c4ff55e" officeooo:paragraph-rsid="1e163155"/>
    </style:style>
    <style:style style:name="P572" style:family="paragraph" style:parent-style-name="Text_20_body" style:list-style-name="L48">
      <style:text-properties officeooo:rsid="1c51e72d" officeooo:paragraph-rsid="1e163155"/>
    </style:style>
    <style:style style:name="P573" style:family="paragraph" style:parent-style-name="Text_20_body" style:list-style-name="L48">
      <style:text-properties officeooo:rsid="1c534034" officeooo:paragraph-rsid="1e163155"/>
    </style:style>
    <style:style style:name="P574" style:family="paragraph" style:parent-style-name="Text_20_body" style:list-style-name="L48">
      <style:text-properties officeooo:rsid="1c528eb4" officeooo:paragraph-rsid="1e163155"/>
    </style:style>
    <style:style style:name="P575" style:family="paragraph" style:parent-style-name="Text_20_body" style:list-style-name="L48">
      <style:text-properties officeooo:rsid="1e163155" officeooo:paragraph-rsid="1e163155"/>
    </style:style>
    <style:style style:name="P576" style:family="paragraph" style:parent-style-name="Text_20_body" style:list-style-name="L48">
      <style:text-properties officeooo:rsid="1e530d35" officeooo:paragraph-rsid="1e530d35"/>
    </style:style>
    <style:style style:name="P577" style:family="paragraph" style:parent-style-name="Text_20_body" style:list-style-name="L49">
      <style:text-properties officeooo:rsid="19c3b136" officeooo:paragraph-rsid="1e8a49c1"/>
    </style:style>
    <style:style style:name="P578" style:family="paragraph" style:parent-style-name="Text_20_body" style:list-style-name="L49">
      <style:text-properties officeooo:rsid="19c3b136" officeooo:paragraph-rsid="1e903833"/>
    </style:style>
    <style:style style:name="P579" style:family="paragraph" style:parent-style-name="Text_20_body" style:list-style-name="L50">
      <style:text-properties officeooo:paragraph-rsid="1e91f779"/>
    </style:style>
    <style:style style:name="P580" style:family="paragraph" style:parent-style-name="Text_20_body" style:list-style-name="L51">
      <style:text-properties officeooo:rsid="1e2327a3" officeooo:paragraph-rsid="1e27b703"/>
    </style:style>
    <style:style style:name="P581" style:family="paragraph" style:parent-style-name="Text_20_body" style:list-style-name="L51">
      <style:text-properties officeooo:rsid="1e21de7a" officeooo:paragraph-rsid="1e27b703"/>
    </style:style>
    <style:style style:name="P582" style:family="paragraph" style:parent-style-name="Text_20_body" style:list-style-name="L51">
      <style:text-properties officeooo:rsid="1e35a0ea" officeooo:paragraph-rsid="1e3e5e9e"/>
    </style:style>
    <style:style style:name="P583" style:family="paragraph" style:parent-style-name="Text_20_body" style:list-style-name="L52">
      <style:text-properties officeooo:rsid="1e3a5d79" officeooo:paragraph-rsid="1e3a5d79"/>
    </style:style>
    <style:style style:name="P584" style:family="paragraph" style:parent-style-name="Text_20_body" style:list-style-name="L52">
      <style:text-properties officeooo:rsid="1e4db4e7" officeooo:paragraph-rsid="1e4db4e7"/>
    </style:style>
    <style:style style:name="P585" style:family="paragraph" style:parent-style-name="Text_20_body" style:list-style-name="L53">
      <style:text-properties officeooo:rsid="1e4c9182" officeooo:paragraph-rsid="1e4c9182"/>
    </style:style>
    <style:style style:name="P586" style:family="paragraph" style:parent-style-name="Text_20_body" style:list-style-name="L53">
      <style:text-properties officeooo:rsid="1e4cec07" officeooo:paragraph-rsid="1e4cec07"/>
    </style:style>
    <style:style style:name="P587" style:family="paragraph" style:parent-style-name="Text_20_body" style:list-style-name="L53">
      <style:text-properties officeooo:rsid="1e526733" officeooo:paragraph-rsid="1e526733"/>
    </style:style>
    <style:style style:name="P588" style:family="paragraph" style:parent-style-name="Text_20_body" style:list-style-name="L53">
      <style:text-properties officeooo:rsid="1e4eac4a" officeooo:paragraph-rsid="1e4eac4a"/>
    </style:style>
    <style:style style:name="P589" style:family="paragraph" style:parent-style-name="Text_20_body" style:list-style-name="L53">
      <style:text-properties officeooo:rsid="1e4fac13" officeooo:paragraph-rsid="1e4fac13"/>
    </style:style>
    <style:style style:name="P590" style:family="paragraph" style:parent-style-name="Text_20_body" style:list-style-name="L54">
      <style:text-properties officeooo:paragraph-rsid="1d8581c8"/>
    </style:style>
    <style:style style:name="P591" style:family="paragraph" style:parent-style-name="Text_20_body" style:list-style-name="L56">
      <style:text-properties officeooo:rsid="1242a917" officeooo:paragraph-rsid="1242a917"/>
    </style:style>
    <style:style style:name="P592" style:family="paragraph" style:parent-style-name="Text_20_body" style:list-style-name="L56">
      <style:text-properties officeooo:rsid="1244e575" officeooo:paragraph-rsid="1244e575"/>
    </style:style>
    <style:style style:name="P593" style:family="paragraph" style:parent-style-name="Text_20_body" style:list-style-name="L56">
      <style:text-properties officeooo:rsid="19c8b3bf" officeooo:paragraph-rsid="19c8b3bf"/>
    </style:style>
    <style:style style:name="P594" style:family="paragraph" style:parent-style-name="Text_20_body" style:list-style-name="L56">
      <style:text-properties officeooo:rsid="194235fd" officeooo:paragraph-rsid="194950a2"/>
    </style:style>
    <style:style style:name="P595" style:family="paragraph" style:parent-style-name="Text_20_body" style:list-style-name="L56">
      <style:text-properties officeooo:rsid="194235fd" officeooo:paragraph-rsid="194235fd"/>
    </style:style>
    <style:style style:name="P596" style:family="paragraph" style:parent-style-name="Text_20_body" style:list-style-name="L56">
      <style:text-properties officeooo:rsid="1943fff1" officeooo:paragraph-rsid="1944421d"/>
    </style:style>
    <style:style style:name="P597" style:family="paragraph" style:parent-style-name="Text_20_body" style:list-style-name="L56">
      <style:text-properties officeooo:rsid="0eebe7ad" officeooo:paragraph-rsid="122a5925"/>
    </style:style>
    <style:style style:name="P598" style:family="paragraph" style:parent-style-name="Text_20_body" style:list-style-name="L56">
      <style:text-properties officeooo:rsid="1ade0b22" officeooo:paragraph-rsid="1ade0b22"/>
    </style:style>
    <style:style style:name="P599" style:family="paragraph" style:parent-style-name="Text_20_body" style:list-style-name="L56">
      <style:text-properties officeooo:rsid="0f128f93" officeooo:paragraph-rsid="122a5925"/>
    </style:style>
    <style:style style:name="P600" style:family="paragraph" style:parent-style-name="Text_20_body" style:list-style-name="L56">
      <style:text-properties officeooo:rsid="1a685fea" officeooo:paragraph-rsid="1a685fea"/>
    </style:style>
    <style:style style:name="P601" style:family="paragraph" style:parent-style-name="Text_20_body" style:list-style-name="L56">
      <style:text-properties officeooo:rsid="1c07cc2c" officeooo:paragraph-rsid="1c07cc2c"/>
    </style:style>
    <style:style style:name="P602" style:family="paragraph" style:parent-style-name="Text_20_body" style:list-style-name="L56">
      <style:text-properties officeooo:rsid="1c08cca8" officeooo:paragraph-rsid="1c08cca8"/>
    </style:style>
    <style:style style:name="P603" style:family="paragraph" style:parent-style-name="Text_20_body" style:list-style-name="L56">
      <style:text-properties officeooo:rsid="1c0ac138" officeooo:paragraph-rsid="1c0ac138"/>
    </style:style>
    <style:style style:name="P604" style:family="paragraph" style:parent-style-name="Text_20_body" style:list-style-name="L56">
      <style:text-properties officeooo:rsid="1c0c4b89" officeooo:paragraph-rsid="1c0c4b89"/>
    </style:style>
    <style:style style:name="P605" style:family="paragraph" style:parent-style-name="Text_20_body" style:list-style-name="L56">
      <style:text-properties officeooo:rsid="1239488c" officeooo:paragraph-rsid="1239488c"/>
    </style:style>
    <style:style style:name="P606" style:family="paragraph" style:parent-style-name="Text_20_body" style:list-style-name="L56">
      <style:text-properties officeooo:rsid="0ef5f9a0" officeooo:paragraph-rsid="122a5925"/>
    </style:style>
    <style:style style:name="P607" style:family="paragraph" style:parent-style-name="Text_20_body" style:list-style-name="L56">
      <style:text-properties officeooo:rsid="1963fcab" officeooo:paragraph-rsid="1963fcab"/>
    </style:style>
    <style:style style:name="P608" style:family="paragraph" style:parent-style-name="Text_20_body" style:list-style-name="L56">
      <style:text-properties officeooo:rsid="0f1890a5" officeooo:paragraph-rsid="122a5925"/>
    </style:style>
    <style:style style:name="P609" style:family="paragraph" style:parent-style-name="Text_20_body" style:list-style-name="L56">
      <style:text-properties officeooo:rsid="0fdd3793" officeooo:paragraph-rsid="122a5925"/>
    </style:style>
    <style:style style:name="P610" style:family="paragraph" style:parent-style-name="Text_20_body" style:list-style-name="L56">
      <style:text-properties officeooo:rsid="195fcbf5" officeooo:paragraph-rsid="195fcbf5"/>
    </style:style>
    <style:style style:name="P611" style:family="paragraph" style:parent-style-name="Text_20_body" style:list-style-name="L56">
      <style:text-properties officeooo:rsid="0ef83a20" officeooo:paragraph-rsid="122a5925"/>
    </style:style>
    <style:style style:name="P612" style:family="paragraph" style:parent-style-name="Text_20_body" style:list-style-name="L56">
      <style:text-properties officeooo:rsid="0efd0c82" officeooo:paragraph-rsid="122a5925"/>
    </style:style>
    <style:style style:name="P613" style:family="paragraph" style:parent-style-name="Text_20_body" style:list-style-name="L56">
      <style:text-properties officeooo:rsid="0efb8bab" officeooo:paragraph-rsid="122a5925"/>
    </style:style>
    <style:style style:name="P614" style:family="paragraph" style:parent-style-name="Text_20_body" style:list-style-name="L56">
      <style:text-properties officeooo:rsid="19db44db" officeooo:paragraph-rsid="19db44db"/>
    </style:style>
    <style:style style:name="P615" style:family="paragraph" style:parent-style-name="Text_20_body" style:list-style-name="L56">
      <style:text-properties officeooo:rsid="1b0fe122" officeooo:paragraph-rsid="1b0fe122"/>
    </style:style>
    <style:style style:name="P616" style:family="paragraph" style:parent-style-name="Text_20_body" style:list-style-name="L56">
      <style:text-properties officeooo:rsid="1afa20fd" officeooo:paragraph-rsid="1b01ce85"/>
    </style:style>
    <style:style style:name="P617" style:family="paragraph" style:parent-style-name="Text_20_body" style:list-style-name="L56">
      <style:text-properties officeooo:rsid="1379fee8" officeooo:paragraph-rsid="138cbcfa"/>
    </style:style>
    <style:style style:name="P618" style:family="paragraph" style:parent-style-name="Text_20_body" style:list-style-name="L56">
      <style:text-properties officeooo:rsid="1afbabe8" officeooo:paragraph-rsid="1afbabe8"/>
    </style:style>
    <style:style style:name="P619" style:family="paragraph" style:parent-style-name="Text_20_body" style:list-style-name="L56">
      <style:text-properties officeooo:rsid="1b04b344" officeooo:paragraph-rsid="1b065846"/>
    </style:style>
    <style:style style:name="P620" style:family="paragraph" style:parent-style-name="Text_20_body" style:list-style-name="L56">
      <style:text-properties officeooo:rsid="1b02b72e" officeooo:paragraph-rsid="1b02b72e"/>
    </style:style>
    <style:style style:name="P621" style:family="paragraph" style:parent-style-name="Text_20_body" style:list-style-name="L56">
      <style:text-properties officeooo:rsid="1af6d8c0" officeooo:paragraph-rsid="1b001f52"/>
    </style:style>
    <style:style style:name="P622" style:family="paragraph" style:parent-style-name="Text_20_body" style:list-style-name="L56">
      <style:text-properties officeooo:rsid="1af9218f" officeooo:paragraph-rsid="1b001f52"/>
    </style:style>
    <style:style style:name="P623" style:family="paragraph" style:parent-style-name="Text_20_body" style:list-style-name="L56">
      <style:text-properties officeooo:rsid="12f1c0de" officeooo:paragraph-rsid="12f1c0de"/>
    </style:style>
    <style:style style:name="P624" style:family="paragraph" style:parent-style-name="Text_20_body" style:list-style-name="L56">
      <style:text-properties officeooo:rsid="12f08c1b" officeooo:paragraph-rsid="12f08c1b"/>
    </style:style>
    <style:style style:name="P625" style:family="paragraph" style:parent-style-name="Text_20_body" style:list-style-name="L56">
      <style:text-properties officeooo:rsid="12fed93d" officeooo:paragraph-rsid="19d10061"/>
    </style:style>
    <style:style style:name="P626" style:family="paragraph" style:parent-style-name="Text_20_body" style:list-style-name="L56">
      <style:text-properties officeooo:rsid="0ee8c6f0" officeooo:paragraph-rsid="1c0ff12c"/>
    </style:style>
    <style:style style:name="P627" style:family="paragraph" style:parent-style-name="Text_20_body" style:list-style-name="L57">
      <style:text-properties officeooo:rsid="196ff3f9" officeooo:paragraph-rsid="196ff3f9"/>
    </style:style>
    <style:style style:name="P628" style:family="paragraph" style:parent-style-name="Text_20_body" style:list-style-name="L59">
      <style:text-properties officeooo:rsid="0fc19037" officeooo:paragraph-rsid="1a86ad51"/>
    </style:style>
    <style:style style:name="P629" style:family="paragraph" style:parent-style-name="Text_20_body" style:list-style-name="L60">
      <style:text-properties officeooo:rsid="199ed98e" officeooo:paragraph-rsid="19d65e2e"/>
    </style:style>
    <style:style style:name="P630" style:family="paragraph" style:parent-style-name="Text_20_body" style:list-style-name="L61">
      <style:text-properties officeooo:rsid="1997def4" officeooo:paragraph-rsid="1997def4"/>
    </style:style>
    <style:style style:name="P631" style:family="paragraph" style:parent-style-name="Text_20_body" style:list-style-name="L61">
      <style:text-properties officeooo:rsid="1997def4" officeooo:paragraph-rsid="199adc5f"/>
    </style:style>
    <style:style style:name="P632" style:family="paragraph" style:parent-style-name="Text_20_body" style:list-style-name="L61">
      <style:text-properties officeooo:rsid="1a8adb7a" officeooo:paragraph-rsid="1a8adb7a"/>
    </style:style>
    <style:style style:name="P633" style:family="paragraph" style:parent-style-name="Text_20_body" style:list-style-name="L61">
      <style:text-properties officeooo:rsid="1999e882" officeooo:paragraph-rsid="199adc5f"/>
    </style:style>
    <style:style style:name="P634" style:family="paragraph" style:parent-style-name="Text_20_body" style:list-style-name="L61">
      <style:text-properties officeooo:rsid="199adc5f" officeooo:paragraph-rsid="199adc5f"/>
    </style:style>
    <style:style style:name="P635" style:family="paragraph" style:parent-style-name="Text_20_body" style:list-style-name="L61">
      <style:text-properties fo:language="cs" fo:country="CZ" officeooo:rsid="19a42964" officeooo:paragraph-rsid="19a42964"/>
    </style:style>
    <style:style style:name="P636" style:family="paragraph" style:parent-style-name="Text_20_body" style:list-style-name="L69">
      <style:text-properties fo:language="cs" fo:country="CZ" officeooo:rsid="1ad07226" officeooo:paragraph-rsid="1ad07226"/>
    </style:style>
    <style:style style:name="P637" style:family="paragraph" style:parent-style-name="Text_20_body" style:list-style-name="L70">
      <style:text-properties fo:language="cs" fo:country="CZ" officeooo:rsid="1ad0df84" officeooo:paragraph-rsid="1ad0df84"/>
    </style:style>
    <style:style style:name="P638" style:family="paragraph" style:parent-style-name="Text_20_body" style:list-style-name="L84">
      <style:text-properties fo:language="cs" fo:country="CZ" officeooo:rsid="1a1cdfe0" officeooo:paragraph-rsid="1aac2801"/>
    </style:style>
    <style:style style:name="P639" style:family="paragraph" style:parent-style-name="Text_20_body" style:list-style-name="L84">
      <style:text-properties fo:language="cs" fo:country="CZ" officeooo:rsid="1a224a2d" officeooo:paragraph-rsid="1aac2801"/>
    </style:style>
    <style:style style:name="P640" style:family="paragraph" style:parent-style-name="Text_20_body" style:list-style-name="L84">
      <style:text-properties fo:language="cs" fo:country="CZ" officeooo:rsid="16b81fd2" officeooo:paragraph-rsid="1aac2801"/>
    </style:style>
    <style:style style:name="P641" style:family="paragraph" style:parent-style-name="Text_20_body" style:list-style-name="L62">
      <style:text-properties officeooo:rsid="19e5887b" officeooo:paragraph-rsid="19f47709"/>
    </style:style>
    <style:style style:name="P642" style:family="paragraph" style:parent-style-name="Text_20_body" style:list-style-name="L63">
      <style:text-properties officeooo:rsid="19dd8d16" officeooo:paragraph-rsid="19dd8d16"/>
    </style:style>
    <style:style style:name="P643" style:family="paragraph" style:parent-style-name="Text_20_body" style:list-style-name="L63">
      <style:text-properties officeooo:rsid="1a98bb1c" officeooo:paragraph-rsid="1a98bb1c"/>
    </style:style>
    <style:style style:name="P644" style:family="paragraph" style:parent-style-name="Text_20_body" style:list-style-name="L64">
      <style:text-properties officeooo:rsid="19e05936" officeooo:paragraph-rsid="19deae58"/>
    </style:style>
    <style:style style:name="P645" style:family="paragraph" style:parent-style-name="Text_20_body" style:list-style-name="L65">
      <style:text-properties officeooo:rsid="1a1567f6" officeooo:paragraph-rsid="1aa28dc4"/>
    </style:style>
    <style:style style:name="P646" style:family="paragraph" style:parent-style-name="Text_20_body" style:list-style-name="L65">
      <style:text-properties officeooo:rsid="1a1567f6" officeooo:paragraph-rsid="1a1567f6"/>
    </style:style>
    <style:style style:name="P647" style:family="paragraph" style:parent-style-name="Text_20_body" style:list-style-name="L65">
      <style:text-properties officeooo:rsid="1aa261ba" officeooo:paragraph-rsid="1aa28dc4"/>
    </style:style>
    <style:style style:name="P648" style:family="paragraph" style:parent-style-name="Text_20_body" style:list-style-name="L66">
      <style:text-properties officeooo:rsid="1aa261ba" officeooo:paragraph-rsid="1dc67049"/>
    </style:style>
    <style:style style:name="P649" style:family="paragraph" style:parent-style-name="Text_20_body" style:list-style-name="L65">
      <style:text-properties officeooo:rsid="19fcb329" officeooo:paragraph-rsid="19fcb329"/>
    </style:style>
    <style:style style:name="P650" style:family="paragraph" style:parent-style-name="Text_20_body" style:list-style-name="L66">
      <style:text-properties officeooo:rsid="19ff1939" officeooo:paragraph-rsid="19ff1939"/>
    </style:style>
    <style:style style:name="P651" style:family="paragraph" style:parent-style-name="Text_20_body" style:list-style-name="L66">
      <style:text-properties officeooo:rsid="19ff1939" officeooo:paragraph-rsid="1dc67049"/>
    </style:style>
    <style:style style:name="P652" style:family="paragraph" style:parent-style-name="Text_20_body" style:list-style-name="L66">
      <style:text-properties officeooo:rsid="1aa77037" officeooo:paragraph-rsid="1dc67049"/>
    </style:style>
    <style:style style:name="P653" style:family="paragraph" style:parent-style-name="Text_20_body" style:list-style-name="L66">
      <style:text-properties officeooo:rsid="19fd8ba9" officeooo:paragraph-rsid="1dc67049"/>
    </style:style>
    <style:style style:name="P654" style:family="paragraph" style:parent-style-name="Text_20_body" style:list-style-name="L67">
      <style:text-properties officeooo:rsid="1dc6305c" officeooo:paragraph-rsid="1dc6305c"/>
    </style:style>
    <style:style style:name="P655" style:family="paragraph" style:parent-style-name="Text_20_body" style:list-style-name="L68">
      <style:text-properties officeooo:paragraph-rsid="1ad1da2f"/>
    </style:style>
    <style:style style:name="P656" style:family="paragraph" style:parent-style-name="Text_20_body" style:list-style-name="L71">
      <style:text-properties officeooo:paragraph-rsid="1ae7d6b3"/>
    </style:style>
    <style:style style:name="P657" style:family="paragraph" style:parent-style-name="Text_20_body" style:list-style-name="L72">
      <style:text-properties officeooo:rsid="176dcc34" officeooo:paragraph-rsid="176dcc34"/>
    </style:style>
    <style:style style:name="P658" style:family="paragraph" style:parent-style-name="Text_20_body" style:list-style-name="L72">
      <style:text-properties officeooo:rsid="176dcc34" officeooo:paragraph-rsid="1a2b313c"/>
    </style:style>
    <style:style style:name="P659" style:family="paragraph" style:parent-style-name="Text_20_body" style:list-style-name="L72">
      <style:text-properties officeooo:rsid="1a2b313c" officeooo:paragraph-rsid="1a2b313c"/>
    </style:style>
    <style:style style:name="P660" style:family="paragraph" style:parent-style-name="Text_20_body" style:list-style-name="L72">
      <style:text-properties officeooo:rsid="176f2ef9" officeooo:paragraph-rsid="176f2ef9"/>
    </style:style>
    <style:style style:name="P661" style:family="paragraph" style:parent-style-name="Text_20_body" style:list-style-name="L73">
      <style:text-properties officeooo:paragraph-rsid="1ac05084"/>
    </style:style>
    <style:style style:name="P662" style:family="paragraph" style:parent-style-name="Text_20_body" style:list-style-name="L74">
      <style:text-properties officeooo:paragraph-rsid="1ac04dff"/>
    </style:style>
    <style:style style:name="P663" style:family="paragraph" style:parent-style-name="Text_20_body" style:list-style-name="L72">
      <style:text-properties officeooo:rsid="137b4eb5" officeooo:paragraph-rsid="138d8f86"/>
    </style:style>
    <style:style style:name="P664" style:family="paragraph" style:parent-style-name="Text_20_body" style:list-style-name="L75">
      <style:text-properties officeooo:rsid="1ac27fde" officeooo:paragraph-rsid="1ac27fde"/>
    </style:style>
    <style:style style:name="P665" style:family="paragraph" style:parent-style-name="Text_20_body" style:list-style-name="L75">
      <style:text-properties officeooo:rsid="1ac363d4" officeooo:paragraph-rsid="1ac363d4"/>
    </style:style>
    <style:style style:name="P666" style:family="paragraph" style:parent-style-name="Text_20_body" style:list-style-name="L76">
      <style:text-properties officeooo:paragraph-rsid="1a391dfc"/>
    </style:style>
    <style:style style:name="P667" style:family="paragraph" style:parent-style-name="Text_20_body" style:list-style-name="L77">
      <style:text-properties officeooo:rsid="14c5ad3a" officeooo:paragraph-rsid="1af06eca"/>
    </style:style>
    <style:style style:name="P668" style:family="paragraph" style:parent-style-name="Text_20_body" style:list-style-name="L78">
      <style:text-properties officeooo:rsid="14c5ad3a" officeooo:paragraph-rsid="1af06eca"/>
    </style:style>
    <style:style style:name="P669" style:family="paragraph" style:parent-style-name="Text_20_body" style:list-style-name="L79">
      <style:text-properties officeooo:paragraph-rsid="1af1acaa"/>
    </style:style>
    <style:style style:name="P670" style:family="paragraph" style:parent-style-name="Text_20_body" style:list-style-name="L80">
      <style:text-properties officeooo:rsid="1a33c9c6" officeooo:paragraph-rsid="1a33c9c6"/>
    </style:style>
    <style:style style:name="P671" style:family="paragraph" style:parent-style-name="Text_20_body" style:list-style-name="L80">
      <style:text-properties officeooo:rsid="1a33c9c6" officeooo:paragraph-rsid="1a38038c"/>
    </style:style>
    <style:style style:name="P672" style:family="paragraph" style:parent-style-name="Text_20_body" style:list-style-name="L81">
      <style:text-properties fo:font-style="italic" style:font-style-asian="italic" style:font-style-complex="italic"/>
    </style:style>
    <style:style style:name="P673" style:family="paragraph" style:parent-style-name="Text_20_body" style:list-style-name="L93">
      <style:text-properties fo:font-style="italic" officeooo:rsid="1bdaaf4b" officeooo:paragraph-rsid="1bdaaf4b" style:font-style-asian="italic" style:font-style-complex="italic"/>
    </style:style>
    <style:style style:name="P674" style:family="paragraph" style:parent-style-name="Text_20_body" style:list-style-name="L93">
      <style:text-properties fo:font-style="italic" officeooo:rsid="1bd786c4" officeooo:paragraph-rsid="1bd786c4" style:font-style-asian="italic" style:font-style-complex="italic"/>
    </style:style>
    <style:style style:name="P675" style:family="paragraph" style:parent-style-name="Text_20_body" style:list-style-name="L93">
      <style:text-properties fo:font-style="italic" officeooo:rsid="1bdc3c6c" officeooo:paragraph-rsid="1bdc3c6c" style:font-style-asian="italic" style:font-style-complex="italic"/>
    </style:style>
    <style:style style:name="P676" style:family="paragraph" style:parent-style-name="Text_20_body" style:list-style-name="L97">
      <style:text-properties fo:font-style="italic" officeooo:rsid="1baf0ceb" officeooo:paragraph-rsid="1baf0ceb" style:font-style-asian="italic" style:font-style-complex="italic"/>
    </style:style>
    <style:style style:name="P677" style:family="paragraph" style:parent-style-name="Text_20_body" style:list-style-name="L111">
      <style:text-properties fo:font-style="italic" officeooo:rsid="1621ff56" officeooo:paragraph-rsid="1624da1b" style:font-style-asian="italic" style:font-style-complex="italic"/>
    </style:style>
    <style:style style:name="P678" style:family="paragraph" style:parent-style-name="Text_20_body" style:list-style-name="L111">
      <style:text-properties fo:font-style="italic" officeooo:rsid="1626bafa" officeooo:paragraph-rsid="1626bafa" style:font-style-asian="italic" style:font-style-complex="italic"/>
    </style:style>
    <style:style style:name="P679" style:family="paragraph" style:parent-style-name="Text_20_body" style:list-style-name="L82">
      <style:text-properties officeooo:rsid="1a39f754" officeooo:paragraph-rsid="1a39f754"/>
    </style:style>
    <style:style style:name="P680" style:family="paragraph" style:parent-style-name="Text_20_body" style:list-style-name="L82">
      <style:text-properties officeooo:rsid="1a39f754" officeooo:paragraph-rsid="1a3c4718"/>
    </style:style>
    <style:style style:name="P681" style:family="paragraph" style:parent-style-name="Text_20_body" style:list-style-name="L82">
      <style:text-properties officeooo:rsid="1a3c4718" officeooo:paragraph-rsid="1a3c4718"/>
    </style:style>
    <style:style style:name="P682" style:family="paragraph" style:parent-style-name="Text_20_body" style:list-style-name="L83">
      <style:text-properties officeooo:rsid="14e7e306" officeooo:paragraph-rsid="1b205b94"/>
    </style:style>
    <style:style style:name="P683" style:family="paragraph" style:parent-style-name="Text_20_body" style:list-style-name="L84">
      <style:text-properties officeooo:rsid="1a224a2d" officeooo:paragraph-rsid="1aac2801"/>
    </style:style>
    <style:style style:name="P684" style:family="paragraph" style:parent-style-name="Text_20_body" style:list-style-name="L85">
      <style:text-properties officeooo:rsid="172f3e20" officeooo:paragraph-rsid="172f3e20"/>
    </style:style>
    <style:style style:name="P685" style:family="paragraph" style:parent-style-name="Text_20_body" style:list-style-name="L86">
      <style:text-properties officeooo:rsid="1b23bb2a" officeooo:paragraph-rsid="1b23bb2a"/>
    </style:style>
    <style:style style:name="P686" style:family="paragraph" style:parent-style-name="Text_20_body" style:list-style-name="L86">
      <style:text-properties officeooo:rsid="1b2798a1" officeooo:paragraph-rsid="1b2798a1"/>
    </style:style>
    <style:style style:name="P687" style:family="paragraph" style:parent-style-name="Text_20_body" style:list-style-name="L87">
      <style:text-properties officeooo:paragraph-rsid="1a2b313c"/>
    </style:style>
    <style:style style:name="P688" style:family="paragraph" style:parent-style-name="Text_20_body" style:list-style-name="L88">
      <style:text-properties officeooo:paragraph-rsid="15d7d62b"/>
    </style:style>
    <style:style style:name="P689" style:family="paragraph" style:parent-style-name="Text_20_body" style:list-style-name="L89">
      <style:text-properties officeooo:rsid="1b2c9c48" officeooo:paragraph-rsid="1b2c9c48"/>
    </style:style>
    <style:style style:name="P690" style:family="paragraph" style:parent-style-name="Text_20_body" style:list-style-name="L90">
      <style:text-properties officeooo:rsid="1077771e" officeooo:paragraph-rsid="1b4a7fcc"/>
    </style:style>
    <style:style style:name="P691" style:family="paragraph" style:parent-style-name="Text_20_body" style:list-style-name="L91">
      <style:text-properties officeooo:paragraph-rsid="1b4a7fcc"/>
    </style:style>
    <style:style style:name="P692" style:family="paragraph" style:parent-style-name="Text_20_body" style:list-style-name="L91">
      <style:text-properties officeooo:rsid="10af30c8" officeooo:paragraph-rsid="1b4a7fcc"/>
    </style:style>
    <style:style style:name="P693" style:family="paragraph" style:parent-style-name="Text_20_body" style:list-style-name="L92">
      <style:text-properties officeooo:rsid="1902e02a" officeooo:paragraph-rsid="1bcc61dd"/>
    </style:style>
    <style:style style:name="P694" style:family="paragraph" style:parent-style-name="Text_20_body" style:list-style-name="L93">
      <style:text-properties officeooo:rsid="14802dd0" officeooo:paragraph-rsid="1bcc61dd"/>
    </style:style>
    <style:style style:name="P695" style:family="paragraph" style:parent-style-name="Text_20_body" style:list-style-name="L93">
      <style:text-properties officeooo:rsid="1bd786c4" officeooo:paragraph-rsid="1bd786c4"/>
    </style:style>
    <style:style style:name="P696" style:family="paragraph" style:parent-style-name="Text_20_body" style:list-style-name="L94">
      <style:text-properties officeooo:rsid="1c1edfc2" officeooo:paragraph-rsid="1c1edfc2"/>
    </style:style>
    <style:style style:name="P697" style:family="paragraph" style:parent-style-name="Text_20_body" style:list-style-name="L95">
      <style:text-properties officeooo:rsid="1bd3639d" officeooo:paragraph-rsid="1be09be4"/>
    </style:style>
    <style:style style:name="P698" style:family="paragraph" style:parent-style-name="Text_20_body" style:list-style-name="L95">
      <style:text-properties officeooo:rsid="1be09be4" officeooo:paragraph-rsid="1be22b86"/>
    </style:style>
    <style:style style:name="P699" style:family="paragraph" style:parent-style-name="Text_20_body" style:list-style-name="L95">
      <style:text-properties officeooo:rsid="1be22b86" officeooo:paragraph-rsid="1be22b86"/>
    </style:style>
    <style:style style:name="P700" style:family="paragraph" style:parent-style-name="Text_20_body" style:list-style-name="L96">
      <style:text-properties officeooo:paragraph-rsid="1ba85a2c"/>
    </style:style>
    <style:style style:name="P701" style:family="paragraph" style:parent-style-name="Text_20_body" style:list-style-name="L96">
      <style:text-properties officeooo:rsid="1ba0195d" officeooo:paragraph-rsid="1ba85a2c"/>
    </style:style>
    <style:style style:name="P702" style:family="paragraph" style:parent-style-name="Text_20_body" style:list-style-name="L97">
      <style:text-properties officeooo:rsid="1baf0ceb" officeooo:paragraph-rsid="1baf0ceb"/>
    </style:style>
    <style:style style:name="P703" style:family="paragraph" style:parent-style-name="Text_20_body" style:list-style-name="L98">
      <style:text-properties officeooo:rsid="210667ea" officeooo:paragraph-rsid="1b540b62"/>
    </style:style>
    <style:style style:name="P704" style:family="paragraph" style:parent-style-name="Text_20_body" style:list-style-name="L98">
      <style:text-properties officeooo:rsid="17ac7bf8" officeooo:paragraph-rsid="1b540b62"/>
    </style:style>
    <style:style style:name="P705" style:family="paragraph" style:parent-style-name="Text_20_body" style:list-style-name="L99">
      <style:text-properties officeooo:paragraph-rsid="1b540b62"/>
    </style:style>
    <style:style style:name="P706" style:family="paragraph" style:parent-style-name="Text_20_body" style:list-style-name="L99">
      <style:text-properties officeooo:rsid="210a62bf" officeooo:paragraph-rsid="1b540b62"/>
    </style:style>
    <style:style style:name="P707" style:family="paragraph" style:parent-style-name="Text_20_body" style:list-style-name="L100">
      <style:text-properties officeooo:rsid="2107ada6" officeooo:paragraph-rsid="1b540b62"/>
    </style:style>
    <style:style style:name="P708" style:family="paragraph" style:parent-style-name="Text_20_body" style:list-style-name="L101">
      <style:text-properties officeooo:rsid="21223c73" officeooo:paragraph-rsid="1b540b62"/>
    </style:style>
    <style:style style:name="P709" style:family="paragraph" style:parent-style-name="Text_20_body" style:list-style-name="L101">
      <style:text-properties officeooo:rsid="21240466" officeooo:paragraph-rsid="1b540b62"/>
    </style:style>
    <style:style style:name="P710" style:family="paragraph" style:parent-style-name="Text_20_body" style:list-style-name="L103">
      <style:text-properties officeooo:rsid="210ceec1" officeooo:paragraph-rsid="1b540b62"/>
    </style:style>
    <style:style style:name="P711" style:family="paragraph" style:parent-style-name="Text_20_body" style:list-style-name="L104">
      <style:text-properties officeooo:rsid="210ceec1" officeooo:paragraph-rsid="1bb9690e"/>
    </style:style>
    <style:style style:name="P712" style:family="paragraph" style:parent-style-name="Text_20_body" style:list-style-name="L103">
      <style:text-properties officeooo:rsid="1bc52482" officeooo:paragraph-rsid="1bc52482"/>
    </style:style>
    <style:style style:name="P713" style:family="paragraph" style:parent-style-name="Text_20_body" style:list-style-name="L105">
      <style:text-properties officeooo:rsid="1bc58a8c" officeooo:paragraph-rsid="1bc58a8c"/>
    </style:style>
    <style:style style:name="P714" style:family="paragraph" style:parent-style-name="Text_20_body" style:list-style-name="L106">
      <style:text-properties officeooo:rsid="156b556c" officeooo:paragraph-rsid="156b556c"/>
    </style:style>
    <style:style style:name="P715" style:family="paragraph" style:parent-style-name="Text_20_body" style:list-style-name="L107">
      <style:text-properties officeooo:rsid="156b556c" officeooo:paragraph-rsid="156b556c"/>
    </style:style>
    <style:style style:name="P716" style:family="paragraph" style:parent-style-name="Text_20_body" style:list-style-name="L107">
      <style:text-properties officeooo:rsid="156b556c" officeooo:paragraph-rsid="157d6686"/>
    </style:style>
    <style:style style:name="P717" style:family="paragraph" style:parent-style-name="Text_20_body" style:list-style-name="L107">
      <style:text-properties officeooo:rsid="156b556c" officeooo:paragraph-rsid="1586b1d4"/>
    </style:style>
    <style:style style:name="P718" style:family="paragraph" style:parent-style-name="Text_20_body" style:list-style-name="L107">
      <style:text-properties officeooo:rsid="156b556c" officeooo:paragraph-rsid="1581a9b9"/>
    </style:style>
    <style:style style:name="P719" style:family="paragraph" style:parent-style-name="Text_20_body" style:list-style-name="L106">
      <style:text-properties officeooo:rsid="1bca44f6" officeooo:paragraph-rsid="1bca44f6"/>
    </style:style>
    <style:style style:name="P720" style:family="paragraph" style:parent-style-name="Text_20_body" style:list-style-name="L106">
      <style:text-properties officeooo:rsid="15700d41" officeooo:paragraph-rsid="15a70636"/>
    </style:style>
    <style:style style:name="P721" style:family="paragraph" style:parent-style-name="Text_20_body" style:list-style-name="L107">
      <style:text-properties officeooo:rsid="15a2ad33" officeooo:paragraph-rsid="15a2ad33"/>
    </style:style>
    <style:style style:name="P722" style:family="paragraph" style:parent-style-name="Text_20_body" style:list-style-name="L107">
      <style:text-properties officeooo:rsid="156d1f3b" officeooo:paragraph-rsid="156d1f3b"/>
    </style:style>
    <style:style style:name="P723" style:family="paragraph" style:parent-style-name="Text_20_body" style:list-style-name="L107">
      <style:text-properties officeooo:rsid="15951ee6" officeooo:paragraph-rsid="15951ee6"/>
    </style:style>
    <style:style style:name="P724" style:family="paragraph" style:parent-style-name="Text_20_body" style:list-style-name="L108">
      <style:text-properties officeooo:rsid="12c8c6da" officeooo:paragraph-rsid="16073f5b"/>
    </style:style>
    <style:style style:name="P725" style:family="paragraph" style:parent-style-name="Text_20_body" style:list-style-name="L109">
      <style:text-properties officeooo:rsid="164e3b7e" officeooo:paragraph-rsid="164e3b7e"/>
    </style:style>
    <style:style style:name="P726" style:family="paragraph" style:parent-style-name="Text_20_body" style:list-style-name="L110">
      <style:text-properties officeooo:rsid="1b403fd8" officeooo:paragraph-rsid="1b403fd8"/>
    </style:style>
    <style:style style:name="P727" style:family="paragraph" style:parent-style-name="Text_20_body" style:list-style-name="L111">
      <style:text-properties officeooo:rsid="1b3479eb" officeooo:paragraph-rsid="1624da1b"/>
    </style:style>
    <style:style style:name="P728" style:family="paragraph" style:parent-style-name="Text_20_body" style:list-style-name="L111">
      <style:text-properties officeooo:rsid="1b3479eb" officeooo:paragraph-rsid="1626bafa"/>
    </style:style>
    <style:style style:name="P729" style:family="paragraph" style:parent-style-name="Text_20_body" style:list-style-name="L112">
      <style:text-properties officeooo:paragraph-rsid="17ea8ea3"/>
    </style:style>
    <style:style style:name="P730" style:family="paragraph" style:parent-style-name="Text_20_body" style:list-style-name="L112">
      <style:text-properties officeooo:rsid="1bc2b7af" officeooo:paragraph-rsid="17db215a"/>
    </style:style>
    <style:style style:name="P731" style:family="paragraph" style:parent-style-name="Text_20_body" style:list-style-name="L112">
      <style:text-properties officeooo:rsid="1bd3c2aa" officeooo:paragraph-rsid="17db215a"/>
    </style:style>
    <style:style style:name="P732" style:family="paragraph" style:parent-style-name="Text_20_body" style:list-style-name="L112">
      <style:text-properties fo:language="en" fo:country="US" officeooo:rsid="17497bb4" officeooo:paragraph-rsid="17db215a"/>
    </style:style>
    <style:style style:name="P733" style:family="paragraph" style:parent-style-name="Text_20_body" style:list-style-name="L112">
      <style:text-properties fo:language="en" fo:country="US" officeooo:rsid="149f8e7d" officeooo:paragraph-rsid="17ea8ea3"/>
    </style:style>
    <style:style style:name="P734" style:family="paragraph" style:parent-style-name="Text_20_body" style:list-style-name="L112">
      <style:text-properties officeooo:rsid="1716a16e" officeooo:paragraph-rsid="17ea8ea3"/>
    </style:style>
    <style:style style:name="P735" style:family="paragraph" style:parent-style-name="Text_20_body" style:list-style-name="L112">
      <style:text-properties officeooo:rsid="14d83a5b" officeooo:paragraph-rsid="17ea8ea3"/>
    </style:style>
    <style:style style:name="P736" style:family="paragraph" style:parent-style-name="Text_20_body" style:list-style-name="L114">
      <style:text-properties officeooo:paragraph-rsid="1c040c2e"/>
    </style:style>
    <style:style style:name="P737" style:family="paragraph" style:parent-style-name="Text_20_body" style:list-style-name="L115">
      <style:text-properties officeooo:rsid="17122e9d" officeooo:paragraph-rsid="1b85b291"/>
    </style:style>
    <style:style style:name="P738" style:family="paragraph" style:parent-style-name="Text_20_body" style:list-style-name="L119">
      <style:text-properties officeooo:rsid="1b742e3b" officeooo:paragraph-rsid="1b7aba4c"/>
    </style:style>
    <style:style style:name="P739" style:family="paragraph" style:parent-style-name="Text_20_body" style:list-style-name="L119">
      <style:text-properties officeooo:rsid="1b742e3b" officeooo:paragraph-rsid="1b797381"/>
    </style:style>
    <style:style style:name="P740" style:family="paragraph" style:parent-style-name="Text_20_body" style:list-style-name="L119">
      <style:text-properties officeooo:rsid="1b72b349" officeooo:paragraph-rsid="1b72b349"/>
    </style:style>
    <style:style style:name="P741" style:family="paragraph" style:parent-style-name="Text_20_body" style:list-style-name="L120">
      <style:text-properties officeooo:rsid="1b83b125" officeooo:paragraph-rsid="1b83b125"/>
    </style:style>
    <style:style style:name="P742" style:family="paragraph" style:parent-style-name="Text_20_body" style:list-style-name="L121">
      <style:text-properties officeooo:rsid="1b9261bd" officeooo:paragraph-rsid="1b9261bd"/>
    </style:style>
    <style:style style:name="P743" style:family="paragraph" style:parent-style-name="Text_20_body" style:list-style-name="L121">
      <style:text-properties officeooo:rsid="1b937b6f" officeooo:paragraph-rsid="1b937b6f"/>
    </style:style>
    <style:style style:name="P744" style:family="paragraph" style:parent-style-name="Text_20_body" style:list-style-name="L122">
      <style:text-properties officeooo:rsid="17984d40" officeooo:paragraph-rsid="17984d40"/>
    </style:style>
    <style:style style:name="P745" style:family="paragraph" style:parent-style-name="Text_20_body" style:list-style-name="L123">
      <style:text-properties officeooo:rsid="1719b11b" officeooo:paragraph-rsid="1719b11b"/>
    </style:style>
    <style:style style:name="P746" style:family="paragraph" style:parent-style-name="Text_20_body" style:list-style-name="L123">
      <style:text-properties officeooo:rsid="171b82b8" officeooo:paragraph-rsid="171b82b8"/>
    </style:style>
    <style:style style:name="P747" style:family="paragraph" style:parent-style-name="Text_20_body" style:list-style-name="L124">
      <style:text-properties officeooo:rsid="0f3e2872" officeooo:paragraph-rsid="1a0b8ee2"/>
    </style:style>
    <style:style style:name="P748" style:family="paragraph" style:parent-style-name="Text_20_body" style:list-style-name="L125">
      <style:text-properties officeooo:rsid="13bcbb86" officeooo:paragraph-rsid="1a12773a"/>
    </style:style>
    <style:style style:name="P749" style:family="paragraph" style:parent-style-name="Text_20_body" style:list-style-name="L125">
      <style:text-properties officeooo:rsid="15d332f9" officeooo:paragraph-rsid="1a12773a"/>
    </style:style>
    <style:style style:name="P750" style:family="paragraph" style:parent-style-name="Text_20_body" style:list-style-name="L125">
      <style:text-properties officeooo:rsid="13e2a301" officeooo:paragraph-rsid="1a12773a"/>
    </style:style>
    <style:style style:name="P751" style:family="paragraph" style:parent-style-name="Text_20_body" style:list-style-name="L126">
      <style:text-properties officeooo:rsid="0f3fcd31" officeooo:paragraph-rsid="1a0b8ee2"/>
    </style:style>
    <style:style style:name="P752" style:family="paragraph" style:parent-style-name="Text_20_body" style:list-style-name="L76">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officeooo:rsid="1d7cea58" style:font-style-asian="normal" style:font-style-complex="normal"/>
    </style:style>
    <style:style style:name="T79" style:family="text">
      <style:text-properties fo:language="cs" fo:country="CZ" fo:font-style="normal" officeooo:rsid="1d862d16" style:font-style-asian="normal" style:font-style-complex="normal"/>
    </style:style>
    <style:style style:name="T80" style:family="text">
      <style:text-properties fo:language="cs" fo:country="CZ" fo:font-style="normal" officeooo:rsid="1d876f0a" style:font-style-asian="normal" style:font-style-complex="normal"/>
    </style:style>
    <style:style style:name="T81" style:family="text">
      <style:text-properties fo:language="cs" fo:country="CZ" fo:font-style="normal" officeooo:rsid="1d88971f" style:font-style-asian="normal" style:font-style-complex="normal"/>
    </style:style>
    <style:style style:name="T82" style:family="text">
      <style:text-properties fo:language="cs" fo:country="CZ" fo:font-style="normal" officeooo:rsid="1d889d46" style:font-style-asian="normal" style:font-style-complex="normal"/>
    </style:style>
    <style:style style:name="T83" style:family="text">
      <style:text-properties fo:language="cs" fo:country="CZ" fo:font-style="normal" officeooo:rsid="1d8a5cdb" style:font-style-asian="normal" style:font-style-complex="normal"/>
    </style:style>
    <style:style style:name="T84" style:family="text">
      <style:text-properties fo:language="cs" fo:country="CZ" fo:font-style="normal" officeooo:rsid="1d9c98f1" style:font-style-asian="normal" style:font-style-complex="normal"/>
    </style:style>
    <style:style style:name="T85" style:family="text">
      <style:text-properties fo:language="cs" fo:country="CZ" fo:font-style="normal" officeooo:rsid="1d9d8d4f" style:font-style-asian="normal" style:font-style-complex="normal"/>
    </style:style>
    <style:style style:name="T86" style:family="text">
      <style:text-properties fo:language="cs" fo:country="CZ" fo:font-style="normal" fo:font-weight="normal" style:font-style-asian="normal" style:font-weight-asian="normal" style:font-style-complex="normal" style:font-weight-complex="normal"/>
    </style:style>
    <style:style style:name="T87" style:family="text">
      <style:text-properties fo:language="cs" fo:country="CZ" fo:font-style="normal" fo:font-weight="normal" officeooo:rsid="1e07a243" style:font-style-asian="normal" style:font-weight-asian="normal" style:font-style-complex="normal" style:font-weight-complex="normal"/>
    </style:style>
    <style:style style:name="T88" style:family="text">
      <style:text-properties fo:language="cs" fo:country="CZ" fo:font-style="normal" fo:font-weight="normal" officeooo:rsid="1e08667a" style:font-style-asian="normal" style:font-weight-asian="normal" style:font-style-complex="normal" style:font-weight-complex="normal"/>
    </style:style>
    <style:style style:name="T89" style:family="text">
      <style:text-properties fo:language="cs" fo:country="CZ" fo:font-style="normal" fo:font-weight="normal" officeooo:rsid="1e9efd64" style:font-style-asian="normal" style:font-weight-asian="normal" style:font-style-complex="normal" style:font-weight-complex="normal"/>
    </style:style>
    <style:style style:name="T90" style:family="text">
      <style:text-properties fo:language="cs" fo:country="CZ" fo:font-style="normal" fo:font-weight="normal" officeooo:rsid="1ea2cb19" style:font-style-asian="normal" style:font-weight-asian="normal" style:font-style-complex="normal" style:font-weight-complex="normal"/>
    </style:style>
    <style:style style:name="T91" style:family="text">
      <style:text-properties fo:language="cs" fo:country="CZ" fo:font-style="normal" fo:font-weight="normal" officeooo:rsid="1ea42722" style:font-style-asian="normal" style:font-weight-asian="normal" style:font-style-complex="normal" style:font-weight-complex="normal"/>
    </style:style>
    <style:style style:name="T92" style:family="text">
      <style:text-properties fo:language="cs" fo:country="CZ" fo:font-style="normal" fo:font-weight="normal" officeooo:rsid="1f094e85" style:font-style-asian="normal" style:font-weight-asian="normal" style:font-style-complex="normal" style:font-weight-complex="normal"/>
    </style:style>
    <style:style style:name="T93" style:family="text">
      <style:text-properties fo:language="cs" fo:country="CZ" fo:font-style="normal" fo:font-weight="normal" officeooo:rsid="1f0953c4" style:font-style-asian="normal" style:font-weight-asian="normal" style:font-style-complex="normal" style:font-weight-complex="normal"/>
    </style:style>
    <style:style style:name="T94" style:family="text">
      <style:text-properties fo:language="cs" fo:country="CZ" fo:font-style="normal" fo:font-weight="normal" officeooo:rsid="1f8d77f1" style:font-style-asian="normal" style:font-weight-asian="normal" style:font-style-complex="normal" style:font-weight-complex="normal"/>
    </style:style>
    <style:style style:name="T95" style:family="text">
      <style:text-properties fo:language="cs" fo:country="CZ" officeooo:rsid="1927ecca"/>
    </style:style>
    <style:style style:name="T96" style:family="text">
      <style:text-properties fo:language="cs" fo:country="CZ" officeooo:rsid="192c92b1"/>
    </style:style>
    <style:style style:name="T97" style:family="text">
      <style:text-properties fo:language="cs" fo:country="CZ" officeooo:rsid="19c45172"/>
    </style:style>
    <style:style style:name="T98" style:family="text">
      <style:text-properties fo:language="cs" fo:country="CZ" officeooo:rsid="19c60f03"/>
    </style:style>
    <style:style style:name="T99" style:family="text">
      <style:text-properties fo:language="cs" fo:country="CZ" officeooo:rsid="13e65e33"/>
    </style:style>
    <style:style style:name="T100" style:family="text">
      <style:text-properties fo:language="cs" fo:country="CZ" officeooo:rsid="13e2a301"/>
    </style:style>
    <style:style style:name="T101" style:family="text">
      <style:text-properties fo:language="cs" fo:country="CZ" officeooo:rsid="1a138103"/>
    </style:style>
    <style:style style:name="T102" style:family="text">
      <style:text-properties fo:language="cs" fo:country="CZ" officeooo:rsid="13e3b3c3"/>
    </style:style>
    <style:style style:name="T103" style:family="text">
      <style:text-properties fo:language="cs" fo:country="CZ" officeooo:rsid="16b81fd2"/>
    </style:style>
    <style:style style:name="T104" style:family="text">
      <style:text-properties fo:language="cs" fo:country="CZ" officeooo:rsid="1a230bad"/>
    </style:style>
    <style:style style:name="T105" style:family="text">
      <style:text-properties fo:language="cs" fo:country="CZ" officeooo:rsid="19239c11"/>
    </style:style>
    <style:style style:name="T106" style:family="text">
      <style:text-properties fo:language="cs" fo:country="CZ" officeooo:rsid="1a605120"/>
    </style:style>
    <style:style style:name="T107" style:family="text">
      <style:text-properties fo:language="cs" fo:country="CZ" fo:font-weight="bold" style:font-weight-asian="bold" style:font-weight-complex="bold"/>
    </style:style>
    <style:style style:name="T108" style:family="text">
      <style:text-properties fo:language="cs" fo:country="CZ" fo:font-weight="bold" officeooo:rsid="1dbdf5ee" style:font-weight-asian="bold" style:font-weight-complex="bold"/>
    </style:style>
    <style:style style:name="T109" style:family="text">
      <style:text-properties fo:language="cs" fo:country="CZ" fo:font-weight="bold" officeooo:rsid="1e03bc26" style:font-weight-asian="bold" style:font-weight-complex="bold"/>
    </style:style>
    <style:style style:name="T110" style:family="text">
      <style:text-properties fo:language="cs" fo:country="CZ" officeooo:rsid="1a7c7818"/>
    </style:style>
    <style:style style:name="T111" style:family="text">
      <style:text-properties fo:language="cs" fo:country="CZ" officeooo:rsid="1aa8fb70"/>
    </style:style>
    <style:style style:name="T112" style:family="text">
      <style:text-properties fo:language="cs" fo:country="CZ" officeooo:rsid="1aaaf7b3"/>
    </style:style>
    <style:style style:name="T113" style:family="text">
      <style:text-properties fo:language="cs" fo:country="CZ" officeooo:rsid="1ab052d1"/>
    </style:style>
    <style:style style:name="T114" style:family="text">
      <style:text-properties fo:language="cs" fo:country="CZ" officeooo:rsid="1ab2f360"/>
    </style:style>
    <style:style style:name="T115" style:family="text">
      <style:text-properties fo:language="cs" fo:country="CZ" officeooo:rsid="1ace9476"/>
    </style:style>
    <style:style style:name="T116" style:family="text">
      <style:text-properties fo:language="cs" fo:country="CZ" officeooo:rsid="1ad07226"/>
    </style:style>
    <style:style style:name="T117" style:family="text">
      <style:text-properties fo:language="cs" fo:country="CZ" officeooo:rsid="1ad1da2f"/>
    </style:style>
    <style:style style:name="T118" style:family="text">
      <style:text-properties fo:language="cs" fo:country="CZ" officeooo:rsid="1ad2c630"/>
    </style:style>
    <style:style style:name="T119" style:family="text">
      <style:text-properties fo:language="cs" fo:country="CZ" officeooo:rsid="1ad3a253"/>
    </style:style>
    <style:style style:name="T120" style:family="text">
      <style:text-properties fo:language="cs" fo:country="CZ" officeooo:rsid="1ad5314d"/>
    </style:style>
    <style:style style:name="T121" style:family="text">
      <style:text-properties fo:language="cs" fo:country="CZ" officeooo:rsid="1ad59166"/>
    </style:style>
    <style:style style:name="T122" style:family="text">
      <style:text-properties fo:language="cs" fo:country="CZ" officeooo:rsid="1ad62c25"/>
    </style:style>
    <style:style style:name="T123" style:family="text">
      <style:text-properties fo:language="cs" fo:country="CZ" officeooo:rsid="1ad6d21c"/>
    </style:style>
    <style:style style:name="T124" style:family="text">
      <style:text-properties fo:language="cs" fo:country="CZ" officeooo:rsid="1ad7c29c"/>
    </style:style>
    <style:style style:name="T125" style:family="text">
      <style:text-properties fo:language="cs" fo:country="CZ" officeooo:rsid="1ad8dfce"/>
    </style:style>
    <style:style style:name="T126" style:family="text">
      <style:text-properties fo:language="cs" fo:country="CZ" officeooo:rsid="1adabb5b"/>
    </style:style>
    <style:style style:name="T127" style:family="text">
      <style:text-properties fo:language="cs" fo:country="CZ" officeooo:rsid="1adcb1cd"/>
    </style:style>
    <style:style style:name="T128" style:family="text">
      <style:text-properties fo:language="cs" fo:country="CZ" officeooo:rsid="1addd32b"/>
    </style:style>
    <style:style style:name="T129" style:family="text">
      <style:text-properties fo:language="cs" fo:country="CZ" officeooo:rsid="1adff662"/>
    </style:style>
    <style:style style:name="T130" style:family="text">
      <style:text-properties fo:language="cs" fo:country="CZ" officeooo:rsid="1ae161a8"/>
    </style:style>
    <style:style style:name="T131" style:family="text">
      <style:text-properties fo:language="cs" fo:country="CZ" officeooo:rsid="1ae7d6b3"/>
    </style:style>
    <style:style style:name="T132" style:family="text">
      <style:text-properties fo:language="cs" fo:country="CZ" officeooo:rsid="1ae7dfb8"/>
    </style:style>
    <style:style style:name="T133" style:family="text">
      <style:text-properties fo:language="cs" fo:country="CZ" officeooo:rsid="1ae86b19"/>
    </style:style>
    <style:style style:name="T134" style:family="text">
      <style:text-properties fo:language="cs" fo:country="CZ" officeooo:rsid="1ae970a1"/>
    </style:style>
    <style:style style:name="T135" style:family="text">
      <style:text-properties fo:language="cs" fo:country="CZ" officeooo:rsid="1ae975f3"/>
    </style:style>
    <style:style style:name="T136" style:family="text">
      <style:text-properties fo:language="cs" fo:country="CZ" officeooo:rsid="1aea102e"/>
    </style:style>
    <style:style style:name="T137" style:family="text">
      <style:text-properties fo:language="cs" fo:country="CZ" officeooo:rsid="1b1c6d53"/>
    </style:style>
    <style:style style:name="T138" style:family="text">
      <style:text-properties fo:language="cs" fo:country="CZ" officeooo:rsid="1b1ca47e"/>
    </style:style>
    <style:style style:name="T139" style:family="text">
      <style:text-properties fo:language="cs" fo:country="CZ" officeooo:rsid="172042ec"/>
    </style:style>
    <style:style style:name="T140" style:family="text">
      <style:text-properties fo:language="cs" fo:country="CZ" officeooo:rsid="1b4ae1d0"/>
    </style:style>
    <style:style style:name="T141" style:family="text">
      <style:text-properties fo:language="cs" fo:country="CZ" officeooo:rsid="1b4c9c2d"/>
    </style:style>
    <style:style style:name="T142" style:family="text">
      <style:text-properties fo:language="cs" fo:country="CZ" officeooo:rsid="1cb7b27b"/>
    </style:style>
    <style:style style:name="T143" style:family="text">
      <style:text-properties fo:language="cs" fo:country="CZ" officeooo:rsid="1cd2eb5d"/>
    </style:style>
    <style:style style:name="T144" style:family="text">
      <style:text-properties fo:language="cs" fo:country="CZ" officeooo:rsid="1cfdd4d8"/>
    </style:style>
    <style:style style:name="T145" style:family="text">
      <style:text-properties fo:language="cs" fo:country="CZ" officeooo:rsid="1d4b318f"/>
    </style:style>
    <style:style style:name="T146" style:family="text">
      <style:text-properties fo:language="cs" fo:country="CZ" officeooo:rsid="1d99d915"/>
    </style:style>
    <style:style style:name="T147" style:family="text">
      <style:text-properties fo:language="cs" fo:country="CZ" officeooo:rsid="1db0ffcb"/>
    </style:style>
    <style:style style:name="T148" style:family="text">
      <style:text-properties fo:language="cs" fo:country="CZ" officeooo:rsid="1db21e23"/>
    </style:style>
    <style:style style:name="T149" style:family="text">
      <style:text-properties fo:language="cs" fo:country="CZ" officeooo:rsid="1db36cd0"/>
    </style:style>
    <style:style style:name="T150" style:family="text">
      <style:text-properties fo:language="cs" fo:country="CZ" officeooo:rsid="1db29c50"/>
    </style:style>
    <style:style style:name="T151" style:family="text">
      <style:text-properties fo:language="cs" fo:country="CZ" officeooo:rsid="1db7691e"/>
    </style:style>
    <style:style style:name="T152" style:family="text">
      <style:text-properties fo:language="cs" fo:country="CZ" officeooo:rsid="1db92161"/>
    </style:style>
    <style:style style:name="T153" style:family="text">
      <style:text-properties fo:language="cs" fo:country="CZ" officeooo:rsid="1db9a601"/>
    </style:style>
    <style:style style:name="T154" style:family="text">
      <style:text-properties fo:language="cs" fo:country="CZ" officeooo:rsid="1dbc2461"/>
    </style:style>
    <style:style style:name="T155" style:family="text">
      <style:text-properties fo:language="cs" fo:country="CZ" officeooo:rsid="1dfdd6ef"/>
    </style:style>
    <style:style style:name="T156" style:family="text">
      <style:text-properties fo:language="cs" fo:country="CZ" officeooo:rsid="1e03bc26"/>
    </style:style>
    <style:style style:name="T157" style:family="text">
      <style:text-properties fo:language="cs" fo:country="CZ" officeooo:rsid="1e8b8f40"/>
    </style:style>
    <style:style style:name="T158" style:family="text">
      <style:text-properties fo:language="cs" fo:country="CZ" officeooo:rsid="1e8f0d9b"/>
    </style:style>
    <style:style style:name="T159" style:family="text">
      <style:text-properties fo:language="cs" fo:country="CZ" officeooo:rsid="1eee3be2"/>
    </style:style>
    <style:style style:name="T160" style:family="text">
      <style:text-properties fo:language="cs" fo:country="CZ" officeooo:rsid="1f05e202"/>
    </style:style>
    <style:style style:name="T161" style:family="text">
      <style:text-properties fo:language="cs" fo:country="CZ" officeooo:rsid="1f1f8f11"/>
    </style:style>
    <style:style style:name="T162" style:family="text">
      <style:text-properties fo:language="cs" fo:country="CZ" officeooo:rsid="1f203a29"/>
    </style:style>
    <style:style style:name="T163" style:family="text">
      <style:text-properties fo:language="cs" fo:country="CZ" officeooo:rsid="1f81a09a"/>
    </style:style>
    <style:style style:name="T164" style:family="text">
      <style:text-properties fo:language="cs" fo:country="CZ" style:language-asian="cs" style:country-asian="CZ"/>
    </style:style>
    <style:style style:name="T165" style:family="text">
      <style:text-properties fo:language="cs" fo:country="CZ" officeooo:rsid="20228d7e" style:language-asian="cs" style:country-asian="CZ"/>
    </style:style>
    <style:style style:name="T166" style:family="text">
      <style:text-properties fo:language="cs" fo:country="CZ" officeooo:rsid="2022d038" style:language-asian="cs" style:country-asian="CZ"/>
    </style:style>
    <style:style style:name="T167" style:family="text">
      <style:text-properties fo:language="cs" fo:country="CZ" officeooo:rsid="202364ac" style:language-asian="cs" style:country-asian="CZ"/>
    </style:style>
    <style:style style:name="T168" style:family="text">
      <style:text-properties fo:language="cs" fo:country="CZ" officeooo:rsid="20267c2c" style:language-asian="cs" style:country-asian="CZ"/>
    </style:style>
    <style:style style:name="T169" style:family="text">
      <style:text-properties fo:language="cs" fo:country="CZ" officeooo:rsid="202b1bc4" style:language-asian="cs" style:country-asian="CZ"/>
    </style:style>
    <style:style style:name="T170" style:family="text">
      <style:text-properties fo:language="cs" fo:country="CZ" officeooo:rsid="202b31b7" style:language-asian="cs" style:country-asian="CZ"/>
    </style:style>
    <style:style style:name="T171" style:family="text">
      <style:text-properties fo:language="cs" fo:country="CZ" officeooo:rsid="202c217c" style:language-asian="cs" style:country-asian="CZ"/>
    </style:style>
    <style:style style:name="T172" style:family="text">
      <style:text-properties fo:language="cs" fo:country="CZ" officeooo:rsid="202cb160" style:language-asian="cs" style:country-asian="CZ"/>
    </style:style>
    <style:style style:name="T173" style:family="text">
      <style:text-properties fo:language="cs" fo:country="CZ" officeooo:rsid="202ffbff" style:language-asian="cs" style:country-asian="CZ"/>
    </style:style>
    <style:style style:name="T174" style:family="text">
      <style:text-properties fo:language="cs" fo:country="CZ" officeooo:rsid="2030677a" style:language-asian="cs" style:country-asian="CZ"/>
    </style:style>
    <style:style style:name="T175" style:family="text">
      <style:text-properties fo:language="cs" fo:country="CZ" officeooo:rsid="20307a12" style:language-asian="cs" style:country-asian="CZ"/>
    </style:style>
    <style:style style:name="T176" style:family="text">
      <style:text-properties fo:language="cs" fo:country="CZ" officeooo:rsid="203187de" style:language-asian="cs" style:country-asian="CZ"/>
    </style:style>
    <style:style style:name="T177" style:family="text">
      <style:text-properties fo:language="cs" fo:country="CZ" officeooo:rsid="2033ec3f" style:language-asian="cs" style:country-asian="CZ"/>
    </style:style>
    <style:style style:name="T178" style:family="text">
      <style:text-properties fo:language="cs" fo:country="CZ" officeooo:rsid="203781ed" style:language-asian="cs" style:country-asian="CZ"/>
    </style:style>
    <style:style style:name="T179" style:family="text">
      <style:text-properties fo:language="cs" fo:country="CZ" officeooo:rsid="2038b19c" style:language-asian="cs" style:country-asian="CZ"/>
    </style:style>
    <style:style style:name="T180" style:family="text">
      <style:text-properties fo:language="cs" fo:country="CZ" officeooo:rsid="2046eb88" style:language-asian="cs" style:country-asian="CZ"/>
    </style:style>
    <style:style style:name="T181" style:family="text">
      <style:text-properties fo:language="cs" fo:country="CZ" officeooo:rsid="204851d8" style:language-asian="cs" style:country-asian="CZ"/>
    </style:style>
    <style:style style:name="T182" style:family="text">
      <style:text-properties officeooo:rsid="0db90857"/>
    </style:style>
    <style:style style:name="T183" style:family="text">
      <style:text-properties fo:font-style="italic" style:font-style-asian="italic" style:font-style-complex="italic"/>
    </style:style>
    <style:style style:name="T184" style:family="text">
      <style:text-properties fo:font-style="italic" officeooo:rsid="0f1a3260" style:font-style-asian="italic" style:font-style-complex="italic"/>
    </style:style>
    <style:style style:name="T185" style:family="text">
      <style:text-properties fo:font-style="italic" officeooo:rsid="0efd1260" style:font-style-asian="italic" style:font-style-complex="italic"/>
    </style:style>
    <style:style style:name="T186" style:family="text">
      <style:text-properties fo:font-style="italic" officeooo:rsid="1568fefb" style:font-style-asian="italic" style:font-style-complex="italic"/>
    </style:style>
    <style:style style:name="T187" style:family="text">
      <style:text-properties fo:font-style="italic" officeooo:rsid="15c6fe44" style:font-style-asian="italic" style:font-style-complex="italic"/>
    </style:style>
    <style:style style:name="T188" style:family="text">
      <style:text-properties fo:font-style="italic" officeooo:rsid="15ff5bcc" style:font-style-asian="italic" style:font-style-complex="italic"/>
    </style:style>
    <style:style style:name="T189" style:family="text">
      <style:text-properties fo:font-style="italic" officeooo:rsid="160990c0" style:font-style-asian="italic" style:font-style-complex="italic"/>
    </style:style>
    <style:style style:name="T190" style:family="text">
      <style:text-properties fo:font-style="italic" officeooo:rsid="166b8d4a" style:font-style-asian="italic" style:font-style-complex="italic"/>
    </style:style>
    <style:style style:name="T191" style:family="text">
      <style:text-properties fo:font-style="italic" officeooo:rsid="166df4b7" style:font-style-asian="italic" style:font-style-complex="italic"/>
    </style:style>
    <style:style style:name="T192" style:family="text">
      <style:text-properties fo:font-style="italic" officeooo:rsid="16c234ca" style:font-style-asian="italic" style:font-style-complex="italic"/>
    </style:style>
    <style:style style:name="T193" style:family="text">
      <style:text-properties fo:font-style="italic" officeooo:rsid="16c2f21c" style:font-style-asian="italic" style:font-style-complex="italic"/>
    </style:style>
    <style:style style:name="T194" style:family="text">
      <style:text-properties fo:font-style="italic" officeooo:rsid="16c94921" style:font-style-asian="italic" style:font-style-complex="italic"/>
    </style:style>
    <style:style style:name="T195" style:family="text">
      <style:text-properties fo:font-style="italic" officeooo:rsid="16ca7a79" style:font-style-asian="italic" style:font-style-complex="italic"/>
    </style:style>
    <style:style style:name="T196" style:family="text">
      <style:text-properties fo:font-style="italic" officeooo:rsid="16cf58e9" style:font-style-asian="italic" style:font-style-complex="italic"/>
    </style:style>
    <style:style style:name="T197" style:family="text">
      <style:text-properties fo:font-style="italic" officeooo:rsid="176cb349" style:font-style-asian="italic" style:font-style-complex="italic"/>
    </style:style>
    <style:style style:name="T198" style:family="text">
      <style:text-properties fo:font-style="italic" officeooo:rsid="210d8ae5" style:font-style-asian="italic" style:font-style-complex="italic"/>
    </style:style>
    <style:style style:name="T199" style:family="text">
      <style:text-properties fo:font-style="italic" officeooo:rsid="2111f746" style:font-style-asian="italic" style:font-style-complex="italic"/>
    </style:style>
    <style:style style:name="T200" style:family="text">
      <style:text-properties fo:font-style="italic" officeooo:rsid="17b00c43" style:font-style-asian="italic" style:font-style-complex="italic"/>
    </style:style>
    <style:style style:name="T201" style:family="text">
      <style:text-properties fo:font-style="italic" officeooo:rsid="17b424d6" style:font-style-asian="italic" style:font-style-complex="italic"/>
    </style:style>
    <style:style style:name="T202" style:family="text">
      <style:text-properties fo:font-style="italic" officeooo:rsid="1874e701" style:font-style-asian="italic" style:font-style-complex="italic"/>
    </style:style>
    <style:style style:name="T203" style:family="text">
      <style:text-properties fo:font-style="italic" officeooo:rsid="189af24f" style:font-style-asian="italic" style:font-style-complex="italic"/>
    </style:style>
    <style:style style:name="T204" style:family="text">
      <style:text-properties fo:font-style="italic" officeooo:rsid="18a2a3be" style:font-style-asian="italic" style:font-style-complex="italic"/>
    </style:style>
    <style:style style:name="T205" style:family="text">
      <style:text-properties fo:font-style="italic" officeooo:rsid="18ba1be0" style:font-style-asian="italic" style:font-style-complex="italic"/>
    </style:style>
    <style:style style:name="T206" style:family="text">
      <style:text-properties fo:font-style="italic" officeooo:rsid="18f6469d" style:font-style-asian="italic" style:font-style-complex="italic"/>
    </style:style>
    <style:style style:name="T207" style:family="text">
      <style:text-properties fo:font-style="italic" officeooo:rsid="19112146" style:font-style-asian="italic" style:font-style-complex="italic"/>
    </style:style>
    <style:style style:name="T208" style:family="text">
      <style:text-properties fo:font-style="italic" officeooo:rsid="188b13b1" style:font-style-asian="italic" style:font-style-complex="italic"/>
    </style:style>
    <style:style style:name="T209" style:family="text">
      <style:text-properties fo:font-style="italic" officeooo:rsid="183e0810" style:font-style-asian="italic" style:font-style-complex="italic"/>
    </style:style>
    <style:style style:name="T210" style:family="text">
      <style:text-properties fo:font-style="italic" officeooo:rsid="111b4dc3" style:font-style-asian="italic" style:font-style-complex="italic"/>
    </style:style>
    <style:style style:name="T211" style:family="text">
      <style:text-properties fo:font-style="italic" officeooo:rsid="183e2f5c" style:font-style-asian="italic" style:font-style-complex="italic"/>
    </style:style>
    <style:style style:name="T212" style:family="text">
      <style:text-properties fo:font-style="italic" officeooo:rsid="19235c6e" style:font-style-asian="italic" style:font-style-complex="italic"/>
    </style:style>
    <style:style style:name="T213" style:family="text">
      <style:text-properties fo:font-style="italic" officeooo:rsid="19383ff1" style:font-style-asian="italic" style:font-style-complex="italic"/>
    </style:style>
    <style:style style:name="T214" style:family="text">
      <style:text-properties fo:font-style="italic" officeooo:rsid="193eb0c1" style:font-style-asian="italic" style:font-style-complex="italic"/>
    </style:style>
    <style:style style:name="T215" style:family="text">
      <style:text-properties fo:font-style="italic" officeooo:rsid="193f0656" style:font-style-asian="italic" style:font-style-complex="italic"/>
    </style:style>
    <style:style style:name="T216" style:family="text">
      <style:text-properties fo:font-style="italic" officeooo:rsid="19486f67" style:font-style-asian="italic" style:font-style-complex="italic"/>
    </style:style>
    <style:style style:name="T217" style:family="text">
      <style:text-properties fo:font-style="italic" officeooo:rsid="194950a2" style:font-style-asian="italic" style:font-style-complex="italic"/>
    </style:style>
    <style:style style:name="T218" style:family="text">
      <style:text-properties fo:font-style="italic" officeooo:rsid="195a35cb" style:font-style-asian="italic" style:font-style-complex="italic"/>
    </style:style>
    <style:style style:name="T219" style:family="text">
      <style:text-properties fo:font-style="italic" officeooo:rsid="196148fb" style:font-style-asian="italic" style:font-style-complex="italic"/>
    </style:style>
    <style:style style:name="T220" style:family="text">
      <style:text-properties fo:font-style="italic" officeooo:rsid="196f42a4" style:font-style-asian="italic" style:font-style-complex="italic"/>
    </style:style>
    <style:style style:name="T221" style:family="text">
      <style:text-properties fo:font-style="italic" officeooo:rsid="0f1fc075" style:font-style-asian="italic" style:font-style-complex="italic"/>
    </style:style>
    <style:style style:name="T222" style:family="text">
      <style:text-properties fo:font-style="italic" officeooo:rsid="19a3a698" style:font-style-asian="italic" style:font-style-complex="italic"/>
    </style:style>
    <style:style style:name="T223" style:family="text">
      <style:text-properties fo:font-style="italic" officeooo:rsid="19ab9837" style:font-style-asian="italic" style:font-style-complex="italic"/>
    </style:style>
    <style:style style:name="T224" style:family="text">
      <style:text-properties fo:font-style="italic" officeooo:rsid="193637ad" style:font-style-asian="italic" style:font-style-complex="italic"/>
    </style:style>
    <style:style style:name="T225" style:family="text">
      <style:text-properties fo:font-style="italic" officeooo:rsid="19d10061" style:font-style-asian="italic" style:font-style-complex="italic"/>
    </style:style>
    <style:style style:name="T226" style:family="text">
      <style:text-properties fo:font-style="italic" officeooo:rsid="1a336de8" style:font-style-asian="italic" style:font-style-complex="italic"/>
    </style:style>
    <style:style style:name="T227" style:family="text">
      <style:text-properties fo:font-style="italic" officeooo:rsid="14c6ec70" style:font-style-asian="italic" style:font-style-complex="italic"/>
    </style:style>
    <style:style style:name="T228" style:family="text">
      <style:text-properties fo:font-style="italic" officeooo:rsid="1a4594f8" style:font-style-asian="italic" style:font-style-complex="italic"/>
    </style:style>
    <style:style style:name="T229" style:family="text">
      <style:text-properties fo:font-style="italic" officeooo:rsid="18d09906" style:font-style-asian="italic" style:font-style-complex="italic"/>
    </style:style>
    <style:style style:name="T230" style:family="text">
      <style:text-properties fo:font-style="italic" officeooo:rsid="1a4dc0d9" style:font-style-asian="italic" style:font-style-complex="italic"/>
    </style:style>
    <style:style style:name="T231" style:family="text">
      <style:text-properties fo:font-style="italic" officeooo:rsid="1a2b313c" style:font-style-asian="italic" style:font-style-complex="italic"/>
    </style:style>
    <style:style style:name="T232" style:family="text">
      <style:text-properties fo:font-style="italic" officeooo:rsid="1ac04dff" style:font-style-asian="italic" style:font-style-complex="italic"/>
    </style:style>
    <style:style style:name="T233" style:family="text">
      <style:text-properties fo:font-style="italic" officeooo:rsid="1ac1f010" style:font-style-asian="italic" style:font-style-complex="italic"/>
    </style:style>
    <style:style style:name="T234" style:family="text">
      <style:text-properties fo:font-style="italic" officeooo:rsid="1b41fd68" style:font-style-asian="italic" style:font-style-complex="italic"/>
    </style:style>
    <style:style style:name="T235" style:family="text">
      <style:text-properties fo:font-style="italic" officeooo:rsid="1b813157" style:font-style-asian="italic" style:font-style-complex="italic"/>
    </style:style>
    <style:style style:name="T236" style:family="text">
      <style:text-properties fo:font-style="italic" officeooo:rsid="1b9261bd" style:font-style-asian="italic" style:font-style-complex="italic"/>
    </style:style>
    <style:style style:name="T237" style:family="text">
      <style:text-properties fo:font-style="italic" officeooo:rsid="1ba0195d" style:font-style-asian="italic" style:font-style-complex="italic"/>
    </style:style>
    <style:style style:name="T238" style:family="text">
      <style:text-properties fo:font-style="italic" officeooo:rsid="210b2273" style:font-style-asian="italic" style:font-style-complex="italic"/>
    </style:style>
    <style:style style:name="T239" style:family="text">
      <style:text-properties fo:font-style="italic" officeooo:rsid="1bddadae" style:font-style-asian="italic" style:font-style-complex="italic"/>
    </style:style>
    <style:style style:name="T240" style:family="text">
      <style:text-properties fo:font-style="italic" officeooo:rsid="1cb98502" style:font-style-asian="italic" style:font-style-complex="italic"/>
    </style:style>
    <style:style style:name="T241" style:family="text">
      <style:text-properties fo:font-style="italic" officeooo:rsid="1d2eb9c4" style:font-style-asian="italic" style:font-style-complex="italic"/>
    </style:style>
    <style:style style:name="T242" style:family="text">
      <style:text-properties fo:font-style="italic" officeooo:rsid="1d556b8b" style:font-style-asian="italic" style:font-style-complex="italic"/>
    </style:style>
    <style:style style:name="T243" style:family="text">
      <style:text-properties fo:font-style="italic" officeooo:rsid="1cd8d774" style:font-style-asian="italic" style:font-style-complex="italic"/>
    </style:style>
    <style:style style:name="T244" style:family="text">
      <style:text-properties fo:font-style="italic" officeooo:rsid="1ddc7f7b" style:font-style-asian="italic" style:font-style-complex="italic"/>
    </style:style>
    <style:style style:name="T245" style:family="text">
      <style:text-properties fo:font-style="italic" officeooo:rsid="1e2327a3" style:font-style-asian="italic" style:font-style-complex="italic"/>
    </style:style>
    <style:style style:name="T246" style:family="text">
      <style:text-properties fo:font-style="italic" officeooo:rsid="1e2b3199" style:font-style-asian="italic" style:font-style-complex="italic"/>
    </style:style>
    <style:style style:name="T247" style:family="text">
      <style:text-properties fo:font-style="italic" officeooo:rsid="1e2dceed" style:font-style-asian="italic" style:font-style-complex="italic"/>
    </style:style>
    <style:style style:name="T248" style:family="text">
      <style:text-properties fo:font-style="italic" officeooo:rsid="1e36d3b9" style:font-style-asian="italic" style:font-style-complex="italic"/>
    </style:style>
    <style:style style:name="T249" style:family="text">
      <style:text-properties fo:font-style="italic" officeooo:rsid="1d1d9988" style:font-style-asian="italic" style:font-style-complex="italic"/>
    </style:style>
    <style:style style:name="T250" style:family="text">
      <style:text-properties fo:font-style="italic" officeooo:rsid="1e8d41c5" style:font-style-asian="italic" style:font-style-complex="italic"/>
    </style:style>
    <style:style style:name="T251" style:family="text">
      <style:text-properties fo:font-style="italic" officeooo:rsid="1f05e202" style:font-style-asian="italic" style:font-style-complex="italic"/>
    </style:style>
    <style:style style:name="T252" style:family="text">
      <style:text-properties fo:font-style="italic" officeooo:rsid="1f1b0fd4" style:font-style-asian="italic" style:font-style-complex="italic"/>
    </style:style>
    <style:style style:name="T253" style:family="text">
      <style:text-properties fo:font-style="italic" officeooo:rsid="1f2624d5" style:font-style-asian="italic" style:font-style-complex="italic"/>
    </style:style>
    <style:style style:name="T254" style:family="text">
      <style:text-properties fo:font-style="italic" officeooo:rsid="1d631bec" style:font-style-asian="italic" style:font-style-complex="italic"/>
    </style:style>
    <style:style style:name="T255" style:family="text">
      <style:text-properties fo:font-style="italic" officeooo:rsid="1f356719" style:font-style-asian="italic" style:font-style-complex="italic"/>
    </style:style>
    <style:style style:name="T256" style:family="text">
      <style:text-properties fo:font-style="italic" officeooo:rsid="1f803185" style:font-style-asian="italic" style:font-style-complex="italic"/>
    </style:style>
    <style:style style:name="T257" style:family="text">
      <style:text-properties fo:font-style="italic" officeooo:rsid="1cdbb04f" style:font-style-asian="italic" style:font-style-complex="italic"/>
    </style:style>
    <style:style style:name="T258" style:family="text">
      <style:text-properties fo:font-style="italic" fo:font-weight="normal" style:font-style-asian="italic" style:font-weight-asian="normal" style:font-style-complex="italic" style:font-weight-complex="normal"/>
    </style:style>
    <style:style style:name="T259" style:family="text">
      <style:text-properties fo:font-style="italic" fo:font-weight="normal" officeooo:rsid="1a583429" style:font-style-asian="italic" style:font-weight-asian="normal" style:font-style-complex="italic" style:font-weight-complex="normal"/>
    </style:style>
    <style:style style:name="T260" style:family="text">
      <style:text-properties fo:font-style="italic" fo:font-weight="normal" officeooo:rsid="1a58f3e6" style:font-style-asian="italic" style:font-weight-asian="normal" style:font-style-complex="italic" style:font-weight-complex="normal"/>
    </style:style>
    <style:style style:name="T261" style:family="text">
      <style:text-properties fo:font-style="italic" fo:font-weight="normal" officeooo:rsid="1f4449a1" style:font-style-asian="italic" style:font-weight-asian="normal" style:font-style-complex="italic" style:font-weight-complex="normal"/>
    </style:style>
    <style:style style:name="T262" style:family="text">
      <style:text-properties fo:font-style="italic" style:text-underline-style="solid" style:text-underline-width="auto" style:text-underline-color="font-color" officeooo:rsid="1b813157" style:font-style-asian="italic" style:font-style-complex="italic"/>
    </style:style>
    <style:style style:name="T263" style:family="text">
      <style:text-properties officeooo:rsid="0e3fbf9d"/>
    </style:style>
    <style:style style:name="T264" style:family="text">
      <style:text-properties fo:font-style="normal" style:font-style-asian="normal" style:font-style-complex="normal"/>
    </style:style>
    <style:style style:name="T265" style:family="text">
      <style:text-properties fo:font-style="normal" officeooo:rsid="0f3cb350" style:font-style-asian="normal" style:font-style-complex="normal"/>
    </style:style>
    <style:style style:name="T266" style:family="text">
      <style:text-properties fo:font-style="normal" officeooo:rsid="15faff95" style:font-style-asian="normal" style:font-style-complex="normal"/>
    </style:style>
    <style:style style:name="T267" style:family="text">
      <style:text-properties fo:font-style="normal" officeooo:rsid="15ff5bcc" style:font-style-asian="normal" style:font-style-complex="normal"/>
    </style:style>
    <style:style style:name="T268" style:family="text">
      <style:text-properties fo:font-style="normal" officeooo:rsid="16038801" style:font-style-asian="normal" style:font-style-complex="normal"/>
    </style:style>
    <style:style style:name="T269" style:family="text">
      <style:text-properties fo:font-style="normal" officeooo:rsid="1604bca0" style:font-style-asian="normal" style:font-style-complex="normal"/>
    </style:style>
    <style:style style:name="T270" style:family="text">
      <style:text-properties fo:font-style="normal" officeooo:rsid="16c94921" style:font-style-asian="normal" style:font-style-complex="normal"/>
    </style:style>
    <style:style style:name="T271" style:family="text">
      <style:text-properties fo:font-style="normal" officeooo:rsid="16cf58e9" style:font-style-asian="normal" style:font-style-complex="normal"/>
    </style:style>
    <style:style style:name="T272" style:family="text">
      <style:text-properties fo:font-style="normal" officeooo:rsid="16e468d3" style:font-style-asian="normal" style:font-style-complex="normal"/>
    </style:style>
    <style:style style:name="T273" style:family="text">
      <style:text-properties fo:font-style="normal" officeooo:rsid="16e51a3a" style:font-style-asian="normal" style:font-style-complex="normal"/>
    </style:style>
    <style:style style:name="T274" style:family="text">
      <style:text-properties fo:font-style="normal" officeooo:rsid="18b83d31" style:font-style-asian="normal" style:font-style-complex="normal"/>
    </style:style>
    <style:style style:name="T275" style:family="text">
      <style:text-properties fo:font-style="normal" officeooo:rsid="18ba1be0" style:font-style-asian="normal" style:font-style-complex="normal"/>
    </style:style>
    <style:style style:name="T276" style:family="text">
      <style:text-properties fo:font-style="normal" officeooo:rsid="18bc6162" style:font-style-asian="normal" style:font-style-complex="normal"/>
    </style:style>
    <style:style style:name="T277" style:family="text">
      <style:text-properties fo:font-style="normal" officeooo:rsid="18bdb37b" style:font-style-asian="normal" style:font-style-complex="normal"/>
    </style:style>
    <style:style style:name="T278" style:family="text">
      <style:text-properties fo:font-style="normal" officeooo:rsid="18bfea3d" style:font-style-asian="normal" style:font-style-complex="normal"/>
    </style:style>
    <style:style style:name="T279" style:family="text">
      <style:text-properties fo:font-style="normal" officeooo:rsid="18c38b6b" style:font-style-asian="normal" style:font-style-complex="normal"/>
    </style:style>
    <style:style style:name="T280" style:family="text">
      <style:text-properties fo:font-style="normal" officeooo:rsid="18c4e1d8" style:font-style-asian="normal" style:font-style-complex="normal"/>
    </style:style>
    <style:style style:name="T281" style:family="text">
      <style:text-properties fo:font-style="normal" officeooo:rsid="18c8760e" style:font-style-asian="normal" style:font-style-complex="normal"/>
    </style:style>
    <style:style style:name="T282" style:family="text">
      <style:text-properties fo:font-style="normal" officeooo:rsid="18e1fc6c" style:font-style-asian="normal" style:font-style-complex="normal"/>
    </style:style>
    <style:style style:name="T283" style:family="text">
      <style:text-properties fo:font-style="normal" officeooo:rsid="18ecaf8e" style:font-style-asian="normal" style:font-style-complex="normal"/>
    </style:style>
    <style:style style:name="T284" style:family="text">
      <style:text-properties fo:font-style="normal" officeooo:rsid="18ed13ec" style:font-style-asian="normal" style:font-style-complex="normal"/>
    </style:style>
    <style:style style:name="T285" style:family="text">
      <style:text-properties fo:font-style="normal" officeooo:rsid="18edc664" style:font-style-asian="normal" style:font-style-complex="normal"/>
    </style:style>
    <style:style style:name="T286" style:family="text">
      <style:text-properties fo:font-style="normal" officeooo:rsid="18f198a1" style:font-style-asian="normal" style:font-style-complex="normal"/>
    </style:style>
    <style:style style:name="T287" style:family="text">
      <style:text-properties fo:font-style="normal" officeooo:rsid="18f1ed60" style:font-style-asian="normal" style:font-style-complex="normal"/>
    </style:style>
    <style:style style:name="T288" style:family="text">
      <style:text-properties fo:font-style="normal" officeooo:rsid="18fa2bc6" style:font-style-asian="normal" style:font-style-complex="normal"/>
    </style:style>
    <style:style style:name="T289" style:family="text">
      <style:text-properties fo:font-style="normal" officeooo:rsid="197b6b8f" style:font-style-asian="normal" style:font-style-complex="normal"/>
    </style:style>
    <style:style style:name="T290" style:family="text">
      <style:text-properties fo:font-style="normal" officeooo:rsid="197bc7c8" style:font-style-asian="normal" style:font-style-complex="normal"/>
    </style:style>
    <style:style style:name="T291" style:family="text">
      <style:text-properties fo:font-style="normal" officeooo:rsid="19f58be4" style:font-style-asian="normal" style:font-style-complex="normal"/>
    </style:style>
    <style:style style:name="T292" style:family="text">
      <style:text-properties fo:font-style="normal" officeooo:rsid="1a4594f8" style:font-style-asian="normal" style:font-style-complex="normal"/>
    </style:style>
    <style:style style:name="T293" style:family="text">
      <style:text-properties fo:font-style="normal" officeooo:rsid="1a4749e8" style:font-style-asian="normal" style:font-style-complex="normal"/>
    </style:style>
    <style:style style:name="T294" style:family="text">
      <style:text-properties fo:font-style="normal" officeooo:rsid="1a82774e" style:font-style-asian="normal" style:font-style-complex="normal"/>
    </style:style>
    <style:style style:name="T295" style:family="text">
      <style:text-properties fo:font-style="normal" officeooo:rsid="1a845854" style:font-style-asian="normal" style:font-style-complex="normal"/>
    </style:style>
    <style:style style:name="T296" style:family="text">
      <style:text-properties fo:font-style="normal" officeooo:rsid="1628b02c" style:font-style-asian="normal" style:font-style-complex="normal"/>
    </style:style>
    <style:style style:name="T297" style:family="text">
      <style:text-properties fo:font-style="normal" officeooo:rsid="1628b066" style:font-style-asian="normal" style:font-style-complex="normal"/>
    </style:style>
    <style:style style:name="T298" style:family="text">
      <style:text-properties fo:font-style="normal" officeooo:rsid="1b9261bd" style:font-style-asian="normal" style:font-style-complex="normal"/>
    </style:style>
    <style:style style:name="T299" style:family="text">
      <style:text-properties fo:font-style="normal" officeooo:rsid="1b937b6f" style:font-style-asian="normal" style:font-style-complex="normal"/>
    </style:style>
    <style:style style:name="T300" style:family="text">
      <style:text-properties fo:font-style="normal" officeooo:rsid="1b9449b4" style:font-style-asian="normal" style:font-style-complex="normal"/>
    </style:style>
    <style:style style:name="T301" style:family="text">
      <style:text-properties fo:font-style="normal" officeooo:rsid="1b967e98" style:font-style-asian="normal" style:font-style-complex="normal"/>
    </style:style>
    <style:style style:name="T302" style:family="text">
      <style:text-properties fo:font-style="normal" officeooo:rsid="1b974018" style:font-style-asian="normal" style:font-style-complex="normal"/>
    </style:style>
    <style:style style:name="T303" style:family="text">
      <style:text-properties fo:font-style="normal" officeooo:rsid="1ba0195d" style:font-style-asian="normal" style:font-style-complex="normal"/>
    </style:style>
    <style:style style:name="T304" style:family="text">
      <style:text-properties fo:font-style="normal" officeooo:rsid="1ba85a2c" style:font-style-asian="normal" style:font-style-complex="normal"/>
    </style:style>
    <style:style style:name="T305" style:family="text">
      <style:text-properties fo:font-style="normal" officeooo:rsid="210d8ae5" style:font-style-asian="normal" style:font-style-complex="normal"/>
    </style:style>
    <style:style style:name="T306" style:family="text">
      <style:text-properties fo:font-style="normal" officeooo:rsid="1bc0908c" style:font-style-asian="normal" style:font-style-complex="normal"/>
    </style:style>
    <style:style style:name="T307" style:family="text">
      <style:text-properties fo:font-style="normal" officeooo:rsid="1c571132" style:font-style-asian="normal" style:font-style-complex="normal"/>
    </style:style>
    <style:style style:name="T308" style:family="text">
      <style:text-properties fo:font-style="normal" officeooo:rsid="1d6f0cdd" style:font-style-asian="normal" style:font-style-complex="normal"/>
    </style:style>
    <style:style style:name="T309" style:family="text">
      <style:text-properties fo:font-style="normal" officeooo:rsid="1d961533" style:font-style-asian="normal" style:font-style-complex="normal"/>
    </style:style>
    <style:style style:name="T310" style:family="text">
      <style:text-properties fo:font-style="normal" officeooo:rsid="1dc8db78" style:font-style-asian="normal" style:font-style-complex="normal"/>
    </style:style>
    <style:style style:name="T311" style:family="text">
      <style:text-properties fo:font-style="normal" officeooo:rsid="1d7176b2" style:font-style-asian="normal" style:font-style-complex="normal"/>
    </style:style>
    <style:style style:name="T312" style:family="text">
      <style:text-properties fo:font-style="normal" officeooo:rsid="1e163155" style:font-style-asian="normal" style:font-style-complex="normal"/>
    </style:style>
    <style:style style:name="T313" style:family="text">
      <style:text-properties fo:font-style="normal" officeooo:rsid="1ddc7f7b" style:font-style-asian="normal" style:font-style-complex="normal"/>
    </style:style>
    <style:style style:name="T314" style:family="text">
      <style:text-properties fo:font-style="normal" officeooo:rsid="1e25b82b" style:font-style-asian="normal" style:font-style-complex="normal"/>
    </style:style>
    <style:style style:name="T315" style:family="text">
      <style:text-properties fo:font-style="normal" officeooo:rsid="19c60f03" style:font-style-asian="normal" style:font-style-complex="normal"/>
    </style:style>
    <style:style style:name="T316" style:family="text">
      <style:text-properties fo:font-style="normal" officeooo:rsid="1e8cfb19" style:font-style-asian="normal" style:font-style-complex="normal"/>
    </style:style>
    <style:style style:name="T317" style:family="text">
      <style:text-properties fo:font-style="normal" officeooo:rsid="1e91f779" style:font-style-asian="normal" style:font-style-complex="normal"/>
    </style:style>
    <style:style style:name="T318" style:family="text">
      <style:text-properties fo:font-style="normal" officeooo:rsid="1e9369f1" style:font-style-asian="normal" style:font-style-complex="normal"/>
    </style:style>
    <style:style style:name="T319" style:family="text">
      <style:text-properties fo:font-style="normal" officeooo:rsid="1f3d02c9" style:font-style-asian="normal" style:font-style-complex="normal"/>
    </style:style>
    <style:style style:name="T320" style:family="text">
      <style:text-properties fo:font-style="normal" officeooo:rsid="1f3d8d31"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bold" officeooo:rsid="1a4749e8" style:font-style-asian="normal" style:font-weight-asian="bold" style:font-style-complex="normal" style:font-weight-complex="bold"/>
    </style:style>
    <style:style style:name="T323" style:family="text">
      <style:text-properties fo:font-style="normal" fo:font-weight="normal" style:font-style-asian="normal" style:font-weight-asian="normal" style:font-style-complex="normal" style:font-weight-complex="normal"/>
    </style:style>
    <style:style style:name="T324" style:family="text">
      <style:text-properties fo:font-style="normal" fo:font-weight="normal" officeooo:rsid="19865a9c" style:font-style-asian="normal" style:font-weight-asian="normal" style:font-style-complex="normal" style:font-weight-complex="normal"/>
    </style:style>
    <style:style style:name="T325" style:family="text">
      <style:text-properties fo:font-style="normal" fo:font-weight="normal" officeooo:rsid="1f43b011" style:font-style-asian="normal" style:font-weight-asian="normal" style:font-style-complex="normal" style:font-weight-complex="normal"/>
    </style:style>
    <style:style style:name="T326" style:family="text">
      <style:text-properties fo:font-style="normal" fo:font-weight="normal" officeooo:rsid="1f4449a1" style:font-style-asian="normal" style:font-weight-asian="normal" style:font-style-complex="normal" style:font-weight-complex="normal"/>
    </style:style>
    <style:style style:name="T327" style:family="text">
      <style:text-properties fo:font-style="normal" fo:font-weight="normal" officeooo:rsid="1f490669" style:font-style-asian="normal" style:font-weight-asian="normal" style:font-style-complex="normal" style:font-weight-complex="normal"/>
    </style:style>
    <style:style style:name="T328" style:family="text">
      <style:text-properties fo:font-style="normal" fo:font-weight="normal" officeooo:rsid="1f4c3fae" style:font-style-asian="normal" style:font-weight-asian="normal" style:font-style-complex="normal" style:font-weight-complex="normal"/>
    </style:style>
    <style:style style:name="T329" style:family="text">
      <style:text-properties fo:font-style="normal" fo:font-weight="normal" officeooo:rsid="1f4cbbd5" style:font-style-asian="normal" style:font-weight-asian="normal" style:font-style-complex="normal" style:font-weight-complex="normal"/>
    </style:style>
    <style:style style:name="T330" style:family="text">
      <style:text-properties fo:font-style="normal" fo:font-weight="normal" officeooo:rsid="1f4d0110" style:font-style-asian="normal" style:font-weight-asian="normal" style:font-style-complex="normal" style:font-weight-complex="normal"/>
    </style:style>
    <style:style style:name="T331" style:family="text">
      <style:text-properties fo:font-style="normal" fo:font-weight="normal" officeooo:rsid="1f78a846" style:font-style-asian="normal" style:font-weight-asian="normal" style:font-style-complex="normal" style:font-weight-complex="normal"/>
    </style:style>
    <style:style style:name="T332" style:family="text">
      <style:text-properties officeooo:rsid="1077771e"/>
    </style:style>
    <style:style style:name="T333" style:family="text">
      <style:text-properties officeooo:rsid="10a7e4d4"/>
    </style:style>
    <style:style style:name="T334" style:family="text">
      <style:text-properties officeooo:rsid="10a95430"/>
    </style:style>
    <style:style style:name="T335" style:family="text">
      <style:text-properties officeooo:rsid="10aa56af"/>
    </style:style>
    <style:style style:name="T336" style:family="text">
      <style:text-properties officeooo:rsid="059b530d"/>
    </style:style>
    <style:style style:name="T337" style:family="text">
      <style:text-properties officeooo:rsid="11b4daf6"/>
    </style:style>
    <style:style style:name="T338" style:family="text">
      <style:text-properties officeooo:rsid="121aaca1"/>
    </style:style>
    <style:style style:name="T339" style:family="text">
      <style:text-properties officeooo:rsid="12266c7f"/>
    </style:style>
    <style:style style:name="T340" style:family="text">
      <style:text-properties officeooo:rsid="0f128f93"/>
    </style:style>
    <style:style style:name="T341" style:family="text">
      <style:text-properties officeooo:rsid="0ef43f63"/>
    </style:style>
    <style:style style:name="T342" style:family="text">
      <style:text-properties officeooo:rsid="0ef5f9a0"/>
    </style:style>
    <style:style style:name="T343" style:family="text">
      <style:text-properties officeooo:rsid="0f14628c"/>
    </style:style>
    <style:style style:name="T344" style:family="text">
      <style:text-properties officeooo:rsid="0fdf19de"/>
    </style:style>
    <style:style style:name="T345" style:family="text">
      <style:text-properties officeooo:rsid="0efd1260"/>
    </style:style>
    <style:style style:name="T346" style:family="text">
      <style:text-properties officeooo:rsid="0f33f6b8"/>
    </style:style>
    <style:style style:name="T347" style:family="text">
      <style:text-properties officeooo:rsid="0f1a3260"/>
    </style:style>
    <style:style style:name="T348" style:family="text">
      <style:text-properties officeooo:rsid="0f16ef68"/>
    </style:style>
    <style:style style:name="T349" style:family="text">
      <style:text-properties officeooo:rsid="12341ef5"/>
    </style:style>
    <style:style style:name="T350" style:family="text">
      <style:text-properties officeooo:rsid="123b2789"/>
    </style:style>
    <style:style style:name="T351" style:family="text">
      <style:text-properties fo:font-weight="bold" style:font-weight-asian="bold" style:font-weight-complex="bold"/>
    </style:style>
    <style:style style:name="T352" style:family="text">
      <style:text-properties fo:font-weight="bold" officeooo:rsid="178de465" style:font-weight-asian="bold" style:font-weight-complex="bold"/>
    </style:style>
    <style:style style:name="T353" style:family="text">
      <style:text-properties fo:font-weight="bold" officeooo:rsid="1a4594f8" style:font-weight-asian="bold" style:font-weight-complex="bold"/>
    </style:style>
    <style:style style:name="T354" style:family="text">
      <style:text-properties fo:font-weight="bold" officeooo:rsid="1b71da5c" style:font-weight-asian="bold" style:font-weight-complex="bold"/>
    </style:style>
    <style:style style:name="T355" style:family="text">
      <style:text-properties fo:font-weight="bold" officeooo:rsid="1b7cc477" style:font-weight-asian="bold" style:font-weight-complex="bold"/>
    </style:style>
    <style:style style:name="T356" style:family="text">
      <style:text-properties fo:font-weight="bold" officeooo:rsid="1ba0195d" style:font-weight-asian="bold" style:font-weight-complex="bold"/>
    </style:style>
    <style:style style:name="T357" style:family="text">
      <style:text-properties fo:font-weight="bold" officeooo:rsid="1e101501" style:font-weight-asian="bold" style:font-weight-complex="bold"/>
    </style:style>
    <style:style style:name="T358" style:family="text">
      <style:text-properties fo:font-weight="bold" officeooo:rsid="1f894e20" style:font-weight-asian="bold" style:font-weight-complex="bold"/>
    </style:style>
    <style:style style:name="T359" style:family="text">
      <style:text-properties fo:font-weight="bold" officeooo:rsid="1d35d0f6" style:font-weight-asian="bold" style:font-weight-complex="bold"/>
    </style:style>
    <style:style style:name="T360" style:family="text">
      <style:text-properties fo:font-weight="bold" officeooo:rsid="1dc03916" style:font-weight-asian="bold" style:font-weight-complex="bold"/>
    </style:style>
    <style:style style:name="T361" style:family="text">
      <style:text-properties fo:font-weight="bold" officeooo:rsid="1f27e7ad" style:font-weight-asian="bold" style:font-weight-complex="bold"/>
    </style:style>
    <style:style style:name="T362" style:family="text">
      <style:text-properties officeooo:rsid="0fdc43f0"/>
    </style:style>
    <style:style style:name="T363" style:family="text">
      <style:text-properties officeooo:rsid="0f48282b"/>
    </style:style>
    <style:style style:name="T364" style:family="text">
      <style:text-properties officeooo:rsid="0f43edda"/>
    </style:style>
    <style:style style:name="T365" style:family="text">
      <style:text-properties officeooo:rsid="0f3fcd31"/>
    </style:style>
    <style:style style:name="T366" style:family="text">
      <style:text-properties officeooo:rsid="128031e0"/>
    </style:style>
    <style:style style:name="T367" style:family="text">
      <style:text-properties officeooo:rsid="12af3a78"/>
    </style:style>
    <style:style style:name="T368" style:family="text">
      <style:text-properties officeooo:rsid="12b6e737"/>
    </style:style>
    <style:style style:name="T369" style:family="text">
      <style:text-properties officeooo:rsid="12b7e990"/>
    </style:style>
    <style:style style:name="T370" style:family="text">
      <style:text-properties officeooo:rsid="12dbf0b7"/>
    </style:style>
    <style:style style:name="T371" style:family="text">
      <style:text-properties officeooo:rsid="12e74283"/>
    </style:style>
    <style:style style:name="T372" style:family="text">
      <style:text-properties officeooo:rsid="12e923c4"/>
    </style:style>
    <style:style style:name="T373" style:family="text">
      <style:text-properties officeooo:rsid="12f4f77b"/>
    </style:style>
    <style:style style:name="T374" style:family="text">
      <style:text-properties officeooo:rsid="12f73caa"/>
    </style:style>
    <style:style style:name="T375" style:family="text">
      <style:text-properties officeooo:rsid="12ff5b36"/>
    </style:style>
    <style:style style:name="T376" style:family="text">
      <style:text-properties officeooo:rsid="132a7c4e"/>
    </style:style>
    <style:style style:name="T377" style:family="text">
      <style:text-properties officeooo:rsid="134332a4"/>
    </style:style>
    <style:style style:name="T378" style:family="text">
      <style:text-properties officeooo:rsid="134518f6"/>
    </style:style>
    <style:style style:name="T379" style:family="text">
      <style:text-properties officeooo:rsid="136b6dd9"/>
    </style:style>
    <style:style style:name="T380" style:family="text">
      <style:text-properties officeooo:rsid="138d8f86"/>
    </style:style>
    <style:style style:name="T381" style:family="text">
      <style:text-properties officeooo:rsid="138f2ce6"/>
    </style:style>
    <style:style style:name="T382" style:family="text">
      <style:text-properties officeooo:rsid="1399e31a"/>
    </style:style>
    <style:style style:name="T383" style:family="text">
      <style:text-properties officeooo:rsid="139b43c8"/>
    </style:style>
    <style:style style:name="T384" style:family="text">
      <style:text-properties officeooo:rsid="139c5a54"/>
    </style:style>
    <style:style style:name="T385" style:family="text">
      <style:text-properties officeooo:rsid="139d7345"/>
    </style:style>
    <style:style style:name="T386" style:family="text">
      <style:text-properties officeooo:rsid="13e0f31c"/>
    </style:style>
    <style:style style:name="T387" style:family="text">
      <style:text-properties officeooo:rsid="14763b02"/>
    </style:style>
    <style:style style:name="T388" style:family="text">
      <style:text-properties officeooo:rsid="1493b5f7"/>
    </style:style>
    <style:style style:name="T389" style:family="text">
      <style:text-properties officeooo:rsid="149f846d"/>
    </style:style>
    <style:style style:name="T390" style:family="text">
      <style:text-properties officeooo:rsid="14a7a394"/>
    </style:style>
    <style:style style:name="T391" style:family="text">
      <style:text-properties officeooo:rsid="14a7d6c9"/>
    </style:style>
    <style:style style:name="T392" style:family="text">
      <style:text-properties officeooo:rsid="14c6ec70"/>
    </style:style>
    <style:style style:name="T393" style:family="text">
      <style:text-properties officeooo:rsid="14d6ce2e"/>
    </style:style>
    <style:style style:name="T394" style:family="text">
      <style:text-properties officeooo:rsid="14e1bb31"/>
    </style:style>
    <style:style style:name="T395" style:family="text">
      <style:text-properties officeooo:rsid="1504d58b"/>
    </style:style>
    <style:style style:name="T396" style:family="text">
      <style:text-properties officeooo:rsid="150fc6e4"/>
    </style:style>
    <style:style style:name="T397" style:family="text">
      <style:text-properties officeooo:rsid="153160ef"/>
    </style:style>
    <style:style style:name="T398" style:family="text">
      <style:text-properties officeooo:rsid="1562e98c"/>
    </style:style>
    <style:style style:name="T399" style:family="text">
      <style:text-properties officeooo:rsid="156d1f3b"/>
    </style:style>
    <style:style style:name="T400" style:family="text">
      <style:text-properties officeooo:rsid="156e77fc"/>
    </style:style>
    <style:style style:name="T401" style:family="text">
      <style:text-properties officeooo:rsid="1571893b"/>
    </style:style>
    <style:style style:name="T402" style:family="text">
      <style:text-properties officeooo:rsid="157a8e93"/>
    </style:style>
    <style:style style:name="T403" style:family="text">
      <style:text-properties officeooo:rsid="157fb523"/>
    </style:style>
    <style:style style:name="T404" style:family="text">
      <style:text-properties officeooo:rsid="1587d677"/>
    </style:style>
    <style:style style:name="T405" style:family="text">
      <style:text-properties officeooo:rsid="158b92a2"/>
    </style:style>
    <style:style style:name="T406" style:family="text">
      <style:text-properties officeooo:rsid="158da786"/>
    </style:style>
    <style:style style:name="T407" style:family="text">
      <style:text-properties officeooo:rsid="158f5631"/>
    </style:style>
    <style:style style:name="T408" style:family="text">
      <style:text-properties officeooo:rsid="1593b54a"/>
    </style:style>
    <style:style style:name="T409" style:family="text">
      <style:text-properties officeooo:rsid="1595de42"/>
    </style:style>
    <style:style style:name="T410" style:family="text">
      <style:text-properties officeooo:rsid="159a86f4"/>
    </style:style>
    <style:style style:name="T411" style:family="text">
      <style:text-properties officeooo:rsid="159b05ad"/>
    </style:style>
    <style:style style:name="T412" style:family="text">
      <style:text-properties officeooo:rsid="159b4250"/>
    </style:style>
    <style:style style:name="T413" style:family="text">
      <style:text-properties officeooo:rsid="159d12c2"/>
    </style:style>
    <style:style style:name="T414" style:family="text">
      <style:text-properties officeooo:rsid="159efbb8"/>
    </style:style>
    <style:style style:name="T415" style:family="text">
      <style:text-properties officeooo:rsid="15a18d44"/>
    </style:style>
    <style:style style:name="T416" style:family="text">
      <style:text-properties officeooo:rsid="15a40cca"/>
    </style:style>
    <style:style style:name="T417" style:family="text">
      <style:text-properties officeooo:rsid="15a6a176"/>
    </style:style>
    <style:style style:name="T418" style:family="text">
      <style:text-properties officeooo:rsid="15a6bc5c"/>
    </style:style>
    <style:style style:name="T419" style:family="text">
      <style:text-properties officeooo:rsid="15a9e9e8"/>
    </style:style>
    <style:style style:name="T420" style:family="text">
      <style:text-properties officeooo:rsid="15aa94af"/>
    </style:style>
    <style:style style:name="T421" style:family="text">
      <style:text-properties officeooo:rsid="15afaf20"/>
    </style:style>
    <style:style style:name="T422" style:family="text">
      <style:text-properties officeooo:rsid="15b11c8a"/>
    </style:style>
    <style:style style:name="T423" style:family="text">
      <style:text-properties officeooo:rsid="15c6fe44"/>
    </style:style>
    <style:style style:name="T424" style:family="text">
      <style:text-properties officeooo:rsid="15dce0d2"/>
    </style:style>
    <style:style style:name="T425" style:family="text">
      <style:text-properties officeooo:rsid="15e358ac"/>
    </style:style>
    <style:style style:name="T426" style:family="text">
      <style:text-properties officeooo:rsid="12d12b81"/>
    </style:style>
    <style:style style:name="T427" style:family="text">
      <style:text-properties officeooo:rsid="12cdcbe4"/>
    </style:style>
    <style:style style:name="T428" style:family="text">
      <style:text-properties officeooo:rsid="15fc6ee7"/>
    </style:style>
    <style:style style:name="T429" style:family="text">
      <style:text-properties officeooo:rsid="15fdb2a3"/>
    </style:style>
    <style:style style:name="T430" style:family="text">
      <style:text-properties officeooo:rsid="15fea83f"/>
    </style:style>
    <style:style style:name="T431" style:family="text">
      <style:text-properties officeooo:rsid="1607b349"/>
    </style:style>
    <style:style style:name="T432" style:family="text">
      <style:text-properties officeooo:rsid="1618951c"/>
    </style:style>
    <style:style style:name="T433" style:family="text">
      <style:text-properties officeooo:rsid="1621ff56"/>
    </style:style>
    <style:style style:name="T434" style:family="text">
      <style:text-properties officeooo:rsid="1627e143"/>
    </style:style>
    <style:style style:name="T435" style:family="text">
      <style:text-properties officeooo:rsid="164875a4"/>
    </style:style>
    <style:style style:name="T436" style:family="text">
      <style:text-properties officeooo:rsid="165aad9b"/>
    </style:style>
    <style:style style:name="T437" style:family="text">
      <style:text-properties officeooo:rsid="165ce3ce"/>
    </style:style>
    <style:style style:name="T438" style:family="text">
      <style:text-properties officeooo:rsid="165fa1e0"/>
    </style:style>
    <style:style style:name="T439" style:family="text">
      <style:text-properties officeooo:rsid="1667579d"/>
    </style:style>
    <style:style style:name="T440" style:family="text">
      <style:text-properties officeooo:rsid="1672345d"/>
    </style:style>
    <style:style style:name="T441" style:family="text">
      <style:text-properties officeooo:rsid="1672b443"/>
    </style:style>
    <style:style style:name="T442" style:family="text">
      <style:text-properties officeooo:rsid="169f48fd"/>
    </style:style>
    <style:style style:name="T443" style:family="text">
      <style:text-properties officeooo:rsid="16c234ca"/>
    </style:style>
    <style:style style:name="T444" style:family="text">
      <style:text-properties officeooo:rsid="16c521ef"/>
    </style:style>
    <style:style style:name="T445" style:family="text">
      <style:text-properties officeooo:rsid="16c845e8"/>
    </style:style>
    <style:style style:name="T446" style:family="text">
      <style:text-properties officeooo:rsid="16c86ca5"/>
    </style:style>
    <style:style style:name="T447" style:family="text">
      <style:text-properties officeooo:rsid="16e32853"/>
    </style:style>
    <style:style style:name="T448" style:family="text">
      <style:text-properties officeooo:rsid="16e6b5e6"/>
    </style:style>
    <style:style style:name="T449" style:family="text">
      <style:text-properties officeooo:rsid="170b39aa"/>
    </style:style>
    <style:style style:name="T450" style:family="text">
      <style:text-properties officeooo:rsid="17173f5a"/>
    </style:style>
    <style:style style:name="T451" style:family="text">
      <style:text-properties officeooo:rsid="149e7dea"/>
    </style:style>
    <style:style style:name="T452" style:family="text">
      <style:text-properties officeooo:rsid="171ec953"/>
    </style:style>
    <style:style style:name="T453" style:family="text">
      <style:text-properties officeooo:rsid="172f3e20"/>
    </style:style>
    <style:style style:name="T454" style:family="text">
      <style:text-properties officeooo:rsid="172faad3"/>
    </style:style>
    <style:style style:name="T455" style:family="text">
      <style:text-properties officeooo:rsid="173a76ff"/>
    </style:style>
    <style:style style:name="T456" style:family="text">
      <style:text-properties officeooo:rsid="1be4bd74"/>
    </style:style>
    <style:style style:name="T457" style:family="text">
      <style:text-properties officeooo:rsid="176cb349"/>
    </style:style>
    <style:style style:name="T458" style:family="text">
      <style:text-properties officeooo:rsid="177333f9"/>
    </style:style>
    <style:style style:name="T459" style:family="text">
      <style:text-properties officeooo:rsid="177977b7"/>
    </style:style>
    <style:style style:name="T460" style:family="text">
      <style:text-properties officeooo:rsid="17797c87"/>
    </style:style>
    <style:style style:name="T461" style:family="text">
      <style:text-properties officeooo:rsid="17803e14"/>
    </style:style>
    <style:style style:name="T462" style:family="text">
      <style:text-properties officeooo:rsid="178c27f9"/>
    </style:style>
    <style:style style:name="T463" style:family="text">
      <style:text-properties officeooo:rsid="178de465"/>
    </style:style>
    <style:style style:name="T464" style:family="text">
      <style:text-properties officeooo:rsid="17925ac1"/>
    </style:style>
    <style:style style:name="T465" style:family="text">
      <style:text-properties officeooo:rsid="210d8ae5"/>
    </style:style>
    <style:style style:name="T466" style:family="text">
      <style:text-properties officeooo:rsid="21185469"/>
    </style:style>
    <style:style style:name="T467" style:family="text">
      <style:text-properties officeooo:rsid="2111f746"/>
    </style:style>
    <style:style style:name="T468" style:family="text">
      <style:text-properties officeooo:rsid="2116942b"/>
    </style:style>
    <style:style style:name="T469" style:family="text">
      <style:text-properties officeooo:rsid="210a360a"/>
    </style:style>
    <style:style style:name="T470" style:family="text">
      <style:text-properties officeooo:rsid="212c219f"/>
    </style:style>
    <style:style style:name="T471" style:family="text">
      <style:text-properties officeooo:rsid="212cc2f6"/>
    </style:style>
    <style:style style:name="T472" style:family="text">
      <style:text-properties officeooo:rsid="21234565"/>
    </style:style>
    <style:style style:name="T473" style:family="text">
      <style:text-properties officeooo:rsid="17b00c43"/>
    </style:style>
    <style:style style:name="T474" style:family="text">
      <style:text-properties officeooo:rsid="17b19a96"/>
    </style:style>
    <style:style style:name="T475" style:family="text">
      <style:text-properties officeooo:rsid="17b424d6"/>
    </style:style>
    <style:style style:name="T476" style:family="text">
      <style:text-properties officeooo:rsid="214228b8"/>
    </style:style>
    <style:style style:name="T477" style:family="text">
      <style:text-properties officeooo:rsid="17bd42c9"/>
    </style:style>
    <style:style style:name="T478" style:family="text">
      <style:text-properties officeooo:rsid="2139ead4"/>
    </style:style>
    <style:style style:name="T479" style:family="text">
      <style:text-properties officeooo:rsid="2175f8bf"/>
    </style:style>
    <style:style style:name="T480" style:family="text">
      <style:text-properties officeooo:rsid="217c05fd"/>
    </style:style>
    <style:style style:name="T481" style:family="text">
      <style:text-properties officeooo:rsid="2177f4c9"/>
    </style:style>
    <style:style style:name="T482" style:family="text">
      <style:text-properties officeooo:rsid="17c2106f"/>
    </style:style>
    <style:style style:name="T483" style:family="text">
      <style:text-properties officeooo:rsid="17d5718d"/>
    </style:style>
    <style:style style:name="T484" style:family="text">
      <style:text-properties officeooo:rsid="17d5bc80"/>
    </style:style>
    <style:style style:name="T485" style:family="text">
      <style:text-properties officeooo:rsid="17d61f14"/>
    </style:style>
    <style:style style:name="T486" style:family="text">
      <style:text-properties officeooo:rsid="17ebf917"/>
    </style:style>
    <style:style style:name="T487" style:family="text">
      <style:text-properties officeooo:rsid="17edc9a5"/>
    </style:style>
    <style:style style:name="T488" style:family="text">
      <style:text-properties officeooo:rsid="17f0640b"/>
    </style:style>
    <style:style style:name="T489" style:family="text">
      <style:text-properties officeooo:rsid="17f44909"/>
    </style:style>
    <style:style style:name="T490" style:family="text">
      <style:text-properties officeooo:rsid="17f556cd"/>
    </style:style>
    <style:style style:name="T491" style:family="text">
      <style:text-properties officeooo:rsid="17fb6904"/>
    </style:style>
    <style:style style:name="T492" style:family="text">
      <style:text-properties officeooo:rsid="17fcd74e"/>
    </style:style>
    <style:style style:name="T493" style:family="text">
      <style:text-properties officeooo:rsid="17fea490"/>
    </style:style>
    <style:style style:name="T494" style:family="text">
      <style:text-properties officeooo:rsid="1801f5f2"/>
    </style:style>
    <style:style style:name="T495" style:family="text">
      <style:text-properties officeooo:rsid="1803c5cd"/>
    </style:style>
    <style:style style:name="T496" style:family="text">
      <style:text-properties officeooo:rsid="18044bde"/>
    </style:style>
    <style:style style:name="T497" style:family="text">
      <style:text-properties officeooo:rsid="180a4a1c"/>
    </style:style>
    <style:style style:name="T498" style:family="text">
      <style:text-properties officeooo:rsid="180c38eb"/>
    </style:style>
    <style:style style:name="T499" style:family="text">
      <style:text-properties officeooo:rsid="180ccc68"/>
    </style:style>
    <style:style style:name="T500" style:family="text">
      <style:text-properties officeooo:rsid="180d08ee"/>
    </style:style>
    <style:style style:name="T501" style:family="text">
      <style:text-properties officeooo:rsid="180f8af2"/>
    </style:style>
    <style:style style:name="T502" style:family="text">
      <style:text-properties officeooo:rsid="180f9102"/>
    </style:style>
    <style:style style:name="T503" style:family="text">
      <style:text-properties officeooo:rsid="18134e41"/>
    </style:style>
    <style:style style:name="T504" style:family="text">
      <style:text-properties officeooo:rsid="1815075e"/>
    </style:style>
    <style:style style:name="T505" style:family="text">
      <style:text-properties officeooo:rsid="18150d29"/>
    </style:style>
    <style:style style:name="T506" style:family="text">
      <style:text-properties officeooo:rsid="18227db6"/>
    </style:style>
    <style:style style:name="T507" style:family="text">
      <style:text-properties officeooo:rsid="1827521a"/>
    </style:style>
    <style:style style:name="T508" style:family="text">
      <style:text-properties officeooo:rsid="182c037b"/>
    </style:style>
    <style:style style:name="T509" style:family="text">
      <style:text-properties officeooo:rsid="182d9f94"/>
    </style:style>
    <style:style style:name="T510" style:family="text">
      <style:text-properties officeooo:rsid="18328faf"/>
    </style:style>
    <style:style style:name="T511" style:family="text">
      <style:text-properties officeooo:rsid="18358283"/>
    </style:style>
    <style:style style:name="T512" style:family="text">
      <style:text-properties officeooo:rsid="18364151"/>
    </style:style>
    <style:style style:name="T513" style:family="text">
      <style:text-properties officeooo:rsid="183e0810"/>
    </style:style>
    <style:style style:name="T514" style:family="text">
      <style:text-properties officeooo:rsid="18552efa"/>
    </style:style>
    <style:style style:name="T515" style:family="text">
      <style:text-properties officeooo:rsid="185e187f"/>
    </style:style>
    <style:style style:name="T516" style:family="text">
      <style:text-properties officeooo:rsid="18653aaf"/>
    </style:style>
    <style:style style:name="T517" style:family="text">
      <style:text-properties officeooo:rsid="186614a5"/>
    </style:style>
    <style:style style:name="T518" style:family="text">
      <style:text-properties officeooo:rsid="186c159a"/>
    </style:style>
    <style:style style:name="T519" style:family="text">
      <style:text-properties officeooo:rsid="186fa75e"/>
    </style:style>
    <style:style style:name="T520" style:family="text">
      <style:text-properties officeooo:rsid="186fd9fa"/>
    </style:style>
    <style:style style:name="T521" style:family="text">
      <style:text-properties officeooo:rsid="1870aadb"/>
    </style:style>
    <style:style style:name="T522" style:family="text">
      <style:text-properties officeooo:rsid="1877b3ae"/>
    </style:style>
    <style:style style:name="T523" style:family="text">
      <style:text-properties officeooo:rsid="1879d9ee"/>
    </style:style>
    <style:style style:name="T524" style:family="text">
      <style:text-properties officeooo:rsid="187b6b26"/>
    </style:style>
    <style:style style:name="T525" style:family="text">
      <style:text-properties officeooo:rsid="18859a18"/>
    </style:style>
    <style:style style:name="T526" style:family="text">
      <style:text-properties officeooo:rsid="14545d88"/>
    </style:style>
    <style:style style:name="T527" style:family="text">
      <style:text-properties fo:font-weight="normal" style:font-weight-asian="normal" style:font-weight-complex="normal"/>
    </style:style>
    <style:style style:name="T528" style:family="text">
      <style:text-properties fo:font-weight="normal" officeooo:rsid="150899a3" style:font-weight-asian="normal" style:font-weight-complex="normal"/>
    </style:style>
    <style:style style:name="T529" style:family="text">
      <style:text-properties fo:font-weight="normal" officeooo:rsid="18859a18" style:font-weight-asian="normal" style:font-weight-complex="normal"/>
    </style:style>
    <style:style style:name="T530" style:family="text">
      <style:text-properties fo:font-weight="normal" officeooo:rsid="1886d615" style:font-weight-asian="normal" style:font-weight-complex="normal"/>
    </style:style>
    <style:style style:name="T531" style:family="text">
      <style:text-properties fo:font-weight="normal" officeooo:rsid="1b25b1d7" style:font-weight-asian="normal" style:font-weight-complex="normal"/>
    </style:style>
    <style:style style:name="T532" style:family="text">
      <style:text-properties fo:font-weight="normal" officeooo:rsid="17731ea7" style:font-weight-asian="normal" style:font-weight-complex="normal"/>
    </style:style>
    <style:style style:name="T533" style:family="text">
      <style:text-properties fo:font-weight="normal" officeooo:rsid="204b8f0a" style:font-weight-asian="normal" style:font-weight-complex="normal"/>
    </style:style>
    <style:style style:name="T534" style:family="text">
      <style:text-properties officeooo:rsid="14585935"/>
    </style:style>
    <style:style style:name="T535" style:family="text">
      <style:text-properties officeooo:rsid="14d3e335"/>
    </style:style>
    <style:style style:name="T536" style:family="text">
      <style:text-properties officeooo:rsid="14d526cd"/>
    </style:style>
    <style:style style:name="T537" style:family="text">
      <style:text-properties officeooo:rsid="14d5b6a6"/>
    </style:style>
    <style:style style:name="T538" style:family="text">
      <style:text-properties officeooo:rsid="1886d615"/>
    </style:style>
    <style:style style:name="T539" style:family="text">
      <style:text-properties officeooo:rsid="188b13b1"/>
    </style:style>
    <style:style style:name="T540" style:family="text">
      <style:text-properties officeooo:rsid="188fb6ab"/>
    </style:style>
    <style:style style:name="T541" style:family="text">
      <style:text-properties officeooo:rsid="1894f800"/>
    </style:style>
    <style:style style:name="T542" style:family="text">
      <style:text-properties officeooo:rsid="1896ba30"/>
    </style:style>
    <style:style style:name="T543" style:family="text">
      <style:text-properties officeooo:rsid="189af24f"/>
    </style:style>
    <style:style style:name="T544" style:family="text">
      <style:text-properties officeooo:rsid="189b9bc1"/>
    </style:style>
    <style:style style:name="T545" style:family="text">
      <style:text-properties officeooo:rsid="189d04ff"/>
    </style:style>
    <style:style style:name="T546" style:family="text">
      <style:text-properties officeooo:rsid="189d6666"/>
    </style:style>
    <style:style style:name="T547" style:family="text">
      <style:text-properties officeooo:rsid="18a2a3be"/>
    </style:style>
    <style:style style:name="T548" style:family="text">
      <style:text-properties officeooo:rsid="18a52896"/>
    </style:style>
    <style:style style:name="T549" style:family="text">
      <style:text-properties officeooo:rsid="18b1f501"/>
    </style:style>
    <style:style style:name="T550" style:family="text">
      <style:text-properties officeooo:rsid="18c922bc"/>
    </style:style>
    <style:style style:name="T551" style:family="text">
      <style:text-properties officeooo:rsid="18c9e3ea"/>
    </style:style>
    <style:style style:name="T552" style:family="text">
      <style:text-properties officeooo:rsid="18cda4d1"/>
    </style:style>
    <style:style style:name="T553" style:family="text">
      <style:text-properties officeooo:rsid="18d62670"/>
    </style:style>
    <style:style style:name="T554" style:family="text">
      <style:text-properties officeooo:rsid="18e0ba59"/>
    </style:style>
    <style:style style:name="T555" style:family="text">
      <style:text-properties officeooo:rsid="18f44339"/>
    </style:style>
    <style:style style:name="T556" style:family="text">
      <style:text-properties officeooo:rsid="18fa2bc6"/>
    </style:style>
    <style:style style:name="T557" style:family="text">
      <style:text-properties officeooo:rsid="190285b5"/>
    </style:style>
    <style:style style:name="T558" style:family="text">
      <style:text-properties officeooo:rsid="1902e02a"/>
    </style:style>
    <style:style style:name="T559" style:family="text">
      <style:text-properties officeooo:rsid="1904c501"/>
    </style:style>
    <style:style style:name="T560" style:family="text">
      <style:text-properties officeooo:rsid="1913e74a"/>
    </style:style>
    <style:style style:name="T561" style:family="text">
      <style:text-properties officeooo:rsid="1917cd36"/>
    </style:style>
    <style:style style:name="T562" style:family="text">
      <style:text-properties officeooo:rsid="191a9f9f"/>
    </style:style>
    <style:style style:name="T563" style:family="text">
      <style:text-properties officeooo:rsid="1920e4fe"/>
    </style:style>
    <style:style style:name="T564" style:family="text">
      <style:text-properties officeooo:rsid="1922ccbd"/>
    </style:style>
    <style:style style:name="T565" style:family="text">
      <style:text-properties officeooo:rsid="19239c11"/>
    </style:style>
    <style:style style:name="T566" style:family="text">
      <style:text-properties officeooo:rsid="193eb0c1"/>
    </style:style>
    <style:style style:name="T567" style:family="text">
      <style:text-properties officeooo:rsid="193f0656"/>
    </style:style>
    <style:style style:name="T568" style:family="text">
      <style:text-properties officeooo:rsid="1944421d"/>
    </style:style>
    <style:style style:name="T569" style:family="text">
      <style:text-properties officeooo:rsid="1946cf8b"/>
    </style:style>
    <style:style style:name="T570" style:family="text">
      <style:text-properties officeooo:rsid="19486f67"/>
    </style:style>
    <style:style style:name="T571" style:family="text">
      <style:text-properties officeooo:rsid="194950a2"/>
    </style:style>
    <style:style style:name="T572" style:family="text">
      <style:text-properties officeooo:rsid="194a32a0"/>
    </style:style>
    <style:style style:name="T573" style:family="text">
      <style:text-properties officeooo:rsid="194c1789"/>
    </style:style>
    <style:style style:name="T574" style:family="text">
      <style:text-properties officeooo:rsid="194c21df"/>
    </style:style>
    <style:style style:name="T575" style:family="text">
      <style:text-properties officeooo:rsid="19504b91"/>
    </style:style>
    <style:style style:name="T576" style:family="text">
      <style:text-properties officeooo:rsid="1954414a"/>
    </style:style>
    <style:style style:name="T577" style:family="text">
      <style:text-properties officeooo:rsid="196148fb"/>
    </style:style>
    <style:style style:name="T578" style:family="text">
      <style:text-properties officeooo:rsid="1969f6f2"/>
    </style:style>
    <style:style style:name="T579" style:family="text">
      <style:text-properties officeooo:rsid="196f42a4"/>
    </style:style>
    <style:style style:name="T580" style:family="text">
      <style:text-properties officeooo:rsid="1975c331"/>
    </style:style>
    <style:style style:name="T581" style:family="text">
      <style:text-properties officeooo:rsid="19783845"/>
    </style:style>
    <style:style style:name="T582" style:family="text">
      <style:text-properties officeooo:rsid="1985f518"/>
    </style:style>
    <style:style style:name="T583" style:family="text">
      <style:text-properties officeooo:rsid="0f37dbfd"/>
    </style:style>
    <style:style style:name="T584" style:family="text">
      <style:text-properties officeooo:rsid="199c13b2"/>
    </style:style>
    <style:style style:name="T585" style:family="text">
      <style:text-properties officeooo:rsid="19a7bfd0"/>
    </style:style>
    <style:style style:name="T586" style:family="text">
      <style:text-properties officeooo:rsid="19ac0280"/>
    </style:style>
    <style:style style:name="T587" style:family="text">
      <style:text-properties officeooo:rsid="19acbde7"/>
    </style:style>
    <style:style style:name="T588" style:family="text">
      <style:text-properties officeooo:rsid="19bcced2"/>
    </style:style>
    <style:style style:name="T589" style:family="text">
      <style:text-properties officeooo:rsid="19c45172"/>
    </style:style>
    <style:style style:name="T590" style:family="text">
      <style:text-properties fo:language="en" fo:country="US"/>
    </style:style>
    <style:style style:name="T591" style:family="text">
      <style:text-properties fo:language="en" fo:country="US" officeooo:rsid="19c45172"/>
    </style:style>
    <style:style style:name="T592" style:family="text">
      <style:text-properties fo:language="en" fo:country="US" officeooo:rsid="19c60f03"/>
    </style:style>
    <style:style style:name="T593" style:family="text">
      <style:text-properties fo:language="en" fo:country="US" fo:font-style="italic" fo:font-weight="normal" officeooo:rsid="19c45172" style:font-style-asian="italic" style:font-weight-asian="normal" style:font-style-complex="italic" style:font-weight-complex="normal"/>
    </style:style>
    <style:style style:name="T594" style:family="text">
      <style:text-properties fo:language="en" fo:country="US" fo:font-style="italic" officeooo:rsid="1eee3be2" style:font-style-asian="italic" style:font-style-complex="italic"/>
    </style:style>
    <style:style style:name="T595" style:family="text">
      <style:text-properties fo:language="en" fo:country="US" officeooo:rsid="1eee3be2"/>
    </style:style>
    <style:style style:name="T596" style:family="text">
      <style:text-properties officeooo:rsid="19c60f03"/>
    </style:style>
    <style:style style:name="T597" style:family="text">
      <style:text-properties officeooo:rsid="19c75ed8"/>
    </style:style>
    <style:style style:name="T598" style:family="text">
      <style:text-properties officeooo:rsid="193637ad"/>
    </style:style>
    <style:style style:name="T599" style:family="text">
      <style:text-properties officeooo:rsid="19ce3e20"/>
    </style:style>
    <style:style style:name="T600" style:family="text">
      <style:text-properties officeooo:rsid="19cfd54e"/>
    </style:style>
    <style:style style:name="T601" style:family="text">
      <style:text-properties officeooo:rsid="19d10061"/>
    </style:style>
    <style:style style:name="T602" style:family="text">
      <style:text-properties officeooo:rsid="19d65e2e"/>
    </style:style>
    <style:style style:name="T603" style:family="text">
      <style:text-properties officeooo:rsid="19d74ffc"/>
    </style:style>
    <style:style style:name="T604" style:family="text">
      <style:text-properties officeooo:rsid="19db44db"/>
    </style:style>
    <style:style style:name="T605" style:family="text">
      <style:text-properties officeooo:rsid="19deae58"/>
    </style:style>
    <style:style style:name="T606" style:family="text">
      <style:text-properties officeooo:rsid="19e52a5d"/>
    </style:style>
    <style:style style:name="T607" style:family="text">
      <style:text-properties officeooo:rsid="19e73896"/>
    </style:style>
    <style:style style:name="T608" style:family="text">
      <style:text-properties officeooo:rsid="19f6de63"/>
    </style:style>
    <style:style style:name="T609" style:family="text">
      <style:text-properties officeooo:rsid="19f9fedf"/>
    </style:style>
    <style:style style:name="T610" style:family="text">
      <style:text-properties officeooo:rsid="19feed00"/>
    </style:style>
    <style:style style:name="T611" style:family="text">
      <style:text-properties officeooo:rsid="19ff1939"/>
    </style:style>
    <style:style style:name="T612" style:family="text">
      <style:text-properties officeooo:rsid="1a000f30"/>
    </style:style>
    <style:style style:name="T613" style:family="text">
      <style:text-properties officeooo:rsid="1a028e5e"/>
    </style:style>
    <style:style style:name="T614" style:family="text">
      <style:text-properties officeooo:rsid="1a044723"/>
    </style:style>
    <style:style style:name="T615" style:family="text">
      <style:text-properties officeooo:rsid="1a04d5c2"/>
    </style:style>
    <style:style style:name="T616" style:family="text">
      <style:text-properties officeooo:rsid="1a04f6fd"/>
    </style:style>
    <style:style style:name="T617" style:family="text">
      <style:text-properties officeooo:rsid="1a0500a5"/>
    </style:style>
    <style:style style:name="T618" style:family="text">
      <style:text-properties officeooo:rsid="1a06322f"/>
    </style:style>
    <style:style style:name="T619" style:family="text">
      <style:text-properties officeooo:rsid="1a09a364"/>
    </style:style>
    <style:style style:name="T620" style:family="text">
      <style:text-properties officeooo:rsid="1a0f9434"/>
    </style:style>
    <style:style style:name="T621" style:family="text">
      <style:text-properties officeooo:rsid="1a181538"/>
    </style:style>
    <style:style style:name="T622" style:family="text">
      <style:text-properties officeooo:rsid="1a19b5da"/>
    </style:style>
    <style:style style:name="T623" style:family="text">
      <style:text-properties officeooo:rsid="16b81fd2"/>
    </style:style>
    <style:style style:name="T624" style:family="text">
      <style:text-properties fo:color="#6482ff" fo:language="cs" fo:country="CZ"/>
    </style:style>
    <style:style style:name="T625" style:family="text">
      <style:text-properties fo:color="#6482ff" fo:language="cs" fo:country="CZ" officeooo:rsid="1a1cdfe0"/>
    </style:style>
    <style:style style:name="T626" style:family="text">
      <style:text-properties officeooo:rsid="1a269de7"/>
    </style:style>
    <style:style style:name="T627" style:family="text">
      <style:text-properties officeooo:rsid="1a29dc0b"/>
    </style:style>
    <style:style style:name="T628" style:family="text">
      <style:text-properties officeooo:rsid="1a2b313c"/>
    </style:style>
    <style:style style:name="T629" style:family="text">
      <style:text-properties officeooo:rsid="17731ea7"/>
    </style:style>
    <style:style style:name="T630" style:family="text">
      <style:text-properties officeooo:rsid="1a2f940a"/>
    </style:style>
    <style:style style:name="T631" style:family="text">
      <style:text-properties officeooo:rsid="1a336de8"/>
    </style:style>
    <style:style style:name="T632" style:family="text">
      <style:text-properties officeooo:rsid="1a33c9c6"/>
    </style:style>
    <style:style style:name="T633" style:family="text">
      <style:text-properties officeooo:rsid="1a33f4ea"/>
    </style:style>
    <style:style style:name="T634" style:family="text">
      <style:text-properties officeooo:rsid="1a38038c"/>
    </style:style>
    <style:style style:name="T635" style:family="text">
      <style:text-properties officeooo:rsid="1a39f754"/>
    </style:style>
    <style:style style:name="T636" style:family="text">
      <style:text-properties officeooo:rsid="1a3b6c3c"/>
    </style:style>
    <style:style style:name="T637" style:family="text">
      <style:text-properties officeooo:rsid="1a3e1b0a"/>
    </style:style>
    <style:style style:name="T638" style:family="text">
      <style:text-properties officeooo:rsid="1a4594f8"/>
    </style:style>
    <style:style style:name="T639" style:family="text">
      <style:text-properties officeooo:rsid="18d09906"/>
    </style:style>
    <style:style style:name="T640" style:family="text">
      <style:text-properties officeooo:rsid="1a499580"/>
    </style:style>
    <style:style style:name="T641" style:family="text">
      <style:text-properties officeooo:rsid="1a4ae5d5"/>
    </style:style>
    <style:style style:name="T642" style:family="text">
      <style:text-properties officeooo:rsid="1a5155d7"/>
    </style:style>
    <style:style style:name="T643" style:family="text">
      <style:text-properties officeooo:rsid="1a564d47"/>
    </style:style>
    <style:style style:name="T644" style:family="text">
      <style:text-properties officeooo:rsid="1a6a9c2a"/>
    </style:style>
    <style:style style:name="T645" style:family="text">
      <style:text-properties officeooo:rsid="1a6c8101"/>
    </style:style>
    <style:style style:name="T646" style:family="text">
      <style:text-properties officeooo:rsid="1a6e7885"/>
    </style:style>
    <style:style style:name="T647" style:family="text">
      <style:text-properties officeooo:rsid="1a726f56"/>
    </style:style>
    <style:style style:name="T648" style:family="text">
      <style:text-properties officeooo:rsid="1a72ce3d"/>
    </style:style>
    <style:style style:name="T649" style:family="text">
      <style:text-properties officeooo:rsid="1a749a97"/>
    </style:style>
    <style:style style:name="T650" style:family="text">
      <style:text-properties officeooo:rsid="1a75bb67"/>
    </style:style>
    <style:style style:name="T651" style:family="text">
      <style:text-properties officeooo:rsid="1a773b06"/>
    </style:style>
    <style:style style:name="T652" style:family="text">
      <style:text-properties officeooo:rsid="1a790f43"/>
    </style:style>
    <style:style style:name="T653" style:family="text">
      <style:text-properties officeooo:rsid="1a8124c7"/>
    </style:style>
    <style:style style:name="T654" style:family="text">
      <style:text-properties officeooo:rsid="1a893f4b"/>
    </style:style>
    <style:style style:name="T655" style:family="text">
      <style:text-properties officeooo:rsid="1a8c4d51"/>
    </style:style>
    <style:style style:name="T656" style:family="text">
      <style:text-properties officeooo:rsid="1a8cf515"/>
    </style:style>
    <style:style style:name="T657" style:family="text">
      <style:text-properties officeooo:rsid="1a8e51fa"/>
    </style:style>
    <style:style style:name="T658" style:family="text">
      <style:text-properties officeooo:rsid="1a903563"/>
    </style:style>
    <style:style style:name="T659" style:family="text">
      <style:text-properties officeooo:rsid="1a924b27"/>
    </style:style>
    <style:style style:name="T660" style:family="text">
      <style:text-properties officeooo:rsid="1a97144e"/>
    </style:style>
    <style:style style:name="T661" style:family="text">
      <style:text-properties officeooo:rsid="1a98bb1c"/>
    </style:style>
    <style:style style:name="T662" style:family="text">
      <style:text-properties officeooo:rsid="1a9a4b6c"/>
    </style:style>
    <style:style style:name="T663" style:family="text">
      <style:text-properties officeooo:rsid="1a9aa22f"/>
    </style:style>
    <style:style style:name="T664" style:family="text">
      <style:text-properties officeooo:rsid="1a9e359f"/>
    </style:style>
    <style:style style:name="T665" style:family="text">
      <style:text-properties officeooo:rsid="1aa12a80"/>
    </style:style>
    <style:style style:name="T666" style:family="text">
      <style:text-properties officeooo:rsid="1aa28dc4"/>
    </style:style>
    <style:style style:name="T667" style:family="text">
      <style:text-properties officeooo:rsid="1aa77037"/>
    </style:style>
    <style:style style:name="T668" style:family="text">
      <style:text-properties officeooo:rsid="1aae1c93"/>
    </style:style>
    <style:style style:name="T669" style:family="text">
      <style:text-properties officeooo:rsid="1ab00e25"/>
    </style:style>
    <style:style style:name="T670" style:family="text">
      <style:text-properties officeooo:rsid="1abad9a5"/>
    </style:style>
    <style:style style:name="T671" style:family="text">
      <style:text-properties officeooo:rsid="1abba150"/>
    </style:style>
    <style:style style:name="T672" style:family="text">
      <style:text-properties officeooo:rsid="1abc08d4"/>
    </style:style>
    <style:style style:name="T673" style:family="text">
      <style:text-properties officeooo:rsid="1abca89e"/>
    </style:style>
    <style:style style:name="T674" style:family="text">
      <style:text-properties officeooo:rsid="1abf290e"/>
    </style:style>
    <style:style style:name="T675" style:family="text">
      <style:text-properties officeooo:rsid="1ac04dff"/>
    </style:style>
    <style:style style:name="T676" style:family="text">
      <style:text-properties officeooo:rsid="1ac0b799"/>
    </style:style>
    <style:style style:name="T677" style:family="text">
      <style:text-properties officeooo:rsid="1ac1f010"/>
    </style:style>
    <style:style style:name="T678" style:family="text">
      <style:text-properties officeooo:rsid="17c4e1f7"/>
    </style:style>
    <style:style style:name="T679" style:family="text">
      <style:text-properties officeooo:rsid="1ac54bc5"/>
    </style:style>
    <style:style style:name="T680" style:family="text">
      <style:text-properties officeooo:rsid="1ac6f16f"/>
    </style:style>
    <style:style style:name="T681" style:family="text">
      <style:text-properties officeooo:rsid="1ac8ae52"/>
    </style:style>
    <style:style style:name="T682" style:family="text">
      <style:text-properties officeooo:rsid="1aca85a4"/>
    </style:style>
    <style:style style:name="T683" style:family="text">
      <style:text-properties officeooo:rsid="1acb326a"/>
    </style:style>
    <style:style style:name="T684" style:family="text">
      <style:text-properties officeooo:rsid="1adf2c7c"/>
    </style:style>
    <style:style style:name="T685" style:family="text">
      <style:text-properties officeooo:rsid="1aed6519"/>
    </style:style>
    <style:style style:name="T686" style:family="text">
      <style:text-properties officeooo:rsid="1af3563b"/>
    </style:style>
    <style:style style:name="T687" style:family="text">
      <style:text-properties officeooo:rsid="1af8bc48"/>
    </style:style>
    <style:style style:name="T688" style:family="text">
      <style:text-properties officeooo:rsid="1b07b543"/>
    </style:style>
    <style:style style:name="T689" style:family="text">
      <style:text-properties officeooo:rsid="1b09b031"/>
    </style:style>
    <style:style style:name="T690" style:family="text">
      <style:text-properties officeooo:rsid="1b0b91c0"/>
    </style:style>
    <style:style style:name="T691" style:family="text">
      <style:text-properties officeooo:rsid="1960e8ab"/>
    </style:style>
    <style:style style:name="T692" style:family="text">
      <style:text-properties officeooo:rsid="1b0fe122"/>
    </style:style>
    <style:style style:name="T693" style:family="text">
      <style:text-properties officeooo:rsid="1b1179e2"/>
    </style:style>
    <style:style style:name="T694" style:family="text">
      <style:text-properties officeooo:rsid="1b13435e"/>
    </style:style>
    <style:style style:name="T695" style:family="text">
      <style:text-properties officeooo:rsid="1b145f0c"/>
    </style:style>
    <style:style style:name="T696" style:family="text">
      <style:text-properties officeooo:rsid="1b17858d"/>
    </style:style>
    <style:style style:name="T697" style:family="text">
      <style:text-properties officeooo:rsid="1b1943a0"/>
    </style:style>
    <style:style style:name="T698" style:family="text">
      <style:text-properties officeooo:rsid="1b195b30"/>
    </style:style>
    <style:style style:name="T699" style:family="text">
      <style:text-properties officeooo:rsid="1b1aed4f"/>
    </style:style>
    <style:style style:name="T700" style:family="text">
      <style:text-properties officeooo:rsid="1b1efc0b"/>
    </style:style>
    <style:style style:name="T701" style:family="text">
      <style:text-properties officeooo:rsid="1b259fb6"/>
    </style:style>
    <style:style style:name="T702" style:family="text">
      <style:text-properties officeooo:rsid="1b25b1d7"/>
    </style:style>
    <style:style style:name="T703" style:family="text">
      <style:text-properties officeooo:rsid="1b296bcc"/>
    </style:style>
    <style:style style:name="T704" style:family="text">
      <style:text-properties officeooo:rsid="1b2af6bd"/>
    </style:style>
    <style:style style:name="T705" style:family="text">
      <style:text-properties officeooo:rsid="1b2c782c"/>
    </style:style>
    <style:style style:name="T706" style:family="text">
      <style:text-properties officeooo:rsid="1b2df9ea"/>
    </style:style>
    <style:style style:name="T707" style:family="text">
      <style:text-properties officeooo:rsid="1b305ff0"/>
    </style:style>
    <style:style style:name="T708" style:family="text">
      <style:text-properties officeooo:rsid="1b41f5cf"/>
    </style:style>
    <style:style style:name="T709" style:family="text">
      <style:text-properties officeooo:rsid="1b41fd68"/>
    </style:style>
    <style:style style:name="T710" style:family="text">
      <style:text-properties officeooo:rsid="1b425f52"/>
    </style:style>
    <style:style style:name="T711" style:family="text">
      <style:text-properties officeooo:rsid="1b439d22"/>
    </style:style>
    <style:style style:name="T712" style:family="text">
      <style:text-properties officeooo:rsid="1b47e4a7"/>
    </style:style>
    <style:style style:name="T713" style:family="text">
      <style:text-properties officeooo:rsid="1b4c9c2d"/>
    </style:style>
    <style:style style:name="T714" style:family="text">
      <style:text-properties officeooo:rsid="1b4de1a2"/>
    </style:style>
    <style:style style:name="T715" style:family="text">
      <style:text-properties officeooo:rsid="1b50f8df"/>
    </style:style>
    <style:style style:name="T716" style:family="text">
      <style:text-properties officeooo:rsid="1b52998f"/>
    </style:style>
    <style:style style:name="T717" style:family="text">
      <style:text-properties officeooo:rsid="1b5413ee"/>
    </style:style>
    <style:style style:name="T718" style:family="text">
      <style:text-properties officeooo:rsid="1b58c074"/>
    </style:style>
    <style:style style:name="T719" style:family="text">
      <style:text-properties officeooo:rsid="1b651481"/>
    </style:style>
    <style:style style:name="T720" style:family="text">
      <style:text-properties style:text-underline-style="solid" style:text-underline-width="auto" style:text-underline-color="font-color"/>
    </style:style>
    <style:style style:name="T721" style:family="text">
      <style:text-properties style:text-underline-style="solid" style:text-underline-width="auto" style:text-underline-color="font-color" officeooo:rsid="1b6dda24"/>
    </style:style>
    <style:style style:name="T722" style:family="text">
      <style:text-properties fo:font-variant="normal" fo:text-transform="none" fo:color="#000000" fo:letter-spacing="normal" fo:font-style="normal" officeooo:rsid="208a4fcb" style:font-style-asian="normal" style:font-style-complex="normal" loext:padding="0cm" loext:border="none"/>
    </style:style>
    <style:style style:name="T723" style:family="text">
      <style:text-properties fo:font-variant="normal" fo:text-transform="none" fo:color="#000000" fo:letter-spacing="normal" style:text-underline-style="none"/>
    </style:style>
    <style:style style:name="T724" style:family="text">
      <style:text-properties fo:font-variant="normal" fo:text-transform="none" fo:color="#000000" fo:letter-spacing="normal" style:text-underline-style="none" officeooo:rsid="2291ef2b"/>
    </style:style>
    <style:style style:name="T725" style:family="text">
      <style:text-properties fo:font-variant="normal" fo:text-transform="none" fo:color="#000000" fo:letter-spacing="normal" style:text-underline-style="none" officeooo:rsid="1b6f43c5"/>
    </style:style>
    <style:style style:name="T726" style:family="text">
      <style:text-properties fo:font-variant="normal" fo:text-transform="none" fo:color="#000000" fo:letter-spacing="normal" style:text-underline-style="none" officeooo:rsid="1b6fc1b1"/>
    </style:style>
    <style:style style:name="T727" style:family="text">
      <style:text-properties fo:font-variant="normal" fo:text-transform="none" fo:color="#000000" fo:letter-spacing="normal" style:text-underline-style="none" officeooo:rsid="1b82cd28"/>
    </style:style>
    <style:style style:name="T728" style:family="text">
      <style:text-properties fo:font-variant="normal" fo:text-transform="none" fo:color="#000000" fo:letter-spacing="normal" style:text-underline-style="none" officeooo:rsid="1b8442ec"/>
    </style:style>
    <style:style style:name="T729" style:family="text">
      <style:text-properties fo:font-variant="normal" fo:text-transform="none" fo:color="#000000" fo:letter-spacing="normal" style:text-underline-style="none" officeooo:rsid="1b849ae1"/>
    </style:style>
    <style:style style:name="T730" style:family="text">
      <style:text-properties fo:font-variant="normal" fo:text-transform="none" fo:color="#000000" fo:letter-spacing="normal" style:text-underline-style="none" officeooo:rsid="1b8a70d2"/>
    </style:style>
    <style:style style:name="T731" style:family="text">
      <style:text-properties fo:font-variant="normal" fo:text-transform="none" fo:color="#000000" fo:letter-spacing="normal" style:text-underline-style="none" officeooo:rsid="1b8bed02"/>
    </style:style>
    <style:style style:name="T732" style:family="text">
      <style:text-properties fo:font-variant="normal" fo:text-transform="none" fo:color="#000000" fo:letter-spacing="normal" style:text-underline-style="none" officeooo:rsid="1b8c7f2b"/>
    </style:style>
    <style:style style:name="T733" style:family="text">
      <style:text-properties fo:font-variant="normal" fo:text-transform="none" fo:color="#000000" fo:letter-spacing="normal" style:text-underline-style="none" officeooo:rsid="1b8e6d3e"/>
    </style:style>
    <style:style style:name="T734" style:family="text">
      <style:text-properties fo:font-variant="normal" fo:text-transform="none" fo:color="#000000" fo:letter-spacing="normal" style:text-underline-style="solid" style:text-underline-width="auto" style:text-underline-color="font-color"/>
    </style:style>
    <style:style style:name="T735" style:family="text">
      <style:text-properties fo:font-variant="normal" fo:text-transform="none" fo:color="#000000" fo:letter-spacing="normal" style:text-underline-style="solid" style:text-underline-width="auto" style:text-underline-color="font-color" officeooo:rsid="1b6f43c5"/>
    </style:style>
    <style:style style:name="T736" style:family="text">
      <style:text-properties fo:font-variant="normal" fo:text-transform="none" fo:color="#000000" fo:letter-spacing="normal" style:text-underline-style="solid" style:text-underline-width="auto" style:text-underline-color="font-color" officeooo:rsid="1b6fc1b1"/>
    </style:style>
    <style:style style:name="T737" style:family="text">
      <style:text-properties fo:font-variant="normal" fo:text-transform="none" fo:color="#000000" fo:letter-spacing="normal" fo:font-style="italic" style:text-underline-style="none" style:font-style-asian="italic" style:font-style-complex="italic"/>
    </style:style>
    <style:style style:name="T738" style:family="text">
      <style:text-properties fo:font-variant="normal" fo:text-transform="none" fo:color="#222222" fo:letter-spacing="normal" fo:font-style="normal" officeooo:rsid="1d1a7fb6" style:font-style-asian="normal" style:font-style-complex="normal"/>
    </style:style>
    <style:style style:name="T739" style:family="text">
      <style:text-properties fo:font-variant="normal" fo:text-transform="none" fo:color="#222222" fo:letter-spacing="normal" fo:font-style="italic" officeooo:rsid="1d1a7fb6" style:font-style-asian="italic" style:font-style-complex="italic"/>
    </style:style>
    <style:style style:name="T740" style:family="text">
      <style:text-properties fo:font-variant="normal" fo:text-transform="none" fo:color="#222222" fo:letter-spacing="normal" fo:font-style="italic" officeooo:rsid="23855347" style:font-style-asian="italic" style:font-style-complex="italic"/>
    </style:style>
    <style:style style:name="T741" style:family="text">
      <style:text-properties fo:font-variant="normal" fo:text-transform="none" fo:color="#333333" fo:font-size="8pt" fo:letter-spacing="normal" officeooo:rsid="15520144" style:font-size-asian="8pt" style:font-size-complex="8pt"/>
    </style:style>
    <style:style style:name="T742" style:family="text">
      <style:text-properties fo:font-variant="normal" fo:text-transform="none" fo:color="#333333" fo:letter-spacing="normal" officeooo:rsid="15520144"/>
    </style:style>
    <style:style style:name="T743" style:family="text">
      <style:text-properties fo:font-variant="normal" fo:text-transform="none" fo:color="#333333" fo:letter-spacing="normal" fo:font-style="italic" officeooo:rsid="1b6e6921" style:font-style-asian="italic" style:font-style-complex="italic"/>
    </style:style>
    <style:style style:name="T744" style:family="text">
      <style:text-properties fo:font-variant="normal" fo:text-transform="none" fo:color="#333333" fo:letter-spacing="normal" fo:font-style="italic" officeooo:rsid="1b718b1c" style:font-style-asian="italic" style:font-style-complex="italic"/>
    </style:style>
    <style:style style:name="T745" style:family="text">
      <style:text-properties officeooo:rsid="22b209a1"/>
    </style:style>
    <style:style style:name="T746" style:family="text">
      <style:text-properties officeooo:rsid="1d97e66e"/>
    </style:style>
    <style:style style:name="T747" style:family="text">
      <style:text-properties officeooo:rsid="1b6e6921"/>
    </style:style>
    <style:style style:name="T748" style:family="text">
      <style:text-properties officeooo:rsid="1b6f43c5"/>
    </style:style>
    <style:style style:name="T749" style:family="text">
      <style:text-properties officeooo:rsid="1b718407"/>
    </style:style>
    <style:style style:name="T750" style:family="text">
      <style:text-properties officeooo:rsid="1b718b1c"/>
    </style:style>
    <style:style style:name="T751" style:family="text">
      <style:text-properties officeooo:rsid="17122e9d"/>
    </style:style>
    <style:style style:name="T752" style:family="text">
      <style:text-properties officeooo:rsid="1b71da5c"/>
    </style:style>
    <style:style style:name="T753" style:family="text">
      <style:text-properties officeooo:rsid="1b739903"/>
    </style:style>
    <style:style style:name="T754" style:family="text">
      <style:text-properties officeooo:rsid="1b787352"/>
    </style:style>
    <style:style style:name="T755" style:family="text">
      <style:text-properties officeooo:rsid="1b78992e"/>
    </style:style>
    <style:style style:name="T756" style:family="text">
      <style:text-properties officeooo:rsid="1b78ac82"/>
    </style:style>
    <style:style style:name="T757" style:family="text">
      <style:text-properties officeooo:rsid="1b7aba4c"/>
    </style:style>
    <style:style style:name="T758" style:family="text">
      <style:text-properties officeooo:rsid="1b7cc477"/>
    </style:style>
    <style:style style:name="T759" style:family="text">
      <style:text-properties officeooo:rsid="1b7e6baf"/>
    </style:style>
    <style:style style:name="T760" style:family="text">
      <style:text-properties officeooo:rsid="1b7e7583"/>
    </style:style>
    <style:style style:name="T761" style:family="text">
      <style:text-properties officeooo:rsid="1b813157"/>
    </style:style>
    <style:style style:name="T762" style:family="text">
      <style:text-properties officeooo:rsid="1b85b291"/>
    </style:style>
    <style:style style:name="T763" style:family="text">
      <style:text-properties officeooo:rsid="1b950b86"/>
    </style:style>
    <style:style style:name="T764" style:family="text">
      <style:text-properties officeooo:rsid="1b9a87ab"/>
    </style:style>
    <style:style style:name="T765" style:family="text">
      <style:text-properties officeooo:rsid="1b9bf235"/>
    </style:style>
    <style:style style:name="T766" style:family="text">
      <style:text-properties officeooo:rsid="1b9c1985"/>
    </style:style>
    <style:style style:name="T767" style:family="text">
      <style:text-properties officeooo:rsid="1ba0195d"/>
    </style:style>
    <style:style style:name="T768" style:family="text">
      <style:text-properties officeooo:rsid="1ba1c637"/>
    </style:style>
    <style:style style:name="T769" style:family="text">
      <style:text-properties officeooo:rsid="1ba4c93a"/>
    </style:style>
    <style:style style:name="T770" style:family="text">
      <style:text-properties officeooo:rsid="1baa6882"/>
    </style:style>
    <style:style style:name="T771" style:family="text">
      <style:text-properties officeooo:rsid="1bad021f"/>
    </style:style>
    <style:style style:name="T772" style:family="text">
      <style:text-properties officeooo:rsid="1bb0c015"/>
    </style:style>
    <style:style style:name="T773" style:family="text">
      <style:text-properties officeooo:rsid="1bb57343"/>
    </style:style>
    <style:style style:name="T774" style:family="text">
      <style:text-properties officeooo:rsid="1bb8b88b"/>
    </style:style>
    <style:style style:name="T775" style:family="text">
      <style:text-properties officeooo:rsid="1bb9690e"/>
    </style:style>
    <style:style style:name="T776" style:family="text">
      <style:text-properties officeooo:rsid="210b2273"/>
    </style:style>
    <style:style style:name="T777" style:family="text">
      <style:text-properties officeooo:rsid="1bc7b9d2"/>
    </style:style>
    <style:style style:name="T778" style:family="text">
      <style:text-properties officeooo:rsid="1bcbcc1a"/>
    </style:style>
    <style:style style:name="T779" style:family="text">
      <style:text-properties style:text-line-through-style="solid" style:text-line-through-type="single"/>
    </style:style>
    <style:style style:name="T780" style:family="text">
      <style:text-properties style:text-line-through-style="solid" style:text-line-through-type="single" fo:font-style="italic" style:font-style-asian="italic" style:font-style-complex="italic"/>
    </style:style>
    <style:style style:name="T781" style:family="text">
      <style:text-properties style:text-line-through-style="solid" style:text-line-through-type="single" officeooo:rsid="1e0040ee"/>
    </style:style>
    <style:style style:name="T782" style:family="text">
      <style:text-properties officeooo:rsid="1bcee57e"/>
    </style:style>
    <style:style style:name="T783" style:family="text">
      <style:text-properties officeooo:rsid="1bd8f198"/>
    </style:style>
    <style:style style:name="T784" style:family="text">
      <style:text-properties officeooo:rsid="1bddadae"/>
    </style:style>
    <style:style style:name="T785" style:family="text">
      <style:text-properties officeooo:rsid="1be09be4"/>
    </style:style>
    <style:style style:name="T786" style:family="text">
      <style:text-properties officeooo:rsid="1be89359"/>
    </style:style>
    <style:style style:name="T787" style:family="text">
      <style:text-properties officeooo:rsid="1becb894"/>
    </style:style>
    <style:style style:name="T788" style:family="text">
      <style:text-properties officeooo:rsid="1beea8bc"/>
    </style:style>
    <style:style style:name="T789" style:family="text">
      <style:text-properties officeooo:rsid="1bf1276d"/>
    </style:style>
    <style:style style:name="T790" style:family="text">
      <style:text-properties officeooo:rsid="2561bfe9"/>
    </style:style>
    <style:style style:name="T791" style:family="text">
      <style:text-properties officeooo:rsid="1bf6438f"/>
    </style:style>
    <style:style style:name="T792" style:family="text">
      <style:text-properties officeooo:rsid="1bf74c1b"/>
    </style:style>
    <style:style style:name="T793" style:family="text">
      <style:text-properties officeooo:rsid="2558afca"/>
    </style:style>
    <style:style style:name="T794" style:family="text">
      <style:text-properties officeooo:rsid="1bf76c92"/>
    </style:style>
    <style:style style:name="T795" style:family="text">
      <style:text-properties officeooo:rsid="1bf89ab7"/>
    </style:style>
    <style:style style:name="T796" style:family="text">
      <style:text-properties officeooo:rsid="1bfdddae"/>
    </style:style>
    <style:style style:name="T797" style:family="text">
      <style:text-properties officeooo:rsid="1c032a7b"/>
    </style:style>
    <style:style style:name="T798" style:family="text">
      <style:text-properties officeooo:rsid="1c0ccdcb"/>
    </style:style>
    <style:style style:name="T799" style:family="text">
      <style:text-properties officeooo:rsid="1c0ff12c"/>
    </style:style>
    <style:style style:name="T800" style:family="text">
      <style:text-properties officeooo:rsid="1c10feff"/>
    </style:style>
    <style:style style:name="T801" style:family="text">
      <style:text-properties officeooo:rsid="1c1edfc2"/>
    </style:style>
    <style:style style:name="T802" style:family="text">
      <style:text-properties officeooo:rsid="1c21ab56"/>
    </style:style>
    <style:style style:name="T803" style:family="text">
      <style:text-properties officeooo:rsid="1c528eb4"/>
    </style:style>
    <style:style style:name="T804" style:family="text">
      <style:text-properties officeooo:rsid="1c571132"/>
    </style:style>
    <style:style style:name="T805" style:family="text">
      <style:text-properties officeooo:rsid="1c76e31f"/>
    </style:style>
    <style:style style:name="T806" style:family="text">
      <style:text-properties officeooo:rsid="1cb87601"/>
    </style:style>
    <style:style style:name="T807" style:family="text">
      <style:text-properties officeooo:rsid="1cb98989"/>
    </style:style>
    <style:style style:name="T808" style:family="text">
      <style:text-properties officeooo:rsid="1cbce5a1"/>
    </style:style>
    <style:style style:name="T809" style:family="text">
      <style:text-properties officeooo:rsid="1cbea0f1"/>
    </style:style>
    <style:style style:name="T810" style:family="text">
      <style:text-properties officeooo:rsid="1cc6322d"/>
    </style:style>
    <style:style style:name="T811" style:family="text">
      <style:text-properties officeooo:rsid="1cc9feee"/>
    </style:style>
    <style:style style:name="T812" style:family="text">
      <style:text-properties officeooo:rsid="1cce8146"/>
    </style:style>
    <style:style style:name="T813" style:family="text">
      <style:text-properties officeooo:rsid="1ccf78b0"/>
    </style:style>
    <style:style style:name="T814" style:family="text">
      <style:text-properties officeooo:rsid="1cd1af7b"/>
    </style:style>
    <style:style style:name="T815" style:family="text">
      <style:text-properties officeooo:rsid="1cde41d8"/>
    </style:style>
    <style:style style:name="T816" style:family="text">
      <style:text-properties officeooo:rsid="1cdf9dea"/>
    </style:style>
    <style:style style:name="T817" style:family="text">
      <style:text-properties officeooo:rsid="1ce416ef"/>
    </style:style>
    <style:style style:name="T818" style:family="text">
      <style:text-properties officeooo:rsid="1ce7d2bb"/>
    </style:style>
    <style:style style:name="T819" style:family="text">
      <style:text-properties officeooo:rsid="1ce7ed58"/>
    </style:style>
    <style:style style:name="T820" style:family="text">
      <style:text-properties officeooo:rsid="1cee05c8"/>
    </style:style>
    <style:style style:name="T821" style:family="text">
      <style:text-properties officeooo:rsid="1cfa83a5"/>
    </style:style>
    <style:style style:name="T822" style:family="text">
      <style:text-properties officeooo:rsid="1d0d8164"/>
    </style:style>
    <style:style style:name="T823" style:family="text">
      <style:text-properties officeooo:rsid="1d14e3d8"/>
    </style:style>
    <style:style style:name="T824" style:family="text">
      <style:text-properties officeooo:rsid="1d17f2b0"/>
    </style:style>
    <style:style style:name="T825" style:family="text">
      <style:text-properties officeooo:rsid="1d1bab64"/>
    </style:style>
    <style:style style:name="T826" style:family="text">
      <style:text-properties officeooo:rsid="1d1d9988"/>
    </style:style>
    <style:style style:name="T827" style:family="text">
      <style:text-properties officeooo:rsid="1d212898"/>
    </style:style>
    <style:style style:name="T828" style:family="text">
      <style:text-properties officeooo:rsid="1d24a499"/>
    </style:style>
    <style:style style:name="T829" style:family="text">
      <style:text-properties officeooo:rsid="1d3a4787"/>
    </style:style>
    <style:style style:name="T830" style:family="text">
      <style:text-properties officeooo:rsid="1d46006d"/>
    </style:style>
    <style:style style:name="T831" style:family="text">
      <style:text-properties officeooo:rsid="1d631bec"/>
    </style:style>
    <style:style style:name="T832" style:family="text">
      <style:text-properties officeooo:rsid="1d66a8e2"/>
    </style:style>
    <style:style style:name="T833" style:family="text">
      <style:text-properties officeooo:rsid="1d66d119"/>
    </style:style>
    <style:style style:name="T834" style:family="text">
      <style:text-properties officeooo:rsid="1d77c545"/>
    </style:style>
    <style:style style:name="T835" style:family="text">
      <style:text-properties officeooo:rsid="1d840dc6"/>
    </style:style>
    <style:style style:name="T836" style:family="text">
      <style:text-properties officeooo:rsid="1d8554d6"/>
    </style:style>
    <style:style style:name="T837" style:family="text">
      <style:text-properties officeooo:rsid="1d8ddbeb"/>
    </style:style>
    <style:style style:name="T838" style:family="text">
      <style:text-properties officeooo:rsid="1d939511"/>
    </style:style>
    <style:style style:name="T839" style:family="text">
      <style:text-properties officeooo:rsid="1d9ab995"/>
    </style:style>
    <style:style style:name="T840" style:family="text">
      <style:text-properties officeooo:rsid="1d9f0329"/>
    </style:style>
    <style:style style:name="T841" style:family="text">
      <style:text-properties officeooo:rsid="1da22209"/>
    </style:style>
    <style:style style:name="T842" style:family="text">
      <style:text-properties officeooo:rsid="1da41e03"/>
    </style:style>
    <style:style style:name="T843" style:family="text">
      <style:text-properties officeooo:rsid="1dbdf5ee"/>
    </style:style>
    <style:style style:name="T844" style:family="text">
      <style:text-properties officeooo:rsid="1dc2ae84"/>
    </style:style>
    <style:style style:name="T845" style:family="text">
      <style:text-properties officeooo:rsid="1dc67049"/>
    </style:style>
    <style:style style:name="T846" style:family="text">
      <style:text-properties officeooo:rsid="1dc8db78"/>
    </style:style>
    <style:style style:name="T847" style:family="text">
      <style:text-properties officeooo:rsid="1dcfca17"/>
    </style:style>
    <style:style style:name="T848" style:family="text">
      <style:text-properties officeooo:rsid="1dd0455a"/>
    </style:style>
    <style:style style:name="T849" style:family="text">
      <style:text-properties officeooo:rsid="1dd18c47"/>
    </style:style>
    <style:style style:name="T850" style:family="text">
      <style:text-properties officeooo:rsid="1cd8d774"/>
    </style:style>
    <style:style style:name="T851" style:family="text">
      <style:text-properties officeooo:rsid="1dd47b13"/>
    </style:style>
    <style:style style:name="T852" style:family="text">
      <style:text-properties officeooo:rsid="1e0040ee"/>
    </style:style>
    <style:style style:name="T853" style:family="text">
      <style:text-properties officeooo:rsid="1e01a0b7"/>
    </style:style>
    <style:style style:name="T854" style:family="text">
      <style:text-properties officeooo:rsid="1e02d23b"/>
    </style:style>
    <style:style style:name="T855" style:family="text">
      <style:text-properties officeooo:rsid="1e0a2ff4"/>
    </style:style>
    <style:style style:name="T856" style:family="text">
      <style:text-properties officeooo:rsid="1e0be04c"/>
    </style:style>
    <style:style style:name="T857" style:family="text">
      <style:text-properties officeooo:rsid="1e0d265b"/>
    </style:style>
    <style:style style:name="T858" style:family="text">
      <style:text-properties officeooo:rsid="1e101501"/>
    </style:style>
    <style:style style:name="T859" style:family="text">
      <style:text-properties officeooo:rsid="1ddc7f7b"/>
    </style:style>
    <style:style style:name="T860" style:family="text">
      <style:text-properties officeooo:rsid="1dfaf00a"/>
    </style:style>
    <style:style style:name="T861" style:family="text">
      <style:text-properties officeooo:rsid="1e2327a3"/>
    </style:style>
    <style:style style:name="T862" style:family="text">
      <style:text-properties officeooo:rsid="1e2330ea"/>
    </style:style>
    <style:style style:name="T863" style:family="text">
      <style:text-properties officeooo:rsid="1e241a8f"/>
    </style:style>
    <style:style style:name="T864" style:family="text">
      <style:text-properties officeooo:rsid="1e26799d"/>
    </style:style>
    <style:style style:name="T865" style:family="text">
      <style:text-properties officeooo:rsid="1e27b703"/>
    </style:style>
    <style:style style:name="T866" style:family="text">
      <style:text-properties officeooo:rsid="1e298e04"/>
    </style:style>
    <style:style style:name="T867" style:family="text">
      <style:text-properties officeooo:rsid="1e2b3199"/>
    </style:style>
    <style:style style:name="T868" style:family="text">
      <style:text-properties officeooo:rsid="1e2bff8c"/>
    </style:style>
    <style:style style:name="T869" style:family="text">
      <style:text-properties officeooo:rsid="1e2dceed"/>
    </style:style>
    <style:style style:name="T870" style:family="text">
      <style:text-properties officeooo:rsid="1e36d3b9"/>
    </style:style>
    <style:style style:name="T871" style:family="text">
      <style:text-properties officeooo:rsid="1e3c189a"/>
    </style:style>
    <style:style style:name="T872" style:family="text">
      <style:text-properties officeooo:rsid="1e3c67b0"/>
    </style:style>
    <style:style style:name="T873" style:family="text">
      <style:text-properties officeooo:rsid="1e3e762a"/>
    </style:style>
    <style:style style:name="T874" style:family="text">
      <style:text-properties officeooo:rsid="1e3f11aa"/>
    </style:style>
    <style:style style:name="T875" style:family="text">
      <style:text-properties officeooo:rsid="1e44a2e8"/>
    </style:style>
    <style:style style:name="T876" style:family="text">
      <style:text-properties officeooo:rsid="1e468e4b"/>
    </style:style>
    <style:style style:name="T877" style:family="text">
      <style:text-properties officeooo:rsid="1e47dd0f"/>
    </style:style>
    <style:style style:name="T878" style:family="text">
      <style:text-properties officeooo:rsid="1e4d540e"/>
    </style:style>
    <style:style style:name="T879" style:family="text">
      <style:text-properties officeooo:rsid="1e50bbff"/>
    </style:style>
    <style:style style:name="T880" style:family="text">
      <style:text-properties officeooo:rsid="1e52b4b1"/>
    </style:style>
    <style:style style:name="T881" style:family="text">
      <style:text-properties officeooo:rsid="1e534b4e"/>
    </style:style>
    <style:style style:name="T882" style:family="text">
      <style:text-properties officeooo:rsid="1e8d41c5"/>
    </style:style>
    <style:style style:name="T883" style:family="text">
      <style:text-properties officeooo:rsid="1e903833"/>
    </style:style>
    <style:style style:name="T884" style:family="text">
      <style:text-properties officeooo:rsid="1e9670c2"/>
    </style:style>
    <style:style style:name="T885" style:family="text">
      <style:text-properties officeooo:rsid="1e55adc6"/>
    </style:style>
    <style:style style:name="T886" style:family="text">
      <style:text-properties officeooo:rsid="1e982a10"/>
    </style:style>
    <style:style style:name="T887" style:family="text">
      <style:text-properties officeooo:rsid="1e999c0e"/>
    </style:style>
    <style:style style:name="T888" style:family="text">
      <style:text-properties officeooo:rsid="1ea56d5a"/>
    </style:style>
    <style:style style:name="T889" style:family="text">
      <style:text-properties officeooo:rsid="1ea68da6"/>
    </style:style>
    <style:style style:name="T890" style:family="text">
      <style:text-properties officeooo:rsid="1ec54b06"/>
    </style:style>
    <style:style style:name="T891" style:family="text">
      <style:text-properties officeooo:rsid="1ec6cf61"/>
    </style:style>
    <style:style style:name="T892" style:family="text">
      <style:text-properties officeooo:rsid="1ecfea41"/>
    </style:style>
    <style:style style:name="T893" style:family="text">
      <style:text-properties officeooo:rsid="1ed89b02"/>
    </style:style>
    <style:style style:name="T894" style:family="text">
      <style:text-properties officeooo:rsid="1ed8d337"/>
    </style:style>
    <style:style style:name="T895" style:family="text">
      <style:text-properties officeooo:rsid="1ed9f7b0"/>
    </style:style>
    <style:style style:name="T896" style:family="text">
      <style:text-properties officeooo:rsid="1edb9a89"/>
    </style:style>
    <style:style style:name="T897" style:family="text">
      <style:text-properties officeooo:rsid="1ede3ca9"/>
    </style:style>
    <style:style style:name="T898" style:family="text">
      <style:text-properties officeooo:rsid="1ee0059b"/>
    </style:style>
    <style:style style:name="T899" style:family="text">
      <style:text-properties officeooo:rsid="1ee433b5"/>
    </style:style>
    <style:style style:name="T900" style:family="text">
      <style:text-properties officeooo:rsid="1ee5df9b"/>
    </style:style>
    <style:style style:name="T901" style:family="text">
      <style:text-properties officeooo:rsid="1ee730f2"/>
    </style:style>
    <style:style style:name="T902" style:family="text">
      <style:text-properties officeooo:rsid="1ee8adb9"/>
    </style:style>
    <style:style style:name="T903" style:family="text">
      <style:text-properties officeooo:rsid="1eea47bc"/>
    </style:style>
    <style:style style:name="T904" style:family="text">
      <style:text-properties officeooo:rsid="1eecf073"/>
    </style:style>
    <style:style style:name="T905" style:family="text">
      <style:text-properties officeooo:rsid="1eed9664"/>
    </style:style>
    <style:style style:name="T906" style:family="text">
      <style:text-properties officeooo:rsid="1eee3be2"/>
    </style:style>
    <style:style style:name="T907" style:family="text">
      <style:text-properties officeooo:rsid="1ef33031"/>
    </style:style>
    <style:style style:name="T908" style:family="text">
      <style:text-properties officeooo:rsid="1ef732ce"/>
    </style:style>
    <style:style style:name="T909" style:family="text">
      <style:text-properties officeooo:rsid="1f05e202"/>
    </style:style>
    <style:style style:name="T910" style:family="text">
      <style:text-properties officeooo:rsid="1f16b24d"/>
    </style:style>
    <style:style style:name="T911" style:family="text">
      <style:text-properties officeooo:rsid="1f2bc863"/>
    </style:style>
    <style:style style:name="T912" style:family="text">
      <style:text-properties officeooo:rsid="1f2d49e7"/>
    </style:style>
    <style:style style:name="T913" style:family="text">
      <style:text-properties officeooo:rsid="1f31535e"/>
    </style:style>
    <style:style style:name="T914" style:family="text">
      <style:text-properties officeooo:rsid="1f331a4f"/>
    </style:style>
    <style:style style:name="T915" style:family="text">
      <style:text-properties officeooo:rsid="1f34f748"/>
    </style:style>
    <style:style style:name="T916" style:family="text">
      <style:text-properties officeooo:rsid="1f356719"/>
    </style:style>
    <style:style style:name="T917" style:family="text">
      <style:text-properties officeooo:rsid="1f393b68"/>
    </style:style>
    <style:style style:name="T918" style:family="text">
      <style:text-properties officeooo:rsid="1f3a5e21"/>
    </style:style>
    <style:style style:name="T919" style:family="text">
      <style:text-properties officeooo:rsid="1f3a64a9"/>
    </style:style>
    <style:style style:name="T920" style:family="text">
      <style:text-properties officeooo:rsid="1f3c5918"/>
    </style:style>
    <style:style style:name="T921" style:family="text">
      <style:text-properties officeooo:rsid="1f3c5ee4"/>
    </style:style>
    <style:style style:name="T922" style:family="text">
      <style:text-properties officeooo:rsid="1f3ca112"/>
    </style:style>
    <style:style style:name="T923" style:family="text">
      <style:text-properties officeooo:rsid="1f3ed1fc"/>
    </style:style>
    <style:style style:name="T924" style:family="text">
      <style:text-properties officeooo:rsid="1f46afff"/>
    </style:style>
    <style:style style:name="T925" style:family="text">
      <style:text-properties officeooo:rsid="1f655df8"/>
    </style:style>
    <style:style style:name="T926" style:family="text">
      <style:text-properties officeooo:rsid="1f669125"/>
    </style:style>
    <style:style style:name="T927" style:family="text">
      <style:text-properties officeooo:rsid="1f6c08bf"/>
    </style:style>
    <style:style style:name="T928" style:family="text">
      <style:text-properties officeooo:rsid="1f6c2e44"/>
    </style:style>
    <style:style style:name="T929" style:family="text">
      <style:text-properties officeooo:rsid="1f6e05a5"/>
    </style:style>
    <style:style style:name="T930" style:family="text">
      <style:text-properties officeooo:rsid="1f7f9864"/>
    </style:style>
    <style:style style:name="T931" style:family="text">
      <style:text-properties officeooo:rsid="1f8f71f4"/>
    </style:style>
    <style:style style:name="T932" style:family="text">
      <style:text-properties officeooo:rsid="1f90be7b"/>
    </style:style>
    <style:style style:name="T933" style:family="text">
      <style:text-properties officeooo:rsid="1cdbb04f"/>
    </style:style>
    <style:style style:name="T934" style:family="text">
      <style:text-properties officeooo:rsid="1f95703c"/>
    </style:style>
    <style:style style:name="T935" style:family="text">
      <style:text-properties officeooo:rsid="1f4b2485"/>
    </style:style>
    <style:style style:name="T936" style:family="text">
      <style:text-properties officeooo:rsid="1f9cbe3e"/>
    </style:style>
    <style:style style:name="T937" style:family="text">
      <style:text-properties officeooo:rsid="1fa5f3ed"/>
    </style:style>
    <style:style style:name="T938" style:family="text">
      <style:text-properties officeooo:rsid="1fa9862b"/>
    </style:style>
    <style:style style:name="T939" style:family="text">
      <style:text-properties officeooo:rsid="1fade0ed"/>
    </style:style>
    <style:style style:name="T940" style:family="text">
      <style:text-properties officeooo:rsid="1faf23fb"/>
    </style:style>
    <style:style style:name="T941" style:family="text">
      <style:text-properties officeooo:rsid="1fb44b2e"/>
    </style:style>
    <style:style style:name="T942" style:family="text">
      <style:text-properties officeooo:rsid="1fbf4659"/>
    </style:style>
    <style:style style:name="T943" style:family="text">
      <style:text-properties officeooo:rsid="1fc23eee"/>
    </style:style>
    <style:style style:name="T944" style:family="text">
      <style:text-properties officeooo:rsid="1fc51bdc"/>
    </style:style>
    <style:style style:name="T945" style:family="text">
      <style:text-properties officeooo:rsid="1fc5a7f6"/>
    </style:style>
    <style:style style:name="T946" style:family="text">
      <style:text-properties officeooo:rsid="1fd00e63"/>
    </style:style>
    <style:style style:name="T947" style:family="text">
      <style:text-properties officeooo:rsid="1febd690"/>
    </style:style>
    <style:style style:name="T948" style:family="text">
      <style:text-properties officeooo:rsid="1fecc842"/>
    </style:style>
    <style:style style:name="T949" style:family="text">
      <style:text-properties officeooo:rsid="1ff0e277"/>
    </style:style>
    <style:style style:name="T950" style:family="text">
      <style:text-properties officeooo:rsid="1ffdc37c"/>
    </style:style>
    <style:style style:name="T951" style:family="text">
      <style:text-properties officeooo:rsid="20150b29"/>
    </style:style>
    <style:style style:name="T952" style:family="text">
      <style:text-properties officeooo:rsid="20163df5"/>
    </style:style>
    <style:style style:name="T953" style:family="text">
      <style:text-properties officeooo:rsid="201d0560"/>
    </style:style>
    <style:style style:name="T954" style:family="text">
      <style:text-properties officeooo:rsid="202197c0"/>
    </style:style>
    <style:style style:name="T955" style:family="text">
      <style:text-properties officeooo:rsid="202364ac"/>
    </style:style>
    <style:style style:name="T956" style:family="text">
      <style:text-properties officeooo:rsid="2025144a"/>
    </style:style>
    <style:style style:name="T957" style:family="text">
      <style:text-properties officeooo:rsid="20270e3e"/>
    </style:style>
    <style:style style:name="T958" style:family="text">
      <style:text-properties officeooo:rsid="2027dbf6"/>
    </style:style>
    <style:style style:name="T959" style:family="text">
      <style:text-properties officeooo:rsid="20298579"/>
    </style:style>
    <style:style style:name="T960" style:family="text">
      <style:text-properties officeooo:rsid="203a73cb"/>
    </style:style>
    <style:style style:name="T961" style:family="text">
      <style:text-properties officeooo:rsid="203bcdb4"/>
    </style:style>
    <style:style style:name="T962" style:family="text">
      <style:text-properties officeooo:rsid="20401dbe"/>
    </style:style>
    <style:style style:name="T963" style:family="text">
      <style:text-properties officeooo:rsid="20415ce7"/>
    </style:style>
    <style:style style:name="T964" style:family="text">
      <style:text-properties officeooo:rsid="2042d932"/>
    </style:style>
    <style:style style:name="T965" style:family="text">
      <style:text-properties officeooo:rsid="2044b278"/>
    </style:style>
    <style:style style:name="T966" style:family="text">
      <style:text-properties officeooo:rsid="2045cf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s</text:p>
      <text:p text:style-name="P240"/>
      <text:p text:style-name="P14"/>
      <text:p text:style-name="Text_20_body"/>
      <text:p text:style-name="Text_20_body"/>
      <text:p text:style-name="P283">Dračák</text:p>
      <text:p text:style-name="P279"/>
      <text:p text:style-name="P279"/>
      <text:p text:style-name="P284">podle staré školy</text:p>
      <text:p text:style-name="P280"/>
      <text:p text:style-name="P280"/>
      <text:p text:style-name="P280"/>
      <text:p text:style-name="P280"/>
      <text:p text:style-name="P280"/>
      <text:p text:style-name="P280"/>
      <text:p text:style-name="P280"/>
      <text:p text:style-name="P281">Společenská hra na prožívání příběhů</text:p>
      <text:p text:style-name="P281"/>
      <text:p text:style-name="P282"/>
      <text:p text:style-name="P3">Michal Světlý</text:p>
      <text:p text:style-name="P1"><text:soft-page-break/></text:p>
      <text:p text:style-name="P29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7"><text:a xlink:type="simple" xlink:href="#__RefHeading___Toc2946_901242990" text:style-name="Internet_20_link" text:visited-style-name="Internet_20_link">TODO:</text:a><text:tab/>4</text:p>
          <text:p text:style-name="P327"><text:a xlink:type="simple" xlink:href="#__RefHeading___Toc1631_1817222415" text:style-name="Internet_20_link" text:visited-style-name="Internet_20_link">Úvod</text:a><text:tab/>5</text:p>
          <text:p text:style-name="P328"><text:a xlink:type="simple" xlink:href="#__RefHeading___Toc4217_4129273621" text:style-name="Internet_20_link" text:visited-style-name="Internet_20_link">O světě</text:a><text:tab/>5</text:p>
          <text:p text:style-name="P328"><text:a xlink:type="simple" xlink:href="#__RefHeading___Toc1575_1936223890" text:style-name="Internet_20_link" text:visited-style-name="Internet_20_link">Výprava do Divočiny</text:a><text:tab/>6</text:p>
          <text:p text:style-name="P328"><text:a xlink:type="simple" xlink:href="#__RefHeading___Toc4219_4129273621" text:style-name="Internet_20_link" text:visited-style-name="Internet_20_link">Pán jeskyně a hráči postav</text:a><text:tab/>6</text:p>
          <text:p text:style-name="P328"><text:a xlink:type="simple" xlink:href="#__RefHeading___Toc4221_4129273621" text:style-name="Internet_20_link" text:visited-style-name="Internet_20_link">Příklad hry</text:a><text:tab/>6</text:p>
          <text:p text:style-name="P328"><text:a xlink:type="simple" xlink:href="#__RefHeading___Toc4223_4129273621" text:style-name="Internet_20_link" text:visited-style-name="Internet_20_link">Cíl hry</text:a><text:tab/>7</text:p>
          <text:p text:style-name="P327"><text:a xlink:type="simple" xlink:href="#__RefHeading___Toc2643_120643391" text:style-name="Internet_20_link" text:visited-style-name="Internet_20_link">Tvorba postavy</text:a><text:tab/>8</text:p>
          <text:p text:style-name="P328"><text:a xlink:type="simple" xlink:href="#__RefHeading___Toc4225_4129273621" text:style-name="Internet_20_link" text:visited-style-name="Internet_20_link">Rasa</text:a><text:tab/>8</text:p>
          <text:p text:style-name="P328"><text:a xlink:type="simple" xlink:href="#__RefHeading___Toc4227_4129273621" text:style-name="Internet_20_link" text:visited-style-name="Internet_20_link">Minulost</text:a><text:tab/>9</text:p>
          <text:p text:style-name="P328"><text:a xlink:type="simple" xlink:href="#__RefHeading___Toc4229_4129273621" text:style-name="Internet_20_link" text:visited-style-name="Internet_20_link">Jméno</text:a><text:tab/>10</text:p>
          <text:p text:style-name="P328"><text:a xlink:type="simple" xlink:href="#__RefHeading___Toc4231_4129273621" text:style-name="Internet_20_link" text:visited-style-name="Internet_20_link">Vlastnosti</text:a><text:tab/>10</text:p>
          <text:p text:style-name="P327"><text:a xlink:type="simple" xlink:href="#__RefHeading___Toc4233_4129273621" text:style-name="Internet_20_link" text:visited-style-name="Internet_20_link">Hraní za postavu</text:a><text:tab/>12</text:p>
          <text:p text:style-name="P328"><text:a xlink:type="simple" xlink:href="#__RefHeading___Toc4235_4129273621" text:style-name="Internet_20_link" text:visited-style-name="Internet_20_link">Spolupracujte</text:a><text:tab/>12</text:p>
          <text:p text:style-name="P328"><text:a xlink:type="simple" xlink:href="#__RefHeading___Toc4237_4129273621" text:style-name="Internet_20_link" text:visited-style-name="Internet_20_link">Hraní rozhovorů</text:a><text:tab/>13</text:p>
          <text:p text:style-name="P328"><text:a xlink:type="simple" xlink:href="#__RefHeading___Toc10367_38474947" text:style-name="Internet_20_link" text:visited-style-name="Internet_20_link">Překonávání překážek</text:a><text:tab/>13</text:p>
          <text:p text:style-name="P328"><text:a xlink:type="simple" xlink:href="#__RefHeading___Toc13231_3822832400" text:style-name="Internet_20_link" text:visited-style-name="Internet_20_link">Svícení v podzemí</text:a><text:tab/>15</text:p>
          <text:p text:style-name="P328"><text:a xlink:type="simple" xlink:href="#__RefHeading___Toc13233_3822832400" text:style-name="Internet_20_link" text:visited-style-name="Internet_20_link">Kreslení mapy</text:a><text:tab/>16</text:p>
          <text:p text:style-name="P328"><text:a xlink:type="simple" xlink:href="#__RefHeading___Toc4239_4129273621" text:style-name="Internet_20_link" text:visited-style-name="Internet_20_link">Prohledávání</text:a><text:tab/>16</text:p>
          <text:p text:style-name="P328"><text:a xlink:type="simple" xlink:href="#__RefHeading___Toc4241_4129273621" text:style-name="Internet_20_link" text:visited-style-name="Internet_20_link">Chyby a nedorozumění</text:a><text:tab/>20</text:p>
          <text:p text:style-name="P327"><text:a xlink:type="simple" xlink:href="#__RefHeading___Toc1599_1936223890" text:style-name="Internet_20_link" text:visited-style-name="Internet_20_link">Boj a jiná nebezpečí</text:a><text:tab/>22</text:p>
          <text:p text:style-name="P328"><text:a xlink:type="simple" xlink:href="#__RefHeading___Toc4243_4129273621" text:style-name="Internet_20_link" text:visited-style-name="Internet_20_link">Příklad boje</text:a><text:tab/>22</text:p>
          <text:p text:style-name="P328"><text:a xlink:type="simple" xlink:href="#__RefHeading___Toc13235_3822832400" text:style-name="Internet_20_link" text:visited-style-name="Internet_20_link">Pojmy</text:a><text:tab/>24</text:p>
          <text:p text:style-name="P328"><text:a xlink:type="simple" xlink:href="#__RefHeading___Toc2523_690236890" text:style-name="Internet_20_link" text:visited-style-name="Internet_20_link">Popis situace</text:a><text:tab/>25</text:p>
          <text:p text:style-name="P328"><text:a xlink:type="simple" xlink:href="#__RefHeading___Toc4245_4129273621" text:style-name="Internet_20_link" text:visited-style-name="Internet_20_link">Kola</text:a><text:tab/>26</text:p>
          <text:p text:style-name="P328"><text:a xlink:type="simple" xlink:href="#__RefHeading___Toc2525_690236890" text:style-name="Internet_20_link" text:visited-style-name="Internet_20_link">Záměry</text:a><text:tab/>26</text:p>
          <text:p text:style-name="P328"><text:a xlink:type="simple" xlink:href="#__RefHeading___Toc10371_38474947" text:style-name="Internet_20_link" text:visited-style-name="Internet_20_link">Akce</text:a><text:tab/>28</text:p>
          <text:p text:style-name="P328"><text:a xlink:type="simple" xlink:href="#__RefHeading___Toc2529_690236890" text:style-name="Internet_20_link" text:visited-style-name="Internet_20_link">Obrana</text:a><text:tab/>37</text:p>
          <text:p text:style-name="P328"><text:a xlink:type="simple" xlink:href="#__RefHeading___Toc13237_3822832400" text:style-name="Internet_20_link" text:visited-style-name="Internet_20_link">Kdy se počítá jaká vlastnost</text:a><text:tab/>38</text:p>
          <text:p text:style-name="P328"><text:a xlink:type="simple" xlink:href="#__RefHeading___Toc13239_3822832400" text:style-name="Internet_20_link" text:visited-style-name="Internet_20_link">Výhody a nevýhody</text:a><text:tab/>39</text:p>
          <text:p text:style-name="P328"><text:a xlink:type="simple" xlink:href="#__RefHeading___Toc13241_3822832400" text:style-name="Internet_20_link" text:visited-style-name="Internet_20_link">Změna pozice a situace</text:a><text:tab/>41</text:p>
          <text:p text:style-name="P328"><text:a xlink:type="simple" xlink:href="#__RefHeading___Toc13243_3822832400" text:style-name="Internet_20_link" text:visited-style-name="Internet_20_link">Zranitelnost nestvůr</text:a><text:tab/>42</text:p>
          <text:p text:style-name="P328"><text:a xlink:type="simple" xlink:href="#__RefHeading___Toc1607_1936223890" text:style-name="Internet_20_link" text:visited-style-name="Internet_20_link">Jedy</text:a><text:tab/>42</text:p>
          <text:p text:style-name="P328"><text:a xlink:type="simple" xlink:href="#__RefHeading___Toc9078_2234690082" text:style-name="Internet_20_link" text:visited-style-name="Internet_20_link">Pád</text:a><text:tab/>44</text:p>
          <text:p text:style-name="P328"><text:a xlink:type="simple" xlink:href="#__RefHeading___Toc13245_3822832400" text:style-name="Internet_20_link" text:visited-style-name="Internet_20_link">Pasti</text:a><text:tab/>44</text:p>
          <text:p text:style-name="P328"><text:a xlink:type="simple" xlink:href="#__RefHeading___Toc1609_1936223890" text:style-name="Internet_20_link" text:visited-style-name="Internet_20_link">Kondice a zranění</text:a><text:tab/>45</text:p>
          <text:p text:style-name="P328"><text:a xlink:type="simple" xlink:href="#__RefHeading___Toc13247_3822832400" text:style-name="Internet_20_link" text:visited-style-name="Internet_20_link">Léčení</text:a><text:tab/>50</text:p>
          <text:p text:style-name="P327"><text:a xlink:type="simple" xlink:href="#__RefHeading___Toc13249_3822832400" text:style-name="Internet_20_link" text:visited-style-name="Internet_20_link">Úroveň</text:a><text:tab/>51</text:p>
          <text:p text:style-name="P328"><text:a xlink:type="simple" xlink:href="#__RefHeading___Toc1639_1936223890" text:style-name="Internet_20_link" text:visited-style-name="Internet_20_link">Postup na vyšší úroveň</text:a><text:tab/>51</text:p>
          <text:p text:style-name="P327"><text:soft-page-break/><text:a xlink:type="simple" xlink:href="#__RefHeading___Toc3098_3000536483" text:style-name="Internet_20_link" text:visited-style-name="Internet_20_link">Vedení hry</text:a><text:tab/>52</text:p>
          <text:p text:style-name="P328"><text:a xlink:type="simple" xlink:href="#__RefHeading___Toc13251_3822832400" text:style-name="Internet_20_link" text:visited-style-name="Internet_20_link">Obecné rady</text:a><text:tab/>52</text:p>
          <text:p text:style-name="P328"><text:a xlink:type="simple" xlink:href="#__RefHeading___Toc13253_3822832400" text:style-name="Internet_20_link" text:visited-style-name="Internet_20_link">Situační pravidla a rozhodnutí</text:a><text:tab/>54</text:p>
          <text:p text:style-name="P328"><text:a xlink:type="simple" xlink:href="#__RefHeading___Toc13255_3822832400" text:style-name="Internet_20_link" text:visited-style-name="Internet_20_link">Magie</text:a><text:tab/>56</text:p>
          <text:p text:style-name="P328"><text:a xlink:type="simple" xlink:href="#__RefHeading___Toc10375_38474947" text:style-name="Internet_20_link" text:visited-style-name="Internet_20_link">Smrt hráčské postavy</text:a><text:tab/>59</text:p>
          <text:p text:style-name="P328"><text:a xlink:type="simple" xlink:href="#__RefHeading___Toc10377_38474947" text:style-name="Internet_20_link" text:visited-style-name="Internet_20_link">Překonávání překážek</text:a><text:tab/>61</text:p>
          <text:p text:style-name="P328"><text:a xlink:type="simple" xlink:href="#__RefHeading___Toc10381_38474947" text:style-name="Internet_20_link" text:visited-style-name="Internet_20_link">Použití příručky s dobrodružstvím</text:a><text:tab/>63</text:p>
          <text:p text:style-name="P328"><text:a xlink:type="simple" xlink:href="#__RefHeading___Toc10385_38474947" text:style-name="Internet_20_link" text:visited-style-name="Internet_20_link">Hraní za protivníky</text:a><text:tab/>70</text:p>
        </text:index-body>
      </text:table-of-content>
      <text:p text:style-name="P285"/>
      <text:p text:style-name="P4"/>
      <text:p text:style-name="P2">Verze 0.<text:span text:style-name="T379">0.0</text:span></text:p>
      <text:p text:style-name="P285">Poděkování</text:p>
      <text:p text:style-name="Example">Tato příručka <text:span text:style-name="T953">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Úvodní Jarikovo dobrodružství z pravidel DrD není zahrnuto. Prozatím je také vynechán úvod do hry a kapitoly Hraní za postavu a Hra ve skupině.</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20" text:outline-level="1"><text:bookmark-start text:name="__RefHeading___Toc2946_901242990"/>TODO:<text:bookmark-end text:name="__RefHeading___Toc2946_901242990"/></text:h>
      <text:list xml:id="list826915336" text:style-name="L1">
        <text:list-item>
          <text:p text:style-name="P429"/>
        </text:list-item>
      </text:list>
      <text:h text:style-name="P421" text:outline-level="1"/>
      <text:h text:style-name="P421" text:outline-level="1"/>
      <text:h text:style-name="P422" text:outline-level="1">Tvoje postava</text:h>
      <text:h text:style-name="P398" text:outline-level="2">Rasy</text:h>
      <text:p text:style-name="P22">Chystáš-li se hrát Drač<text:span text:style-name="T954">ák</text:span> poprvé, musíš si stvořit svoji postavu. Jak už víš, tvoje postava nemusí být pouze člověk. Z <text:span text:style-name="T954">pěti</text:span> rozličných ras si můžeš vybrat, čím se chceš narodit: jestli hobitem, trpaslíkem, elfem, člověk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nejvíce vyhovovala, a to i se zřetelem na své budoucí povolání.</text:p>
      <text:h text:style-name="P367" text:outline-level="3">Člověk</text:h>
      <text:p text:style-name="P265"><text:span text:style-name="T165">VELIKOST: 6<text:line-break/>VLASTNOSTI: </text:span><text:span text:style-name="T166">Libovolné<text:line-break/></text:span><text:span text:style-name="T167">SCHOPNOST: Všestrannost</text:span></text:p>
      <text:p text:style-name="P22">Lidé jsou snad nejrozšířenější rasou, žijící jak v oblastech hor, tak i ve stepích, lesích a tundrách. Budují rozsáhlá sídla, ať už města či vesnice, která zpravidla leží na velkých obchodních křižovatkách. Lidé jsou velmi houževnatí, a i když <text:span text:style-name="T955">v průměru</text:span> nejsou tak silní jako krollové, ani tak <text:span text:style-name="T955">duševně zdatní</text:span> jako elfové, <text:span text:style-name="T955">najdou se mezi nimi je</text:span><text:soft-page-break/><text:span text:style-name="T955">dinci s mnoha různými předpoklady a</text:span> nacházejí <text:span text:style-name="T955">tedy</text:span> uplatnění v celé škále povolání. Většina z nich se zabývá především zemědělstvím a řemeslnou výrobou, ale najdete mezi nimi i zdatné lovce a zkušené dobrodruhy všeho druhu.</text:p>
      <text:p text:style-name="Example_20_Header">Všestrannost</text:p>
      <text:p text:style-name="P267">Jako člověk si můžeš <text:span text:style-name="T956">místo jedné z dovedností svého povolání</text:span> vzít jednu dovednost (nikoliv schopnost) od libovolného jiného povolání a dále ji rozvíjet. </text:p>
      <text:h text:style-name="Heading_20_4" text:outline-level="4">Barbar</text:h>
      <text:p text:style-name="P266"><text:span text:style-name="T165">VELIKOST: 6<text:line-break/>VLASTNOSTI: </text:span><text:span text:style-name="T166">Síla 2<text:line-break/></text:span><text:span text:style-name="T167">SCHOPNOST: Všestrannost (stejně jako ostatní lidé)</text:span></text:p>
      <text:p text:style-name="P264"><text:span text:style-name="T164">Barbaři jsou lidé </text:span><text:span text:style-name="T167">žijící daleko v</text:span><text:span text:style-name="T164"> odloučení od civilizace. Tyto </text:span><text:span text:style-name="T167">tvrdé podmínky z nich dělají skvělé válečníky, ale uplatní se i ve všech ostatních povoláních</text:span><text:span text:style-name="T164">.</text:span></text:p>
      <text:h text:style-name="P367" text:outline-level="3">Hobit</text:h>
      <text:p text:style-name="P268"><text:span text:style-name="T165">VELIKOST: </text:span><text:span text:style-name="T168">5</text:span><text:span text:style-name="T165"><text:line-break/>VLASTNOSTI: </text:span><text:span text:style-name="T168">Finesa</text:span><text:span text:style-name="T166"> 2, </text:span><text:span text:style-name="T170">Duše 2</text:span><text:span text:style-name="T166"><text:line-break/></text:span><text:span text:style-name="T167">SCHOPNOST: </text:span><text:span text:style-name="T168">Vytříbená chuť a čich</text:span></text:p>
      <text:p text:style-name="P22">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text:soft-page-break/>Vytříbená chuť a čich</text:p>
      <text:p text:style-name="P269">Hobiti mají citlivější chuť a čich než příslušníci ostatních ras. Jsou <text:span text:style-name="T957">to </text:span>díky tomu známí labužníci a velcí znalci různých nápojů, pokrmů a jiných poživatin, ale dává jim to výhodu i na dobrodružných výpravách: Neumí sice stopovat tak dobře jako psi, ale dokáží <text:span text:style-name="T958">například</text:span> čich<text:span text:style-name="T958">em poznat převlečenou osobu</text:span> a pouhým ochutnáním odhalí přítomnost jedů <text:span text:style-name="T959">nebo jiných nežádoucích přísad</text:span>.</text:p>
      <text:h text:style-name="P368" text:outline-level="3">Kudůk</text:h>
      <text:p text:style-name="P271"><text:span text:style-name="T165">VELIKOST: </text:span><text:span text:style-name="T168">5</text:span><text:span text:style-name="T165"><text:line-break/>VLASTNOSTI: </text:span><text:span text:style-name="T168">Finesa</text:span><text:span text:style-name="T166"> 2, </text:span><text:span text:style-name="T171">Duše 2</text:span><text:span text:style-name="T166"><text:line-break/></text:span><text:span text:style-name="T167">SCHOPNOST: </text:span><text:span text:style-name="T168">Vytříbená chuť a čich </text:span><text:span text:style-name="T169">(jako hobit)</text:span></text:p>
      <text:p text:style-name="P270"><text:span text:style-name="T164">Kudů</text:span><text:span text:style-name="T170">ci jsou hobiti, kteří již dávno opustili pohodlný život v úrodném kraji a vydali se na cesty. </text:span><text:span text:style-name="T164">Přestože jen málokterý z nich se stane dobrým bojovníkem, dokáží v boji velmi dobře zacházet jak s </text:span><text:span text:style-name="T172">dýkou</text:span><text:span text:style-name="T164">, tak i s kuší. Mnoho z nich také nachází potěšení v různém bylinkářství a alchymii, ale stejně tak dobře se mohou uplatnit třeba jako zloději.</text:span></text:p>
      <text:h text:style-name="P369" text:outline-level="3">Elf</text:h>
      <text:p text:style-name="P272"><text:span text:style-name="T165">VELIKOST: </text:span><text:span text:style-name="T173">6</text:span><text:span text:style-name="T165"><text:line-break/>VLASTNOSTI: </text:span><text:span text:style-name="T168">Finesa</text:span><text:span text:style-name="T166"> 2, </text:span><text:span text:style-name="T171">Duše 2<text:line-break/></text:span><text:span text:style-name="T167">SCHOPNOST: </text:span><text:span text:style-name="T177">Ostrý zrak</text:span></text:p>
      <text:p text:style-name="P264"><text:span text:style-name="T16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text:span><text:span text:style-name="T174">J</text:span><text:span text:style-name="T164">en neradi bojují, avšak jsou-li k boji donuceni, mohou být nebezpečnými soupeři. Díky své obratnosti dovedou dobře zacházet </text:span><text:soft-page-break/><text:span text:style-name="T164">zejména s lukem a se střelnými zbraněmi vůbec.<text:line-break/><text:tab/>Největší potěšení jim však činí studium a učení se kouzlům, a proto z jejich řad vzešlo již mnoho známých kouzelníků. </text:span><text:span text:style-name="T176">Mají také rádi krásné věci, tanec a zpěv.</text:span></text:p>
      <text:p text:style-name="Example_20_Header"><text:span text:style-name="T176">O</text:span><text:span text:style-name="T164">strý zrak</text:span></text:p>
      <text:p text:style-name="P273"><text:span text:style-name="T164">Elfové mají ostřejší a citlivější zrak než ostatní rasy. Vidí dobře i za šera (ale ne v naprosté tmě) a rozeznají detaily </text:span><text:span text:style-name="T178">i </text:span><text:span text:style-name="T164">na v</text:span><text:span text:style-name="T178">elkou</text:span><text:span text:style-name="T164"> vzdálenost.</text:span></text:p>
      <text:h text:style-name="P369" text:outline-level="3">Trpaslík</text:h>
      <text:p text:style-name="P274"><text:span text:style-name="T165">VELIKOST: </text:span><text:span text:style-name="T173">6</text:span><text:span text:style-name="T165"><text:line-break/>VLASTNOSTI: </text:span><text:span text:style-name="T175">Síla</text:span><text:span text:style-name="T166"> 2, </text:span><text:span text:style-name="T171">Duše 2<text:line-break/></text:span><text:span text:style-name="T167">SCHOPNOST: </text:span><text:span text:style-name="T179">Infravidění</text:span></text:p>
      <text:p text:style-name="P2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text:soft-page-break/>Infravidění</text:p>
      <text:p text:style-name="P275">Trpaslíci dokáží rozeznat teplejší předměty od studenějších. <text:span text:style-name="T960">I v naprosté tmě tedy například uvidí teplokrevné tvory. Nedokáží ale rozeznat barvy ani detaily, nevidí skrz překážky a pokud má v podzemí všechno stejnou teplotu, musí tápat stejně jako všichni ostatní.</text:span></text:p>
      <text:h text:style-name="P369" text:outline-level="3">Kroll</text:h>
      <text:p text:style-name="P25">VELIKOST: 7<text:line-break/>VLASTNOSTI: Síla 2, Duše 2<text:line-break/>SCHOPNOST: Ultrasluch</text:p>
      <text:p text:style-name="P2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text:span text:style-name="T961">přímočaří</text:span>.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276">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soft-page-break/>Povolání tvé postavy</text:h>
      <text:p text:style-name="P23">Nyní, když víš, zda ses narodil jako sličný elf, robustní trpaslík nebo urostlý barbar, přišel čas vybrat tvé postavě <text:span text:style-name="T962">dobrodružné</text:span> povolání.<text:line-break/><text:tab/>Při sestavování družiny je <text:span text:style-name="T963">vhodné</text:span>, když se hráči předem dohodnou, jakou postavu si kdo v<text:span text:style-name="T964">ezme</text:span>. Určitě by neměl chybět silný válečník nebo hraničář a družina bez zloděje si s řadou překážek neporadí, ale zato dva nebo tři zloději nebo kouzelníci by se během hry mohli nudit.</text:p>
      <text:h text:style-name="P371" text:outline-level="3">Válečník</text:h>
      <text:p text:style-name="P277"><text:span text:style-name="T165">VLASTNOST: </text:span><text:span text:style-name="T166">Síla 2</text:span></text:p>
      <text:p text:style-name="P24">Válečník je silný a houževnatý. <text:span text:style-name="T965">Obvykle bojuje těžkými zbraněmi a nosí těžkou zbroj a v boji tedy hodně vydrží</text:span>. A vzhledem k tomu, že bitvy a souboje jsou v Dračím doupěti tak běžné jako v našem světě jízda autobusem, je pro každou družinu nezbytné, aby ve svém středu měla jednoho nebo více válečníků. 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h text:style-name="P371" text:outline-level="3">Hraničář</text:h>
      <text:p text:style-name="P277"><text:span text:style-name="T165">VLASTNOST: </text:span><text:span text:style-name="T180">Finesa</text:span><text:span text:style-name="T166"> 2</text:span></text:p>
      <text:p text:style-name="P24">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soft-pag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371" text:outline-level="3">Alchymista</text:h>
      <text:p text:style-name="P277"><text:span text:style-name="T165">VLASTNOST: </text:span><text:span text:style-name="T180">Finesa</text:span><text:span text:style-name="T166"> 2</text:span></text:p>
      <text:p text:style-name="P24">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h text:style-name="P371" text:outline-level="3">Kouzelník</text:h>
      <text:p text:style-name="P277"><text:span text:style-name="T165">VLASTNOST: </text:span><text:span text:style-name="T180">Duše</text:span><text:span text:style-name="T166"> 2</text:span></text:p>
      <text:p text:style-name="P24"><text:soft-page-break/>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96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h text:style-name="P370" text:outline-level="3">Zloděj</text:h>
      <text:p text:style-name="P278"><text:span text:style-name="T165">VLASTNOST: </text:span><text:span text:style-name="T181">Finesa</text:span><text:span text:style-name="T166"> 2</text:span></text:p>
      <text:p text:style-name="P24">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oft-page-break/>prospěchu družiny. Jejich umění nalézt a odstranit pasti a tajné vchody či skrýše je také nenahraditelné při průzkumu opuštěných hradů či podzemních komplexů a činí z nich žádané členy v každé družiny.</text:p>
      <text:h text:style-name="P421" text:outline-level="1"/>
      <text:h text:style-name="P421" text:outline-level="1"><text:bookmark-start text:name="__RefHeading___Toc1631_1817222415"/>Úvod<text:bookmark-end text:name="__RefHeading___Toc1631_1817222415"/></text:h>
      <text:p text:style-name="Text_20_Body_20_Full_20_Page">Vítej, <text:span text:style-name="T525">dobrodruhu</text:span>!</text:p>
      <text:p text:style-name="P91"><text:span text:style-name="T526">Před sebou máš pravidla hry</text:span> <text:span text:style-name="T527">Dakara</text:span><text:span text:style-name="T528">:</text:span><text:span text:style-name="T527"> </text:span><text:span text:style-name="T528">dungeoncrawl</text:span>. <text:span text:style-name="T534">Kromě této příručky potřebuješ ještě:</text:span></text:p>
      <text:list xml:id="list3399026497" text:style-name="L2">
        <text:list-item>
          <text:p text:style-name="P430">2-5 spoluhráčů.</text:p>
        </text:list-item>
      </text:list>
      <text:list xml:id="list73104539" text:style-name="L3">
        <text:list-item>
          <text:p text:style-name="P431"><text:span text:style-name="T538">Modul s dobrodružstvím – s</text:span><text:span text:style-name="T529">tačí jed</text:span><text:span text:style-name="T530">en</text:span><text:span text:style-name="T529"> do skupiny. Číst by j</text:span><text:span text:style-name="T530">ej</text:span><text:span text:style-name="T529"> měl jen ten z vás, kdo hru povede.</text:span></text:p>
        </text:list-item>
        <text:list-item>
          <text:p text:style-name="P432"><text:span text:style-name="T535">Šestistěnné k</text:span>ostky.</text:p>
          <text:list>
            <text:list-item>
              <text:p text:style-name="P433">V⁠ zásadě stačí i⁠ jedna, ale pohodlnější je, když má každý hráč šest vlastních (při sesílání kouzel se hází až šesti kostkam<text:span text:style-name="T536">i</text:span> najednou).</text:p>
            </text:list-item>
          </text:list>
        </text:list-item>
        <text:list-item>
          <text:p text:style-name="P434"><text:span text:style-name="T537">Papír na</text:span> poznámky a⁠ něco na psaní <text:span text:style-name="T537">nebo nějaký elektronický ekvivalent.</text:span></text:p>
        </text:list-item>
      </text:list>
      <text:h text:style-name="Heading_20_2" text:outline-level="2"><text:bookmark-start text:name="__RefHeading___Toc4217_4129273621"/>O světě<text:bookmark-end text:name="__RefHeading___Toc4217_4129273621"/></text:h>
      <text:p text:style-name="P39">V dávných dobách proti sobě bojoval<text:span text:style-name="T490">i elfové</text:span> a trpaslí<text:span text:style-name="T490">ci </text:span>na straně Řádu proti orkům, trollům a goblinům na straně Chaosu. Tyto starobylé <text:span text:style-name="T490">říše</text:span> stavěly velkolepá města a pevnosti a znaly mocnou magii.<text:line-break/><text:tab/><text:span text:style-name="T489">J</text:span>ejich ruiny pohltila Divočina, do které jen pomalu pronikají výspy nové civilizace. <text:span text:style-name="T488">E</text:span>lf<text:span text:style-name="T488">ové</text:span> a trpaslí<text:span text:style-name="T488">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92">však</text:span> nevýslovně krásný, zářící krystal. <text:span text:style-name="T493">Být u něj tě naplňovalo</text:span> <text:span text:style-name="T494">příjemnou</text:span>, <text:span text:style-name="T494">hřejivou</text:span> energií. <text:span text:style-name="T491">Natáhl jsi ruku, aby ses jej dotknul – v tom ses ale probudil.</text:span></text:p>
      <text:p text:style-name="P83"><text:span text:style-name="T494">Od té doby se ti stejný sen zdál každou noc. </text:span>Když ses o tom zmínil svým přátelům, zjistil jsi, že <text:span text:style-name="T496">se jim to děje také</text:span>. <text:span text:style-name="T495">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8">krystal </text:span>táhne: <text:span text:style-name="T497">D</text:span>o drsné a nebezpečné Divočiny skrývající dávno zapomenuté poklady a tajemství.</text:p>
      <text:h text:style-name="P399" text:outline-level="2"><text:bookmark-start text:name="__RefHeading___Toc4219_4129273621"/><text:span text:style-name="T514">Pán jeskyně a h</text:span>ráči postav<text:bookmark-end text:name="__RefHeading___Toc4219_4129273621"/></text:h>
      <text:p text:style-name="P86">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00" text:outline-level="2"><text:bookmark-start text:name="__RefHeading___Toc4221_4129273621"/>Příklad hry<text:bookmark-end text:name="__RefHeading___Toc4221_4129273621"/></text:h>
      <text:p text:style-name="P92">Když bys chvíli sledoval rozehranou hru, slyšel bys <text:span text:style-name="T551">nejspíš</text:span> něco takového:</text:p>
      <text:p text:style-name="P302"><text:span text:style-name="Emphasis"><text:span text:style-name="T321">Hráč:</text:span></text:span><text:span text:style-name="T183"> "Prohledávám místnost."</text:span></text:p>
      <text:p text:style-name="P303"><text:span text:style-name="Emphasis"><text:span text:style-name="T74">Pán jeskyně:</text:span></text:span><text:span text:style-name="T183"> "Je tu stůl a židle, na stěně visí obraz."</text:span></text:p>
      <text:p text:style-name="P302"><text:soft-page-break/><text:span text:style-name="Emphasis"><text:span text:style-name="T321">Hráč:</text:span></text:span><text:span text:style-name="T183"> "Prohlídnu si stůl. Mrknu i pod něj, jestli zespodu není něco přilepen</text:span><text:span text:style-name="T208">ý</text:span><text:span text:style-name="T183">ho."</text:span></text:p>
      <text:p text:style-name="P303"><text:span text:style-name="Emphasis"><text:span text:style-name="T74">Pán jeskyně:</text:span></text:span><text:span text:style-name="T183"> "Stůl má zabudovan</text:span><text:span text:style-name="T208">ej</text:span><text:span text:style-name="T183"> šuplík.</text:span></text:p>
      <text:p text:style-name="P302"><text:span text:style-name="Emphasis"><text:span text:style-name="T321">Hráč:</text:span></text:span><text:span text:style-name="T183"> „</text:span><text:span text:style-name="T209">Jde otevřít?</text:span><text:span text:style-name="T183">“</text:span></text:p>
      <text:p text:style-name="P305"><text:span text:style-name="T76">Pán jeskyně:</text:span><text:span text:style-name="T513"> „Nejde, zřejmě j</text:span>e zamčen<text:span text:style-name="T539">ej</text:span>.“</text:p>
      <text:p text:style-name="P302"><text:span text:style-name="Emphasis"><text:span text:style-name="T321">Hráč:</text:span></text:span><text:span text:style-name="T183"> "Pořádně si posvítím a zkontroluju, jestli tam není nějaká past."</text:span></text:p>
      <text:p text:style-name="P303"><text:span text:style-name="Emphasis"><text:span text:style-name="T74">Pán jeskyně:</text:span></text:span><text:span text:style-name="T183"> "Vedle zámku jsi našel malou dírku. Vešla by se do ní tak akorát jehla, nebo možná malá šipka."</text:span></text:p>
      <text:p text:style-name="P302"><text:span text:style-name="Emphasis"><text:span text:style-name="T321">Hráč:</text:span></text:span><text:span text:style-name="T183"> "Půjde ten zámek vypáčit dýkou?"</text:span></text:p>
      <text:p text:style-name="P303"><text:span text:style-name="Emphasis"><text:span text:style-name="T74">Pán jeskyně:</text:span></text:span><text:span text:style-name="T183"> "Chvíli to asi zabere, ale ten šuplík je dřevěnej, takže určitě </text:span><text:span text:style-name="T210">půjde</text:span><text:span text:style-name="T183">. Chceš to udělat?"</text:span></text:p>
      <text:p text:style-name="P302"><text:span text:style-name="Emphasis"><text:span text:style-name="T321">Hráč:</text:span></text:span><text:span text:style-name="T183"> "Jo, pustím se do toho. Dám si při tom pozor, abych nestál před tou dírkou, ani před ni nestrkal ruce."</text:span></text:p>
      <text:p text:style-name="P303"><text:span text:style-name="Emphasis"><text:span text:style-name="T74">Pán jeskyně:</text:span></text:span><text:span text:style-name="T183"> "Po chvíli zápolení jsi zámek vylomil. Opravdu to byla jehlicová past, v pohodě ses jí ale vyhnul. </text:span><text:span text:style-name="T211">V</text:span><text:span text:style-name="T183"> šuplíku jsou nějak</text:span><text:span text:style-name="T208">ý</text:span><text:span text:style-name="T183"> papíry a mal</text:span><text:span text:style-name="T208">ej</text:span><text:span text:style-name="T183"> měšec."</text:span></text:p>
      <text:h text:style-name="P401" text:outline-level="2"><text:bookmark-start text:name="__RefHeading___Toc4223_4129273621"/>Cíl hry<text:bookmark-end text:name="__RefHeading___Toc4223_4129273621"/></text:h>
      <text:p text:style-name="P87">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23" text:outline-level="1"><text:bookmark-start text:name="__RefHeading___Toc2643_120643391"/>Tvorba postavy<text:bookmark-end text:name="__RefHeading___Toc2643_120643391"/></text:h>
      <text:list xml:id="list2315427579" text:style-name="L4">
        <text:list-item>
          <text:p text:style-name="P435">Vyber si rasu.</text:p>
        </text:list-item>
        <text:list-item>
          <text:p text:style-name="P435"><text:span text:style-name="T499">Zvol</text:span> si minulost.</text:p>
        </text:list-item>
        <text:list-item>
          <text:p text:style-name="P436">Vymysli si jméno.</text:p>
        </text:list-item>
        <text:list-item>
          <text:p text:style-name="P435">Vezmi si <text:span text:style-name="T501">předvyplněný</text:span> deník odpovídající tvé minulosti.</text:p>
        </text:list-item>
        <text:list-item>
          <text:p text:style-name="P435"><text:span text:style-name="T500">Napiš</text:span> do něj vlastnosti podle tvé rasy.</text:p>
        </text:list-item>
        <text:list-item>
          <text:p text:style-name="P435">Vyplň <text:span text:style-name="T500">zbylá</text:span> šedivá pole <text:span text:style-name="T564">na deníku</text:span>.</text:p>
        </text:list-item>
      </text:list>
      <text:h text:style-name="P402" text:outline-level="2"><text:bookmark-start text:name="__RefHeading___Toc4225_4129273621"/>Rasa<text:bookmark-end text:name="__RefHeading___Toc4225_4129273621"/></text:h>
      <text:p text:style-name="P76">V dávných dobách měli elfové a trpaslíci samostatné říše, dnes ale všechny rasy žijí spolu. <text:span text:style-name="T540">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03">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4">Dospívají stejně rychle, ale stárnou pomaleji, dožívají se zhruba dvojnásobného věku.</text:span></text:p>
      <text:h text:style-name="Heading_20_4" text:outline-level="4">Kudůk</text:h>
      <text:p text:style-name="Text_20_Body_20_Full_20_Page">Síla 1, Finesa 3, Duše 2</text:p>
      <text:p text:style-name="P75">Kudůci jsou o poznání <text:span text:style-name="T503">menší</text:span> než lidé, <text:span text:style-name="T507">zato ale zručnější a mrštnější</text:span>.</text:p>
      <text:h text:style-name="Heading_20_4" text:outline-level="4">Trpaslík</text:h>
      <text:p text:style-name="Text_20_Body_20_Full_20_Page">Síla 3, Finesa 1, Duše 2</text:p>
      <text:p text:style-name="Text_20_body">Trpaslíci jsou <text:span text:style-name="T503">zhruba stejně vysocí jako kudůci</text:span>, <text:span text:style-name="T503">ale</text:span> robustnější, podsaditější <text:span text:style-name="T504">a mnohem silnější</text:span>. <text:span text:style-name="T505">Stárnou pomaleji než lidé, dožívají se zhruba o polovinu delšího věku.</text:span></text:p>
      <text:h text:style-name="P402" text:outline-level="2"><text:bookmark-start text:name="__RefHeading___Toc4227_4129273621"/>Minulost<text:bookmark-end text:name="__RefHeading___Toc4227_4129273621"/></text:h>
      <text:p text:style-name="P36"><text:span text:style-name="T386">Vyber si</text:span>, kým jsi byl, než ses <text:span text:style-name="T337">vydal na výpravu do</text:span> Divočin<text:span text:style-name="T396">y</text:span>. <text:span text:style-name="T502">Každý hráč by měl mít jinou minulost.</text:span> <text:span text:style-name="T502">Na výběr je:</text:span></text:p>
      <text:list xml:id="list1165687444" text:style-name="L5">
        <text:list-item>
          <text:p text:style-name="P437"><text:span text:style-name="T501">k</text:span>ovář, zámečník, tesař, léčitel, lovec, žoldák, písař</text:p>
        </text:list-item>
      </text:list>
      <text:p text:style-name="P80">Minulost ti nedává žádné herní schopnosti, <text:span text:style-name="T515">přesto je ale při hře důležitá</text:span>: Tesař například <text:span text:style-name="T510">určitě</text:span> <text:span text:style-name="T509">dokáže postavit</text:span> lešení, kovář <text:span text:style-name="T509">zvládne</text:span> uraz<text:span text:style-name="T509">it</text:span> zámek kladivem a perlíkem, písař si <text:span text:style-name="T508">možná bude</text:span> chtít kreslit mapu a opisovat prastaré nápisy ze stěn.<text:line-break/><text:tab/><text:span text:style-name="T509">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9">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403" text:outline-level="2"><text:bookmark-start text:name="__RefHeading___Toc4229_4129273621"/>Jméno<text:bookmark-end text:name="__RefHeading___Toc4229_4129273621"/></text:h>
      <text:p text:style-name="P105">TODO: Možná nějaké příklady?</text:p>
      <text:h text:style-name="P404" text:outline-level="2"><text:bookmark-start text:name="__RefHeading___Toc4231_4129273621"/>Vlastnosti<text:bookmark-end text:name="__RefHeading___Toc4231_4129273621"/></text:h>
      <text:p text:style-name="P77">Tvoji postavu popisují tři <text:span text:style-name="T483">vlastnosti</text:span>:</text:p>
      <text:p text:style-name="P78">Síla</text:p>
      <text:list xml:id="list57370961" text:style-name="L6">
        <text:list-item>
          <text:p text:style-name="P438"><text:span text:style-name="T263">B</text:span>oj těžkými zbraněmi, <text:span text:style-name="T506">výdrž,</text:span> odolávání jedům.</text:p>
        </text:list-item>
      </text:list>
      <text:p text:style-name="P79">Finesa</text:p>
      <text:list xml:id="list2664925039" text:style-name="L7">
        <text:list-item>
          <text:p text:style-name="P440">B<text:span text:style-name="T182">oj s lehkými zbraněmi, </text:span>střelba,<text:span text:style-name="T182"> </text:span>uhýbání <text:span text:style-name="T511">před střelbou a pastmi</text:span>, postřeh a <text:span text:style-name="T512">plížení</text:span>.</text:p>
        </text:list-item>
      </text:list>
      <text:p text:style-name="P88">Duše</text:p>
      <text:list xml:id="list3662610876" text:style-name="L8">
        <text:list-item>
          <text:p text:style-name="P439"><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1"><text:span text:style-name="T71">Hodnoty svých vlastností najdeš</text:span><text:span text:style-name="T17"> v popisu své rasy.</text:span></text:p>
      <text:p text:style-name="P252"/>
      <text:p text:style-name="P252"/>
      <text:h text:style-name="Heading_20_3" text:outline-level="3"><text:soft-page-break/>Úprava vlastností</text:h>
      <text:p text:style-name="Text_20_Body_20_Full_20_Page">Volitelné pravidlo</text:p>
      <text:p text:style-name="P82">Všichni lidé nejsou stejní a to samé platí i pro elfy, kudůky a trpaslíky.</text:p>
      <text:list xml:id="list49106719" text:style-name="L9">
        <text:list-item>
          <text:p text:style-name="P441">Můžeš si přesunout jeden bod z jedné vlastnosti do jiné.</text:p>
        </text:list-item>
        <text:list-item>
          <text:p text:style-name="P441">Žádná vlastnost ale nemůže být vyšší než 3 ani nižší než 1.</text:p>
        </text:list-item>
      </text:list>
      <text:h text:style-name="Heading_20_2" text:outline-level="2">Rysy</text:h>
      <text:list xml:id="list3170793568" text:style-name="L10">
        <text:list-item>
          <text:p text:style-name="P442">Maska na tváři</text:p>
        </text:list-item>
        <text:list-item>
          <text:p text:style-name="P443">Páska přes oko</text:p>
        </text:list-item>
        <text:list-item>
          <text:p text:style-name="P443">Zavalitý</text:p>
        </text:list-item>
        <text:list-item>
          <text:p text:style-name="P443">Hrbatý</text:p>
        </text:list-item>
        <text:list-item>
          <text:p text:style-name="P444">Vždy hladový</text:p>
        </text:list-item>
        <text:list-item>
          <text:p text:style-name="P443">Vysoký</text:p>
        </text:list-item>
        <text:list-item>
          <text:p text:style-name="P445">Malý</text:p>
        </text:list-item>
        <text:list-item>
          <text:p text:style-name="P443">Jizvy od popálenin</text:p>
        </text:list-item>
        <text:list-item>
          <text:p text:style-name="P443">Jizvy z boje</text:p>
        </text:list-item>
        <text:list-item>
          <text:p text:style-name="P443">Albín</text:p>
        </text:list-item>
        <text:list-item>
          <text:p text:style-name="P443">Zlomený nos</text:p>
        </text:list-item>
        <text:list-item>
          <text:p text:style-name="P443">Chybějící prst</text:p>
        </text:list-item>
        <text:list-item>
          <text:p text:style-name="P446">Chybějící ucho</text:p>
        </text:list-item>
        <text:list-item>
          <text:p text:style-name="P447">Holohlavý</text:p>
        </text:list-item>
        <text:list-item>
          <text:p text:style-name="P443"><text:soft-page-break/>Rituální tetování</text:p>
        </text:list-item>
        <text:list-item>
          <text:p text:style-name="P443">Námořnické tetování</text:p>
        </text:list-item>
        <text:list-item>
          <text:p text:style-name="P443">Otrocký cejch</text:p>
        </text:list-item>
        <text:list-item>
          <text:p text:style-name="P443">Exotický přízvuk</text:p>
        </text:list-item>
        <text:list-item>
          <text:p text:style-name="P448">Ráčk<text:span text:style-name="T951">uje</text:span></text:p>
        </text:list-item>
        <text:list-item>
          <text:p text:style-name="P449">Šišlá</text:p>
        </text:list-item>
        <text:list-item>
          <text:p text:style-name="P450">Veselý</text:p>
        </text:list-item>
        <text:list-item>
          <text:p text:style-name="P451">Strohý</text:p>
        </text:list-item>
        <text:list-item>
          <text:p text:style-name="P452">Všem vyká</text:p>
        </text:list-item>
        <text:list-item>
          <text:p text:style-name="P453">Sprostý</text:p>
        </text:list-item>
        <text:list-item>
          <text:p text:style-name="P453">Květnatá mluva</text:p>
        </text:list-item>
        <text:list-item>
          <text:p text:style-name="P454">Flegmati<text:span text:style-name="T950">cký</text:span></text:p>
        </text:list-item>
        <text:list-item>
          <text:p text:style-name="P455">Vznětlivý</text:p>
        </text:list-item>
        <text:list-item>
          <text:p text:style-name="P456">Paranoidní</text:p>
        </text:list-item>
        <text:list-item>
          <text:p text:style-name="P457">Pomstychtivý</text:p>
        </text:list-item>
        <text:list-item>
          <text:p text:style-name="P458">Odvážný</text:p>
        </text:list-item>
        <text:list-item>
          <text:p text:style-name="P459">Družný</text:p>
        </text:list-item>
        <text:list-item>
          <text:p text:style-name="P460">Vůdčí typ</text:p>
        </text:list-item>
        <text:list-item>
          <text:p text:style-name="P461">Mluví sám k sobě</text:p>
        </text:list-item>
        <text:list-item>
          <text:p text:style-name="P462">Svůdník</text:p>
        </text:list-item>
        <text:list-item>
          <text:p text:style-name="P463">Muž činu</text:p>
        </text:list-item>
        <text:list-item>
          <text:p text:style-name="P464"><text:soft-page-break/>Přehnaně čistotný</text:p>
        </text:list-item>
        <text:list-item>
          <text:p text:style-name="P465">Černý humor</text:p>
        </text:list-item>
        <text:list-item>
          <text:p text:style-name="P466">Milovník alkoholu</text:p>
        </text:list-item>
        <text:list-item>
          <text:p text:style-name="P467">Gurmán a skvělý kuchař</text:p>
        </text:list-item>
        <text:list-item>
          <text:p text:style-name="P468">Zvědavý</text:p>
        </text:list-item>
        <text:list-item>
          <text:p text:style-name="P469">Nenechá <text:span text:style-name="T952">přítele</text:span> ve štychu</text:p>
        </text:list-item>
        <text:list-item>
          <text:p text:style-name="P470">Ztratil víru</text:p>
        </text:list-item>
      </text:list>
      <text:h text:style-name="Heading_20_2" text:outline-level="2">Vyplnění deníku</text:h>
      <text:p text:style-name="P204">TODO: Jak se počítají hodnoty u zbraní (ideálně příklady s obrázkem – <text:span text:style-name="T839">a možná screenshotnout i kartu</text:span>).</text:p>
      <text:h text:style-name="Heading_20_1" text:outline-level="1"><text:bookmark-start text:name="__RefHeading___Toc4233_4129273621"/>Hraní za postav<text:span text:style-name="T518">u</text:span><text:bookmark-end text:name="__RefHeading___Toc4233_4129273621"/></text:h>
      <text:p text:style-name="P84">V této hře jsou postavy popsány velmi stručně – mají jen minulost, jméno a tři vlastnosti. Je to proto, že hlavní náplní není <text:span text:style-name="T516">hraní</text:span> zajímavých charakterů, ale prozkoumávání podzemí plného pastí, pokladů a záhad.<text:line-break/><text:tab/><text:span text:style-name="T517">Hraním své postavy můžeš ale hodně pomoci vykreslit atmosféru průzkumu temného a nebezpečného podzemí:</text:span></text:p>
      <text:list xml:id="list1380759538" text:style-name="L11">
        <text:list-item>
          <text:p text:style-name="P471">Mysli na to, že v podzemí je tma a že na každém kroku číhá nebezpečí.</text:p>
        </text:list-item>
        <text:list-item>
          <text:p text:style-name="P472">Snaž se vžít do toho, co tvoje postava slyší a cítí. Když například narazíte na několik týdnů staré mrtvoly, nejspíš se ti zvedne žaludek – <text:span text:style-name="T541">popiš to, ostatní na to určitě budou reagovat</text:span>.</text:p>
        </text:list-item>
        <text:list-item>
          <text:p text:style-name="P471">Snaž se hrát případná zranění. Nemusíš to přehánět, ale pokud máš třeba vážně zraněnou ruku, můžeš říct <text:span text:style-name="T542">například</text:span>: <text:span text:style-name="T183">„Ta ruka mě pořád bolí jak svině, nahoru po laně teď rozhodně nevyšplhám. Mohli byste mě vytáhnout?“</text:span></text:p>
        </text:list-item>
      </text:list>
      <text:h text:style-name="P405" text:outline-level="2"><text:bookmark-start text:name="__RefHeading___Toc4235_4129273621"/>Spolupracujte<text:bookmark-end text:name="__RefHeading___Toc4235_4129273621"/></text:h>
      <text:p text:style-name="P85">Všechny vaše postavy se znají. To znamená, že se na začátku hry nemusí<text:span text:style-name="T519">te</text:span> vzájemně představovat, a také že by<text:span text:style-name="T520">ste</text:span> se měl<text:span text:style-name="T520">i</text:span> chovat jako skupina kamarádů.</text:p>
      <text:list xml:id="list1024709277" text:style-name="L12">
        <text:list-item>
          <text:p text:style-name="P473">Nerozdělujte se, pokud to není nezbytně nutné.</text:p>
        </text:list-item>
        <text:list-item>
          <text:p text:style-name="P474">Nehádejte se.</text:p>
        </text:list-item>
        <text:list-item>
          <text:p text:style-name="P475">Nedělejte si naschvály.</text:p>
        </text:list-item>
      </text:list>
      <text:h text:style-name="Heading_20_2" text:outline-level="2"><text:bookmark-start text:name="__RefHeading___Toc4237_4129273621"/><text:soft-page-break/><text:span text:style-name="T521">Hraní r</text:span>ozhovor<text:span text:style-name="T521">ů</text:span><text:bookmark-end text:name="__RefHeading___Toc4237_4129273621"/></text:h>
      <text:p text:style-name="P93">Když se o něčem domlouvají vaše postavy, nebo když mluví s někým, koho hraje Pán jeskyně, je zvykem mluvit v přímé řeči:</text:p>
      <text:p text:style-name="P93"><text:tab/><text:span text:style-name="T183">„Hele, našel jsem tady nějakou páčku. Mám za ni zatáhnout?“</text:span></text:p>
      <text:p text:style-name="P93"><text:tab/><text:span text:style-name="T183">„Určitě ne! Může to spustit nějakou past!“</text:span></text:p>
      <text:p text:style-name="P93">Jde hrát i opisem, to by bylo nějak takhle:</text:p>
      <text:p text:style-name="P11"><text:tab/>„Říkám vám, že jsem našel nějakou páčku a ptám se, jestli za ni mám zatáhnout.“</text:p>
      <text:p text:style-name="P11"><text:tab/>„<text:span text:style-name="T550">Odpovídám ti, že ne, že to může spustit nějakou past.</text:span>“</text:p>
      <text:p text:style-name="P93">Ale – pěkně prosím – zkuste si zvyknout na hraní v přímé řeči. Pomáhá to budovat atmosféru hry.</text:p>
      <text:h text:style-name="Heading_20_3" text:outline-level="3">Herecké ztvárnění postavy</text:h>
      <text:p text:style-name="P93">V průběhu dialogů je <text:span text:style-name="T545">určitě</text:span> možné hrát <text:span text:style-name="T545">roli</text:span> <text:span text:style-name="T544">i</text:span> neverbálně: Gestikulovat, měnit výrazy tváře, převádět, co tvoje postava dělá a podobně.<text:line-break/><text:tab/>Pokud ti to jde, je t<text:span text:style-name="T544">o</text:span> super a určitě to dělej – <text:span text:style-name="T546">jen si </text:span>dej pozor, abys nepřehrával. <text:span text:style-name="T543">Pokud ti to ale nesedí, nenuť se do toho a jen to popisuj. Za postavu ale pokud možno mluv stále v přímé řeči:</text:span></text:p>
      <text:p text:style-name="P93"><text:tab/><text:span text:style-name="T183">„</text:span><text:span text:style-name="T203">Zamračím se a říkám: ‚Jak jako, že jsi tam Berina nechal?‘</text:span><text:span text:style-name="T183">“</text:span></text:p>
      <text:h text:style-name="P406" text:outline-level="2"><text:bookmark-start text:name="__RefHeading___Toc10367_38474947"/>Překonávání překážek<text:bookmark-end text:name="__RefHeading___Toc10367_38474947"/></text:h>
      <text:p text:style-name="P106">V podzemí může být spousta překážek: Pobořené zdi a stropy, zamčené dveře, smrtící pasti, průrvy a propasti, a podobně.</text:p>
      <text:list xml:id="list671762107" text:style-name="L13">
        <text:list-item>
          <text:p text:style-name="P476">Každou překážku můžete překonat, když vymyslíte jak.</text:p>
        </text:list-item>
      </text:list>
      <text:p text:style-name="P107"><text:soft-page-break/>V této hře se na překonávání překážek nehází kostkou, není to tedy o náhodě. <text:span text:style-name="T552">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08209094" text:style-name="L14">
        <text:list-item>
          <text:p text:style-name="P477">Používej svoji výbavu a to, co najdeš v podzemí.</text:p>
        </text:list-item>
      </text:list>
      <text:p text:style-name="P132"><text:span text:style-name="T639">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29">„Hele, v předchozí místnosti byly stoly. Nešlo by je rozštípat a udělat z nich žebřík?“</text:span><text:span text:style-name="T639"> ale nech pak hráče tesaře, ať popíše, jak to dělá.<text:line-break/><text:tab/>Pokud ovšem zrovna tesaře v družině nemáte, pusť se do toho klidně sám.<text:line-break/><text:tab/></text:span></text:p>
      <text:h text:style-name="P372" text:outline-level="3">Náklad a zranění</text:h>
      <text:p text:style-name="P108">Při překonávání překážek ber v úvahu, co všechno s sebou neseš a jestli jsi případně zraněn.<text:line-break/><text:tab/><text:span text:style-name="T553">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53">laně.<text:line-break/><text:tab/>Nečekej až na to, jestli ti to zakáže Pán jeskyně. Myslet na omezení tvé postavy, vnášet je do hry a kreativně je překonávat je tvým úkolem.</text:span></text:p>
      <text:h text:style-name="P373" text:outline-level="3">Když to nejde silou…</text:h>
      <text:p text:style-name="P184">Na rozdíl od počítačových her zde není pevn<text:span text:style-name="T548">ě</text:span> <text:span text:style-name="T548">dáno</text:span>, jak jdou překážky překonat. <text:span text:style-name="T437">Fungovat bude c</text:span>okoliv, co dává smysl. Pokud vás tedy nenapadá lepší možnost, můžete se například někam prokopat nebo probourat, <text:span text:style-name="T524">dveře</text:span> můžete prostě rozmlátit, skálu rozštípat opakov<text:span text:style-name="T438">aný</text:span>m rozpalováním a chlazením a podobně.<text:line-break/><text:tab/><text:span text:style-name="T43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90">ícení</text:span> v podzemí<text:bookmark-end text:name="__RefHeading___Toc13231_3822832400"/></text:h>
      <text:p text:style-name="P191">Když vstoupíte do temného podzemí, nebo třeba když v noci držíte hlídky, domluvte se, kdo bude svítit a čím.</text:p>
      <text:list xml:id="list1068358123" text:style-name="L15">
        <text:list-item>
          <text:p text:style-name="P478">Lucerna nebo louč se obvykle drží v ruce, takže při tom nejde dost dobře bojovat se štítem nebo s dvojruční zbraní.</text:p>
        </text:list-item>
      </text:list>
      <text:p text:style-name="P183">Nemusí<text:span text:style-name="T791">š</text:span> přesně počítat, jak dlouho vydrží svítit louč a kdy je potřeba zapálit novou. <text:span text:style-name="T791">Měl bys ale popisovat, třeba že před bojem postavíš lucernu na zem, abys mohl vzít kopí do obou rukou. Lucerna je totiž herní prvek – někdo ji může zkusit rozkopnout a zhasnout, můžete se od ní v průběhu boje vzdálit a podobně.</text:span></text:p>
      <text:h text:style-name="P407" text:outline-level="2"><text:bookmark-start text:name="__RefHeading___Toc13233_3822832400"/><text:soft-page-break/>Kreslení mapy<text:bookmark-end text:name="__RefHeading___Toc13233_3822832400"/></text:h>
      <text:p text:style-name="P185"><text:span text:style-name="T792">Domluvte se, kdo bude kreslit mapu</text:span>. <text:span text:style-name="T793">Nejvíc se na to hodí</text:span> písař, <text:span text:style-name="T795">protože na to má nástroje</text:span>, ale nemusí to chtít dělat a nemusí ve skupině vůbec být.</text:p>
      <text:list xml:id="list2709154094" text:style-name="L16">
        <text:list-item>
          <text:p text:style-name="P479"><text:span text:style-name="T794">U stolu</text:span> vám bude nejspíš kreslit mapu Pán jeskyně, protože je to o dost rychlejší, než kdyby vám měl diktovat tvary místností.</text:p>
        </text:list-item>
      </text:list>
      <text:p text:style-name="P186">Mapa, kterou si <text:span text:style-name="T796">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4">Snaž se pozorně poslouchat, co Pán jeskyně popisuje. Všechno, co řekne, jsou věci, se kterými můžeš dál něco dělat. Když například popíše:</text:p>
      <text:p text:style-name="P94"><text:tab/><text:span text:style-name="T183">„V místnosti je stůl, židle a na stěně obraz.“</text:span></text:p>
      <text:p text:style-name="P192">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689326942" text:style-name="L17">
        <text:list-item>
          <text:p text:style-name="P480">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5">Možná si říkáš, že nejjednodušší by bylo na začátku podzemí říct, že pořád půjdete opatrně, budete si dávat pozor na pasti a budete prohledávat úplně všechno. <text:span text:style-name="T549">Přesně tak to je</text:span> – <text:span text:style-name="T549">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9">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7">Když oznámíš, že prohledáváš celou místnost nebo chodbu, tak to znamená, že si pořádně prohlédneš stěny, stop, podlahu a vybavení v místnosti.<text:line-break/><text:tab/>Pán jeskyně ti <text:span text:style-name="T554">popíše</text:span> všechno, co jsi našel, ale obvykle ti neřekne, co přesně to je. Takže se můžeš dozvědět například:</text:p>
      <text:p text:style-name="P97"><text:tab/><text:span text:style-name="T183">„Na východní stěně jsi našel spáru ve tvaru čtverce, asi tak půl metru na půl metru“.</text:span></text:p>
      <text:p text:style-name="P97"><text:span text:style-name="T264">Spáru pak můžeš zkoumat dál: Proklepat ohraničený čtverec, jestli není dutý, zkusit do spáry něco strčit, </text:span><text:span text:style-name="T282">nebo třeba</text:span><text:span text:style-name="T264">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74">pak</text:span><text:span text:style-name="T264"> </text:span><text:span text:style-name="T274">nejspíš</text:span><text:span text:style-name="T264"> řekne, </text:span><text:span text:style-name="T274">třeba</text:span><text:span text:style-name="T264"> že jsi na stěně našel malou dírku a ty ji pak můžeš zkoumat dál.</text:span></text:p>
      <text:h text:style-name="Heading_20_3" text:outline-level="3"><text:soft-page-break/>Zapomněli jsme na něco?</text:h>
      <text:p text:style-name="P101"><text:span text:style-name="T523">Na rozdíl od tvé postavy, která v místnosti stojí, si ty musíš všechno</text:span> představit <text:span text:style-name="T440">čistě</text:span> <text:span text:style-name="T441">podle</text:span> popisu Pána jeskyně. <text:span text:style-name="T43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1"><text:tab/><text:span text:style-name="T183">„</text:span><text:span text:style-name="T190">Prohledal</text:span><text:span text:style-name="T202">i</text:span><text:span text:style-name="T190"> jsem to tu všechno?</text:span><text:span text:style-name="T183">“</text:span></text:p>
      <text:p text:style-name="P98"><text:span text:style-name="T523">On</text:span> na to odpoví třeba:</text:p>
      <text:p text:style-name="P98"><text:span text:style-name="T264"><text:tab/></text:span><text:span text:style-name="T183">„</text:span><text:span text:style-name="T191">Prošl</text:span><text:span text:style-name="T202">i</text:span><text:span text:style-name="T191"> js</text:span><text:span text:style-name="T202">te</text:span><text:span text:style-name="T191"> důkladně všechny stěny a nic js</text:span><text:span text:style-name="T202">te</text:span><text:span text:style-name="T191"> tam nenašl</text:span><text:span text:style-name="T202">i</text:span><text:span text:style-name="T191">. Je tu ale ještě stůl se šuplíkem, tomu </text:span><text:span text:style-name="T202">jste se</text:span><text:span text:style-name="T191"> zatím nevěnoval</text:span><text:span text:style-name="T202">i</text:span><text:span text:style-name="T191">. A nijak zvlášť podrobně js</text:span><text:span text:style-name="T202">te</text:span><text:span text:style-name="T191"> nezkoumal</text:span><text:span text:style-name="T202">i</text:span><text:span text:style-name="T191"> ani podlahu a strop.</text:span><text:span text:style-name="T183">“</text:span></text:p>
      <text:h text:style-name="Heading_20_3" text:outline-level="3">Hledání pastí</text:h>
      <text:p text:style-name="P96"><text:span text:style-name="T280">H</text:span><text:span text:style-name="T275">ledání pastí </text:span><text:span text:style-name="T279">je stejné jako prohledávání místností</text:span><text:span text:style-name="T275">. Když řekneš například </text:span><text:span text:style-name="T205">„Jdu pomalu chodbou a dávám si pozor na pasti“</text:span><text:span text:style-name="T275">, </text:span><text:span text:style-name="T278">tak ti PJ sdělí pouze případná vodítka, pokud tam nějaká jsou.</text:span></text:p>
      <text:p text:style-name="P12"><text:tab/>„Asi po dvou metrech sis všimnul, že v pravé stěně chodby je ve svislé řadě několik děr.“</text:p>
      <text:p text:style-name="P100"><text:span text:style-name="T278">A </text:span><text:span text:style-name="T264">je opět na tobě, jak s touto informací naložíš. Může se také stát, že tam žádné vodítko nebude – některé pasti jsou prostě příliš dobře zamaskované, případně může být náznak někde jinde, než kde se past spouští.</text:span></text:p>
      <text:list xml:id="list1746141277" text:style-name="L18">
        <text:list-item>
          <text:p text:style-name="P481"><text:span text:style-name="T276">Když spustíš past poté, co jsi popsal, že jdeš opatrně a dáváš si pozor na pasti, tak si počítáš výhodu na obranu </text:span><text:span text:style-name="T277">(+1).</text:span></text:p>
          <text:list>
            <text:list-item>
              <text:p text:style-name="P481"><text:span text:style-name="T276">J</text:span><text:span text:style-name="T275">ak se brání proti pastem se dočteš v kapitole TODO.</text:span></text:p>
            </text:list-item>
          </text:list>
        </text:list-item>
      </text:list>
      <text:p text:style-name="P99"><text:soft-page-break/><text:span text:style-name="T264">Také u hledání pastí je dobré popisovat, co přesně děláš – když například řekneš </text:span><text:span text:style-name="T183">„Vezmu si tyč a budu před sebou proklepávat podlahu, jestli není dutá“</text:span><text:span text:style-name="T264">, tak najdeš případné propadlo, i když jsi </text:span><text:span text:style-name="T288">neměl žádné vodítko</text:span><text:span text:style-name="T264">, že tam může být.</text:span></text:p>
      <text:h text:style-name="Heading_20_4" text:outline-level="4">Co s nalezenou pastí?</text:h>
      <text:p text:style-name="P103"><text:span text:style-name="T264">Když máš pocit, že jsi našel past, </text:span><text:span text:style-name="T283">můžeš ji zkusit zneškodnit, spustit ji tak, aby tě nezasáhla, nebo zjistit, jak se deaktivuje.<text:line-break/><text:tab/>Většinu pastí můžeš něčím ucpat, přemostit nebo zatarasit:</text:span></text:p>
      <text:list xml:id="list2712807140" text:style-name="L19">
        <text:list-item>
          <text:p text:style-name="P483">Když například najdeš ve stěně dírku, ze které vylétává šipka, můžeš do ní zatlouct dřevěný kolík nebo před ni třeba postavit skříň.</text:p>
        </text:list-item>
        <text:list-item>
          <text:p text:style-name="P482"><text:span text:style-name="T283">Můžeš ale také zkusit rozbít zeď, rám dveří, nebo v čem je zrovna past zabudovaná, </text:span><text:span text:style-name="T286">a</text:span><text:span text:style-name="T283"> dostat se tak k jejímu mechanismu, </text:span><text:span text:style-name="T286">abys jej mohl</text:span><text:span text:style-name="T283"> zablokovat nebo rozbít.</text:span></text:p>
        </text:list-item>
      </text:list>
      <text:p text:style-name="P104"><text:span text:style-name="T284">Další možnost je spustit past na prázdno. </text:span><text:span text:style-name="T287">T</text:span><text:span text:style-name="T284">o se </text:span><text:span text:style-name="T287">obvykle stává</text:span><text:span text:style-name="T284"> </text:span><text:span text:style-name="T287">nechtěně</text:span><text:span text:style-name="T284">, když tušíš, že tam nějaká past může být, ale nevíš přesně jaká, </text:span><text:span text:style-name="T287">ale můžeš to udělat i záměrně:</text:span></text:p>
      <text:list xml:id="list1031364417" text:style-name="L20">
        <text:list-item>
          <text:p text:style-name="P484">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2"><text:span text:style-name="T264">Pasti </text:span><text:span text:style-name="T284">také</text:span><text:span text:style-name="T264"> obvykle jdou někde vypnout – ten, kdo do chodby nalíčil propadlo, do něj nejspíš nechtěl spadnout pokaždé, když se v noci vracel domů. </text:span><text:span text:style-name="T281">Vypínací mechanismus ale většinou bývá dobře schovaný a často je až za vlastní pastí, </text:span><text:span text:style-name="T285">protože</text:span><text:span text:style-name="T281"> kdo </text:span><text:span text:style-name="T285">ji</text:span><text:span text:style-name="T281"> zná, se jí </text:span><text:span text:style-name="T285">snadno</text:span><text:span text:style-name="T281"> dokáže vyhnout.</text:span></text:p>
      <text:h text:style-name="P374" text:outline-level="3"><text:soft-page-break/>Nezneužívej n<text:span text:style-name="T555">epřím</text:span>é informace</text:h>
      <text:p text:style-name="P109">Pán jeskyně vám může občas položit návodnou otázku, jako třeba: <text:span text:style-name="T183">„V jakém jdete pořadí?“</text:span> nebo <text:span text:style-name="T183">„Kdo prohledává ten stůl?“</text:span>. V tom případě už samozřejmě nemůžete říct <text:span text:style-name="T183">„My do té chodby rad</text:span><text:span text:style-name="T206">š</text:span><text:span text:style-name="T183">i ani nepůjdeme“</text:span>.</text:p>
      <text:list xml:id="list2305175968" text:style-name="L21">
        <text:list-item>
          <text:p text:style-name="P504">Hrajte férově.</text:p>
        </text:list-item>
      </text:list>
      <text:h text:style-name="Heading_20_2" text:outline-level="2"><text:bookmark-start text:name="__RefHeading___Toc4241_4129273621"/><text:span text:style-name="T642">Chyby a n</text:span>edorozumění<text:bookmark-end text:name="__RefHeading___Toc4241_4129273621"/></text:h>
      <text:p text:style-name="P139">Když uděláš chybu, řekni to nahlas, omluv se a domluv se s Pánem jeskyně a ostatními hráči, jak to vyřešíte.</text:p>
      <text:p text:style-name="Example_20_Header">Příklad:</text:p>
      <text:p text:style-name="Example"><text:span text:style-name="T351">Ty:</text:span> <text:span text:style-name="T183">„Ehm, omlouvám se, špatně jsem se podíval. Sekeru ve skutečnosti nemám. Takže ten žebřík jsem asi vyrobit nemohl.“</text:span></text:p>
      <text:p text:style-name="Example"><text:span text:style-name="T351">Pán jeskyně:</text:span> <text:span text:style-name="T258">„V pohodě, stane se. Máte někdo jinej nějakej nástroj, kterej jste na to mohli použít?“</text:span></text:p>
      <text:p text:style-name="Example"><text:span text:style-name="T321">Jiný hráč:</text:span><text:span text:style-name="T258"> „Já mám meč, šl</text:span><text:span text:style-name="T259">o</text:span><text:span text:style-name="T258"> by </text:span><text:span text:style-name="T259">to s ním</text:span><text:span text:style-name="T258">?“</text:span></text:p>
      <text:p text:style-name="Example"><text:span text:style-name="T321">Pán jeskyně:</text:span><text:span text:style-name="T258"> „</text:span><text:span text:style-name="T260">Určitě</text:span><text:span text:style-name="T258">. Takže jste to udělali mečem.“</text:span></text:p>
      <text:p text:style-name="P133">Když <text:span text:style-name="T642">něco přeslechne nebo zapomene</text:span> Pán jeskyně, <text:span text:style-name="T522">nebo třeba když špatně použije nějaké pravidlo, upozorni jej na to:</text:span></text:p>
      <text:p text:style-name="P5"><text:tab/>„<text:span text:style-name="T522">Hele, já jsem ale přece před chvílí říkal, že zapálím lucernu, kleknu si a podlahu v chodbě pomalu prohledám.</text:span>“</text:p>
      <text:p text:style-name="P89">P<text:span text:style-name="T640">án jeskyně</text:span> by se nad tím měl zamyslet, chybu uznat a buď vrátit hru, nebo se s tebou domluvit na nějakém rozumném řešení, <text:span text:style-name="T547">například:</text:span></text:p>
      <text:p text:style-name="P89"><text:tab/><text:span text:style-name="T183">„</text:span><text:span text:style-name="T204">Aha, promiň, to jsem přeslechl. V tom případě jsi past nespustil, našel jsi spouštěcí dlaždici.</text:span><text:span text:style-name="T183">“</text:span></text:p>
      <text:p text:style-name="P90"><text:soft-page-break/>Když to ale neudělá <text:span text:style-name="T641">a bude trvat na svém</text:span>, nehádej se s ním. Chybu může udělat každý, buď shovívavý.</text:p>
      <text:list xml:id="list2916033266" text:style-name="L22">
        <text:list-item>
          <text:p text:style-name="P505">Hraj dál tak, jako by se stalo to, co říká on.</text:p>
        </text:list-item>
      </text:list>
      <text:list xml:id="list2161356376" text:style-name="L23">
        <text:list-item>
          <text:p text:style-name="P506">Promluvte si o tom po hře.</text:p>
        </text:list-item>
        <text:list-item>
          <text:p text:style-name="P507">Když se vám <text:span text:style-name="T643">to</text:span> bud<text:span text:style-name="T643">e</text:span> stávat často, nejlepší řešení je, najít si jinou skupinu nebo jiného Pána jeskyně.</text:p>
        </text:list-item>
      </text:list>
      <text:h text:style-name="P375" text:outline-level="3">Říkej rovnou, čeho se snažíš dosáhnout</text:h>
      <text:p text:style-name="P140">Mnoha nedorozuměním můžeš předejít, když nebudeš pouze popisovat, co děláš, ale řekneš také, čeho se tím snažíš dosáhnout. Představ si následující situaci:</text:p>
      <text:p text:style-name="P308"><text:span text:style-name="T353">Ty:</text:span> <text:span text:style-name="T183">„V jedn</text:span><text:span text:style-name="T228">ý</text:span><text:span text:style-name="T183"> z předchozích místností byla hromada dřeva. Nanosím ho sem.“</text:span></text:p>
      <text:p text:style-name="P308"><text:span text:style-name="T351">Pán jeskyně:</text:span> <text:span text:style-name="T183">„Jasně, není problém. Zabere to pár desítek minut.“</text:span></text:p>
      <text:p text:style-name="P308"><text:span text:style-name="T353">Ty:</text:span><text:span text:style-name="T638"> </text:span><text:span text:style-name="T228">„Zapálím ho.“</text:span></text:p>
      <text:p text:style-name="P308"><text:span text:style-name="T353">Pán jeskyně:</text:span><text:span text:style-name="T638"> </text:span><text:span text:style-name="T228">„Hele, to asi nepůjde. </text:span><text:span text:style-name="T230">T</text:span><text:span text:style-name="T228">o dřevo tam prakticky leželo ve vodě. Je totálně nasáklý a napůl shnilý.“</text:span></text:p>
      <text:p text:style-name="P131"><text:span text:style-name="T292">Tvoje postava by si určitě všimla, že nosí dřevo, které rozhodně nepůjde zapálit. Pán jeskyně ale nevěděl, že se ho budeš snažit zapalovat, takže neměl důvod ti to říct. </text:span><text:span text:style-name="T293">Podobná nedorozumění jsou nepříjemná zvláště v boji. </text:span><text:span text:style-name="T322">Ř</text:span><text:span text:style-name="T353">íkej proto vždycky nahlas, o co se snažíš</text:span><text:span text:style-name="T351">.</text:span></text:p>
      <text:list xml:id="list1022289385" text:style-name="L24">
        <text:list-item>
          <text:p text:style-name="P508">Zapojíš tím do hry ostatní hráče, mohou pak nad tím přemýšlet také.</text:p>
        </text:list-item>
        <text:list-item>
          <text:p text:style-name="P508"><text:span text:style-name="T264">Pán jeskyně ti </text:span><text:span text:style-name="T292">díky tomu bude moci</text:span><text:span text:style-name="T264"> rovnou říct, co bude a nebude fungovat a případně navrhnout alternativu.</text:span></text:p>
        </text:list-item>
      </text:list>
      <text:h text:style-name="P424" text:outline-level="1">Pro PJ – Boj</text:h>
      <text:h text:style-name="P408" text:outline-level="2"><text:span text:style-name="T376">Z</text:span>áměr<text:span text:style-name="T376">y</text:span></text:h>
      <text:p text:style-name="P212"><text:span text:style-name="T95">T</text:span><text:span text:style-name="T17">ODO (pro PJ): </text:span><text:span text:style-name="T147">Na začá</text:span><text:span text:style-name="T148">t</text:span><text:span text:style-name="T147">ku každého kola boje vždycky </text:span><text:span text:style-name="T151">jednoho po druhém projdi všechny hráče, na každého se</text:span><text:span text:style-name="T147"> </text:span><text:span text:style-name="T151">podívej </text:span><text:span text:style-name="T147">zeptej </text:span><text:span text:style-name="T151">se</text:span><text:span text:style-name="T147">, co </text:span><text:span text:style-name="T152">bude jeho postava dělat</text:span><text:span text:style-name="T147">.</text:span></text:p>
      <text:list xml:id="list3315304604" text:style-name="L25">
        <text:list-item>
          <text:p text:style-name="P509"><text:span text:style-name="T148">N</text:span><text:span text:style-name="T149">ěkterým hráčům </text:span><text:span text:style-name="T152">totiž</text:span><text:span text:style-name="T149"> může být nepříjemné skákat ostatním do řeči, nebo se neustále hlásit o slovo, což vede k tomu, že většinu hry mlčí a nebaví se. J</text:span><text:span text:style-name="T150">edním z tvých hlavních úkolů </text:span><text:span text:style-name="T149">je zajistit, aby k tomu nedošlo</text:span><text:span text:style-name="T150">. Boj je rozdělen na kola právě proto, abys </text:span><text:span text:style-name="T153">to měl jednodušší</text:span><text:span text:style-name="T150">.</text:span></text:p>
        </text:list-item>
        <text:list-item>
          <text:p text:style-name="P510"><text:span text:style-name="T150">O</text:span><text:span text:style-name="T17">ční kontakt je velmi důležitý – </text:span><text:span text:style-name="T154">díky němu dáš pasivnějším hráčům jasně najevo, že jsi tam i pro ně. Velice jim tím pomůžeš zapojit se do hry.</text:span></text:p>
        </text:list-item>
      </text:list>
      <text:h text:style-name="Heading_20_2" text:outline-level="2"><text:span text:style-name="T154">H</text:span><text:span text:style-name="T17">ody</text:span></text:h>
      <text:p text:style-name="P20">TODO: Sloučit to s podobným odstavcem o otevřené hře.</text:p>
      <text:p text:style-name="P21">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33">Je to důležité, protože jednak tím dáš hráčům možnost opravit případné chyby a navíc je ujistíš, že to, co protivníkům, dělají, se opravdu projevilo. </text:p>
      <text:h text:style-name="P425" text:outline-level="1">Boj – poznámky</text:h>
      <text:p text:style-name="P49">Hráči a Postavy</text:p>
      <text:p text:style-name="P49">Jitka – PJ</text:p>
      <text:p text:style-name="P49">Pavel – <text:span text:style-name="T806">tesař</text:span> Gorondar</text:p>
      <text:p text:style-name="P49">Zuzka – lovkyně N<text:span text:style-name="T907">a</text:span>r<text:span text:style-name="T945">ája</text:span></text:p>
      <text:p text:style-name="P241">TODO: Boj probíhá v kolech.</text:p>
      <text:p text:style-name="P241">TODO: Později další kola:</text:p>
      <text:list xml:id="list654147170" text:style-name="L26">
        <text:list-item>
          <text:p text:style-name="P511">Gorondar chce utéct.</text:p>
        </text:list-item>
        <text:list-item>
          <text:p text:style-name="P511">Ork ho srazí na zem.</text:p>
        </text:list-item>
        <text:list-item>
          <text:p text:style-name="P511">Přiběhne elfka.</text:p>
        </text:list-item>
        <text:list-item>
          <text:p text:style-name="P511">Dostane ho z nevýhody.</text:p>
        </text:list-item>
        <text:list-item>
          <text:p text:style-name="P512">Určitě utečou - potřebuju příklad, že z boje se dá ustoupit.</text:p>
        </text:list-item>
      </text:list>
      <text:p text:style-name="P245">IDEA: Postupně příklad boje rozepsat (další kola) a ukázat na něm víc věcí.</text:p>
      <text:p text:style-name="P242">Co tam chci mít?</text:p>
      <text:list xml:id="list1184426618" text:style-name="L27">
        <text:list-item>
          <text:p text:style-name="P513">Pořadí házení<text:span text:style-name="T892"> (To je dobrej způsob, jak tomu říkat)</text:span>.</text:p>
          <text:list>
            <text:list-item>
              <text:p text:style-name="P514">A jak to revertnout, když to uděláte špatně.</text:p>
            </text:list-item>
          </text:list>
        </text:list-item>
        <text:list-item>
          <text:p text:style-name="P515">Zatlačení štítem (takže ho nemůžu používat).</text:p>
        </text:list-item>
        <text:list-item>
          <text:p text:style-name="P515">Těžká zbraň, lehká zbraň, duševní kouzlo (obchází zbroj i štít).</text:p>
        </text:list-item>
        <text:list-item>
          <text:p text:style-name="P516"><text:soft-page-break/>Vyproštění z nevýhody spolubojovníkem.</text:p>
        </text:list-item>
      </text:list>
      <text:p text:style-name="P290"><text:span text:style-name="T61">P</text:span><text:span text:style-name="T17">říklad</text:span></text:p>
      <text:p text:style-name="P318"><text:span text:style-name="T73">Pavlova postava, </text:span><text:span text:style-name="T142">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6">kou</text:span><text:span text:style-name="T72"> má louč a </text:span><text:span text:style-name="T142">sekeru</text:span><text:span text:style-name="T58"> </text:span><text:span text:style-name="T60">a jeho </text:span><text:span text:style-name="T68">vlastnosti</text:span><text:span text:style-name="T60"> jsou:</text:span></text:p>
      <text:list xml:id="list4052545222" text:style-name="L28">
        <text:list-item>
          <text:p text:style-name="P341"><text:span text:style-name="T60">Síla </text:span><text:span text:style-name="T72">3</text:span><text:span text:style-name="T60">, Finesa </text:span><text:span text:style-name="T72">2</text:span><text:span text:style-name="T60">, Duše 1</text:span></text:p>
        </text:list-item>
      </text:list>
      <text:p text:style-name="P306">Popis situace</text:p>
      <text:p text:style-name="P334"><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06">Záměry</text:p>
      <text:p text:style-name="P334"><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34"><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06">Vyhodnocení</text:p>
      <text:p text:style-name="P318"><text:span text:style-name="T585">Víme, že </text:span>Gorondar <text:span text:style-name="T560">se střetne</text:span> s orkem. <text:span text:style-name="T562">Jak to dopadne, zjistíme následovně:</text:span></text:p>
      <text:p text:style-name="P334">Pavel hodí šestistěnnou kostkou, padne mu <text:span text:style-name="T895">4</text:span>. Přičte svou Sílu <text:span text:style-name="T561">3</text:span>, dohromady má <text:span text:style-name="T895">7</text:span>.</text:p>
      <text:p text:style-name="P334">Pán jeskyně hází za orka. Ork má <text:span text:style-name="T840">S</text:span>ílu 4. Na kostce mu padne 1, dohromady tedy <text:span text:style-name="T893">5</text:span>.</text:p>
      <text:p text:style-name="P334">Pavel hodil v součtu víc. <text:span text:style-name="T811">To</text:span> znamená, že Gorondar<text:span text:style-name="T896"> střet s orkem vyhrál a může mu teď udělat něco nepříjemného</text:span>.<text:span text:style-name="T899"> Kdyby hodil méně, tak naopak ork něco udělal jemu.</text:span></text:p>
      <text:p text:style-name="P300"><text:soft-page-break/>Nyní je na Pavlovi, co přesně se rozhodne orkovi udělat. Může ho zranit, ale mohl by ho třeba také srazit na zem, <text:span text:style-name="T897">někam zatlačit, zabránit mu, aby se někam dostal a podobně. Pavel chce každopádně orka zranit.</text:span></text:p>
      <text:p text:style-name="P334"><text:span text:style-name="T894">Ork bude zraněn za</text:span> rozdíl hodů <text:span text:style-name="T894">plus zranění zbraně a mínus případná zbroj.</text:span> <text:span text:style-name="T894">Sekera</text:span> má zranění <text:span text:style-name="T894">1 a ork má na sobě lehkou zbroj</text:span>, která snižuje zranění o 1, takže bude zraněn za <text:span text:style-name="T894">3 (rozdíl hodů je 8 - 5, +1 za sekeru, -1 za orkovu zbroj)</text:span>.</text:p>
      <text:p text:style-name="P332">Pán jeskyně <text:span text:style-name="T841">nyní</text:span> sníží orkovu kondici o <text:span text:style-name="T898">3</text:span> a podívá se, jestli mu ještě nějaká zbývá.<text:span text:style-name="T900"> Ork má kondici 11, takže mu po odečtení tohoto zásahu bude zbývat ještě 8 a není tedy vyřazen.</text:span></text:p>
      <text:p text:style-name="P318"><text:span text:style-name="T903">Nyní je na čase</text:span> výsledek popsat.</text:p>
      <text:p text:style-name="P334"><text:span text:style-name="T842">Začíná</text:span> Pavel: <text:span text:style-name="T183">„Sehnul jsem se před orkovým kyjem a </text:span><text:span text:style-name="T241">dobře</text:span><text:span text:style-name="T183"> nacvičeným pohybem jsem </text:span><text:span text:style-name="T240">ho seknul do břicha</text:span><text:span text:style-name="T183">.“</text:span></text:p>
      <text:p text:style-name="P334">Pán jeskyně dodá: <text:span text:style-name="T183">„</text:span><text:span text:style-name="T240">Ránu ztlumila zbroj</text:span><text:span text:style-name="T183">. Ork </text:span><text:span text:style-name="T223">sice</text:span><text:span text:style-name="T183"> hek</text:span><text:span text:style-name="T241">n</text:span><text:span text:style-name="T183">ul, </text:span><text:span text:style-name="T223">h</text:span><text:span text:style-name="T183">ned se ale vzchopil a pokračuje v boji.“</text:span></text:p>
      <text:p text:style-name="P318">Nyní víme, jak dopadlo střetnutí Gorondara s orkem – Gorondar orka zasáhnul a zranil. Zbývá ještě určit, co způsobí goblinovo mumlání.</text:p>
      <text:p text:style-name="P334">Goblin je šaman a sesílá kouzlo. Z jeho natažené ruky<text:span text:style-name="T901"> na Gorondara</text:span> vyletí malá č<text:span text:style-name="T905">ernoč</text:span>erná k<text:span text:style-name="T904">oule</text:span>. Při sesílání kouzel se k hodu přičítá Duše, tu má šaman 3. Pán jeskyně hodí kostkou <text:span text:style-name="T812">a p</text:span>adne mu 4. Dohromady<text:span text:style-name="T906"> s hodem kostkou</text:span> je to <text:span text:style-name="T901">7</text:span>.</text:p>
      <text:p text:style-name="P334">Gorondar je od <text:span text:style-name="T586">goblina</text:span> daleko. Nemůže <text:span text:style-name="T807">ho tedy ohrozit svou sekerou a </text:span><text:s/>musí se pokusit uhnout. Na úhyb se hází Finesou, kterou má 2. Pavel na kostce hodí 2, dohromady je to tedy 4.</text:p>
      <text:p text:style-name="P334">Goblin <text:span text:style-name="T813">měl celkem 7, takže</text:span> Gorondara přehodil o <text:span text:style-name="T902">3</text:span>.<text:span text:style-name="T902"> Přehození o 3 nebo víc mu umožňuje udělat Gorondarovi dokonce dvě nepříjemné věci.</text:span></text:p>
      <text:p text:style-name="P334"><text:span text:style-name="T813">Kouzlo má zranění</text:span> <text:span text:style-name="T906">3kz, kde </text:span><text:span text:style-name="T595">'kz' jsou </text:span><text:span text:style-name="T594">kostky zran</text:span><text:span text:style-name="T42">ění</text:span><text:span text:style-name="T159">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59">tedy zranění +2. </text:span>Gorondar nemá zbroj, takže ze zraněn za 5. To je víc, než jeho Síla 3, takže půjde o vážné zranění. <text:span text:style-name="T814">Gorondar má kondici 8, zbudou mu tedy 3 body. Bude tedy nadále schopný boje, ale další taková rána by ho vyřadila.</text:span></text:p>
      <text:p text:style-name="P334">Pán jeskyně popíše výsledek: <text:span text:style-name="T183">„</text:span><text:span text:style-name="T212">Černá </text:span><text:span text:style-name="T207">střela tě zasáhla do ramene a prošla skrz naskrz. Bolí to, jako kdyby tě někdo probodl rozžhaveným pohrabáčem. Goblin se spokojeně hihňá.</text:span><text:span text:style-name="T183">“</text:span></text:p>
      <text:p text:style-name="P246">Boj by nyní pokračoval<text:span text:style-name="T908"> dalším kolem, a tedy novým</text:span> <text:span text:style-name="T808">popisem</text:span> záměrů. Gorondar má vážně zraněné levé rameno, <text:span text:style-name="T809">sekeru má ale </text:span>naštěstí <text:span text:style-name="T587">v pravé ruce</text:span>, takže m<text:span text:style-name="T587">ůže bojovat dál</text:span>. Přesto je mu jasné, že čelí přesile a jde mu o život. Nejspíš bude volat o pomoc a pokusí se utéct.</text:p>
      <text:h text:style-name="Heading_20_1" text:outline-level="1"><text:bookmark-start text:name="__RefHeading___Toc1599_1936223890"/>Boj <text:span text:style-name="T548">a jiná nebezpečí</text:span><text:bookmark-end text:name="__RefHeading___Toc1599_1936223890"/></text:h>
      <text:p text:style-name="P239">Když <text:span text:style-name="T556">ti</text:span> hrozí <text:span text:style-name="T810">zranění nebo jiný druh újmy</text:span>, <text:span text:style-name="T559">přichází na řadu kostky a následující pravidla</text:span>.</text:p>
      <text:h text:style-name="Heading_20_2" text:outline-level="2"><text:bookmark-start text:name="__RefHeading___Toc2523_690236890"/>Popis situace<text:bookmark-end text:name="__RefHeading___Toc2523_690236890"/></text:h>
      <text:p text:style-name="P19">Boj vždy<text:span text:style-name="T910">cky</text:span> začíná popisem situace. <text:span text:style-name="T565">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3402093626" text:style-name="L29">
        <text:list-item>
          <text:p text:style-name="P517"><text:span text:style-name="T17">Pokud ti z popisu něco není jasné, po</text:span><text:span text:style-name="T155">žádej</text:span><text:span text:style-name="T17"> Pána jeskyně o upřesnění. </text:span><text:span text:style-name="T155">Můžeš to udělat i kdykoliv později v průběhu boje.</text:span></text:p>
        </text:list-item>
      </text:list>
      <text:list xml:id="list3136143679" text:style-name="L30">
        <text:list-item>
          <text:p text:style-name="P518"><text:span text:style-name="T106">Vždycky</text:span><text:span text:style-name="T105"> se také můžeš zeptat, co </text:span><text:span text:style-name="T145">tvoje postava</text:span><text:span text:style-name="T105"> vidí, slyší, nebo jinak vnímá.</text:span></text:p>
        </text:list-item>
      </text:list>
      <text:p text:style-name="P17">Další popis může být potřeba v průběhu boje, například když vběhnete do jiné místnosti, když <text:span text:style-name="T930">někomu dorazí posily</text:span> a podobně.</text:p>
      <text:p text:style-name="P289"><text:span text:style-name="T61">P</text:span><text:span text:style-name="T17">říklad</text:span><text:span text:style-name="T160">:</text:span></text:p>
      <text:p text:style-name="P320"><text:span text:style-name="T73">Pavlova postava, </text:span><text:span text:style-name="T142">tesař</text:span><text:span text:style-name="T72"> </text:span><text:span text:style-name="T17">Gorondar, </text:span><text:span text:style-name="T62">se snaží dohnat zbytek družiny. Zřejmě při tom ale zbloudil do neprozkoumané části podzemí.</text:span></text:p>
      <text:p text:style-name="P319"><text:span text:style-name="T351">Pán jeskyně:</text:span> <text:span text:style-name="T251">„</text:span><text:span text:style-name="T256">Vběhnul</text:span><text:span text:style-name="T183"> jsi do velké, obdélníkové místnosti. Na šířku má dobrých deset metrů, na délku možná dvacet. </text:span><text:span text:style-name="T252">Strop podpírají čtyři sloupy.</text:span><text:span text:style-name="T183"><text:line-break/><text:tab/>Zhruba uprostřed </text:span><text:span text:style-name="T252">místnosti</text:span><text:span text:style-name="T183">, nějakých deset metrů od tebe, je velký, svalnatý ork a mnohem menší goblin. Ork má zbroj ze silné kůže a dvojruční kyj. Goblin má na sobě plášť z ptačího peří. Nemá žádnou zbraň, v ruce drží lidskou lebku.“</text:span></text:p>
      <text:h text:style-name="P409"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6">Z</text:span>áměr<text:span text:style-name="T376">y</text:span><text:bookmark-end text:name="__RefHeading___Toc2525_690236890"/></text:h>
      <text:p text:style-name="P255"><text:span text:style-name="T95">K</text:span><text:span text:style-name="T63">olo </text:span><text:span text:style-name="T163">zahajuje</text:span><text:span text:style-name="T59"> </text:span><text:span text:style-name="T95">vždy</text:span><text:span text:style-name="T63"> </text:span><text:span text:style-name="T59">Pán jeskyně popisem toho, co dělají protivníci, </text:span><text:span text:style-name="T96">o kterých víte</text:span><text:span text:style-name="T59">.</text:span> <text:span text:style-name="T338">N</text:span>ásledně své záměry pop<text:span text:style-name="T853">íšete vy</text:span>. <text:span text:style-name="T852">Pán jeskyně začíná kvůli tomu, abyste měli představu, co se děje, a mohli na to reagovat.<text:line-break/><text:tab/></text:span><text:span text:style-name="T781">Při ohlašování záměrů nemusíš říkat, co přesně chceš protivníkovi udělat. Stačí uvést, čím ho chceš ohrozit a kam se při tom chceš přesunout.</text:span><text:span text:style-name="T852"> /* Tohle vypustím – hráčům bude jasný, jakmile si vyzkoušej popisování úspěchů a navíc některý věci je důležitý popsat, třeba že chci někoho srazit na zem, atd. */</text:span></text:p>
      <text:p text:style-name="Example_20_Header">Příklad<text:span text:style-name="T909">:</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13"><text:span text:style-name="T852">Svůj plán</text:span> můžeš <text:span text:style-name="T336">z</text:span>měnit, a to i opakovaně. Když například vidíš, že tvůj spolubojovník běží do levé chodby, ačkoliv jsi ohlásil, že poběžíš do pravé, tak můžeš říct, že raději poběžíš s ním. <text:span text:style-name="T339">Pán jeskyně může stejným způsobem upravovat záměry protivníků, je ale lepší, když to dělá co nejméně.</text:span></text:p>
      <text:list xml:id="list2531034707" text:style-name="L31">
        <text:list-item>
          <text:p text:style-name="P519"><text:span text:style-name="T351">Nemůžeš </text:span><text:span text:style-name="T358">ale</text:span><text:span text:style-name="T351"> </text:span><text:span text:style-name="T359">znovu</text:span><text:span text:style-name="T351"> ohlásit záměr, který jsi </text:span><text:span text:style-name="T359">už dříve</text:span><text:span text:style-name="T351"> opustil.</text:span><text:span text:style-name="T527"> /</text:span><text:span text:style-name="T533">* Tohle nakonec úplně vyhodím a nechám jen poznámku o tom, že není cílem se vzájemně přechytračit. */</text:span></text:p>
        </text:list-item>
      </text:list>
      <text:p text:style-name="P294"><text:soft-page-break/><text:span text:style-name="T105">P</text:span><text:span text:style-name="T17">říklad:</text:span></text:p>
      <text:p text:style-name="P325"><text:span text:style-name="T156">P</text:span><text:span text:style-name="T17">řipomeňme si situaci: Pavlova postava, tesař Gorondar, bojuje s orkem a goblinem. Ork vybíhá na Gorondara, goblin stojí </text:span><text:span text:style-name="T162">vzadu</text:span><text:span text:style-name="T17">. </text:span><text:span text:style-name="T161">Pavel oznámil, že se postaví orkovi.</text:span></text:p>
      <text:p text:style-name="P326"><text:span text:style-name="T107">Pán jesk</text:span><text:span text:style-name="T109">yně</text:span><text:span text:style-name="T156"> n</text:span><text:span text:style-name="T161">yní může říct</text:span><text:span text:style-name="T156">: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P324"><text:span text:style-name="T351">Pavel</text:span> řekne: <text:span text:style-name="T183">„V tom případě mi ale nebrání v tom, aby se dostal ke goblinovi. Zkusím to udělat“.</text:span></text:p>
      <text:p text:style-name="P324"><text:span text:style-name="T351">Pán jeskyně</text:span> kontruje:<text:span text:style-name="T183"> „Ork se ti v tom pokusí zabránit.“</text:span></text:p>
      <text:p text:style-name="P324"><text:span text:style-name="T86">Pavel </text:span><text:span text:style-name="T89">teď</text:span><text:span text:style-name="T92"> už</text:span><text:span text:style-name="T86"> nemůže říct </text:span><text:span text:style-name="T53">„</text:span><text:span text:style-name="T54">P</text:span><text:span text:style-name="T53">ostavím se teda orkovi“</text:span><text:span text:style-name="T86">, protože to už jednou oznámil – byl to jeho úplně první záměr. </text:span><text:span text:style-name="T94">Tím byste se totiž vrátili na začátek a mohli byste se takhle točit do nekonečna.</text:span></text:p>
      <text:p text:style-name="P243"><text:span text:style-name="T93">Snaž se své záměry moc neměnit</text:span><text:span text:style-name="T86">. </text:span><text:span text:style-name="T87">Možnost </text:span><text:span text:style-name="T93">je</text:span><text:span text:style-name="T87"> upravovat </text:span><text:span text:style-name="T90">ve hře</text:span><text:span text:style-name="T87"> není proto, abys </text:span><text:span text:style-name="T91">mohl</text:span><text:span text:style-name="T87"> přechytračit Pána jeskyně, ale </text:span><text:span text:style-name="T93">kvůli tomu</text:span><text:span text:style-name="T87">, abys</text:span><text:span text:style-name="T93"> </text:span><text:span text:style-name="T88">mohl zareagovat na něco, s čím js</text:span><text:span text:style-name="T93">i</text:span><text:span text:style-name="T88"> nepočítal.</text:span></text:p>
      <text:h text:style-name="P376" text:outline-level="3">Upřes<text:span text:style-name="T854">ňování</text:span> situace</text:h>
      <text:p text:style-name="P211">V průběhu oznamování záměrů se často upřesňuje situace.</text:p>
      <text:p text:style-name="P286"><text:span text:style-name="T105">P</text:span><text:span text:style-name="T17">říklad:</text:span></text:p>
      <text:p text:style-name="P310"><text:span text:style-name="T108">Pavel</text:span><text:span text:style-name="T107">:</text:span><text:span text:style-name="T17"> </text:span><text:span text:style-name="T24">„Půjde kolem toho orka proběhnout ke goblinovi?“</text:span></text:p>
      <text:p text:style-name="P309"><text:span text:style-name="T107">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07"><text:span text:style-name="T843">V</text:span>šimni si, že se <text:span text:style-name="T843">Pavel</text:span> neptá <text:span text:style-name="T183">„</text:span><text:span text:style-name="T242">J</text:span><text:span text:style-name="T183">ak je </text:span><text:span text:style-name="T253">místnost</text:span><text:span text:style-name="T183"> široká?“</text:span>, ale <text:span text:style-name="T844">jestli půjde udělat to, co ho napadlo</text:span>. <text:span text:style-name="T931">A Pán jeskyně rovnou dodal, jaké to bude mít důsledky, aby s tím Pavel mohl počítat.</text:span></text:p>
      <text:list xml:id="list2570566155" text:style-name="L32">
        <text:list-item>
          <text:p text:style-name="P525"><text:span text:style-name="T360">Vždycky se </text:span><text:span text:style-name="T361">rovnou</text:span><text:span text:style-name="T360"> snaž říct, čeho se snažíš dosáhnout.</text:span></text:p>
        </text:list-item>
      </text:list>
      <text:h text:style-name="P377" text:outline-level="3"><text:soft-page-break/>Vzdálenost</text:h>
      <text:p text:style-name="P214">Vzdálenost odhadujeme <text:s/><text:span text:style-name="T915">v počtech kol běhu</text:span>:</text:p>
      <text:list xml:id="list2260272081" text:style-name="L33">
        <text:list-item>
          <text:p text:style-name="P526"><text:span text:style-name="T351">Kontaktní</text:span> – <text:span text:style-name="T827">pár kroků od tebe</text:span></text:p>
        </text:list-item>
        <text:list-item>
          <text:p text:style-name="P526"><text:span text:style-name="T351">Krátká</text:span> – v dostřelu malé vrhací zbraně</text:p>
          <text:list>
            <text:list-item>
              <text:p text:style-name="P527">Dá se uběhnout za 1 kolo a rovnou útočit <text:span text:style-name="T823">na blízko.</text:span></text:p>
            </text:list-item>
          </text:list>
        </text:list-item>
        <text:list-item>
          <text:p text:style-name="P526"><text:span text:style-name="T351">Střední</text:span> – v dostřelu <text:span text:style-name="T606">oštěpu</text:span> nebo kuše</text:p>
          <text:list>
            <text:list-item>
              <text:p text:style-name="P527">Dá se uběhnout za <text:span text:style-name="T824">2-</text:span>3 kola.</text:p>
            </text:list-item>
          </text:list>
        </text:list-item>
        <text:list-item>
          <text:p text:style-name="P526"><text:span text:style-name="T351">Dlouhá</text:span> – v dostřelu dlouhého luku</text:p>
          <text:list>
            <text:list-item>
              <text:p text:style-name="P527">Dá se uběhnout za <text:span text:style-name="T824">4-</text:span>9 kol.</text:p>
            </text:list-item>
          </text:list>
        </text:list-item>
      </text:list>
      <text:p text:style-name="P248">Většina zvířat běhá mnohem rychleji než člověk – ků<text:span text:style-name="T917">ň nebo vlk</text:span> je například zhruba dvakrát rychlejší, takže vzdálenost, kterou by člověk uběhl za dvě kola, <text:span text:style-name="T932">urazí za kolo</text:span>. Někte<text:span text:style-name="T916">ří tvorové jsou naopak mnohem pomalejší a překonat </text:span><text:span text:style-name="T255">krátkou vzdálenost</text:span><text:span text:style-name="T916"> jim zabere dvě kola nebo i více.</text:span></text:p>
      <text:h text:style-name="P378" text:outline-level="3">Pohyb v boji</text:h>
      <text:p text:style-name="P336">TODO: Nejsem spokojenej s formulací. Není z toho jasný, že se jde přesouvat a u toho nabíjet, tasit a podobně. Omezení (nabíjení kuše, soustředění, vyřazení) by asi chtěla hodit pod nový nadpis.</text:p>
      <text:p text:style-name="P215">Při boji jsi obvykle neustále v pohybu. <text:span text:style-name="T826">Díky tomu „dosáhneš“ na protivníky v </text:span><text:span text:style-name="T249">kontaktní vzdálenosti</text:span><text:span text:style-name="T826">, i když nejsou přímo u tebe. Můžeš při tom také přezbrojovat, nabíjet luk a podobně.</text:span></text:p>
      <text:list xml:id="list1172243018" text:style-name="L34">
        <text:list-item>
          <text:p text:style-name="P528">Kuše se nabíjí opřením o zem, u toho pochopitelně <text:span text:style-name="T837">chodit ani běhat</text:span> nemůžeš.</text:p>
        </text:list-item>
        <text:list-item>
          <text:p text:style-name="P528"><text:soft-page-break/>Pokud nějaké kouzlo nebo schopnost vyžaduje <text:span text:style-name="T183">soustředění</text:span>, můžeš se u toho <text:span text:style-name="T831">pohybovat pouze pomalou chůzí. V jednom kole </text:span><text:span text:style-name="T254">soustředění</text:span><text:span text:style-name="T831"> tedy zvládneš ujít jen pár kroků</text:span>.</text:p>
        </text:list-item>
        <text:list-item>
          <text:p text:style-name="P528"><text:span text:style-name="T846">Když</text:span> jsi <text:span text:style-name="T183">vyřazený z boje</text:span><text:span text:style-name="T264">, </text:span><text:span text:style-name="T310">zvládneš se jen pomalu plazit, případně se s něčí pomocí belhat</text:span><text:span text:style-name="T264">.</text:span></text:p>
        </text:list-item>
      </text:list>
      <text:h text:style-name="P379" text:outline-level="3">Běh</text:h>
      <text:p text:style-name="P209">Když je cíl v <text:span text:style-name="T183">krátké vzdálenosti</text:span> a neutíká od tebe, tak k němu můžeš doběhnout a ve stejném kole <text:span text:style-name="T911">jej ohrozit zblízka</text:span>. Když je dál, tak ti to zabere několik kol a <text:span text:style-name="T911">doběhneš k němu</text:span> až v tom posledním. Při běhu nezvládneš dělat nic moc jiného – určitě nepůjde nabíjet, mířit, vytahovat věci z torny a podobně.</text:p>
      <text:h text:style-name="Heading_20_3" text:outline-level="3">Co lze stihnout v jednom kole?</text:h>
      <text:p text:style-name="P193">Kolo trvá zhruba tři vteřiny. <text:span text:style-name="T829">Stihneš</text:span> <text:span text:style-name="T829">v něm</text:span> například:</text:p>
      <text:list xml:id="list3196140844" text:style-name="L35">
        <text:list-item>
          <text:p text:style-name="P529">Ohrozit někoho na blízko.</text:p>
        </text:list-item>
        <text:list-item>
          <text:p text:style-name="P530"><text:span text:style-name="T918">T</text:span>asit zbraň a <text:span text:style-name="T913">rovnou</text:span> zaútočit.</text:p>
        </text:list-item>
      </text:list>
      <text:list xml:id="list309096838" text:style-name="L36">
        <text:list-item>
          <text:p text:style-name="P532"><text:span text:style-name="T918">U</text:span>běhnout <text:span text:style-name="T183">krátkou vzdálenost</text:span> a <text:span text:style-name="T914">rovnou</text:span> <text:span text:style-name="T825">zaútočit</text:span> na blízko.</text:p>
        </text:list-item>
        <text:list-item>
          <text:p text:style-name="P531"><text:span text:style-name="T820">N</text:span>abít luk a vystřelit.</text:p>
        </text:list-item>
        <text:list-item>
          <text:p text:style-name="P533">Vystřelit na někoho z kuše.</text:p>
        </text:list-item>
        <text:list-item>
          <text:p text:style-name="P534">Sundat ze zad luk nebo jinou zbraň.</text:p>
        </text:list-item>
        <text:list-item>
          <text:p text:style-name="P535">Opatrně něco položit na zem.</text:p>
        </text:list-item>
        <text:list-item>
          <text:p text:style-name="P534">Vytáhnout z opasku lektvar.</text:p>
        </text:list-item>
        <text:list-item>
          <text:p text:style-name="P534">Sundat ze zad tornu.</text:p>
        </text:list-item>
        <text:list-item>
          <text:p text:style-name="P534">Vyndat něco z<text:span text:style-name="T821">e sundané</text:span> torny.</text:p>
        </text:list-item>
        <text:list-item>
          <text:p text:style-name="P536"><text:soft-page-break/>Vypít lektvar.</text:p>
        </text:list-item>
        <text:list-item>
          <text:p text:style-name="P536">Seslat kouzlo vyslovením <text:span text:style-name="T183">zaklínací formule</text:span>.</text:p>
        </text:list-item>
        <text:list-item>
          <text:p text:style-name="P537">Soustředit se na obranu.</text:p>
        </text:list-item>
        <text:list-item>
          <text:p text:style-name="P538"><text:span text:style-name="T912">Pokusit se dostat</text:span> z nevýhodné situace.</text:p>
        </text:list-item>
        <text:list-item>
          <text:p text:style-name="P539">Zamířit.</text:p>
        </text:list-item>
        <text:list-item>
          <text:p text:style-name="P540"><text:span text:style-name="T822">P</text:span>řesunout se do výhodnější pozice.</text:p>
        </text:list-item>
        <text:list-item>
          <text:p text:style-name="P540"><text:span text:style-name="T822">P</text:span>očíhat <text:span text:style-name="T822">si</text:span> na vhodnou chvíli k útoku.</text:p>
        </text:list-item>
      </text:list>
      <text:p text:style-name="P194">Když chceš udělat něco, co zde není uvedeno, Pán jeskyně po domluvě určí, kolik kol to zabere.</text:p>
      <text:h text:style-name="P410" text:outline-level="2">Vyhodnocení</text:h>
      <text:p text:style-name="P195"><text:span text:style-name="T923">Když je jasné, co kdo chce udělat, je třeba určit, jak to dopadne</text:span>.</text:p>
      <text:list xml:id="list283436842" text:style-name="L37">
        <text:list-item>
          <text:p text:style-name="P541"><text:span text:style-name="T850">Když chceš protivníka zranit, srazit k zemi, vyrazit mu zbraň, nebo jej jakkoliv jinak ohrozit nebo omezit, házíš si proti němu </text:span><text:span text:style-name="T243">na úspěch</text:span><text:span text:style-name="T850">.</text:span></text:p>
        </text:list-item>
        <text:list-item>
          <text:p text:style-name="P542">Když <text:span text:style-name="T851">protivníka</text:span> neohrožuješ <text:span text:style-name="T888">ani neomezuješ</text:span>, ale on tebe ano, házíš si proti němu <text:span text:style-name="T183">na obranu</text:span>.</text:p>
        </text:list-item>
        <text:list-item>
          <text:p text:style-name="P543">Když nikoho neohrožuješ a nic neohrožuje tebe, tak si nemusíš házet. To, co jsi chtěl udělat, se ti povedlo.</text:p>
        </text:list-item>
      </text:list>
      <text:p text:style-name="Text_20_body">Vždycky platí, že <text:span text:style-name="T934">v jednom kole si proti každému protivníkovi házíš nejvýše jednou: Buď </text:span><text:span text:style-name="T257">na úspěch</text:span><text:span text:style-name="T933">, nebo </text:span><text:span text:style-name="T257">na obranu</text:span><text:span text:style-name="T933">, nebo vůbec.</text:span></text:p>
      <text:h text:style-name="P380" text:outline-level="3"><text:soft-page-break/>Hod na úspěch</text:h>
      <text:p text:style-name="P329"><text:span text:style-name="T324">N</text:span><text:span text:style-name="T323">a úspěch se hází šestistěnnou kostkou. </text:span><text:span text:style-name="T326">K</text:span><text:span text:style-name="T323"> výsledku se </text:span><text:span text:style-name="T326">vždy</text:span><text:span text:style-name="T323"> přičte jedna ze tvých </text:span><text:span text:style-name="T258">vlastností</text:span><text:span text:style-name="T323"> </text:span><text:span text:style-name="T326">a mohou se k němu přičíst ještě různé </text:span><text:span text:style-name="T261">postihy</text:span><text:span text:style-name="T326"> a </text:span><text:span text:style-name="T261">bonusy</text:span><text:span text:style-name="T323">.</text:span></text:p>
      <text:p text:style-name="Example_20_Header">Příklad:</text:p>
      <text:p text:style-name="Example">Při <text:span text:style-name="T924">střelbě z luku</text:span> se hází <text:span text:style-name="T924">Finesa</text:span> + 1k6. <text:span text:style-name="T924">Pokud máš zamířeno, přičteš si ještě bonus +2.</text:span></text:p>
      <text:h text:style-name="P360" text:outline-level="4">Kdy se počítá <text:span text:style-name="T889">která</text:span> vlastnost</text:h>
      <text:p text:style-name="P249"><text:span text:style-name="T323">Síla se přičítá</text:span><text:span text:style-name="T327">, když</text:span><text:span text:style-name="T323">:</text:span></text:p>
      <text:list xml:id="list1135955672" text:style-name="L38">
        <text:list-item>
          <text:p text:style-name="P500">Snažíš se někomu utéct nebo ho naopak doběhnout.</text:p>
        </text:list-item>
        <text:list-item>
          <text:p text:style-name="P500">S někým se přetlačuješ nebo přetahuješ.</text:p>
        </text:list-item>
        <text:list-item>
          <text:p text:style-name="P500">Snažíš se protivníka někam zatlačit nebo ho srazit k zemi.</text:p>
        </text:list-item>
        <text:list-item>
          <text:p text:style-name="P503">Bojuješ v těžké zbroji.</text:p>
        </text:list-item>
        <text:list-item>
          <text:p text:style-name="P500">Bojuješ beze zbraně.</text:p>
        </text:list-item>
        <text:list-item>
          <text:p text:style-name="P501">Bojuješ <text:span text:style-name="T935">nebo házíš</text:span> těžkou zbraní.</text:p>
        </text:list-item>
        <text:list-item>
          <text:p text:style-name="P544"><text:span text:style-name="T323">Bojuješ </text:span><text:span text:style-name="T328">nebo házíš</text:span><text:span text:style-name="T323"> lehkou zbraní a spoléháš se spíš na hrubou sílu než na techniku.</text:span></text:p>
        </text:list-item>
      </text:list>
      <text:p text:style-name="P52">Finesa se přičítá, když:</text:p>
      <text:list xml:id="list2152391006" text:style-name="L39">
        <text:list-item>
          <text:p text:style-name="P502">Střílíš libovolnou zbraní.</text:p>
        </text:list-item>
        <text:list-item>
          <text:p text:style-name="P502">Snažíš se někomu podrazit nohy.</text:p>
        </text:list-item>
        <text:list-item>
          <text:p text:style-name="P545"><text:span text:style-name="T323">Bojuješ </text:span><text:span text:style-name="T329">nebo házíš</text:span><text:span text:style-name="T323"> lehkou zbraní a spoléháš se na rychlost, technik</text:span><text:span text:style-name="T330">u </text:span><text:span text:style-name="T331">nebo</text:span><text:span text:style-name="T330"> přesnost.</text:span></text:p>
        </text:list-item>
      </text:list>
      <text:p text:style-name="P52">Duše se počítá, když:</text:p>
      <text:list xml:id="list165655615948970" text:continue-numbering="true" text:style-name="L39">
        <text:list-item>
          <text:p text:style-name="P502"><text:soft-page-break/>Sesíláš kouzlo (je jedno jestli ze svitku, z hůlky nebo z čehokoliv jiného).</text:p>
        </text:list-item>
      </text:list>
      <text:p text:style-name="P330"><text:span text:style-name="T324">N</text:span><text:span text:style-name="T32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25"> K</text:span><text:span text:style-name="T323">dyž mu chceš podrazit nohy holí, házíš si Finesou.</text:span></text:p>
      <text:h text:style-name="Heading_20_4" text:outline-level="4">Výhody a nevýhody</text:h>
      <text:p text:style-name="P257"><text:span text:style-name="T936">Podmínky při boji nejsou vždycky vyrovnané</text:span>. <text:span text:style-name="T936">Když například stojíš po pás ve vodě a tvůj protivník je na břehu, budeš mít proti němu nevýhodu.</text:span></text:p>
      <text:list xml:id="list3703623069" text:style-name="L40">
        <text:list-item>
          <text:p text:style-name="P546">Za každou výhodu si k hodu přičti 1 a za každou nevýhodu si naopak odečti 1.</text:p>
        </text:list-item>
      </text:list>
      <text:p text:style-name="P126">Při určování výhod a nevýhod dejte pozor, ať tu samou věc nepočítáte dvakrát.</text:p>
      <text:list xml:id="list658426760" text:style-name="L41">
        <text:list-item>
          <text:p text:style-name="P547">Za jednu okolnost je vždycky buď výhoda pro tebe nebo nevýhoda pro tvého protivníka, nikdy obojí najednou.</text:p>
        </text:list-item>
      </text:list>
      <text:p text:style-name="P254"><text:span text:style-name="T938">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26">Výhody a nevýhody, které se týkají tebe a tvých protivníků, nahlas připomínej: ulehčíš tím Pánovi jeskyně práci.</text:p>
      <text:h text:style-name="Heading_20_5" text:outline-level="5"><text:soft-page-break/>Druhy výhod a nevýhod</text:h>
      <text:p text:style-name="P261">Nejčastější druhy nevýhod jsou:</text:p>
      <text:list xml:id="list2589185020" text:style-name="L42">
        <text:list-item>
          <text:p text:style-name="P550"><text:span text:style-name="T939">Ztížení</text:span> pohybu</text:p>
          <text:list>
            <text:list-header>
              <text:p text:style-name="P342">Jsi zalehnutý, jsi zatlačený do rohu nebo přimáčknutý ke stěně, jsi po pás ve vodě, brodíš se v bahně, <text:span text:style-name="T940">máš vážně zraněnou nohu, neseš spolubojovníka nebo jiný nadměrný náklad.</text:span></text:p>
            </text:list-header>
          </text:list>
        </text:list-item>
        <text:list-item>
          <text:p text:style-name="P551"><text:span text:style-name="T939">Ztížení</text:span> viditelnosti</text:p>
          <text:list>
            <text:list-header>
              <text:p text:style-name="P342">Bojuješ se zavázanýma očima, střílíš ze tmy na cíl s lucernou, <text:span text:style-name="T937">máš písek v očích, protivník je neviditelný, jsi schovaný v křoví.</text:span></text:p>
            </text:list-header>
          </text:list>
        </text:list-item>
        <text:list-item>
          <text:p text:style-name="P552">Nevhodná zbraň</text:p>
          <text:list>
            <text:list-header>
              <text:p text:style-name="P342">Bojuješ s kopím v úzkém prostoru, používáš meč při zápasení na zemi.</text:p>
            </text:list-header>
          </text:list>
        </text:list-item>
        <text:list-item>
          <text:p text:style-name="P553">Kryt</text:p>
          <text:list>
            <text:list-header>
              <text:p text:style-name="P342">Střílíš zpoza rohu, bráníš hradby před ztečí.</text:p>
            </text:list-header>
          </text:list>
        </text:list-item>
        <text:list-item>
          <text:p text:style-name="P554">Dezorientace</text:p>
          <text:list>
            <text:list-header>
              <text:p text:style-name="P342">Dostal jsi ránu do hlavy, <text:span text:style-name="T941">máš halucinace</text:span>.</text:p>
            </text:list-header>
          </text:list>
        </text:list-item>
        <text:list-item>
          <text:p text:style-name="P555">Vyvedení z rovnováhy</text:p>
          <text:list>
            <text:list-header>
              <text:p text:style-name="P342">Dostal jsi těžký zásah, někdo do tebe narazil.</text:p>
            </text:list-header>
          </text:list>
        </text:list-item>
        <text:list-item>
          <text:p text:style-name="P556">Překvapení</text:p>
          <text:list>
            <text:list-header>
              <text:p text:style-name="P342">O útočníkovi jsi nevěděl a útok jsi nečekal.</text:p>
            </text:list-header>
          </text:list>
        </text:list-item>
        <text:list-item>
          <text:p text:style-name="P557">Útok zezadu</text:p>
          <text:list>
            <text:list-header>
              <text:p text:style-name="P342">Protivník utíká z boje nebo probíhá kolem tebe, protivník je obklíčený, v tomto kole tě neohrožuje a máš dost prostoru, aby ses mu dostal do zad.</text:p>
            </text:list-header>
          </text:list>
        </text:list-item>
        <text:list-item>
          <text:p text:style-name="P558">Vážn<text:span text:style-name="T948">á</text:span> zranění těla nebo hlav<text:span text:style-name="T947">y</text:span></text:p>
          <text:list>
            <text:list-item>
              <text:p text:style-name="P559"><text:soft-page-break/>Postihy za za vážná zranění se vždy sčítají.</text:p>
            </text:list-item>
          </text:list>
        </text:list-item>
      </text:list>
      <text:p text:style-name="P258"/>
      <text:p text:style-name="P238">TODO: Obklíčení někde vysvětlit samostatně. Možná rovnou tady? Asi jo, patří to do výhod a nevýhod.</text:p>
      <text:p text:style-name="P263">TODO: Možná bych sem mohl hodit spoustu příkladů na typické použití situačních výhod a nevýhod. <text:span text:style-name="T949">U příkladu s obklíčením by mohlo být vysvětlení.</text:span></text:p>
      <text:h text:style-name="P337" text:outline-level="5"><text:span text:style-name="T942">Sčítání</text:span> výhod a nevýhod</text:h>
      <text:p text:style-name="P253">Výhody a nevýhody různého druhu se sčítají.</text:p>
      <text:p text:style-name="P292">Příklad:</text:p>
      <text:p text:style-name="P323">Když jsi zalehnutý na zemi a oslepený, tak máš dohromady -2.</text:p>
      <text:p text:style-name="P262">Výhody a nevýhody stejného druhu se nesčítají. Rozhodující není, jak nebo kým byly způsobeny, ale jak tě omezují nebo zvýhodňují.</text:p>
      <text:p text:style-name="P293">Příklad:</text:p>
      <text:p text:style-name="P323">Když jsi zalehnutý a současně namáčknutý na stěnu, počítáš si dohromady jen -1, protože obojí omezuje tvou možnost pohybu.</text:p>
      <text:p text:style-name="P260">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944">a nemůže vstát, dokud na něm Gorondar leží,</text:span> ale má pořád volné obě ruce a může s nimi něco dělat – třeba se pokusit Gorondara škrtit.<text:line-break/><text:tab/><text:span text:style-name="T943">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259">Výhody a nevýhody jsou pevně spjaté se situací ve hře: Dokud jsi po pás ve vodě, máš nevýhodu. Jakmile z vody vylezeš, přestaneš ji mít.</text:p>
      <text:list xml:id="list1098930781" text:style-name="L43">
        <text:list-item>
          <text:p text:style-name="P560">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946">skočíš za stůl</text:span>, <text:span text:style-name="T946">tak si výhodu za kryt budeš počítat až od příštího kola.</text:span></text:p>
      <text:p text:style-name="P256"/>
      <text:p text:style-name="P64">TODO: Zrušit obecnou přípravu.</text:p>
      <text:list xml:id="list4130157068" text:style-name="L44">
        <text:list-item>
          <text:p text:style-name="P561">Místo ní budou výhody za pozici (za rohem, v krytu) a za překvapení. Dohromady to dá +2.</text:p>
          <text:list>
            <text:list-item>
              <text:p text:style-name="P562">TODO: Příklad.</text:p>
            </text:list-item>
          </text:list>
        </text:list-item>
      </text:list>
      <text:p text:style-name="P64">Zůstane:</text:p>
      <text:list xml:id="list3772427343" text:style-name="L45">
        <text:list-item>
          <text:p text:style-name="P563">míření</text:p>
        </text:list-item>
        <text:list-item>
          <text:p text:style-name="P563">finta v boji (TODO: Příklad, že protivník ji může za „možnost“ zrušit).</text:p>
        </text:list-item>
      </text:list>
      <text:p text:style-name="P244"/>
      <text:h text:style-name="Heading_20_4" text:outline-level="4">Určení vítěze</text:h>
      <text:p text:style-name="P200">Tvůj <text:span text:style-name="T847">výsledný součet</text:span> se porovná s <text:span text:style-name="T847">výsledkem</text:span> tvého protivníka:</text:p>
      <text:list xml:id="list3458004077" text:style-name="L46">
        <text:list-item>
          <text:p text:style-name="P567"><text:soft-page-break/>Jestliže <text:span text:style-name="T848">máš</text:span> stejně nebo méně, <text:span text:style-name="T855">tak se ti</text:span> nepovedlo <text:span text:style-name="T856">protivníka ohrozit:</text:span> <text:span text:style-name="T856">U</text:span>hnul, odrazil tvůj útok svou zbraní, <text:span text:style-name="T857">vykryl ho štítem</text:span> <text:span text:style-name="T849">a podobně</text:span>.</text:p>
        </text:list-item>
        <text:list-item>
          <text:p text:style-name="P568">Pokud jsi hodil o 1 nebo o 2 víc, můžeš mu provést jednu <text:span text:style-name="T858">věc</text:span> <text:span text:style-name="T858">ze seznamu </text:span><text:span text:style-name="T357">Možnosti vítěze</text:span>.</text:p>
        </text:list-item>
        <text:list-item>
          <text:p text:style-name="P569">Jestliže jsi ho přehodil o 3 nebo víc, tak si můžeš vybrat dvě.</text:p>
        </text:list-item>
        <text:list-item>
          <text:p text:style-name="P570">A když ho přehodíš o 6 nebo víc, tak dokonce tři.</text:p>
        </text:list-item>
      </text:list>
      <text:h text:style-name="Heading_20_4" text:outline-level="4">Možnosti vítěze</text:h>
      <text:p text:style-name="P247"><text:span text:style-name="T804">Pokud není řečeno jinak, k</text:span><text:span text:style-name="T307">aždou </text:span><text:span text:style-name="T308">položku</text:span><text:span text:style-name="T307"> si můžeš vybrat jen jednou. Nemůžeš tedy například někoho v jednom kole dvakrát zranit</text:span><text:span text:style-name="T312">. </text:span><text:span text:style-name="T319">Můžeš ale například </text:span><text:span text:style-name="T320">jako jednu možnost</text:span><text:span text:style-name="T319"> dostat protivníka do nevýhody a </text:span><text:span text:style-name="T320">jako další jej</text:span><text:span text:style-name="T319"> rovnou odzbrojit.</text:span><text:span text:style-name="T307"> </text:span><text:span text:style-name="T309">Tvoje možnosti jsou:</text:span></text:p>
      <text:list xml:id="list2138444862" text:style-name="L47">
        <text:list-item>
          <text:p text:style-name="P485">Tasit zbraň.</text:p>
        </text:list-item>
      </text:list>
      <text:list xml:id="list3269481991" text:style-name="L48">
        <text:list-item>
          <text:p text:style-name="P571"><text:span text:style-name="T803">Z</text:span>ranit <text:span text:style-name="T838">protivníka.</text:span></text:p>
        </text:list-item>
        <text:list-item>
          <text:p text:style-name="P571"><text:span text:style-name="T803">D</text:span>ostat <text:span text:style-name="T921">protivníka</text:span> do nevýhody (-1).</text:p>
        </text:list-item>
        <text:list-item>
          <text:p text:style-name="P572"><text:span text:style-name="T803">O</text:span>dzbrojit jej <text:span text:style-name="T922">(musí být v nevýhodě)</text:span>.</text:p>
        </text:list-item>
        <text:list-item>
          <text:p text:style-name="P573">Někam ho zatlačit<text:span text:style-name="T860">.</text:span></text:p>
        </text:list-item>
        <text:list-item>
          <text:p text:style-name="P574"><text:span text:style-name="T309">V něčem </text:span><text:span text:style-name="T312">mu</text:span><text:span text:style-name="T309"> zabránit</text:span><text:span text:style-name="T311">.</text:span></text:p>
        </text:list-item>
        <text:list-item>
          <text:p text:style-name="P575"><text:span text:style-name="T920">Dostat se z nevýhody</text:span>.</text:p>
        </text:list-item>
        <text:list-item>
          <text:p text:style-name="P576">U<text:span text:style-name="T919">téct</text:span>.</text:p>
        </text:list-item>
      </text:list>
      <text:p text:style-name="P46"><text:span text:style-name="T309">Co svému protivníkovi provedeš, je na tobě. Musí to </text:span><text:span text:style-name="T805">ale</text:span><text:span text:style-name="T309"> odpovídat tvému záměru </text:span><text:span text:style-name="T834">(n</text:span><text:span text:style-name="T309">emůžeš od něj například utéct, když jsi popsal, že se jej pokusíš zatlačit do rohu a zranit kopím</text:span><text:span text:style-name="T834">)</text:span><text:span text:style-name="T309"> </text:span><text:span text:style-name="T834">a musí to také dávat smysl (ohnivým kouzlem těžko někoho srazíš k zemi).</text:span></text:p>
      <text:h text:style-name="P338" text:outline-level="5"><text:soft-page-break/><text:span text:style-name="T309">Z</text:span><text:span text:style-name="T264">ranění</text:span></text:h>
      <text:p text:style-name="P231">Jak se počítá zranění, jsme si ukázali už v úvodním příkladu boje. <text:span text:style-name="T882">Základem je vždycky to, o kolik jsi protivníka přehodil. K tomu přičti zranění zbraně (číslo za lomítkem), nebo v případě kozlem hod </text:span><text:span text:style-name="T250">kostkami zranění</text:span><text:span text:style-name="T882">. Nakonec odečti Zbroj zasaženého.</text:span></text:p>
      <text:list xml:id="list1673518393" text:style-name="L49">
        <text:list-item>
          <text:p text:style-name="P577"><text:span text:style-name="T98">Jak už jsme si řekli, k</text:span><text:span text:style-name="T592">ouzla </text:span><text:span text:style-name="T98">mají </text:span><text:span text:style-name="T143">bonus </text:span><text:span text:style-name="T157">k hodu</text:span><text:span text:style-name="T143"> </text:span><text:span text:style-name="T157">stejně</text:span><text:span text:style-name="T98"> jako zbraně. Mívají ale jinak zapsáno zranění:</text:span> <text:span text:style-name="T596">M</text:span>ísto <text:span text:style-name="T589">například 1/2 může mít kouzlo třeba 1/4kz, kde jednička před lomítkem je bonus k hodu a „4</text:span><text:span text:style-name="T591">kz” </text:span><text:span text:style-name="T158">za lomítkem</text:span><text:span text:style-name="T591"> </text:span><text:span text:style-name="T97">jsou </text:span><text:span text:style-name="T158">čtyři</text:span> <text:span text:style-name="T258">kostk</text:span><text:span text:style-name="T593">y</text:span><text:span text:style-name="T258"> zranění</text:span>.</text:p>
          <text:list>
            <text:list-item>
              <text:p text:style-name="P577">Kostka zranění je obyčejná šestistěnná kostka, ale:</text:p>
              <text:list>
                <text:list-item>
                  <text:p text:style-name="P577">Když padne 1, 2 nebo 3, počítá se jako<text:span text:style-name="T264"> </text:span><text:span text:style-name="T291">0</text:span>.</text:p>
                </text:list-item>
                <text:list-item>
                  <text:p text:style-name="P577">Když padne 4, 5 nebo 6, počítá se jako 1.</text:p>
                </text:list-item>
              </text:list>
            </text:list-item>
            <text:list-item>
              <text:p text:style-name="P577"><text:span text:style-name="T316">Bonus ke zranění v případě zásahu kouzlem 1/4kz</text:span><text:span text:style-name="T313"> </text:span><text:span text:style-name="T315">tedy</text:span><text:span text:style-name="T313"> určíš tak, že hodíš </text:span><text:span text:style-name="T316">čtyři šestistěnky</text:span><text:span text:style-name="T313"> a spočítáš ty, na kterých padlo 4 nebo víc.</text:span></text:p>
            </text:list-item>
          </text:list>
        </text:list-item>
      </text:list>
      <text:p text:style-name="P235">Výsledné zranění si zasažený odečte od své kondice.</text:p>
      <text:list xml:id="list2246840530" text:style-name="L50">
        <text:list-item>
          <text:p text:style-name="P579"><text:span text:style-name="T883">Když jeho kondice klesne pod 1, je </text:span><text:span text:style-name="T244">vyřazený</text:span><text:span text:style-name="T859">.</text:span></text:p>
        </text:list-item>
      </text:list>
      <text:list xml:id="list165656276411554" text:continue-list="list1673518393" text:style-name="L49">
        <text:list-item>
          <text:p text:style-name="P578"><text:span text:style-name="T317">Když </text:span><text:span text:style-name="T318">je</text:span><text:span text:style-name="T317"> zraněný za víc,</text:span><text:span text:style-name="T313"> než </text:span><text:span text:style-name="T317">je</text:span><text:span text:style-name="T318">ho</text:span><text:span text:style-name="T313"> Síla (v případě duševního zr</text:span><text:span text:style-name="T314">a</text:span><text:span text:style-name="T313">nění než Duše), tak </text:span><text:span text:style-name="T317">si sníží kondici a navíc k tomu</text:span><text:span text:style-name="T313"> dostane </text:span><text:span text:style-name="T244">vážné zranění</text:span><text:span text:style-name="T313">.</text:span></text:p>
        </text:list-item>
      </text:list>
      <text:p text:style-name="P291">Příklad</text:p>
      <text:p text:style-name="P321"><text:span text:style-name="T160">Gorondar má v</text:span><text:span text:style-name="T72"> ru</text:span><text:span text:style-name="T146">kou</text:span><text:span text:style-name="T72"> má louč a </text:span><text:span text:style-name="T142">sekeru</text:span><text:span text:style-name="T58"> </text:span><text:span text:style-name="T60">a jeho </text:span><text:span text:style-name="T68">vlastnosti</text:span><text:span text:style-name="T60"> jsou:</text:span></text:p>
      <text:list xml:id="list165655512219683" text:continue-list="list4052545222" text:style-name="L28">
        <text:list-item>
          <text:p text:style-name="P343"><text:span text:style-name="T60">Síla </text:span><text:span text:style-name="T72">3</text:span><text:span text:style-name="T60">, Finesa </text:span><text:span text:style-name="T72">2</text:span><text:span text:style-name="T60">, Duše 1</text:span></text:p>
        </text:list-item>
      </text:list>
      <text:p text:style-name="P301">Nyní je na Pavlovi, co přesně se rozhodne orkovi udělat. Může ho zranit, ale mohl by ho třeba také srazit na zem, <text:span text:style-name="T897">někam zatlačit, zabránit mu, aby se někam dostal a podobně. Pavel chce každopádně orka zranit.</text:span></text:p>
      <text:p text:style-name="P335"><text:soft-page-break/><text:span text:style-name="T894">Ork bude zraněn za</text:span> rozdíl hodů <text:span text:style-name="T894">plus zranění zbraně a mínus případná zbroj.</text:span> <text:span text:style-name="T894">Sekera</text:span> má zranění <text:span text:style-name="T894">1 a ork má na sobě lehkou zbroj</text:span>, která snižuje zranění o 1, takže bude zraněn za <text:span text:style-name="T894">3 (rozdíl hodů je 8 - 5, +1 za sekeru, -1 za orkovu zbroj)</text:span>.</text:p>
      <text:p text:style-name="P333">Pán jeskyně <text:span text:style-name="T841">nyní</text:span> sníží orkovu kondici o <text:span text:style-name="T898">3</text:span> a podívá se, jestli mu ještě nějaká zbývá.<text:span text:style-name="T900"> Ork má kondici 11, takže mu po odečtení tohoto zásahu bude zbývat ještě 8 a není tedy vyřazen.</text:span></text:p>
      <text:p text:style-name="P322"><text:span text:style-name="T903">Nyní je na čase</text:span> výsledek popsat.</text:p>
      <text:p text:style-name="P335"><text:span text:style-name="T842">Začíná</text:span> Pavel: <text:span text:style-name="T183">„Sehnul jsem se před orkovým kyjem a </text:span><text:span text:style-name="T241">dobře</text:span><text:span text:style-name="T183"> nacvičeným pohybem jsem </text:span><text:span text:style-name="T240">ho seknul do břicha</text:span><text:span text:style-name="T183">.“</text:span></text:p>
      <text:p text:style-name="P331"><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0">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64">Chceš utéct a někdo ti vážně zranění nohu. </text:span><text:span text:style-name="T317">S vážně zraněnou nohou ovšem nemůžeš běhat, takže se ti utéct nepovedlo</text:span><text:span text:style-name="T264">. </text:span><text:span text:style-name="T317">(TODO: Přeformulovat)</text:span></text:p>
      <text:h text:style-name="P338" text:outline-level="5">Znevýhodnění</text:h>
      <text:p text:style-name="P220">Jednou z možností, co můžeš protivníkovi udělat, je dostat ho do nevýhody. Můžeš mu třeba <text:span text:style-name="T884">kopnout</text:span> <text:span text:style-name="T884">do cesty</text:span> židli, hodit mu písek do očí, zatlačit ho do rohu a podobně.<text:line-break/><text:tab/>Nevýhodu musíš vždycky nějak smysluplně popsat. Nestačí říct <text:span text:style-name="T183">„Dám mu nevýhodu“</text:span>, je třeba říct, co přesně děláš. <text:span text:style-name="T885">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886">P</text:span>říklad:</text:p>
      <text:p text:style-name="P234"><text:span text:style-name="T886">Neře se povedlo skočit trollovi na záda</text:span> a zabodn<text:span text:style-name="T886">out do něj</text:span> své dýky. <text:span text:style-name="T887">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890">Druhy</text:span> nevýhod</text:h>
      <text:p text:style-name="P236">TODO: Druhy.<text:span text:style-name="T891"> Nevýhody stejného druhu se nesčítají.</text:span></text:p>
      <text:p text:style-name="P219">Nevýhody spadají do kategorií. Všechno, co nějak snižuje možnost pohybu, je například stejná kategorie. Takže když protivníka zatlačíš do rohu a pak srazíš na zem <text:span text:style-name="T878">a zalehneš</text:span>, dohromady to bude jen velká nevýhoda (-2) a nepůjde už dál zvětšit. <text:span text:style-name="T865">Kategorie jsou například:</text:span></text:p>
      <text:list xml:id="list507522151" text:style-name="L51">
        <text:list-item>
          <text:p text:style-name="P580">Ztížení pohybu</text:p>
          <text:p text:style-name="P581"><text:span text:style-name="T245">Příklady:</text:span><text:span text:style-name="T861"> Z</text:span>atlačení do kouta, přiražení štítem ke zdi, zalehnutí na zemi, podražení nohou, <text:span text:style-name="T862">paralýza kouzlem nebo jedem.</text:span></text:p>
        </text:list-item>
        <text:list-item>
          <text:p text:style-name="P580"><text:span text:style-name="T863">Omezení</text:span> viditelnosti</text:p>
          <text:p text:style-name="P580"><text:span text:style-name="T183">Příklady:</text:span> Hození písku do očí, oslepení jasným světlem</text:p>
        </text:list-item>
        <text:list-item>
          <text:p text:style-name="P582">Znehybnění části těla</text:p>
          <text:p text:style-name="P582"><text:span text:style-name="T248">Příklady:</text:span><text:span text:style-name="T870"> </text:span>Chycení nebo zakleknutí ruky, <text:span text:style-name="T870">zakousnutí se do nohy</text:span></text:p>
        </text:list-item>
      </text:list>
      <text:p text:style-name="P225"><text:soft-page-break/>Znehybňovat jednotlivé končetiny <text:span text:style-name="T873">tedy</text:span> můžeš, i když je už protivník ve velké nevýhodě, která mu brání v pohybu (třeba zalehnutý na zemi).<text:line-break/><text:tab/><text:span text:style-name="T874">Každá nevýhoda ale dává postihy pouze na to, v čem dotyčnému opravdu brání: Takže když někoho zalehneš (-2), chytíš mu ruku (-2) a on se tě pokusí bodnout dýkou, kterou má v té druhé, bude si házet jen s postihem -2 za zalehnutí.</text:span></text:p>
      <text:p text:style-name="P221"/>
      <text:p text:style-name="P23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22"><text:span text:style-name="T868">Co</text:span> přesně nevýhoda <text:span text:style-name="T868">znamen</text:span>á, popisuje obránce (ten, kdo se do nevýhody dostal), musí to ale odpovídat záměru útočníka a velikosti postihu.</text:p>
      <text:list xml:id="list1190931578" text:style-name="L52">
        <text:list-item>
          <text:p text:style-name="P583">Malá nevýhoda (-1) znamená, že má protivník ztížený pohyb, hůř vidí <text:span text:style-name="T872">a podobně</text:span>.</text:p>
        </text:list-item>
        <text:list-item>
          <text:p text:style-name="P583">Velká nevýhoda (-2)<text:span text:style-name="T864"> znamená, že se už skoro nemůže hýbat, nebo třeba skoro nevidí.</text:span></text:p>
          <text:p text:style-name="P584">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67">mu chce podrazit nohy</text:span>. Za přehození o 2 si ale může vybrat jen jednu <text:span text:style-name="T866">možnost</text:span>, takže jej dostane jen do malé nevýhody (-1).</text:p>
      <text:p text:style-name="Example"><text:span text:style-name="T867">Pán jeskyně</text:span> to popíše následovně: <text:span text:style-name="T183">„Pokusil </text:span><text:span text:style-name="T246">ses</text:span><text:span text:style-name="T183"> se mu porazit nohy, ale </text:span><text:span text:style-name="T246">ork to nakonec ustál</text:span><text:span text:style-name="T183">. </text:span><text:span text:style-name="T246">Skončil v kleku a jednou rukou se musel opřít o zem.</text:span><text:span text:style-name="T183">“</text:span></text:p>
      <text:h text:style-name="Heading_20_6" text:outline-level="6"><text:soft-page-break/>Nevýhoda není jen postih</text:h>
      <text:p text:style-name="P218">Když budete o nevýhodě mluvit, třeba když ji <text:span text:style-name="T869">budete</text:span> <text:span text:style-name="T862">přičítat k</text:span> hodu na úspěch, neříkejte <text:span text:style-name="T183">„Ork má -</text:span><text:span text:style-name="T247">1</text:span><text:span text:style-name="T183"> za nevýhodu“</text:span>, ale: <text:span text:style-name="T183">„</text:span><text:span text:style-name="T247">Ork m</text:span><text:span text:style-name="T183">á -</text:span><text:span text:style-name="T247">1, protože jsi ho srazil do kleku</text:span><text:span text:style-name="T183">“</text:span>.<text:line-break/><text:tab/><text:span text:style-name="T872">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32">Většina nevýhod trvá, dokud je útočník nezruší, nebo dokud se z nich obránce nedostane.</text:p>
      <text:p text:style-name="P288">Příklad:</text:p>
      <text:p text:style-name="P317">TODO: Jednorázová nevýhoda.</text:p>
      <text:p text:style-name="P288">Příklad:</text:p>
      <text:p text:style-name="P317">TODO: Udržovaná nevýhoda.</text:p>
      <text:p text:style-name="P224">Některá kouzla nebo schopnosti umožňují vytvořit nevýhodu, ze které se protivník nedokáže jednoduše dostat.</text:p>
      <text:h text:style-name="P358" text:outline-level="6">Situační nevýhoda pro útočníka</text:h>
      <text:p text:style-name="P223">Dokud protivníka držíš v nevýhodě, tak jsi obvykle sám v nevýhodě proti všem ostatním.</text:p>
      <text:p text:style-name="P287">Příklad:</text:p>
      <text:p text:style-name="P316">Ork přirazí Gorondara štítem ke zdi. Gorondar má za to velkou nevýhodu (-2), ale dokud ho ork tiskne, tak <text:span text:style-name="T876">také</text:span> sám nemůže svůj štít používat (nepočítá si ho do hodů na úspěch a nemůže se s ním ani bránit proti střelbě) a navíc má <text:span text:style-name="T877">z</text:span>tíženou pohyblivost, takže si proti případným dalším útočníkům počítá malou nevýhodu (-1).</text:p>
      <text:p text:style-name="P223"><text:soft-page-break/>Tuto „průvodní“, situační nevýhodu můžeš kdykoliv ukončit. Tím ovšem zároveň ukončíš i nevýhodu, ve které někoho držíš.</text:p>
      <text:p text:style-name="P287">Příklad:</text:p>
      <text:p text:style-name="P316">Nera střílí z luku na orka, který tiskne Gorondara štítem ke zdi. Ork se nechce nechat prošpikovat a rozhodne se, že se bude krýt svým štítem. Tím ovšem Gorondar přestává být tisknutý ke zdi, takže přestává mít nevýhodu.</text:p>
      <text:p text:style-name="P228">IDEA: Když někoho držím jednou rukou (nebo tisknu štítem), tak nemůžu používat tuhle ruku, ale nedává mi to nevýhodu. Když ho tisknu celým tělem, dává mi to nevýhodu?</text:p>
      <text:p text:style-name="P229">IDEA: Akce „chycení končetiny“? (Asi ne, to by mělo spadat pod nevýhody).</text:p>
      <text:list xml:id="list835465917" text:style-name="L53">
        <text:list-item>
          <text:p text:style-name="P585">Hmm, separátní akce by asi fakt dávala smysl. Dělala by:</text:p>
          <text:list>
            <text:list-item>
              <text:p text:style-name="P586">Obránce:</text:p>
              <text:list>
                <text:list-item>
                  <text:p text:style-name="P585">První stupeň <text:span text:style-name="T878">(chytil jsi mu ruku, ale pořád s ní může hejbat)</text:span>: Máš nevýhodu na to, co děláš touhle končetinou.</text:p>
                  <text:list>
                    <text:list-item>
                      <text:p text:style-name="P587">A nemůžeš taky třeba utéct (protože tě držím za ruku) – <text:span text:style-name="T880">musíš se mi nejdřív vyškubnout</text:span>.</text:p>
                    </text:list-item>
                  </text:list>
                </text:list-item>
                <text:list-item>
                  <text:p text:style-name="P585">Druhý stupeň <text:span text:style-name="T878">()</text:span>: Nemůžeš touhle končetinou nic dělat a máš situační nevýhodu (-1) na všechno, u čeho se musíš hejbat.</text:p>
                  <text:list>
                    <text:list-item>
                      <text:p text:style-name="P588">Velká nevýhoda je „nemůžeš se hejbat“, takže je to konzistentní.</text:p>
                    </text:list-item>
                    <text:list-item>
                      <text:p text:style-name="P589">Tzn. asi je fakt zbytečný dělat na to separátní akci.</text:p>
                    </text:list-item>
                  </text:list>
                </text:list-item>
              </text:list>
            </text:list-item>
            <text:list-item>
              <text:p text:style-name="P586">Útočník:</text:p>
              <text:list>
                <text:list-item>
                  <text:p text:style-name="P586"><text:soft-page-break/>Nemůžeš používat to, čím dotyčného držíš, na nic jiného a máš situační nevýhodu (-1) na všechno, u čeho se musíš hejbat (i proti tomu, koho držíš? To asi ne. <text:span text:style-name="T879">Když si mechanicky vytvoříš výhodu (protivníkovi nevýhodu), tak ji zaručeně máš</text:span>).</text:p>
                </text:list-item>
              </text:list>
            </text:list-item>
          </text:list>
        </text:list-item>
      </text:list>
      <text:h text:style-name="P359" text:outline-level="6">Znevýhodnění protivníka, když jsi <text:span text:style-name="T871">sám</text:span> v nevýhodě</text:h>
      <text:p text:style-name="P217">Znevýhodněním protivníka se nezbavíš vlastní nevýhody. Pokud tě například tiskne k zemi (máš nevýhodu), hodíš víc než on a vybereš si, že ho také srazíš k zemi, tak budete oba na zemi a oba tedy budete mít nevýhodu.</text:p>
      <text:h text:style-name="P338" text:outline-level="5">Odzbrojení</text:h>
      <text:p text:style-name="P216"/>
      <text:h text:style-name="P338" text:outline-level="5">Zatlačení</text:h>
      <text:h text:style-name="P338" text:outline-level="5">Prolomení nevýhody</text:h>
      <text:p text:style-name="P216"/>
      <text:p text:style-name="P226">TODO: Příklad, jak chci někoho pronásledovat, ale nemůžu, protože jsem třeba přitisknutý štítem ke zdi (tj. prolomím nevýhodu a až pak můžu vyrazit).</text:p>
      <text:p text:style-name="P227">Q: můžu vyrazit rovnou v tomhle kole? <text:span text:style-name="T875">Kdyby to byla „možnost“ tak ano.</text:span></text:p>
      <text:h text:style-name="P339" text:outline-level="5">Zabránění</text:h>
      <text:p text:style-name="P48">Když protivníka přehodíš v hodu na úspěch nebo na obranu, tak se vyhneš tomu, aby tě ohrozil.</text:p>
      <text:p text:style-name="P51">Takto můžeš protivníkovi zabránit i v něčem, co tě přímo neohrožuje nebo neomezuje, například aby tasil zbraň, nabil luk nebo kuši, vyndal z opasku lektvar a podobně, <text:span text:style-name="T927">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28">r</text:span>uku s <text:span text:style-name="T928">l</text:span>ukem stranou a podobně.</text:p>
      <text:p text:style-name="Example">Pokud máš volnou ruku, tak mu <text:span text:style-name="T929">také</text:span> můžeš luk nebo ruku chytit – v tom případě mu zabráníš ve výstřelu a současně mu vytvoříš nevýhodu (budeš ho držet).</text:p>
      <text:h text:style-name="P340" text:outline-level="5">Útěk</text:h>
      <text:p text:style-name="P47">Útěk je tu proto, aby se dalo v jednom kole dostat z nevýhody a rovnou utéct <text:span text:style-name="T881">(nebo někoho honit)</text:span>.</text:p>
      <text:p text:style-name="P45"/>
      <text:p text:style-name="P199">TODO: seznam.</text:p>
      <text:p text:style-name="P201">TODO: Co znamená neúspěch.</text:p>
      <text:p text:style-name="P201">TODO: Co můžeš protivníkovi udělat v případě úspěchu.</text:p>
      <text:p text:style-name="P201">TODO: <text:span text:style-name="T817">Vysvětlit</text:span> rozdíl mezi neúspěchem v hodu (netrefil jsi) a tím, že ti protivník zabránil v akci.</text:p>
      <text:p text:style-name="P198">TODO: Jak může zranění v něčem zabránit (buď vážné, nebo vyřazující).</text:p>
      <text:h text:style-name="Heading_20_3" text:outline-level="3">Hod na obranu</text:h>
      <text:p text:style-name="P210">TODO</text:p>
      <text:h text:style-name="Heading_20_4" text:outline-level="4"><text:soft-page-break/>Plná obrana</text:h>
      <text:p text:style-name="P230">Pokud se v tomto kole soustředíš na obranu nebo na to, aby ses dostal z nevýhodné situace a neděláš při tom nic jiného (neběháš, nepřezbrojuješ, nemíříš, nikoho neohrožuješ a podobně), tak si ke všem hodům na obranu počítáš bonus +2.</text:p>
      <text:p text:style-name="P251">K plné obraně potřebuješ volný prostor <text:span text:style-name="T351">nebo</text:span> <text:span text:style-name="T925">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26">Na rozdíl od plné obrany na volném prostoru budeš od příštího kola v krytu.</text:span></text:p>
      <text:p text:style-name="Text_20_body"/>
      <text:p text:style-name="P250">IDEA: Standardně +1. Jen když využiješ kryt tak +2.</text:p>
      <text:p text:style-name="P250">Problém: Co s prolamováním nevýhody? Taky jen +1?</text:p>
      <text:h text:style-name="Heading_20_4" text:outline-level="4">Žádná obrana</text:h>
      <text:h text:style-name="P381" text:outline-level="3">Úspěch bez hodu</text:h>
      <text:p text:style-name="P315"><text:span text:style-name="T183">Příklady:</text:span> Nabil jsi <text:span text:style-name="T832">kuši</text:span>, přezbrojil jsi, <text:span text:style-name="T832">vyndal jsi lektvar z brašny na opasku, zamířil jsi</text:span>.</text:p>
      <text:h text:style-name="P361" text:outline-level="4">Příprava</text:h>
      <text:p text:style-name="P197"><text:span text:style-name="T815">Platí to i v případě, že</text:span> ses <text:span text:style-name="T833">pouze snažil dostat se do výhodnější pozice</text:span>.</text:p>
      <text:p text:style-name="P315"><text:span text:style-name="T183">Příklady:</text:span> Přikrčil ses za rohem, <text:span text:style-name="T816">udělal jsi klamný výpad.</text:span></text:p>
      <text:p text:style-name="P197"><text:soft-page-break/>Když <text:span text:style-name="T815">v některém z příštích kol</text:span> uděláš něco, co <text:span text:style-name="T815">bude z tvé</text:span> přípravy těž<text:span text:style-name="T815">it</text:span>, budeš si počítat bonus +2.</text:p>
      <text:h text:style-name="Heading_20_4" text:outline-level="4">Útěk z boje</text:h>
      <text:h text:style-name="Heading_20_4" text:outline-level="4">Plná obrana</text:h>
      <text:h text:style-name="Heading_20_3" text:outline-level="3">Pořadí vyhodnocení</text:h>
      <text:p text:style-name="P18">Záměry mohou být „zřetězené“. Pokud se například snažíš zastřelit orka, který bojuje s trpaslíkem, a goblin stojící opodál se snaží zastřelit tebe, první si na úspěch hodí goblin <text:span text:style-name="T835">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36">a pokud ho tvoje rána vyřadila, tak se ke svému útoku vůbec nedostane</text:span>).</text:p>
      <text:list xml:id="list681627877" text:style-name="L54">
        <text:list-item>
          <text:p text:style-name="P590"><text:span text:style-name="Emphasis"><text:span text:style-name="T78">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78">.</text:span></text:span></text:p>
        </text:list-item>
      </text:list>
      <text:p text:style-name="P205"><text:span text:style-name="Emphasis"><text:span text:style-name="T81">Pokud budeš mít pocit, že se házelo v pořadí, které ti nedalo šanci udělat to, co jsi zamýšlel, řekni to nahlas a společně to vyřešte.</text:span></text:span></text:p>
      <text:p text:style-name="P206"><text:span text:style-name="Emphasis"><text:span text:style-name="T84">TODO: Vysvětlení, že v úvodním příkladu boje je to špatně a nejdřív by se měl vyhodnotit goblin (můžu na tom rovnou ukázat, </text:span></text:span><text:span text:style-name="Emphasis"><text:span text:style-name="T85">co udělat</text:span></text:span><text:span text:style-name="Emphasis"><text:span text:style-name="T84">, když se stane chyba).</text:span></text:span></text:p>
      <text:p text:style-name="P202"><text:span text:style-name="Emphasis"><text:span text:style-name="T79">Pro PJe: </text:span></text:span><text:span text:style-name="Emphasis"><text:span text:style-name="T80">Možná </text:span></text:span><text:span text:style-name="Emphasis"><text:span text:style-name="T83">ti</text:span></text:span><text:span text:style-name="Emphasis"><text:span text:style-name="T80"> bude chvilku trvat, než si zažije</text:span></text:span><text:span text:style-name="Emphasis"><text:span text:style-name="T83">š</text:span></text:span><text:span text:style-name="Emphasis"><text:span text:style-name="T80">, v jakém pořadí se má v boji házet. </text:span></text:span><text:span text:style-name="Emphasis"><text:span text:style-name="T81">Nevadí, když v tom udělá</text:span></text:span><text:span text:style-name="Emphasis"><text:span text:style-name="T82">š</text:span></text:span><text:span text:style-name="Emphasis"><text:span text:style-name="T81"> chybu: Pokud se nějaký hráč ozve, že měl házet dřív, můžeš zpětně upravit výsledek tak, aby to zohledňoval, případně můžeš část kola odházet znovu.</text:span></text:span></text:p>
      <text:p text:style-name="P34">Mus<text:span text:style-name="T17">ím zůstat u pořadí podle hodů.</text:span></text:p>
      <text:p text:style-name="P34"><text:soft-page-break/><text:span text:style-name="T17">- </text:span><text:span text:style-name="T144">rozdělte bojující na skupiny, které se v tomto kole vzájemně ohrožují.</text:span></text:p>
      <text:p text:style-name="P35">- v rámci každé skupiny:</text:p>
      <text:p text:style-name="P35">-- hoďte všechny hody na úspěch.</text:p>
      <text:p text:style-name="P35">-- seřaďte je podle výsledků.</text:p>
      <text:p text:style-name="P35">-- v tomto pořadí házejte na obrany, případně to porovnejte se stávajícími výsledky hodů na úspěch.</text:p>
      <text:p text:style-name="P31">Hráči si ho řeknou.</text:p>
      <text:p text:style-name="P31">Když se nemůžete dohodnout, hoďte si kostkou (nejvyšší začíná).</text:p>
      <text:p text:style-name="P31">Když se vyhodnocuje něco, čemu se nějaký protivník snaží zabránit, <text:s/><text:span text:style-name="T818">hodí se nejdřív na to zabránění.</text:span></text:p>
      <text:p text:style-name="P31">/* <text:span text:style-name="T819">Pořád bude chybět možnost, že potvora dá hráči vážné zranění, útokem ho vyřadí a tak. Chmura to je</text:span> */</text:p>
      <text:p text:style-name="P32">Pořadí asi potřebuju :<text:span text:style-name="T590">\</text:span></text:p>
      <text:h text:style-name="P382" text:outline-level="3"><text:span text:style-name="T828">Útěk a p</text:span>ronásledování</text:h>
      <text:p text:style-name="P196">/* <text:span text:style-name="T830">Hmm, tak ne, tohle patří až do vyhodnocení.</text:span> */</text:p>
      <text:p text:style-name="P196">TODO: Už to asi nebude akce, tak to může bejt popsané tady.</text:p>
      <text:p text:style-name="P33">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18"><text:span text:style-name="T598">Když už víš, co chceš v kole udělat, musíš určit, jaká to je </text:span><text:span text:style-name="T224">akc</text:span><text:span text:style-name="T213">e</text:span><text:span text:style-name="T598">. Akce představuje všechno, co děláš v jednom kole, v každém kole máš tedy vždycky právě jednu akci. Z následujícího seznamu vyber tu, která podle tebe nejlépe vystihuje tvůj záměr:</text:span></text:p>
      <text:list xml:id="list4067101099" text:style-name="L55">
        <text:list-item>
          <text:h text:style-name="P362" text:outline-level="4"><text:span text:style-name="T340">Ú</text:span>tok</text:h>
        </text:list-item>
      </text:list>
      <text:list xml:id="list488095574" text:style-name="L56">
        <text:list-item>
          <text:list>
            <text:list-header>
              <text:p text:style-name="P345">„<text:span text:style-name="T570">Rozseknu mu hlavu, parchantovi!“</text:span>, „<text:span text:style-name="T570">Sešlu na něj ohnivou kouli!“.</text:span></text:p>
            </text:list-header>
            <text:list-item>
              <text:p text:style-name="P591">Když hodíš víc než protivník, je zraněn za rozdíl hodů + zranění <text:span text:style-name="T367">tvé</text:span> zbraně nebo kouzla. <text:span text:style-name="T588">Pokud nejde o jed nebo duševní útok</text:span>, odečte si kvalitu své zbroje.</text:p>
              <text:list>
                <text:list-item>
                  <text:p text:style-name="P592">Když je výsledné zranění větší než jeho Síla <text:span text:style-name="T597">(v případě duševního nebo nehmotného útoku než jeho Duše)</text:span>, jde o vážné zranění.</text:p>
                </text:list-item>
              </text:list>
            </text:list-item>
            <text:list-item>
              <text:p text:style-name="P593">Když na sebe útočíte vzájemně a máte na útok stejně, zraněn není nikdo.</text:p>
            </text:list-item>
          </text:list>
        </text:list-item>
        <text:list-item>
          <text:h text:style-name="P363" text:outline-level="4">Příprava</text:h>
          <text:list>
            <text:list-header>
              <text:p text:style-name="P344"><text:span text:style-name="T183">„</text:span><text:span text:style-name="T216">Zamířím si</text:span><text:span text:style-name="T183">“, „</text:span><text:span text:style-name="T216">Zkusím ho rozhodit klamným výpadem“, „Počkám si na něj za rohem“</text:span><text:span text:style-name="T183">.</text:span></text:p>
            </text:list-header>
            <text:list-item>
              <text:p text:style-name="P594">Když ti v přípravě někdo brání <text:span text:style-name="T571">akcí </text:span><text:span text:style-name="T217">zabránění</text:span>, tak si<text:span text:style-name="T571"> házíš proti němu</text:span>:</text:p>
              <text:list>
                <text:list-item>
                  <text:p text:style-name="P595">Když jej přehodíš o 1 nebo 2, budeš mít bonus +1.</text:p>
                </text:list-item>
                <text:list-item>
                  <text:p text:style-name="P595">Pokud ho přehodíš o 3 nebo víc, budeš mít bonus +2.</text:p>
                </text:list-item>
              </text:list>
            </text:list-item>
            <text:list-item>
              <text:p text:style-name="P596">Když ti v přípravě nikdo nebrání, <text:span text:style-name="T568">nemusíš si házet, bonus je automaticky +2.</text:span></text:p>
            </text:list-item>
            <text:list-item>
              <text:p text:style-name="P596"><text:soft-page-break/><text:span text:style-name="T569">Na akci, kterou sis připravil, si pak započítáš získaný bonus</text:span>. Nemusíš j<text:span text:style-name="T569">i udělat hned další kolo</text:span>, můžeš třeba čekat, dokud někdo nevyjde zpoza rohu. Započítat si jej ale můžeš jenom jednou.</text:p>
            </text:list-item>
          </text:list>
        </text:list-item>
        <text:list-item>
          <text:h text:style-name="P363" text:outline-level="4">Znevýhodnění</text:h>
          <text:list>
            <text:list-header>
              <text:p text:style-name="P347">„<text:span text:style-name="T572">Srazím ho k zemi,</text:span>“ „<text:span text:style-name="T572">Zatlačím jej do rohu“, „Chytnu ho za ruku“.</text:span></text:p>
            </text:list-header>
            <text:list-item>
              <text:p text:style-name="P597"><text:span text:style-name="T341">Když protivníka přehodíš o jedna nebo o dva, bude mít </text:span>malou nevýhodu <text:span text:style-name="T342">(-1)</text:span>. <text:span text:style-name="T341">Když jej přehodíš </text:span>o <text:span text:style-name="T398">3 nebo</text:span> víc<text:span text:style-name="T395">, půjde dokonce o velkou nevýhodu (-2)</text:span>.</text:p>
            </text:list-item>
            <text:list-item>
              <text:p text:style-name="P598">Malou nevýhodu (-1) můžeš dalším znevýhodněním zvýšit na velkou (-2). Postih za jednu okolnost (třeba sražení k zemi) ale nemůže být vyšší než -2.</text:p>
              <text:list>
                <text:list-item>
                  <text:p text:style-name="P598">Když bys jej chtěl ještě více znevýhodnit, musel bys vymyslet, jak můžeš jeho pozici ještě výrazně zhoršit oproti současnému stavu – třeba mu chytit mu ruce (pak si ale tu další nevýhod<text:span text:style-name="T684">u</text:span> bude počítat, jen když se bude něco snažit dělat rukama).</text:p>
                </text:list-item>
              </text:list>
            </text:list-item>
            <text:list-item>
              <text:p text:style-name="P599">Nevýhoda trvá, dokud protivník nepoužije akci <text:span text:style-name="T218">prolomení</text:span><text:span text:style-name="T186"> nevýhody</text:span>, <text:span text:style-name="T349">nebo dokud se nezmění situace tak, že pro něj přestane být nevýhodná</text:span>.</text:p>
              <text:p text:style-name="P600">Pokud to vyplývá z popisu, tak znevýhodnění současně protivníkovi zabrání provést zamýšlenou akci. Když například někoho srazíš k zemi, nebo ho třeba chytíš za ruku, zabráníš mu tím v <text:span text:style-name="T183">útěku</text:span>.</text:p>
              <text:p text:style-name="P600">Když z popisu nevyplývá, že akci nebude možné provést, tak si na ni protivník bude počítat postih za tebou vytvořenou nevýhodu.</text:p>
            </text:list-item>
            <text:list-item>
              <text:p text:style-name="P601"><text:soft-page-break/><text:span text:style-name="T183">Znevýhodnění</text:span> může dát nevýhodu i tobě. Když například protivníka srazíš k zemi a zalehneš, tak to znamená, že na něm ležíš – což je určitě nevýhodná situace proti případnému dalšímu útočníkovi.</text:p>
              <text:list>
                <text:list-item>
                  <text:p text:style-name="P602">Jde o situační nevýhodu – vyplývá čistě z tvého popisu, ne z výsledku hodu.</text:p>
                </text:list-item>
                <text:list-item>
                  <text:p text:style-name="P603">Ten, koho jsi znevýhodnil, z ní těžit nemůže.</text:p>
                </text:list-item>
                <text:list-item>
                  <text:p text:style-name="P604">Když se chceš této situační nevýhody zbavit, obvykle tím ukončíš <text:span text:style-name="T798">i</text:span> nevýhodu svého protivníka (když vstaneš, přestane být zalehnutý).</text:p>
                </text:list-item>
              </text:list>
            </text:list-item>
          </text:list>
        </text:list-item>
        <text:list-item>
          <text:h text:style-name="P363" text:outline-level="4">Zakousnutí se</text:h>
          <text:list>
            <text:list-header>
              <text:p text:style-name="P347">„Vrrr! Raf!“</text:p>
            </text:list-header>
            <text:list-item>
              <text:p text:style-name="P486">Zakousnutí je <text:span text:style-name="T183">útok</text:span>, po kterém útočník zůstane zakousnutý do obránce. Oba za to budou mít nevýhodu (-1) <text:span text:style-name="T800">vůči případným dalším útočníkům</text:span>.</text:p>
            </text:list-item>
          </text:list>
        </text:list-item>
        <text:list-item>
          <text:h text:style-name="P363" text:outline-level="4"><text:span text:style-name="T444">Prolomení</text:span> nevýhody</text:h>
          <text:list>
            <text:list-header>
              <text:p text:style-name="P347">„<text:span text:style-name="T573">Postavím se zase na nohy</text:span>“, „<text:span text:style-name="T573">P</text:span>roraz<text:span text:style-name="T573">ím</text:span> z obklíčení v rohu místnosti.“</text:p>
            </text:list-header>
            <text:list-item>
              <text:p text:style-name="P605">Pokud ti v této akci nikdo nezabrání (pomocí <text:span text:style-name="T183">zabránění v akci</text:span>), nevýhoda je zrušena.</text:p>
            </text:list-item>
          </text:list>
        </text:list-item>
        <text:list-item>
          <text:h text:style-name="P363" text:outline-level="4"><text:span text:style-name="T340">P</text:span>lná obrana</text:h>
          <text:list>
            <text:list-header>
              <text:p text:style-name="P346">„<text:span text:style-name="T575">Ustupuju a jenom se kreju“</text:span>.</text:p>
              <text:p text:style-name="P487"><text:span text:style-name="T183">Plná obrana</text:span> vyžaduje dost prostoru na <text:span text:style-name="T644">ustupování a uhýbání</text:span>. Není tedy možné například blokovat <text:span text:style-name="T645">vstup do chodby</text:span> a při tom si počítat <text:span text:style-name="T183">bonus za plnou obranu</text:span>.</text:p>
            </text:list-header>
            <text:list-item>
              <text:p text:style-name="P606">+2 ke všem hodům na obranu v tomto kole.</text:p>
            </text:list-item>
          </text:list>
        </text:list-item>
        <text:list-item>
          <text:h text:style-name="P363" text:outline-level="4"><text:soft-page-break/>Zabránění</text:h>
          <text:list>
            <text:list-header>
              <text:p text:style-name="P348">„<text:span text:style-name="T574">Nedovolím mu zatáhnout za tu páku“, „Zastoupím mu cestu, aby se nedostal k Barinovi“, „Odkloním mu luk, aby nemohl vystřelit na Barina“</text:span>.</text:p>
              <text:p text:style-name="P607">Když blokuješ úzký průchod, nemusíš <text:span text:style-name="T646">používat</text:span> <text:span text:style-name="T183">zabránění</text:span>. Protivník tě naopak musí zatlačit, srazit k zemi, přirazit ke stěně, nebo něco podobného (akce <text:span text:style-name="T183">zatlačení</text:span>, <text:span text:style-name="T183">znevýhodnění</text:span>).</text:p>
              <text:p text:style-name="P488">Můžeš tak<text:span text:style-name="T647">é</text:span> někoho bránit tím, že útočníkovi zabráníš v útoku.</text:p>
            </text:list-header>
            <text:list-item>
              <text:p text:style-name="P608"><text:span text:style-name="T576">Tvůj hod se porovná přímo s </text:span>protivníkov<text:span text:style-name="T576">ým</text:span> hod<text:span text:style-name="T576">em na akci</text:span> (nehází s<text:span text:style-name="T350">i</text:span> na obranu).</text:p>
            </text:list-item>
          </text:list>
        </text:list-item>
        <text:list-item>
          <text:h text:style-name="P363" text:outline-level="4">Odzbrojení</text:h>
          <text:list>
            <text:list-header>
              <text:p text:style-name="P344">„<text:span text:style-name="T599">Vyrazím mu zbraň!</text:span>“</text:p>
            </text:list-header>
            <text:list-item>
              <text:p text:style-name="P609">Odzbrojit můžeš pouze protivníka, který je v nevýhodě (ať už dané situací nebo tím, že jsi <text:span text:style-name="T649">proti němu</text:span> před tím <text:span text:style-name="T648">uspěl v</text:span> <text:span text:style-name="T443">akci</text:span> <text:span text:style-name="T192">znevýhodnění</text:span>).</text:p>
            </text:list-item>
          </text:list>
        </text:list-item>
        <text:list-item>
          <text:h text:style-name="P363" text:outline-level="4">Zatlačení</text:h>
          <text:list>
            <text:list-header>
              <text:p text:style-name="P349">„<text:span text:style-name="T599">Zatlačím ho dál do chodby.</text:span>“</text:p>
              <text:p text:style-name="P610"><text:span text:style-name="T183">Zatlačením</text:span> můžeš někomu zabránit v akci, pokud ho tím dostaneš z dosahu zamýšleného cíle.</text:p>
            </text:list-header>
            <text:list-item>
              <text:p text:style-name="P611"><text:span text:style-name="T343">H</text:span>ázíš Silou. <text:span text:style-name="T344">Nepočítáš si bonus za zbraň, můžeš si ale započítat +1 za štít.</text:span></text:p>
            </text:list-item>
            <text:list-item>
              <text:p text:style-name="P612"><text:span text:style-name="T345">Pokud se ti protivník neubrání a ještě není ve velké nevýhodě, tak </text:span>si může vybrat:</text:p>
              <text:list>
                <text:list-item>
                  <text:p text:style-name="P612">Buď <text:span text:style-name="T346">bude</text:span> odstrčený o tolik metrů, o kolik jsi ho přehodil.</text:p>
                </text:list-item>
                <text:list-item>
                  <text:p text:style-name="P612"><text:soft-page-break/>Nebo <text:span text:style-name="T347">bude mít nevýhodu</text:span> (jako kdybys <text:span text:style-name="T347">místo </text:span><text:span text:style-name="T184">zatlačení</text:span> použil <text:span text:style-name="T193">znevýhodnění</text:span>).</text:p>
                </text:list-item>
              </text:list>
            </text:list-item>
            <text:list-item>
              <text:p text:style-name="P613"><text:span text:style-name="T348">Když tedy chceš někoho </text:span>shodit do propasti, musíš <text:span text:style-name="T348">jej</text:span> nejdřív <text:span text:style-name="T348">dostat do</text:span> velk<text:span text:style-name="T348">é</text:span> nevýhod<text:span text:style-name="T348">y</text:span> <text:span text:style-name="T345">a v dalším kole ho opět přehodit </text:span><text:span text:style-name="T185">zatlačením</text:span><text:span text:style-name="T345">.</text:span></text:p>
            </text:list-item>
          </text:list>
        </text:list-item>
        <text:list-item>
          <text:h text:style-name="P363" text:outline-level="4">Útěk</text:h>
          <text:list>
            <text:list-header>
              <text:p text:style-name="P350">„<text:span text:style-name="T600">Zdrháme!</text:span>“</text:p>
              <text:p text:style-name="P489">Dokud jsi <text:span text:style-name="T183">znevýhodněný</text:span>, <text:span text:style-name="T691">tak</text:span> obvykle nemůžeš utíkat (protože ležíš na zemi, jsi zatlačený do rohu, někdo tě drží za ruku a podobně).</text:p>
            </text:list-header>
            <text:list-item>
              <text:p text:style-name="P490">Při útěku má proti tobě případný útočník výhodu (+1), protože ti útočí do zad <text:span text:style-name="T577">(i když se tě snaží zastavit </text:span><text:span text:style-name="T219">znevýhodněním</text:span><text:span text:style-name="T577">)</text:span>.</text:p>
            </text:list-item>
            <text:list-item>
              <text:p text:style-name="P491">Při útěku si také počítáš <text:span text:style-name="T183">postih za zbroj</text:span> (-1 za lehkou, -2 za těžkou).</text:p>
            </text:list-item>
            <text:list-item>
              <text:p text:style-name="P490">Když <text:span text:style-name="T578">se</text:span> ti v útěku nikdo ne<text:span text:style-name="T578">zabrání</text:span> (akcí <text:span text:style-name="T183">znevýhodnění</text:span>), vzdálíš se na krátkou vzdálenost. V dalším kole tě někdo může zkusit <text:span text:style-name="T183">pronásledovat</text:span>.</text:p>
              <text:p text:style-name="P492">Z boje také můžeš ustoupit, aniž by ses otočil a utíkal. Když s tebou ale někdo bude chtít držet krok, snadno ti stačí.</text:p>
            </text:list-item>
          </text:list>
        </text:list-item>
        <text:list-item>
          <text:h text:style-name="P363" text:outline-level="4">Pronásledování</text:h>
          <text:list>
            <text:list-header>
              <text:p text:style-name="P351">„<text:span text:style-name="T600">Chyťte ho!</text:span>“</text:p>
            </text:list-header>
            <text:list-item>
              <text:p text:style-name="P614">Když má prchající větší <text:span text:style-name="T650">náskok</text:span> než krátkou vzdálenost, tak se nehází – kdo má větší Sílu, je rychlejší a vytrvalejší a běh na delší vzdálenost určitě vyhraje.</text:p>
              <text:list>
                <text:list-item>
                  <text:p text:style-name="P615"><text:soft-page-break/>Při porovnání Síly si musíš odečíst případný <text:span text:style-name="T183">postih za zbroj</text:span> (-1 za lehkou, -2 za těžkou) a případně nevýhody (-1 za nadměrný náklad).</text:p>
                </text:list-item>
                <text:list-item>
                  <text:p text:style-name="P616">Když něco vlečeš, <text:span text:style-name="T692">nemůžeš</text:span> samozřejmě <text:span text:style-name="T692">běhat</text:span> vůbec.</text:p>
                </text:list-item>
              </text:list>
            </text:list-item>
            <text:list-item>
              <text:p text:style-name="P617"><text:span text:style-name="T604">Když má prchající malý náskok, tak si oba soupeři hodí</text:span> na Sílu.</text:p>
              <text:list>
                <text:list-item>
                  <text:p text:style-name="P618">Na hod se vztahují stejné postihy jako při pronásledování na dlouhou vzdálenost.</text:p>
                </text:list-item>
                <text:list-item>
                  <text:p text:style-name="P619">Když můžeš <text:span text:style-name="T688">na útěku</text:span> využít nějaké překážky (podklouznout pod stolem, kličkovat mezi stromy), můžeš si místo Síly počítat Finesu.</text:p>
                </text:list-item>
              </text:list>
            </text:list-item>
            <text:list-item>
              <text:p text:style-name="P620">Některá zvířata nebo nestvůry, třeba kůň nebo vlk, běhají mnohem rychleji než ty. Na volném prostoru jim utéct nemůžeš, vůbec se nehází.</text:p>
            </text:list-item>
          </text:list>
        </text:list-item>
        <text:list-item>
          <text:h text:style-name="P363" text:outline-level="4">Plížení</text:h>
          <text:list>
            <text:list-header>
              <text:p text:style-name="P493"><text:span text:style-name="T689">Po tmě</text:span> se můžeš plížit i přes otevřené prostranství, <text:span text:style-name="T690">za světla</text:span> se ale musíš mít za co schovat.</text:p>
            </text:list-header>
            <text:list-item>
              <text:p text:style-name="P621">Ty a všichni, kdo tě hledají, si hodíte <text:span text:style-name="T183">Finesa + k6</text:span>.</text:p>
              <text:list>
                <text:list-item>
                  <text:p text:style-name="P621">Pokud někdo <text:span text:style-name="T687">z nich</text:span> hodí víc než ty, tak si tě všimnul.</text:p>
                </text:list-item>
                <text:list-item>
                  <text:p text:style-name="P622">K hodu na plížení si počítáš <text:span text:style-name="T183">postih za zbroj</text:span> (to je -1 za lehkou zbroj nebo -2 za těžkou). Ti, kdo tě hledají, si ho nepočítají (leda by se plížili také).</text:p>
                </text:list-item>
                <text:list-item>
                  <text:p text:style-name="P494">Na hod se také vztahují případné výhody a nevýhody: V bouři nebo u hučícího vodopádu budeš mít například na plížení výhodu (+1).</text:p>
                </text:list-item>
              </text:list>
            </text:list-item>
          </text:list>
        </text:list-item>
        <text:list-item>
          <text:h text:style-name="P363" text:outline-level="4"><text:soft-page-break/>Soustředění</text:h>
          <text:list>
            <text:list-header>
              <text:p text:style-name="P623"><text:span text:style-name="T214">Soustředění</text:span> vyžadují některá kouzla <text:span text:style-name="T566">nebo magické předměty</text:span>. <text:span text:style-name="T567">Znamená to právě to, že musíš použít akci </text:span><text:span text:style-name="T215">soustředění</text:span><text:span text:style-name="T567">.</text:span></text:p>
            </text:list-header>
            <text:list-item>
              <text:p text:style-name="P624">Po dobu soustředění se můžeš pohybovat maximálně pomalou chůzí.</text:p>
            </text:list-item>
            <text:list-item>
              <text:p text:style-name="P625">Pokud jsi v průběhu <text:span text:style-name="T183">soustředění</text:span> z<text:span text:style-name="T375">raněn (stačí za 1)</text:span>, tvé <text:span text:style-name="T183">soustředění</text:span> je tím přerušeno. <text:span text:style-name="T225">Soustředění</text:span><text:span text:style-name="T601"> jde samozřejmě přerušit také akcemi </text:span><text:span text:style-name="T225">zabránění</text:span><text:span text:style-name="T601"> nebo </text:span><text:span text:style-name="T225">zatlačení</text:span><text:span text:style-name="T601">.</text:span></text:p>
            </text:list-item>
          </text:list>
        </text:list-item>
        <text:list-item>
          <text:h text:style-name="P363" text:outline-level="4">Běh</text:h>
          <text:list>
            <text:list-item>
              <text:p text:style-name="P495">Pohyb je součástí všech akcí. <text:span text:style-name="T445">Pokud chceš ale běžet plnou rychlostí, je to akce (a nemůžeš tedy současně dělat jiné akce).</text:span></text:p>
            </text:list-item>
          </text:list>
        </text:list-item>
        <text:list-item>
          <text:h text:style-name="P363" text:outline-level="4"><text:span text:style-name="T221">N</text:span><text:span text:style-name="T183">ěco jiného</text:span></text:h>
          <text:p text:style-name="P626"><text:span text:style-name="T799">N</text:span>abíjení <text:span text:style-name="T446">kuše</text:span>, přezbrojování, <text:span text:style-name="T652">vyndání lektvaru z brašny, vypití lektvaru,</text:span> atd.</text:p>
        </text:list-item>
      </text:list>
      <text:p text:style-name="P141">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51">Potřebuju</text:span> tolik akcí?</text:h>
      <text:p text:style-name="P110"><text:span text:style-name="T579">Ze začátku ti určitě bude stačit </text:span><text:span text:style-name="T220">útok</text:span><text:span text:style-name="T579"> a občas </text:span><text:span text:style-name="T110">akce jako vyndání lektvaru z brašny, přezbrojení nebo nabíjení</text:span><text:span text:style-name="T579">. Další přidávejte do hry postupně podle toho, jak se vám budou hodit.</text:span></text:p>
      <text:list xml:id="list2132174578" text:style-name="L57">
        <text:list-item>
          <text:p text:style-name="P627"><text:soft-page-break/>Kromě <text:span text:style-name="T183">útoku</text:span> se nejvíc hodí <text:span text:style-name="T183">příprava</text:span> (na míření, připravování léček a podobně) a <text:span text:style-name="T183">plná obrana</text:span> (když se budeš bránit přesile a čekat na pomoc).</text:p>
        </text:list-item>
        <text:list-item>
          <text:p text:style-name="P627"><text:span text:style-name="T183">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82">z</text:span>la</text:h>
      <text:p text:style-name="P111">Akce jsou obecné – je jedno <text:span text:style-name="T580">jak a </text:span>čím je děláš. Když <text:span text:style-name="T653">tedy</text:span> budeš chtít někoho srazit kouzlem, je to akce <text:span text:style-name="T183">srážení</text:span>, stejně jako kdybys to dělal štítem nebo ramenem. <text:span text:style-name="T581">H</text:span>ází <text:span text:style-name="T581">se na ni stejně</text:span>, jen si místo Síly počítáš Duši a místo bonusu za štít si přičteš bonus za kouzlo.</text:p>
      <text:h text:style-name="Heading_20_3" text:outline-level="3">Popisování akcí</text:h>
      <text:p text:style-name="P112"><text:span text:style-name="T264">Při hře obvykle nemusíš </text:span><text:span text:style-name="T289">říkat</text:span><text:span text:style-name="T264">, jakou akci používáš, protože to je jasné z tvého popisu. Když řekneš: </text:span><text:span text:style-name="T194">„Zkusím ho obejít zleva a probodnout ho mečem“</text:span><text:span text:style-name="T270">, </text:span><text:span text:style-name="T264">tak to bude téměř určitě </text:span><text:span text:style-name="T183">útok</text:span><text:span text:style-name="T264">. Když řekneš:</text:span><text:span text:style-name="T270"> </text:span><text:span text:style-name="T194">„Chci mu zabránit, aby se kolem mě </text:span><text:span text:style-name="T195">protlačil</text:span><text:span text:style-name="T194"> do chodby“,</text:span><text:span text:style-name="T270"> </text:span><text:span text:style-name="T264">tak to je jasné</text:span><text:span text:style-name="T270"> </text:span><text:span text:style-name="T194">zabránění</text:span><text:span text:style-name="T270">.<text:line-break/><text:tab/></text:span><text:span text:style-name="T289">Dávejte si prostě pozor, abyste nezačali říkat vě</text:span><text:span text:style-name="T290">ty</text:span><text:span text:style-name="T289"> jako: </text:span><text:span text:style-name="T196">„V prvním kole udělám </text:span><text:span text:style-name="T222">‚</text:span><text:span text:style-name="T196">útok‘ a ve druhém ‚soustředění‘“</text:span><text:span text:style-name="T271">. </text:span><text:span text:style-name="T289">Akce jsou pomůcka, jak vyhodnotit, co se stane. </text:span><text:span text:style-name="T294">Jejich jména by ale </text:span><text:span text:style-name="T289">při hře </text:span><text:span text:style-name="T294">měla</text:span><text:span text:style-name="T289"> zaznít, </text:span><text:span text:style-name="T295">jen když</text:span><text:span text:style-name="T289"> si potřebujete vyjasnit, co někdo svým popisem myslel.</text:span></text:p>
      <text:h text:style-name="Heading_20_3" text:outline-level="3">Akce <text:span text:style-name="T362">proti</text:span> více cílů<text:span text:style-name="T362">m</text:span></text:h>
      <text:p text:style-name="P60">Když chceš v jednom kole svou akcí ovlivnit více cílů (například když chceš mečem zasáhnout víc protivníků), tak si k hodu počítáš postih rovný počtu cílů.</text:p>
      <text:list xml:id="list1519114143" text:style-name="L58">
        <text:list-item>
          <text:p text:style-name="P564"><text:soft-page-break/><text:span text:style-name="T369">Ty h</text:span>ází<text:span text:style-name="T368">š</text:span> jen jednou, každý cíl s<text:span text:style-name="T369">i hází</text:span> zvlášť.</text:p>
        </text:list-item>
        <text:list-item>
          <text:p text:style-name="P565"><text:span text:style-name="T447">Musí to jít udělat</text:span> – nemůžeš například <text:span text:style-name="T448">kuší v jednom kole</text:span> zasáhnout dva cíle, <text:span text:style-name="T448">protože po výstřelu musíš nabít, což je další akce</text:span>.</text:p>
        </text:list-item>
      </text:list>
      <text:p text:style-name="P61"><text:span text:style-name="T583">Tento postih se nevztahuje na akce s plošným účinkem (</text:span><text:span text:style-name="T272">například </text:span><text:span text:style-name="T273">na </text:span><text:span text:style-name="T272">hození zápalné lahve</text:span><text:span text:style-name="T265">) </text:span><text:span text:style-name="T272">ani na kouzla, která zasáhnou víc cílů</text:span><text:span text:style-name="T583">.</text:span></text:p>
      <text:h text:style-name="Heading_20_3" text:outline-level="3">Pořadí vyhodnoc<text:span text:style-name="T455">ení akcí</text:span></text:h>
      <text:p text:style-name="P142">Hod na akci určuje jak její výsledek, tak kdy se stane.</text:p>
      <text:list xml:id="list182379143" text:style-name="L59">
        <text:list-item>
          <text:p text:style-name="P628">Akce se vyhodnocují v pořadí od nejvyššího výsledku hodu k nejnižšímu.</text:p>
        </text:list-item>
      </text:list>
      <text:list xml:id="list2684065693" text:style-name="L60">
        <text:list-item>
          <text:p text:style-name="P629">V případě rovnosti hodů proběhnou současně.</text:p>
        </text:list-item>
      </text:list>
      <text:p text:style-name="Example_20_Header">Příklad:</text:p>
      <text:p text:style-name="P307">Vzpomeň si na úvodní příklad boje: kovář Gorondar v něm bojoval s orkem a gobliním šamanem. Gorondar měl na útok 9, ork 7 a šaman 9. Gorondar a šaman <text:span text:style-name="T654">hodili stejně, takže jejich</text:span> akce proběhla současně – šaman zranil Gorondara kouzlem zrovna když Gorondar praštil orka kladivem.</text:p>
      <text:p text:style-name="P119">Když je v boji hodně postav a protivníků, tak se obvykle „shluknou“ do menších skupinek podle toho, kdo na koho používá svou akci. <text:span text:style-name="T602">Když by třeba v příkladu s Gorondarem v místnosti bylo víc postav a goblinů, ale nikdo z nich by nedělal akci proti Gorondarovi a jeho soupeřům, tak by pořád bylo možné vyhodnotit Gorondara a jeho protivníky samostatně.</text:span></text:p>
      <text:list xml:id="list219112307" text:style-name="L61">
        <text:list-item>
          <text:p text:style-name="P630">Když někdo dostane v průběhu vyhodnocení postih a jeho akce se vyhodnocuje až potom, tak si <text:span text:style-name="T655">ho</text:span> musí započítat.</text:p>
          <text:list>
            <text:list-item>
              <text:p text:style-name="P632"><text:span text:style-name="T655">P</text:span>ostih m<text:span text:style-name="T655">ůže</text:span> dokonce změnit pořadí vyhodnocení následující<text:span text:style-name="T655">c</text:span>h akcí.</text:p>
            </text:list-item>
          </text:list>
        </text:list-item>
        <text:list-item>
          <text:p text:style-name="P633"><text:soft-page-break/>To samé platí, když se <text:span text:style-name="T603">někomu změní</text:span> situace.</text:p>
          <text:list>
            <text:list-item>
              <text:p text:style-name="P631">Když <text:span text:style-name="T603">jsi</text:span> chtěl například někoho pronásledovat, <text:span text:style-name="T603">ale těsně předtím tě někdo srazil k zemi</text:span>, tak se <text:span text:style-name="T603">ti</text:span> prchajícího dohnat nepodaří <text:span text:style-name="T656">nehledě na to, kolik jsi hodil</text:span>.</text:p>
            </text:list-item>
            <text:list-item>
              <text:p text:style-name="P634">Když je někdo ranou vyřazen, jeho následný útok vůbec ne<text:span text:style-name="T657">proběhne</text:span>, <text:span text:style-name="T584">protože vyřazený nemůže bojovat</text:span>.</text:p>
            </text:list-item>
          </text:list>
        </text:list-item>
        <text:list-item>
          <text:p text:style-name="P635">Když dvě akce proběhnou současně (při rovnosti hodů), vzájemně se neovlivní (když jedna akce nadělí postihy nebo změní situaci, při vyhodnocení té druhé se nepočítají).</text:p>
          <text:p text:style-name="P352">V úvodním příkladu boje tedy sice Gorondar dostal od šamana vážné zranění, ale protože jeho akce proběhla současně, tak na orka útočil, jako kdyby zraněn nebyl.</text:p>
        </text:list-item>
      </text:list>
      <text:h text:style-name="P383" text:outline-level="3">Boj na dálku</text:h>
      <text:p text:style-name="P122">Při boji na dálku, ať už střelnou zbraní, vrhací zbraní, kouzlem, nebo čímkoliv jiným si počítáš postih podle vzdálenosti cíle:</text:p>
      <text:list xml:id="list3995837689" text:style-name="L62">
        <text:list-item>
          <text:p text:style-name="P641">Kontaktní nebo krátká: <text:span text:style-name="T183">bez postihu</text:span></text:p>
        </text:list-item>
        <text:list-item>
          <text:p text:style-name="P641">Střední: <text:span text:style-name="T183">postih -1</text:span></text:p>
        </text:list-item>
        <text:list-item>
          <text:p text:style-name="P641">Dlouhá: <text:span text:style-name="T183">postih -2</text:span></text:p>
        </text:list-item>
      </text:list>
      <text:h text:style-name="P364" text:outline-level="4">Munice</text:h>
      <text:p text:style-name="P115">Munici si počítej, jen když máš od nějakého druhu méně než 10 nábojů (šípů, šipek, vrhacích nožů, apod.). Když máš víc, tak prostě předpokládáme, že si j<text:span text:style-name="T658">e</text:span> po boji posbíráš, případně doplníš ve městě.<text:line-break/><text:tab/><text:span text:style-name="T607">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1">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9">on</text:span> se stejně rozhodl praštit orka, pořád by si proti goblinovi házel na obranu.<text:line-break/><text:tab/>Souvisí to s pravidlem <text:span text:style-name="T183">akce proti více cílům</text:span>: Kdyby chtěl <text:span text:style-name="T659">Gorondar</text:span> praštit <text:span text:style-name="T659">orka i goblina</text:span> (s postihem -2 za útok na 2 cíle), tak by si proti šamanovi neházel na obranu, ale normálně na útok.</text:p>
      <text:list xml:id="list74672055" text:style-name="L63">
        <text:list-item>
          <text:p text:style-name="P642">Obrana není akce, <text:span text:style-name="T660">ale</text:span> součást toho, co <text:span text:style-name="T660">v kole</text:span> děláš.</text:p>
          <text:list>
            <text:list-item>
              <text:p text:style-name="P643">Na každou obranu se ale hází zvlášť.</text:p>
            </text:list-item>
          </text:list>
        </text:list-item>
      </text:list>
      <text:p text:style-name="P120">Všimni si <text:span text:style-name="T661">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62">musel</text:span> snaži<text:span text:style-name="T662">t</text:span> uhnout, <text:span text:style-name="T662">protože útočil na orka a ne na goblina,</text:span> počítal si Finesu a bonus za kladivo si přičíst nemohl.</text:p>
      <text:h text:style-name="Heading_20_3" text:outline-level="3">Nehybný cíl</text:h>
      <text:p text:style-name="P113">Když se cíl nemůže hýbat, například proto, že je pevně svázaný, je v bezvědomí, nebo je to třeba nehybný sloup, na obranu si hází 0 + k6 <text:span text:style-name="T605">a nepočítá si žádné postihy ani bonusy</text:span>.</text:p>
      <text:h text:style-name="Heading_20_3" text:outline-level="3">Nejhorší možná obrana je nulová</text:h>
      <text:p text:style-name="P114">Aktivní obrana nemůže být horší než žádná obrana.</text:p>
      <text:list xml:id="list3496922276" text:style-name="L64">
        <text:list-item>
          <text:p text:style-name="P644">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3">Jakou vlastnost si počítáš se kterou zbraní <text:span text:style-name="T609">nebo kouzlem</text:span> je napsáno v deníku postavy případně <text:span text:style-name="T663">na</text:span> <text:span text:style-name="T609">kartě tohoto kouzla nebo zbraně</text:span>. <text:span text:style-name="T713">Na kartě s kouzlem to bývá zapsáno takto:</text:span></text:p>
      <text:p text:style-name="P312"><text:span text:style-name="T183">Útok:</text:span> Duše + 2/6kz <text:span text:style-name="T625">bleskem</text:span> proti Finese.</text:p>
      <text:p text:style-name="P165">Znamená to, že ty si házíš Duší, <text:span text:style-name="T714">parametry kouzla jsou 2/6kz</text:span> a pokud si proti tobě cíl kouzla hází na obranu (tedy když na tebe necílí svou akci), tak si hází Finesou.</text:p>
      <text:h text:style-name="Heading_20_3" text:outline-level="3">Obrana proti útoku zblízka</text:h>
      <text:p text:style-name="P162">Na obranu proti útoku zblízka se hází stejně jako na útok zbraní (včetně bonusu za zbraň), ale nemůžeš protivníka zranit.</text:p>
      <text:p text:style-name="Example_20_Header">Příklad:</text:p>
      <text:p text:style-name="P313">Gorondar útočí na goblina a <text:span text:style-name="T716">orkovi</text:span> <text:span text:style-name="T715">se brání svým kladivem 1/2</text:span>. <text:span text:style-name="T715">Na obranu hází Síla + 1 + k6.</text:span></text:p>
      <text:h text:style-name="P411" text:outline-level="2"><text:bookmark-start text:name="__RefHeading___Toc13239_3822832400"/>Výhody a nevýhody<text:bookmark-end text:name="__RefHeading___Toc13239_3822832400"/></text:h>
      <text:p text:style-name="P125">Při určování výhod a nevýhod dejte pozor, ať tu samou věc ne<text:span text:style-name="T613">počítáte</text:span> dvakrát – <text:span text:style-name="T614">za jednu okolnost </text:span>je vždycky buď výhoda pro jednu stranu nebo nevýhoda pro druhou, nikdy obojí najednou.<text:line-break/><text:tab/><text:span text:style-name="T664">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4">P</text:span>říklady výhod a nevýhod</text:h>
      <text:p text:style-name="P237">TODO: Nevhodná zbraň pro danou situaci (kopí v úzkém prostoru, meč při zápasení na zemi).</text:p>
      <text:p text:style-name="P134"><text:soft-page-break/>Seznam výhod a nevýhod není v žádném případě konečný – <text:span text:style-name="T665">kreativita je smyslem hry. Zde jsou pouze příklady těch nejčastějších:</text:span></text:p>
      <text:list xml:id="list2256644483" text:style-name="L65">
        <text:list-item>
          <text:p text:style-name="P645">Útok do zad</text:p>
          <text:list>
            <text:list-item>
              <text:p text:style-name="P647">+1 pro útočníka</text:p>
            </text:list-item>
            <text:list-item>
              <text:p text:style-name="P646">Obvykle když někdo utíká z boje.</text:p>
            </text:list-item>
          </text:list>
        </text:list-item>
        <text:list-item>
          <text:p text:style-name="P645">Obklíčení</text:p>
          <text:list>
            <text:list-item>
              <text:p text:style-name="P647">+1 pro útočníka</text:p>
            </text:list-item>
            <text:list-item>
              <text:p text:style-name="P649">Na obklíčení protivníka musíte mít prostor. Když ustoupí <text:span text:style-name="T615">zády ke stěně nebo</text:span> do rohu, máte smůlu.</text:p>
            </text:list-item>
            <text:list-item>
              <text:p text:style-name="P649">Výhodu si počítá jen ten, na koho protivník necílí svou akci. <text:span text:style-name="T616">T</text:span>akže když například bojujete dva proti jednomu, tak výhodu si může započítat vždy jen jeden z vás. <text:span text:style-name="T616">Pokud protivník použije akci proti více cílům, tak nemáte výhodu vůbec.</text:span></text:p>
            </text:list-item>
          </text:list>
        </text:list-item>
      </text:list>
      <text:list xml:id="list2616084289" text:style-name="L66">
        <text:list-item>
          <text:p text:style-name="P548"><text:span text:style-name="T610">K</text:span>ryt</text:p>
          <text:list>
            <text:list-item>
              <text:p text:style-name="P650">Za částečný kryt je výhoda (+1), když vykukuješ zpoza rohu, tak dokonce velká výhoda (+2).</text:p>
            </text:list-item>
          </text:list>
        </text:list-item>
      </text:list>
      <text:p text:style-name="P203">Za překvapení se nedává výhoda, ale bonus za přípravu (viz akce <text:span text:style-name="T183">příprava</text:span>).</text:p>
      <text:p text:style-name="P208">Nevýhody:</text:p>
      <text:list xml:id="list165656830029308" text:continue-numbering="true" text:style-name="L66">
        <text:list-item>
          <text:p text:style-name="P648"><text:span text:style-name="T845">Snížená v</text:span>iditelnost</text:p>
          <text:list>
            <text:list-item>
              <text:p text:style-name="P651"><text:span text:style-name="T667">-1 v</text:span> noci pod hvězdami, nebo když je lucerna daleko od tebe</text:p>
            </text:list-item>
            <text:list-item>
              <text:p text:style-name="P652">-2 v úplné tmě, nebo třeba se zavázanýma očima</text:p>
              <text:list>
                <text:list-item>
                  <text:p text:style-name="P651"><text:soft-page-break/><text:span text:style-name="T666">Když nevidíš vůbec nic, tak </text:span>samozřejmě <text:span text:style-name="T666">také</text:span> nemůžeš vůbec útočit, pokud nemáš nějaké vodítko, kde protivník je (udělal nějaký hluk, zaútočil na tebe, apod.).</text:p>
                </text:list-item>
              </text:list>
              <text:p text:style-name="P651">Pozor na to, že tma <text:span text:style-name="T621">j</text:span>e obvykle <text:span text:style-name="T621">pro</text:span> všechny stejně, <text:span text:style-name="T617">takže</text:span> nevýhodu si pak nepočítá nikdo. <text:span text:style-name="T618">Nev</text:span>ýhoda <text:span text:style-name="T622">s</text:span>e <text:span text:style-name="T622">počítá</text:span> pouze v případě, že jedna strana vidí (třeba nějakým kouzlem) <text:span text:style-name="T618">a druhá ne</text:span>, nebo třeba když ze tmy střílíš na někoho, kdo nese lucernu.</text:p>
            </text:list-item>
          </text:list>
        </text:list-item>
        <text:list-item>
          <text:p text:style-name="P549"><text:span text:style-name="T611">O</text:span>btížný terén</text:p>
          <text:list>
            <text:list-item>
              <text:p text:style-name="P651">Při boji v bahně, písku nebo v mělké vodě, když protivník stojí na pevné zemi, máš nevýhodu (-1). Když jsi po ramena ve vodě <text:span text:style-name="T619">(a protivník ne)</text:span>, máš velkou nevýhodu <text:span text:style-name="T619">(-2)</text:span>.</text:p>
            </text:list-item>
          </text:list>
        </text:list-item>
        <text:list-item>
          <text:p text:style-name="P549">Naložení</text:p>
          <text:list>
            <text:list-item>
              <text:p text:style-name="P653">Když máš na sobě svou obvyklou výzbroj a výbavu v torně, bojuješ bez nevýhody.</text:p>
            </text:list-item>
            <text:list-item>
              <text:p text:style-name="P653">Nevýhodu (-1) si počítáš, až když neseš <text:span text:style-name="T612">třeba </text:span>truhlu na rameni, několik zbraní, další zbroj v pytli a podobně.</text:p>
            </text:list-item>
            <text:list-item>
              <text:p text:style-name="P653">Když něco vlečeš, nebo máš třeba přes rameno svého parťáka, počítáš si velkou nevýhodu (-2).</text:p>
            </text:list-item>
          </text:list>
        </text:list-item>
      </text:list>
      <text:list xml:id="list2168420832" text:style-name="L67">
        <text:list-item>
          <text:p text:style-name="P654">V tomto kole tasíš zbraň.</text:p>
        </text:list-item>
      </text:list>
      <text:h text:style-name="P412" text:outline-level="2"><text:bookmark-start text:name="__RefHeading___Toc13241_3822832400"/><text:soft-page-break/><text:span text:style-name="T103">Z</text:span><text:span text:style-name="T17">měna pozice </text:span><text:span text:style-name="T115">a situace</text:span><text:bookmark-end text:name="__RefHeading___Toc13241_3822832400"/></text:h>
      <text:p text:style-name="P144"><text:span text:style-name="T129">Zatím</text:span><text:span text:style-name="T17"> jsme mluvili o tom, co se v průběhu kola stane z pohledu pravidel: Po zásahu se </text:span><text:span text:style-name="T120">nejspíš někomu</text:span><text:span text:style-name="T17"> sníží kondice, </text:span><text:span text:style-name="T121">možná si zapíše vážné zranění</text:span><text:span text:style-name="T17">, </text:span><text:span text:style-name="T121">případně</text:span><text:span text:style-name="T17"> někomu přibudou postihy </text:span><text:span text:style-name="T121">nebo získá bonus </text:span><text:span text:style-name="T122">na další akci</text:span><text:span text:style-name="T17">. To je ale jen polovina výsledku. Druhá, stejně důležitá, je změna pozice postavy, případně celkové situace.</text:span></text:p>
      <text:list xml:id="list4182473008" text:style-name="L68">
        <text:list-item>
          <text:p text:style-name="P655"><text:span text:style-name="T117">Postihy, </text:span><text:span text:style-name="T130">bonusy</text:span><text:span text:style-name="T116"> a herní situace jsou spolu provázané.</text:span></text:p>
        </text:list-item>
      </text:list>
      <text:p text:style-name="P144"><text:span text:style-name="T116">Když </text:span><text:span text:style-name="T117">například</text:span><text:span text:style-name="T116"> někoho </text:span><text:span text:style-name="T37">znevýhodníš</text:span><text:span text:style-name="T116">, tak mu nadělíš postihy a zároveň se změní jeho pozice: Bude ležet na zemi, bude zatlačený do rohu, bude se potácet na hraně propasti a podobně. </text:span><text:span text:style-name="T118">Když se mu podaří vstát, tak tyto postihy zmizí, i když na nic nebude házet </text:span><text:span text:style-name="T119">(</text:span><text:span text:style-name="T122">když mu v tom nebude nikdo bránit, házet si nemusí</text:span><text:span text:style-name="T119">)</text:span><text:span text:style-name="T118">.<text:line-break/><text:tab/></text:span><text:span text:style-name="T127">S pozicí je provázaná i velikost postihů. Když chceš protivníka srazit k zemi, ale přehodíš ho jen o 1 nebo 2, tak bude mít jen malou nevýhodu (-1). To znamená, že jsi ho nesrazil úplně, ale třeba jen do kolen nebo do podřepu. </text:span><text:span text:style-name="T128">Až když se ti v dalším kole podaří mu zvýšit postih na -2, tak jsi ho skutečně srazil až na zem.</text:span></text:p>
      <text:list xml:id="list3293122151" text:style-name="L69">
        <text:list-item>
          <text:p text:style-name="P636">Jak se změní pozice postav a protivníků vyplývá z popisu záměrů na začátku kola.</text:p>
        </text:list-item>
      </text:list>
      <text:p text:style-name="P145"><text:span text:style-name="T17">Záměry se </text:span><text:span text:style-name="T123">ale</text:span><text:span text:style-name="T17"> nemusí podařit naplnit v plné míře. Pokud jsi například chtěl orkovi rozbít hlavu a vyřadit ho tím z boje, ale z </text:span><text:span text:style-name="T124">hodu</text:span><text:span text:style-name="T17"> vyšlo, že jsi ho jen zranil za 3, tak se ti to sice nepovedlo tak, jak jsi zamýšlel, ale i tak ses svému cíli trochu přiblížil: Ork je zraněný a když se ti podaří jej </text:span><text:span text:style-name="T125">podobně</text:span><text:span text:style-name="T17"> trefit ještě několikrát, z boje ho vyřadíš.<text:line-break/><text:tab/>To se týká </text:span><text:span text:style-name="T126">i</text:span><text:span text:style-name="T17"> neútočných akcí: Když jsi chtěl například protivníka shodit ze skály, ale ještě nebyl v nevýhodě, tak jsi jej nejspíš jen zatlačil ke hraně propasti a on se teď snaží udržet rovnováhu.</text:span></text:p>
      <text:list xml:id="list3766728545" text:style-name="L70">
        <text:list-item>
          <text:p text:style-name="P637">Popis výsledku není jen na ozdobu, je herně důležitý.</text:p>
        </text:list-item>
      </text:list>
      <text:p text:style-name="P146"><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652658178" text:style-name="L71">
        <text:list-item>
          <text:p text:style-name="P656"><text:span text:style-name="T131">Pozice </text:span><text:span text:style-name="T133">také</text:span><text:span text:style-name="T131"> určuje, kdo na koho může útočit.</text:span></text:p>
        </text:list-item>
      </text:list>
      <text:p text:style-name="P147"><text:span text:style-name="T131">K</text:span><text:span text:style-name="T17">dyž blokuješ úzký průchod, tvoji parťáci za tebou se nemusí bát, že na ně naběhne ork s kyjem. Když vylezete na strom, nedostanou se k vám vlci – mohou </text:span><text:span text:style-name="T134">vás ale</text:span><text:span text:style-name="T17"> obklíčit a na stromě uvěznit.<text:line-break/><text:tab/></text:span><text:span text:style-name="T132">Snažte se pozici využívat. </text:span><text:span text:style-name="T135">Jednotlivé p</text:span><text:span text:style-name="T132">ostavy jsou obvykle zaměřené na různé věci: </text:span><text:span text:style-name="T136">Žoldák</text:span><text:span text:style-name="T132">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413" text:outline-level="2"><text:bookmark-start text:name="__RefHeading___Toc13243_3822832400"/>Zranitelnost nestvůr<text:bookmark-end text:name="__RefHeading___Toc13243_3822832400"/></text:h>
      <text:p text:style-name="P143"><text:span text:style-name="T623">N</text:span><text:span text:style-name="T10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6">y</text:span><text:bookmark-end text:name="__RefHeading___Toc1607_1936223890"/></text:h>
      <text:p text:style-name="P26"><text:span text:style-name="T461">Jedy nepůsobí okamžitě. U každého trvá různě dlouho, než se otrava projeví</text:span>. <text:span text:style-name="T459">Této době říkáme </text:span><text:span text:style-name="T197">latence</text:span><text:span text:style-name="T457">.</text:span></text:p>
      <text:list xml:id="list4120604677" text:style-name="L72">
        <text:list-item>
          <text:p text:style-name="P657"><text:soft-page-break/><text:span text:style-name="T627">V průběhu</text:span> <text:span text:style-name="T183">latence</text:span> nemá jed žádný účinek, <text:span text:style-name="T627">ale otrávený</text:span> začne pociťovat <text:span text:style-name="T183">příznaky</text:span> <text:span text:style-name="T460">otravy. P</text:span>odle nich j<text:span text:style-name="T627">de</text:span> poznat, o jaký jed se jedná.</text:p>
        </text:list-item>
        <text:list-item>
          <text:p text:style-name="P658">Po skončení <text:span text:style-name="T183">latence</text:span> <text:span text:style-name="T628">jed způsobí zranění.</text:span></text:p>
          <text:list>
            <text:list-item>
              <text:p text:style-name="P659">Hází se stejně jako jakýkoliv jiný <text:span text:style-name="T183">útok</text:span>, jed má svou vlastní sílu a zranění <text:span text:style-name="T674">(nepřičítá se žádná vlastnost, pouze hod k6)</text:span>.</text:p>
            </text:list-item>
            <text:list-item>
              <text:p text:style-name="P658"><text:span text:style-name="T628">Otrávený se brání hodem </text:span><text:span text:style-name="T231">Síla + k6</text:span><text:span text:style-name="T628">.</text:span></text:p>
              <text:list>
                <text:list-item>
                  <text:p text:style-name="P660">Od zranění jedem se neodečítá zbroj.</text:p>
                </text:list-item>
              </text:list>
            </text:list-item>
          </text:list>
        </text:list-item>
        <text:list-item>
          <text:p text:style-name="P659">Některé jedy místo vážného zranění <text:span text:style-name="T670">způsobují něco jiného</text:span>: Slepotu, paralýzu a podobně.</text:p>
          <text:list>
            <text:list-item>
              <text:p text:style-name="P659">Tento účinek nahrazuje vážné zranění. Nastane tedy pouze když jed způsobí větší zranění než je Síla otráveného.</text:p>
            </text:list-item>
            <text:list-item>
              <text:p text:style-name="P659"><text:span text:style-name="T183">Trvání</text:span> jedu říká, jak dlouho účin<text:span text:style-name="T671">e</text:span>k působí. Pokud jed pouze zraňuje, <text:span text:style-name="T183">trvání</text:span> uvedeno nemá. <text:span text:style-name="T672">Způsobené vážné zranění se léčí jako jakékoliv jiné</text:span>.</text:p>
            </text:list-item>
          </text:list>
        </text:list-item>
      </text:list>
      <text:p text:style-name="P135">Některé jedy můžeš neutralizovat, když máš správné sérum, <text:span text:style-name="T676">kouzlo</text:span> nebo protijed.</text:p>
      <text:list xml:id="list2611652491" text:style-name="L73">
        <text:list-item>
          <text:p text:style-name="P661"><text:span text:style-name="T673">Když je jed neutralizován v době </text:span><text:span text:style-name="T232">latence</text:span><text:span text:style-name="T675">, tak vůbec nezačne působit a otrávenému se tedy nic nestane.</text:span></text:p>
        </text:list-item>
        <text:list-item>
          <text:p text:style-name="P661"><text:span text:style-name="T675">Neutralizace jiného než zraňujícího jedu po skončení </text:span><text:span text:style-name="T232">latence</text:span><text:span text:style-name="T675"> zruší jeho případný účinek ale nevrátí ztracenou kondici.</text:span></text:p>
        </text:list-item>
      </text:list>
      <text:list xml:id="list1235101241" text:style-name="L74">
        <text:list-item>
          <text:p text:style-name="P662"><text:span text:style-name="T675">Neutralizovat zraňující jed po skončení </text:span><text:span text:style-name="T232">latence</text:span><text:span text:style-name="T675">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7"><text:span text:style-name="T380">Zranění pádem se hází jako ú</text:span>tok se silou 1 za každý metr pádu a zraněním podle toho, kam <text:span text:style-name="T381">padáš: od</text:span> <text:span text:style-name="T390">+</text:span>0 za měkkou lesní půdu <text:span text:style-name="T391">po</text:span> <text:span text:style-name="T390">+2</text:span> za nastražené bodce.</text:p>
      <text:list xml:id="list165656877230237" text:continue-list="list4120604677" text:style-name="L72">
        <text:list-item>
          <text:p text:style-name="P663">Brání se <text:span text:style-name="T677">hodem</text:span> <text:span text:style-name="T183">Fine</text:span><text:span text:style-name="T233">sa + k6</text:span>.</text:p>
        </text:list-item>
        <text:list-item>
          <text:p text:style-name="P663">Od zranění se odečítá zbroj.</text:p>
        </text:list-item>
      </text:list>
      <text:h text:style-name="Heading_20_2" text:outline-level="2"><text:bookmark-start text:name="__RefHeading___Toc13245_3822832400"/>Pasti<text:bookmark-end text:name="__RefHeading___Toc13245_3822832400"/></text:h>
      <text:p text:style-name="P136"><text:span text:style-name="T424">Při h</text:span>ledání a zneškodňování <text:span text:style-name="T682">pastí, nebo i při obyčejném průzkumu podzemí či otevírání dveří</text:span> <text:span text:style-name="T424">popisuj</text:span> <text:span text:style-name="T682">co mačkáš</text:span>, kam si <text:span text:style-name="T682">u toho</text:span> stoupá<text:span text:style-name="T370">š</text:span> a podobně. <text:span text:style-name="T370">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8">Při spuštění pasti <text:span text:style-name="T683">za ni Pán jeskyně</text:span> hází na <text:span text:style-name="T183">útok</text:span>:</text:p>
      <text:list xml:id="list1092917792" text:style-name="L75">
        <text:list-item>
          <text:p text:style-name="P664"><text:soft-page-break/>Past má vlastní sílu a zranění. Nepřičítá se žádná vlastnost, jen hod k6.</text:p>
          <text:list>
            <text:list-item>
              <text:p text:style-name="P665">Pasti si nepočítají bonus za přípravu (ani když je nalíčí postava). Jediná výjimka je v případě, že do ní někdo oběť cíleně naláká<text:span text:style-name="T678">.</text:span></text:p>
            </text:list-item>
          </text:list>
        </text:list-item>
        <text:list-item>
          <text:p text:style-name="P664">Všichni zasažení si hází na obranu. Jakou si počítají vlastnost je vždy uvedeno v popisu pasti, obvykle to je Finesa.</text:p>
          <text:list>
            <text:list-item>
              <text:p text:style-name="P664">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7"><text:span text:style-name="T681">Když chceš nalíčit past,</text:span> <text:span text:style-name="T681">popiš</text:span>, jak bude vypadat, z čeho ji vyrábí<text:span text:style-name="T371">š</text:span> a <text:span text:style-name="T681">jak</text:span> se bude spouštět. Útok pasti <text:span text:style-name="T679">bude</text:span> stejný, jako by<text:span text:style-name="T333">s</text:span> útočil Finesou s použitím zbraně srovnatelného účinku.</text:p>
      <text:p text:style-name="Example_20_Header">Příklad</text:p>
      <text:p text:style-name="P311"><text:span text:style-name="T680">Máš Finesu 3 a vyrobíš</text:span> <text:span text:style-name="T334">improvizovanou</text:span> past z<text:span text:style-name="T335">e</text:span> svojí kuše, <text:span text:style-name="T680">která má 2/3</text:span>. <text:span text:style-name="T680">Tvoje p</text:span>ast bude mít <text:span text:style-name="T372">útok</text:span> <text:span text:style-name="T680">5/3 + k6.</text:span></text:p>
      <text:h text:style-name="Heading_20_2" text:outline-level="2"><text:bookmark-start text:name="__RefHeading___Toc1609_1936223890"/>Kondice <text:span text:style-name="T630">a zranění</text:span><text:bookmark-end text:name="__RefHeading___Toc1609_1936223890"/></text:h>
      <text:p text:style-name="P149"><text:span text:style-name="T686">Už víš</text:span>, jak můžeš přijít ke zranění. <text:span text:style-name="T686">V této kapitole</text:span> si projdeme, co to pro tebe znamená a kolik ran vydržíš.</text:p>
      <text:h text:style-name="P384" text:outline-level="3">Kondice</text:h>
      <text:list xml:id="list360448128" text:style-name="L76">
        <text:list-header>
          <text:p text:style-name="P752">Kondice říká, kolik zranění vydržíš. <text:span text:style-name="T695">Pokaždé, když jsi zraněn, si snížíš svou kondici o hodnotu zranění.</text:span></text:p>
        </text:list-header>
        <text:list-item>
          <text:p text:style-name="P666"><text:span text:style-name="T392">Tvoje plná kondice je </text:span><text:span text:style-name="T227">Síla + 5</text:span><text:span text:style-name="T392">.</text:span></text:p>
        </text:list-item>
      </text:list>
      <text:p text:style-name="P154"><text:soft-page-break/>Když se tvoje kondice blíží k nule, tak za to sice nemáš postihy a nebrání ti to cokoliv dělat, ale měl bys to zohlednit, když popisuješ, co děláš.</text:p>
      <text:h text:style-name="P385" text:outline-level="3">Vyřazení</text:h>
      <text:p text:style-name="P150">Když tvoje kondice klesne na nulu nebo méně, jsi vyřazený. Nejsi schopen boje, můžeš se pouze plazit a mluvit zvládneš jen potichu, pomalu a s obtížemi.</text:p>
      <text:list xml:id="list2396663333" text:style-name="L77">
        <text:list-item>
          <text:p text:style-name="P667">Když se musíš bránit, počítáš si velkou nevýhodu <text:span text:style-name="T685">(-2)</text:span>.</text:p>
        </text:list-item>
      </text:list>
      <text:h text:style-name="P385" text:outline-level="3">Bezvědomí</text:h>
      <text:p text:style-name="P148">Když <text:span text:style-name="T397">máš víc kondice v záporu, než je tvoje</text:span> <text:span text:style-name="T397">Síla</text:span>, jsi v bezvědomí.</text:p>
      <text:list xml:id="list2605408512" text:style-name="L78">
        <text:list-item>
          <text:p text:style-name="P668">Nemůžeš se vůbec bránit. Tvoje obrana je 0 + k6.</text:p>
        </text:list-item>
      </text:list>
      <text:p text:style-name="P157">Z bezvědomí se probereš, když přestaneš mít více kondice v záporu, než je tvoje Síla.</text:p>
      <text:h text:style-name="P386" text:outline-level="3">Fyzick<text:span text:style-name="T685">á</text:span> a duševní zranění</text:h>
      <text:p text:style-name="P296"><text:span text:style-name="T423">Útoky, jako je třeba rána zbraní nebo popálení ohnivým kouzlem, způsobují </text:span><text:span text:style-name="T187">fyzické zranění</text:span><text:span text:style-name="T423">. Kouzla útočící na mysl nebo na duši a útoky nehmotných bytostí způsobují </text:span><text:span text:style-name="T183">duševní zranění</text:span>.</text:p>
      <text:p text:style-name="P298">Jednoduché pravidlo je:</text:p>
      <text:list xml:id="list92657378" text:style-name="L79">
        <text:list-item>
          <text:p text:style-name="P669"><text:span text:style-name="T631">Když se bráníš Silou nebo Finesou, je to </text:span><text:span text:style-name="T226">fyzické zranění</text:span><text:span text:style-name="T631">.</text:span></text:p>
        </text:list-item>
        <text:list-item>
          <text:p text:style-name="P669"><text:span text:style-name="T631">Když se bráníš Duší, je to </text:span><text:span text:style-name="T226">duševní zranění</text:span><text:span text:style-name="T631">.</text:span></text:p>
        </text:list-item>
      </text:list>
      <text:h text:style-name="P397" text:outline-level="3">Vážná zranění</text:h>
      <text:p text:style-name="P130">Každé zranění sníží tvou kondici <text:span text:style-name="T694">a navíc:</text:span></text:p>
      <text:list xml:id="list3171020729" text:style-name="L80">
        <text:list-item>
          <text:p text:style-name="P670"><text:soft-page-break/>Když dostaneš fyzické zranění za víc, než je tvoje Síla, tak <text:span text:style-name="T634">máš </text:span>navíc <text:span text:style-name="T634">ještě</text:span> <text:span text:style-name="T183">vážné fyzické zranění</text:span>.</text:p>
        </text:list-item>
        <text:list-item>
          <text:p text:style-name="P671">Když dostaneš duševní zranění za víc, než je tvoje Duše, tak <text:span text:style-name="T634">máš </text:span>navíc <text:span text:style-name="T634">ještě</text:span> <text:span text:style-name="T183">vážné duševní zranění</text:span>.</text:p>
        </text:list-item>
      </text:list>
      <text:p text:style-name="P297"><text:span text:style-name="T635">Každé v</text:span>ážné zranění, ať už fyzické či duševní, se zapisuje zvlášť. <text:span text:style-name="T633">N</text:span>apříklad:</text:p>
      <text:list xml:id="list1045059632" text:style-name="L81">
        <text:list-item>
          <text:p text:style-name="P672"><text:span text:style-name="T632">h</text:span>luboká sečná rána na levé paži</text:p>
        </text:list-item>
        <text:list-item>
          <text:p text:style-name="P672"><text:span text:style-name="T632">h</text:span>alucinace</text:p>
        </text:list-item>
      </text:list>
      <text:p text:style-name="P299">Každé vážné zranění tě <text:span text:style-name="T635">také</text:span> nějak omezuje:</text:p>
      <text:list xml:id="list3246567138" text:style-name="L82">
        <text:list-item>
          <text:p text:style-name="P679">Zraněnou končetinu nemůžeš pořádně používat.</text:p>
          <text:list>
            <text:list-item>
              <text:p text:style-name="P679">Když máš zraněnou ruku, nemůžeš s ní bojovat, jen s obtížemi budeš někam šplhat a podobně.</text:p>
            </text:list-item>
            <text:list-item>
              <text:p text:style-name="P679">Když máš zraněnou nohu, nemůžeš běhat, skákat a bude se ti hůř bojovat: V boji si počítáš nevýhodu (-1).</text:p>
            </text:list-item>
          </text:list>
        </text:list-item>
        <text:list-item>
          <text:p text:style-name="P679">Vážné zranění těla nebo hlavy tě omezuje prakticky ve všem, co děláš. V boji si počítáš nevýhodu (-1).</text:p>
        </text:list-item>
        <text:list-item>
          <text:p text:style-name="P680"><text:span text:style-name="T636">Vážným</text:span> duševní<text:span text:style-name="T696">m</text:span> zranění<text:span text:style-name="T696">m</text:span> <text:span text:style-name="T636">mohou být</text:span> například halucinace, ztrát<text:span text:style-name="T636">a</text:span> paměti a podobně.</text:p>
          <text:list>
            <text:list-item>
              <text:p text:style-name="P681">Ne všechna vážná duševní zranění dávají nevýhodu, ale mohou, pokud to dává smysl.</text:p>
              <text:list>
                <text:list-item>
                  <text:p text:style-name="P681">Halucinace například boj určitě <text:span text:style-name="T698">komplikují</text:span>, takže <text:span text:style-name="T697">za ně</text:span> budeš mít nevýhodu (-1).</text:p>
                </text:list-item>
                <text:list-item>
                  <text:p text:style-name="P681">Ztráta paměti tě <text:span text:style-name="T637">nejspíš </text:span>v boji <text:span text:style-name="T637">moc omezovat nebude</text:span>, můžeš ale mít problém poznat, kdo je přítel a nepřítel.</text:p>
                </text:list-item>
              </text:list>
            </text:list-item>
          </text:list>
        </text:list-item>
      </text:list>
      <text:p text:style-name="P153"><text:soft-page-break/>To, že jsi <text:span text:style-name="T700">vážně</text:span> zraněný, neznamená, že nemůžeš nic dělat. Znamená to jen, že to nepůjde tak jednoduše. Když budete například někam šplhat, mohou ti ostatní pomoci, nebo tě <text:span text:style-name="T425">třeba</text:span> vytáhnout na laně.</text:p>
      <text:h text:style-name="P387" text:outline-level="3"><text:bookmark-start text:name="__RefHeading___Toc3092_3000536483"/>Okamžitá smrt<text:bookmark-end text:name="__RefHeading___Toc3092_3000536483"/></text:h>
      <text:p text:style-name="P151">Když jsi jednou ranou zraněn za víc, než je tvoje plná kondice, na místě umíráš. Platí to i pro duševní zranění.</text:p>
      <text:h text:style-name="P388" text:outline-level="3">Pomalá smrt</text:h>
      <text:p text:style-name="P155">Kdykoliv <text:span text:style-name="T394">tvoje kondice klesne na nulu nebo méně</text:span>, hrozí ti smrt.</text:p>
      <text:list xml:id="list3095744111" text:style-name="L83">
        <text:list-item>
          <text:p text:style-name="P682">Pokud se ti do několika minut nevrátí kondice nad nulu, umíráš.</text:p>
        </text:list-item>
      </text:list>
      <text:p text:style-name="P156">Kondice se obnovuje ošetřením, léčivými kouzly a lektvary a podobně, viz kapitola <text:span text:style-name="T351">Léčení</text:span>. Když nejsi v <text:span text:style-name="T183">bezvědomí</text:span> (tedy když nemáš kondici v záporu více, než je tvoje Síla), tak se můžeš léčit sám, jinak ti musí někdo pomoct.</text:p>
      <text:h text:style-name="Heading_20_3" text:outline-level="3"><text:span text:style-name="T103">P</text:span><text:span text:style-name="T17">řidané zranění</text:span></text:h>
      <text:p text:style-name="P129"><text:span text:style-name="T17">Některá kouzla nebo magické předměty přidávají k útoku další zranění, například </text:span><text:span text:style-name="T624">bleskem</text:span><text:span text:style-name="T17"> za </text:span><text:span text:style-name="T113">3</text:span><text:span text:style-name="T17">kz </text:span><text:span text:style-name="T111">(tedy </text:span><text:span text:style-name="T113">tři</text:span><text:span text:style-name="T111"> </text:span><text:span text:style-name="T35">kostky zranění</text:span><text:span text:style-name="T111">)</text:span><text:span text:style-name="T17">.</text:span></text:p>
      <text:list xml:id="list1116898429" text:style-name="L84">
        <text:list-item>
          <text:p text:style-name="P638">Přidané zranění se přičítá pouze v případě zásahu, stejně jako obyčejné zranění.</text:p>
        </text:list-item>
        <text:list-item>
          <text:p text:style-name="P639">Od každé složky zranění s<text:span text:style-name="T699">i zasažený</text:span> odečte <text:span text:style-name="T699">Z</text:span>broj<text:span text:style-name="T668"> proti příslušnému druhu zranění</text:span>.</text:p>
        </text:list-item>
        <text:list-item>
          <text:p text:style-name="P683"><text:soft-page-break/><text:span text:style-name="T17">Každ</text:span><text:span text:style-name="T104">á složka</text:span><text:span text:style-name="T17"> se zvlášť porovná se Silou (pokud je to </text:span><text:span text:style-name="T24">fyzické zranění</text:span><text:span text:style-name="T17">) nebo Duší </text:span><text:span text:style-name="T112">(pokud je to </text:span><text:span text:style-name="T36">duševní zranění</text:span><text:span text:style-name="T112">)</text:span><text:span text:style-name="T17"> cíle, jestli jde o vážné zranění. Rána s přidaným zraněním tedy může způsobit více vážných zranění.</text:span></text:p>
        </text:list-item>
        <text:list-item>
          <text:p text:style-name="P640">Každá složka se také zvlášť porovná s plnou kondicí cíle, jestli jde o <text:span text:style-name="T669">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5">bleskem</text:span><text:span text:style-name="T17"> za 3kz. Socha je z kamene a je tedy těžké ji poškodit – má Zbroj 3. Je ovšem náchylná na drtivá zranění </text:span><text:span text:style-name="T137">a</text:span><text:span text:style-name="T17"> proti Gorondarovu kladivu má Zbroj pouze 1.<text:line-break/><text:tab/>Gorondar ji přehodil o 3. Kladivo má zranění 2, celkem </text:span><text:span text:style-name="T113">tedy</text:span><text:span text:style-name="T17"> 5. </text:span><text:span text:style-name="T138">S</text:span><text:span text:style-name="T17">ocha </text:span><text:span text:style-name="T138">si</text:span><text:span text:style-name="T17"> odečte </text:span><text:span text:style-name="T138">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5">bleskem</text:span><text:span text:style-name="T17"> 2. Od toho si socha odečte svou zbroj proti </text:span><text:span text:style-name="T625">blesk</text:span><text:span text:style-name="T624">u</text:span><text:span text:style-name="T17">, což je 3. Přidaným zraněním tedy není vůbec poškozena. </text:span><text:span text:style-name="T114">Kdyby zraněna byla, tak by si toto číslo opět porovnala se svou Silou, jestli nejde o vážné zranění nebo smrt jednou ranou.</text:span></text:p>
      <text:h text:style-name="Heading_20_3" text:outline-level="3">Nesmrtící útok</text:h>
      <text:p text:style-name="P66">Když <text:span text:style-name="T453">chceš</text:span> protivníka <text:span text:style-name="T453">dostat živého, můžeš záměrně cílit na na místa, kde ho rána vyřadí, ale nezabije.</text:span></text:p>
      <text:list xml:id="list170376719" text:style-name="L85">
        <text:list-item>
          <text:p text:style-name="P684">Při nesmrtícím útoku si počítáš nevýhodu (-1). Tvůj zásah stále může způsobit <text:span text:style-name="T183">vážné zranění</text:span>, ale nikoliv <text:span text:style-name="T183">okamžitou smrt</text:span>.</text:p>
        </text:list-item>
      </text:list>
      <text:h text:style-name="Heading_20_3" text:outline-level="3">Omračující zbra<text:span text:style-name="T454">ně a kouzla</text:span></text:h>
      <text:p text:style-name="P65">Některé zbraně, jako třeba obušek, a některá kouzla, nemohou způsobit <text:span text:style-name="T183">vážné zranění</text:span> ani <text:span text:style-name="T183">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389" text:outline-level="3"><text:bookmark-start text:name="__RefHeading___Toc3094_3000536483"/>Ošetření zranění<text:bookmark-end text:name="__RefHeading___Toc3094_3000536483"/></text:h>
      <text:p text:style-name="P158">Ošetření zranění trvá několik minut.</text:p>
      <text:list xml:id="list3286753471" text:style-name="L86">
        <text:list-item>
          <text:p text:style-name="P685">Ošetření vrátí 1 bod kondice, s léčitelskými potřebami 2.</text:p>
        </text:list-item>
        <text:list-item>
          <text:p text:style-name="P686">Ošetřit je možná libovolná zranění ať už byla způsobena duševním útokem, fyzickým útokem nebo jakkoliv jinak.</text:p>
        </text:list-item>
      </text:list>
      <text:p text:style-name="P158"><text:span text:style-name="T701">Každou sadu zranění je možné ošetřit jen jednou</text:span>.</text:p>
      <text:h text:style-name="Heading_20_3" text:outline-level="3">Ošetření otr<text:span text:style-name="T628">avy</text:span></text:h>
      <text:p text:style-name="P117">Pokud otráveného ošetříš <text:span text:style-name="T702">v průběhu</text:span> <text:span text:style-name="T183">latence</text:span>, snížíš tím zranění, které mu jed následně způsobí, <text:span text:style-name="T458">čímž mu můžeš zachránit život:</text:span></text:p>
      <text:list xml:id="list1443869571" text:style-name="L87">
        <text:list-item>
          <text:p text:style-name="P687"><text:span text:style-name="T702">Okamžitá smrt nastane pouze pokud zranění způsobené jedem</text:span><text:span text:style-name="T531"> </text:span><text:span text:style-name="T532">po odečtení kondice vyléčené ošetřením </text:span><text:span text:style-name="T629">přesáhne jeho Plnou kondici.</text:span></text:p>
        </text:list-item>
      </text:list>
      <text:h text:style-name="Heading_20_3" text:outline-level="3"><text:bookmark-start text:name="__RefHeading___Toc2693_920690617"/>Léčení zranění<text:bookmark-end text:name="__RefHeading___Toc2693_920690617"/></text:h>
      <text:p text:style-name="P159">Lehká zranění, vyjádřená ztrátou kondice, <text:span text:style-name="T705">ať už byla způsobena fyzickým útokem, duševním útokem či jakkoliv jinak</text:span>, se léčí rychle:</text:p>
      <text:list xml:id="list2795259880" text:style-name="L88">
        <text:list-item>
          <text:p text:style-name="P688">Po <text:span text:style-name="T704">celonočním</text:span> <text:span text:style-name="T703">spánku</text:span> se ti <text:span text:style-name="T705">obnoví</text:span> kondice na maximum.</text:p>
        </text:list-item>
      </text:list>
      <text:p text:style-name="P152"><text:span text:style-name="T393">Vážná zranění (a s nimi spojené nevýhody a omezení) se přirozenou cestou l</text:span>éčí týdny až měsíce a je na to obvykle potřeba péče léčitele a klid na lůžku.</text:p>
      <text:list xml:id="list793191862" text:style-name="L89">
        <text:list-item>
          <text:p text:style-name="P689">Obvykle se všechna vážná zranění vyléčí v pauze mezi dobrodružstvími.</text:p>
        </text:list-item>
      </text:list>
      <text:h text:style-name="P426" text:outline-level="1"><text:bookmark-start text:name="__RefHeading___Toc13249_3822832400"/>Úrov<text:span text:style-name="T706">eň</text:span><text:bookmark-end text:name="__RefHeading___Toc13249_3822832400"/></text:h>
      <text:p text:style-name="P164">V dávných ruinách jsou ukryté krystaly nabité <text:span text:style-name="T332">prastarou</text:span> mocí a věděním. <text:span text:style-name="T332">Každý takový krystal, jehož se dotkneš, tě trochu posílí – za každý získáš jeden bod moci. V jednom podzemí jich může být víc – vždy vycítíš, jestli někde poblíž ještě zbývá nějaký, kterého ses zatím nedotknul.</text:span></text:p>
      <text:list xml:id="list1306253697" text:style-name="L90">
        <text:list-item>
          <text:p text:style-name="P690">Pokaždé, když nasbíráš počet bodů <text:span text:style-name="T482">moci</text:span> rovný tvé stávající úrovni, postoupíš na další úroveň.</text:p>
          <text:list>
            <text:list-header>
              <text:p text:style-name="P353"><text:span text:style-name="T183">Příklad:</text:span> Přestup z první úrovně na druhou stojí jeden bod <text:span text:style-name="T482">moci</text:span>, ze druhé na třetí další dva body, atd.</text:p>
            </text:list-header>
          </text:list>
        </text:list-item>
        <text:list-item>
          <text:p text:style-name="P690">Přestup nastane okamžitě, jakmile <text:span text:style-name="T389">získáš poslední potřebný bod moci</text:span>.</text:p>
        </text:list-item>
      </text:list>
      <text:h text:style-name="P414" text:outline-level="2"><text:bookmark-start text:name="__RefHeading___Toc1639_1936223890"/>P<text:span text:style-name="T452">o</text:span>stup na vyšší úroveň<text:bookmark-end text:name="__RefHeading___Toc1639_1936223890"/></text:h>
      <text:p text:style-name="P163">Při přestupu na novou úroveň:</text:p>
      <text:list xml:id="list718219887" text:style-name="L91">
        <text:list-item>
          <text:p text:style-name="P692">Zvyš <text:span text:style-name="T713">si</text:span> jedn<text:span text:style-name="T484">u</text:span> <text:span text:style-name="T484">vlastnost</text:span> o jedna.</text:p>
          <text:list>
            <text:list-item>
              <text:p text:style-name="P691"><text:span text:style-name="T64">Rozdíl mezi nejvyšší a nejnižší </text:span><text:span text:style-name="T68">vlastností</text:span><text:span text:style-name="T64"> může být maximálně </text:span><text:span text:style-name="T66">3.</text:span></text:p>
            </text:list-item>
            <text:list-item>
              <text:p text:style-name="P691"><text:span text:style-name="T55">Z</text:span><text:span text:style-name="T57">výšení Síly zároveň zvýší tvůj aktuální i maximální počet životů o </text:span><text:span text:style-name="T64">1</text:span><text:span text:style-name="T57">.</text:span></text:p>
            </text:list-item>
            <text:list-item>
              <text:p text:style-name="P691"><text:span text:style-name="T56">N</text:span><text:span text:style-name="T65">ezapomeň si také přepočítat </text:span><text:span text:style-name="T67">bojová</text:span><text:span text:style-name="T65"> čísla, do kterých se t</text:span><text:span text:style-name="T69">ato vla</text:span><text:span text:style-name="T140">s</text:span><text:span text:style-name="T69">tnost</text:span><text:span text:style-name="T65"> počítá.</text:span></text:p>
            </text:list-item>
          </text:list>
        </text:list-item>
        <text:list-item>
          <text:p text:style-name="P691"><text:span text:style-name="T141">Zvyš si o</text:span><text:span text:style-name="T139"> 1 počet magických předmětů, které můžeš mít současně připoutané.</text:span></text:p>
        </text:list-item>
      </text:list>
      <text:h text:style-name="P427" text:outline-level="1"><text:bookmark-start text:name="__RefHeading___Toc3098_3000536483"/>Vedení hry<text:bookmark-end text:name="__RefHeading___Toc3098_3000536483"/></text:h>
      <text:p text:style-name="P174">Pokud <text:span text:style-name="T718">budeš hrát poprvé</text:span> a nebudeš Pán jeskyně, tuhle kapitolu nečti. Připravil by ses tím o radost z objevování.</text:p>
      <text:h text:style-name="P415" text:outline-level="2"><text:bookmark-start text:name="__RefHeading___Toc13251_3822832400"/><text:span text:style-name="T778">Obecné r</text:span>ady<text:bookmark-end text:name="__RefHeading___Toc13251_3822832400"/></text:h>
      <text:h text:style-name="P390" text:outline-level="3">Buď fér</text:h>
      <text:p text:style-name="P38">Nikomu nenadržuj, nedělej hráčům naschvály. Nepodváděj, a to ani když to myslíš dobře a chceš hráčům pomoct.</text:p>
      <text:h text:style-name="P390" text:outline-level="3">Hraj otevřeně</text:h>
      <text:p text:style-name="P38">Kostky házej <text:span text:style-name="T558">tak</text:span>, aby na ně hráči dobře viděli. <text:span text:style-name="T563">Počítej nahlas všechny výhody a nevýhody, a to jak postavám, tak jejich protivníkům.</text:span></text:p>
      <text:list xml:id="list2261684107" text:style-name="L92">
        <text:list-item>
          <text:p text:style-name="P693">Když někomu umře postava, ukaž mu pak kartu nestvůry nebo hodnoty pasti, která ho zabila a projděte spolu, že jsi zranění spočítal správně.</text:p>
          <text:list>
            <text:list-item>
              <text:p text:style-name="P693">Podzemí je nebezpečné a smrtící, ale hráči by měli vždycky vědět, že ty hraješ fér.</text:p>
            </text:list-item>
          </text:list>
        </text:list-item>
      </text:list>
      <text:h text:style-name="P391" text:outline-level="3">Když někdo udělá chybu</text:h>
      <text:p text:style-name="P179">Když uděláš chybu ty, řekni to nahlas a omluv se za to. Když udělá chybu jiný hráč, <text:span text:style-name="T557">tak mu to řekni, ale</text:span> nevyčítej mu to. V každém případě si o tom promluvte a domluvte se, jak náprava chyby změní situaci ve hře.</text:p>
      <text:h text:style-name="P390" text:outline-level="3"><text:soft-page-break/>Pomáhej hráčům, <text:span text:style-name="T387">ale ne postavám</text:span></text:h>
      <text:p text:style-name="P180">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90" text:outline-level="3">Neraď hráčům, co mají <text:span text:style-name="T388">dělat</text:span> jejich postavy</text:h>
      <text:p text:style-name="Text_20_body">Když se hráči zaseknou:</text:p>
      <text:list xml:id="list2367359691" text:style-name="L93">
        <text:list-item>
          <text:p text:style-name="P694">Můžeš zopakovat věci, které postavy vidí nebo <text:span text:style-name="T783">vědí</text:span>.</text:p>
          <text:list>
            <text:list-item>
              <text:p text:style-name="P673">„Nahoře byly dřevěné trámy.“</text:p>
            </text:list-item>
          </text:list>
        </text:list-item>
        <text:list-item>
          <text:p text:style-name="P695">Můžeš připomenout, co postavy dokáží:</text:p>
          <text:list>
            <text:list-item>
              <text:p text:style-name="P674">„Jsi tesař, určitě dokážeš vyrobit žebřík.“</text:p>
            </text:list-item>
          </text:list>
        </text:list-item>
        <text:list-item>
          <text:p text:style-name="P496">Můžeš také nápady hráčů rozvádět a upřesňovat:</text:p>
          <text:list>
            <text:list-item>
              <text:p text:style-name="P675">„<text:span text:style-name="T784">Ze shnilého dřeva asi žebřík nepostavíš, ale o místnost předem byl velkej stůl, z toho by to možná šlo.</text:span>“</text:p>
            </text:list-item>
          </text:list>
        </text:list-item>
      </text:list>
      <text:p text:style-name="P44">Neříkej jim ale přímo, co mají dělat. Když řekneš třeba: <text:span text:style-name="T183">„</text:span><text:span text:style-name="T239">P</text:span><text:span text:style-name="T183">ostav žebřík, jsi přece tesař“</text:span>, <text:span text:style-name="T784">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416" text:outline-level="2"><text:bookmark-start text:name="__RefHeading___Toc13253_3822832400"/>Situační rozhodnutí<text:bookmark-end text:name="__RefHeading___Toc13253_3822832400"/></text:h>
      <text:p text:style-name="P189">/*</text:p>
      <text:p text:style-name="P189"><text:soft-page-break/>TODO: Tenhle text se mi nelíbí (ale nemám teď sílu napsat to líp). <text:span text:style-name="T801">Asi bych úplně vyhodil, co pravidla řeší a neřeší.</text:span></text:p>
      <text:list xml:id="list2357193683" text:style-name="L94">
        <text:list-item>
          <text:p text:style-name="P696">Prostě se domluv s hráči a rozhodni, situaci od situace.</text:p>
        </text:list-item>
        <text:list-item>
          <text:p text:style-name="P696">Nevymýšlej nová pravidla, <text:span text:style-name="T802">interpretuj ta stávající.</text:span></text:p>
        </text:list-item>
      </text:list>
      <text:p text:style-name="P190">*/</text:p>
      <text:p text:style-name="P188">Pravidla jsou jako zákony: <text:span text:style-name="T782">Je dobré se jimi řídit, aby hra byla férová a zábavná pro všechny</text:span>. <text:span text:style-name="T782">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670226967" text:style-name="L95">
        <text:list-item>
          <text:p text:style-name="P697">Snaž se hráčům vycházet vstříc. <text:span text:style-name="T785">Když si nejsi absolutně jistý, že to, co hráč navrhuje, nemůže fungovat, kývni, že to fungovat bude.</text:span></text:p>
        </text:list-item>
        <text:list-item>
          <text:p text:style-name="P698">I když si jistý jsi, ale všichni ostatní hráči se shodnou na opaku, je lepší dát na ně.</text:p>
          <text:list>
            <text:list-item>
              <text:p text:style-name="P699">Mysli na to, že hrajete ve vymyšleném světě. Mnohem důležitější, než aby fungoval naprosto realisticky, je, aby hráče hra bavila.</text:p>
            </text:list-item>
          </text:list>
        </text:list-item>
      </text:list>
      <text:p text:style-name="P181">TODO: Nevytvářej nová pravidla. Vyber nějaké z existujících, nebo o výsledku rovnou rozhodni.</text:p>
      <text:h text:style-name="Heading_20_3" text:outline-level="3"><text:soft-page-break/>Po<text:span text:style-name="T773">čítání</text:span> vlastností</text:h>
      <text:p text:style-name="P166"><text:span text:style-name="T770">J</text:span>ak<text:span text:style-name="T693">á</text:span> se kd<text:span text:style-name="T693">y</text:span> počítá <text:span text:style-name="T693">vlastnost, není tesané do kamene</text:span>. <text:span text:style-name="T768">Ba právě naopak: Je tvým úkolem zohledňovat konkrétní situaci ve vaší hře.</text:span> Ber při tom v úvahu názor hráčů a to, jak akci popíšou: Když například někdo kličkuje mezi překážkami, může si určitě na <text:span text:style-name="T183">útěk</text:span> z boje hodit Finesou, přestože běh je normálně od Síly.</text:p>
      <text:list xml:id="list4089365257" text:style-name="L96">
        <text:list-item>
          <text:p text:style-name="P700"><text:span text:style-name="T356">Určitě ale neměň, čím se hází na</text:span><text:span text:style-name="T767"> </text:span><text:span text:style-name="T237">útok</text:span><text:span text:style-name="T303"> </text:span><text:span text:style-name="T304">(ať už kouzlem, zbraní nebo čímkoliv jiným)</text:span><text:span text:style-name="T303">,</text:span><text:span text:style-name="T767"> protože to může nabourat rovnováhu hry.</text:span></text:p>
          <text:list>
            <text:list-item>
              <text:p text:style-name="P701">Mohlo by se třeba stát, že všichni hráči budou maxovat Sílu, protože se nic jiného nevyplatí.</text:p>
            </text:list-item>
          </text:list>
        </text:list-item>
      </text:list>
      <text:p text:style-name="P182">Když ale nejde o útok, tak se neboj hráčům povolit cokoliv, co dává smysl.</text:p>
      <text:h text:style-name="Heading_20_3" text:outline-level="3">Přidělování výhod a nevýhod</text:h>
      <text:p text:style-name="P167">Co se kdy počítá za výhody a nevýhody, <text:span text:style-name="T77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762810529" text:style-name="L97">
        <text:list-item>
          <text:p text:style-name="P702">Když se hráč rozhoduje, co by mohl udělat, <text:span text:style-name="T772">můžeš</text:span> mu <text:span text:style-name="T772">připomenout</text:span>, jaké má jeho postava možnosti:</text:p>
          <text:list>
            <text:list-item>
              <text:p text:style-name="P676">„V místnosti jsou sloupy, za které by se šlo schovat.“</text:p>
            </text:list-item>
          </text:list>
        </text:list-item>
      </text:list>
      <text:h text:style-name="P392" text:outline-level="3">Kreativní použití kouzel</text:h>
      <text:p text:style-name="P59">TODO</text:p>
      <text:p text:style-name="P59"><text:soft-page-break/>/* Možná to spíš hodit do části pro hráče. Smyslem je, abych nemusel všechna možná použití vypisovat na karty kouzel. */</text:p>
      <text:p text:style-name="P59">Kouzlem <text:span text:style-name="T183">Vzplanutí</text:span> je například možné něco zapálit, kouzlem <text:span text:style-name="T183">Telekinetický úder</text:span> může hráč někomu v něčem zabránit, srazit jej na zem, shodit někomu na hlavu knihy z police, atd.</text:p>
      <text:h text:style-name="P417" text:outline-level="2"><text:bookmark-start text:name="__RefHeading___Toc13255_3822832400"/>Magie<text:bookmark-end text:name="__RefHeading___Toc13255_3822832400"/></text:h>
      <text:p text:style-name="P68"><text:span text:style-name="T374">K</text:span>dysi bývala <text:span text:style-name="T374">magie</text:span> běžná, <text:span text:style-name="T373">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9">Karty se rámečkem s drobounkými stříbrnými runami představují magické předměty a kouzla. Když některá z postav holou rukou dotkne libovolného z těchto předmětů, ucítí jemné brnění.</text:p>
      <text:list xml:id="list3935285187" text:style-name="L98">
        <text:list-item>
          <text:p text:style-name="P703">Až se to poprvé stane, nezapomeň to hráčům popsat.</text:p>
        </text:list-item>
        <text:list-item>
          <text:p text:style-name="P704">Postavy takto poznají, jestli je libovolný předmět magický, musí se jej ale na to dotknout.</text:p>
        </text:list-item>
      </text:list>
      <text:p text:style-name="P70"><text:span text:style-name="T466">Předmět se následně pokusí s postavou</text:span> „sladit“. <text:span text:style-name="T473">Ta to může odmítnout, v tom případě se nic nestane. Když tomu nechá volný průběh, brnění se změní v příjemný, hřejivý pocit. Od té chvíle má postava předmět </text:span><text:span text:style-name="T200">připoutaný</text:span><text:span text:style-name="T473">.</text:span></text:p>
      <text:list xml:id="list4205978683" text:style-name="L99">
        <text:list-item>
          <text:p text:style-name="P705"><text:span text:style-name="T466">Připoutání předmětu zabere jedno kolo </text:span><text:span text:style-name="T199">soustředění</text:span><text:span text:style-name="T467">.</text:span></text:p>
        </text:list-item>
        <text:list-item>
          <text:p text:style-name="P706"><text:span text:style-name="T468">Na odpoutání stačí pomyslet (nestojí to akci)</text:span>.</text:p>
        </text:list-item>
      </text:list>
      <text:p text:style-name="P70">Některé předměty není možné připoutat. <text:span text:style-name="T474">Při dotyku se s postavou nepokusí sladit</text:span>.</text:p>
      <text:list xml:id="list2296181170" text:style-name="L100">
        <text:list-item>
          <text:p text:style-name="P707"><text:soft-page-break/>Není možné připoutat předmět, který má již připoutaný někdo jiný.</text:p>
        </text:list-item>
        <text:list-item>
          <text:p text:style-name="P707">Připoutat také nejdou různé <text:span text:style-name="T469">magické</text:span> pasti, <text:span text:style-name="T469">očarované</text:span> truhly a podobně, které jsou „pořád aktivní“.</text:p>
        </text:list-item>
      </text:list>
      <text:p text:style-name="P74">Předměty přestanou být připoutané, když postava umře. <text:span text:style-name="T707">Spánek ani bezvědomí ale připoutání nezruší.</text:span></text:p>
      <text:h text:style-name="Heading_20_3" text:outline-level="3">Jak postava pozná, co předmět dělá?</text:h>
      <text:p text:style-name="P71">Když si postava připoutá nějaký magický předmět <text:span text:style-name="T470">(včetně lektvarů a svitků s kouzly)</text:span>, tak tím také zjistí, jak se používá a co dělá. Můžeš tedy rovnou dát hráči <text:span text:style-name="T471">příslušnou</text:span> kartu <text:span text:style-name="T471">a pokud je to kouzlo, tak mu také vysvětlit, jak se sesílá (viz následující odstavec)</text:span>.</text:p>
      <text:list xml:id="list4094290239" text:style-name="L101">
        <text:list-item>
          <text:p text:style-name="P708">Některé magické předměty <text:span text:style-name="T717">skrývají, co umí</text:span>, případně <text:span text:style-name="T472">o sobě</text:span> neprozradí úplně všechno. <text:span text:style-name="T472">Co dělají a jak se používají, musí postavy zjistit jinak – například si to přečíst v nějaké staré knize.</text:span></text:p>
          <text:list>
            <text:list-item>
              <text:p text:style-name="P709"><text:span text:style-name="T475">Na kartě je pak napsáno například: </text:span><text:span text:style-name="T201">Magický předmět neznámé funkce</text:span><text:span text:style-name="T183">.</text:span></text:p>
            </text:list-item>
          </text:list>
        </text:list-item>
      </text:list>
      <text:p text:style-name="P43">Lektvary účinkují, i když nejsou připoutané. Připoutat ale jdou a postava tím zjistí, co lektvar dělá.</text:p>
      <text:h text:style-name="Heading_20_3" text:outline-level="3">Sesílání kouzel</text:h>
      <text:p text:style-name="P176"><text:span text:style-name="T465">Aby mohla postava seslat kouzlo, musí si nejprve připoutat svitek, na kterém je napsané. Na to se jej musí dotknout a strávit jedno kolo </text:span><text:span text:style-name="T198">soustředěním</text:span><text:span text:style-name="T305"> </text:span><text:span text:style-name="T306">(stejně jako když připoutává jakýkoliv jiný magický předmět)</text:span><text:span text:style-name="T305">.</text:span></text:p>
      <text:list xml:id="list2231098403" text:style-name="L102">
        <text:list-item>
          <text:p text:style-name="P497"><text:soft-page-break/>Svitky s kouzly a rituály jsou magické předměty počítají se tedy do počtu předmětů, které může mít postava současně připoutané.</text:p>
        </text:list-item>
      </text:list>
      <text:p text:style-name="P176"><text:span text:style-name="T46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8">zaklínací formuli</text:span><text:span text:style-name="T776">, která je uvedená na kartě s kouzlem.<text:line-break/><text:tab/>Formuli ovšem nemusí vyslovit hned. Kouzlo tedy může mít připravené a kdykoliv později jej seslat vyslovením zaklínací formule, což vyžaduje jen jedno kolo </text:span><text:span text:style-name="T198">soustředění</text:span><text:span text:style-name="T465">.</text:span></text:p>
      <text:list xml:id="list8383241" text:style-name="L103">
        <text:list-item>
          <text:p text:style-name="P710">Při vyslovení zaklínací formule <text:span text:style-name="T774">postava</text:span> nemusí svitek držet, dokonce jej ani nemusí mít u sebe (při připoutávání a čtení kouzla samozřejmě ano).</text:p>
        </text:list-item>
        <text:list-item>
          <text:p text:style-name="P712">Když si postava svitek odpoutá a znovu připoutá, kouzlo přestane být připravené. Před použitím ho musí znovu celé přečíst.</text:p>
        </text:list-item>
      </text:list>
      <text:p text:style-name="P168">Když chce <text:span text:style-name="T775">postava</text:span> kouzlo seslat znovu, musí opět přečíst celý text svitku.</text:p>
      <text:list xml:id="list780798204" text:style-name="L104">
        <text:list-item>
          <text:p text:style-name="P711">Od druhé úrovně si postavy mohou připoutat víc magických předmětů současně, takže mohou mít připravených víc kouzel a každé z nich seslat v jednom kole.</text:p>
        </text:list-item>
      </text:list>
      <text:p text:style-name="P175">Rituály sesílací formuli nemají, nejdou tedy připravit a dokončit později. Účinkují vždy hned po dokončení sesílání.</text:p>
      <text:h text:style-name="Heading_20_4" text:outline-level="4">Sesílání kouzel z hůlek</text:h>
      <text:p text:style-name="P177">Hůlky, magické prsteny a podobně mohou také umožňovat sesílat kouzla. Na rozdíl od svitků na nich ale není kouzlo celé napsané, je tam jen <text:span text:style-name="T183">sesílací formule</text:span>. Stejně jako u svitků si ale postava předmět musí nejdříve připoutat.</text:p>
      <text:list xml:id="list329353299" text:style-name="L105">
        <text:list-item>
          <text:p text:style-name="P713"><text:soft-page-break/>Kouzla z hůlek, prstenů a podobných předmětů není třeba připravovat. Sesílají se rovnou vyslovením <text:span text:style-name="T183">sesílací formule</text:span>.</text:p>
        </text:list-item>
        <text:list-item>
          <text:p text:style-name="P713">Jsou vždy ale o poznání slabší než kouzla na svitcích.</text:p>
        </text:list-item>
      </text:list>
      <text:h text:style-name="Heading_20_4" text:outline-level="4">Sesílání kouzel z holí</text:h>
      <text:p text:style-name="P178">Některé kouzelné hole, případně jiné <text:span text:style-name="T777">podobné</text:span> předměty, umožňují bez přípravy sesílat kouzla v plné síle. Mají vždy v sobě vsazené drahokamy zářící vnitřním světlem. Po každém seslání kouzla (vyslovením <text:span text:style-name="T183">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0">Když umře někter<text:span text:style-name="T407">á</text:span> z postav, neznamená to pro jejího hráče konec hry. <text:span text:style-name="T401">Na začátku jsme si řekli, že postavy cítí, že s nimi není něco v pořádku. Jeden z projevů je, že:</text:span></text:p>
      <text:list xml:id="list1562938616" text:style-name="L106">
        <text:list-item>
          <text:p text:style-name="P714">Když umře hráčská postava, někde poblíž se někdo jiný ráno probudí s tím, že má kromě svých vzpomínek ještě vzpomínky <text:span text:style-name="T411">cizí</text:span>.</text:p>
          <text:list>
            <text:list-item>
              <text:p text:style-name="P719"><text:span text:style-name="T786">Dobrodružství s tím obvykle počítají</text:span>. <text:span text:style-name="T786">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20"><text:span text:style-name="T414">Dokud někdo poprvé neumře, tak o</text:span> tom, že se po smrti jejich vzpomínky přenesou na někoho jiného, postavy nevědí. Situaci, kdy <text:span text:style-name="T409">k nim poprvé</text:span> přijde někdo <text:span text:style-name="T409">cizí</text:span> a bude tvrdit, že se přece znají, určitě odehrajte, může to být docela zábavné. Když později umře někdo další, tak už <text:span text:style-name="T406">ale</text:span> asi všichni budou tušit, co to obnáší, takže <text:span text:style-name="T410">znovu</text:span> už to detailně odehrávat nemusíte.</text:p>
        </text:list-item>
      </text:list>
      <text:p text:style-name="P40"><text:soft-page-break/>Herně to <text:span text:style-name="T412">znamená</text:span>, že si hráč vytvoří novou postavu, <text:span text:style-name="T415">ale nebude muset hrát, že si nepamatuje nic z toho, co zažily ty předchozí</text:span>.</text:p>
      <text:list xml:id="list3524265910" text:style-name="L107">
        <text:list-item>
          <text:p text:style-name="P715"><text:span text:style-name="T419">Tvorba nové probíhá</text:span> stejně jako na začátku hry.</text:p>
        </text:list-item>
        <text:list-item>
          <text:p text:style-name="P716"><text:span text:style-name="T420">Nová postava by měla mít jiné povolání</text:span> než <text:span text:style-name="T402">ta</text:span> zesnulá.</text:p>
          <text:list>
            <text:list-item>
              <text:p text:style-name="P717">Důvodem je, aby <text:span text:style-name="T399">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18">Nová postava <text:span text:style-name="T399">má</text:span> stejnou úroveň a získané zkušenosti <text:span text:style-name="T403">jako ta zesnulá</text:span>.</text:p>
          <text:list>
            <text:list-item>
              <text:p text:style-name="P718">Hráč si tedy <text:span text:style-name="T400">příslušně </text:span>zvýší <text:span text:style-name="T485">vlastnosti (stejně jako když úrovně získával poprvé, jen to udělá všechno najednou)</text:span> <text:span text:style-name="T400">a</text:span> spočítá <text:span text:style-name="T400">si z nich</text:span> kondici a bojová čísla.</text:p>
            </text:list-item>
          </text:list>
        </text:list-item>
        <text:list-item>
          <text:p text:style-name="P715">Nová postava si pamatuje všechno, co zažily všechny předchozí, až do okamžiku smrti <text:span text:style-name="T404">té poslední</text:span>.</text:p>
          <text:list>
            <text:list-item>
              <text:p text:style-name="P715">Pokud tedy například <text:span text:style-name="T413">předchozí postavu</text:span> někdo zastřelil zezadu, <text:span text:style-name="T405">ta nová</text:span> nebude vědět, kdo to byl.</text:p>
            </text:list-item>
            <text:list-item>
              <text:p text:style-name="P721"><text:span text:style-name="T421">Ví ale</text:span>, jaké měla <text:span text:style-name="T422">dřívější</text:span> postava vybavení, co bylo v části podzemí, kterou prozkoumala, s kým <text:span text:style-name="T416">tam</text:span> byla, a podobně.</text:p>
            </text:list-item>
          </text:list>
        </text:list-item>
        <text:list-item>
          <text:p text:style-name="P722">Výbava původní postavy zůstala tam, kde umřela. Co se s ní stane dál záleží na dalším průběhu hry.</text:p>
          <text:list>
            <text:list-item>
              <text:p text:style-name="P722"><text:span text:style-name="T408">Když</text:span> tedy například <text:span text:style-name="T408">zahynou</text:span> všechny hráčské postavy, ty nové budou mít jen startovní výbavu a pro věci svých předchůdců si budou muset dojít a případně si je vybojovat.</text:p>
            </text:list-item>
          </text:list>
        </text:list-item>
        <text:list-item>
          <text:p text:style-name="P723"><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23">Můžeš například říct, že nová postava byla zrovna na výpravě někde poblíž.</text:p>
            </text:list-item>
            <text:list-item>
              <text:p text:style-name="P723">Můžeš se na tom také dohodnout s ostatními hráči. Pokud už postavy vědí, co jejich smrt obnáší, mohou se například vrátit do nedalekého města nebo osady a tam se s <text:span text:style-name="T417">tou</text:span> novou potkat. Nebo si třeba mohou chtít odpočinout a vyléčit si zranění, <text:span text:style-name="T418">takže nová postava bude mít čas dorazit</text:span>.</text:p>
            </text:list-item>
            <text:list-item>
              <text:p text:style-name="P723">Když nic z toho nedává smysl, tak můžeš s hráčem nové postavy odehrát krátkou příhodu na cestě k ostatním.</text:p>
            </text:list-item>
          </text:list>
        </text:list-item>
      </text:list>
      <text:h text:style-name="P418" text:outline-level="2"><text:bookmark-start text:name="__RefHeading___Toc10377_38474947"/>Překonávání překážek<text:bookmark-end text:name="__RefHeading___Toc10377_38474947"/></text:h>
      <text:p text:style-name="P53">Na <text:span text:style-name="T429">překonávání překážek</text:span> se nehá<text:span text:style-name="T428">zí</text:span>. Cílem není dobře si hodit na kostce, ale vymyslet, jak si s <text:span text:style-name="T430">problémem</text:span> poradit.</text:p>
      <text:h text:style-name="Heading_20_4" text:outline-level="4">Přeskakování propasti</text:h>
      <text:p text:style-name="P5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586557071" text:style-name="L108">
        <text:list-item>
          <text:p text:style-name="P724">Je to dost daleko, ale zvládne to každý, kdo nemá vážné zranění a odloží veškerou zátěž.</text:p>
        </text:list-item>
      </text:list>
      <text:p text:style-name="P54"><text:span text:style-name="T431">Když se tě pak hráč zeptá </text:span><text:span text:style-name="T188">„Jak je to </text:span><text:span text:style-name="T189">ta díra široká</text:span><text:span text:style-name="T188">?“</text:span><text:span text:style-name="T267">, můžeš odpovědět třeba takhle:</text:span></text:p>
      <text:p text:style-name="P6"><text:soft-page-break/><text:tab/>„Asi to všichni zvládnete přeskočit, ale je to fakt docela daleko a není tu moc místa k roz<text:span text:style-name="T426">e</text:span>běhu. <text:span text:style-name="T427">Bude to dost natěsno.</text:span>“</text:p>
      <text:p text:style-name="P7"><text:span text:style-name="T268">Je možné, že si hráči nesprávně vyloží, co jsi tím popisem myslel. </text:span><text:span text:style-name="T264">Nikdy nepředpokládej, že chce postava dobrovolně skočit do propasti, vždycky hráči </text:span><text:span text:style-name="T266">jasně</text:span><text:span text:style-name="T264"> řekni, že se chce pokusit o něco nemožného, </text:span><text:span text:style-name="T269">respektive smrtelného</text:span><text:span text:style-name="T264">:</text:span></text:p>
      <text:p text:style-name="P9"><text:tab/>„Hele, s batohem na zádech to určitě nedáš.“</text:p>
      <text:p text:style-name="P9"><text:tab/>„Ty chceš skákat s probodnutým břichem? To si můžeš rovnou dole vykopat hrob.“</text:p>
      <text:p text:style-name="P41">Ale můžeš taky říct:</text:p>
      <text:p text:style-name="P8"><text:tab/>„Asi to půjde i s batohem, ale nejspíš se na druhé straně zachytíš jen rukama a nohy ti budou viset dolů.“</text:p>
      <text:p text:style-name="P42">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7">Pro šplhání platí to samé, co pro přeskakování: Nehází se, ale mohou nastat problémy, které bude hráč muset nějak překonat:</text:p>
      <text:list xml:id="list4240337295" text:style-name="L109">
        <text:list-item>
          <text:p text:style-name="P725">Stěna je tak příkrá, že na ni bez pomůcek </text:p>
        </text:list-item>
      </text:list>
      <text:h text:style-name="Heading_20_3" text:outline-level="3">Může vůbec postava <text:span text:style-name="T432">spadnout</text:span>?</text:h>
      <text:p text:style-name="P160">Postava může <text:span text:style-name="T711">odněkud</text:span> spadnout jen v jednom z těchto případů:</text:p>
      <text:list xml:id="list1459117216" text:style-name="L110">
        <text:list-item>
          <text:p text:style-name="P726">J<text:span text:style-name="T710">d</text:span>e o past <text:span text:style-name="T712">a hráč neuspěje v hodu na obranu</text:span>.</text:p>
        </text:list-item>
        <text:list-item>
          <text:p text:style-name="P726">Někdo ji shodí <text:span text:style-name="T709">(viz akce </text:span><text:span text:style-name="T234">zatlačení</text:span><text:span text:style-name="T709">)</text:span>.</text:p>
        </text:list-item>
        <text:list-item>
          <text:p text:style-name="P726">Rozhodne se <text:span text:style-name="T708">tak</text:span> její hráč.</text:p>
        </text:list-item>
      </text:list>
      <text:h text:style-name="Heading_20_3" text:outline-level="3"><text:soft-page-break/><text:span text:style-name="T787">R</text:span>ozbilo se ti něco?</text:h>
      <text:p text:style-name="P55">Při různém skákání, <text:span text:style-name="T435">šplhání</text:span> a padání tě může svádět říct něco ve stylu:</text:p>
      <text:p text:style-name="P55"><text:tab/><text:span text:style-name="T183">„Rozbily se ti ty flakónky, co máš v batohu“.</text:span></text:p>
      <text:p text:style-name="P56">To bys ale dělat neměl. <text:span text:style-name="T433">Když to totiž řekneš takhle, tak hráči nedáš možnost pro něj nepříjemný výsledek jakkoliv ovlivnit a bude to znít, jako že jsi mu to způsobil ty.</text:span></text:p>
      <text:list xml:id="list3518003395" text:style-name="L111">
        <text:list-item>
          <text:p text:style-name="P727">Pokud tě napadne předem, že by se postavě mohlo něco rozbít, nabídni to hráči <text:span text:style-name="T788">jako cenu za bezpečné provedení akce</text:span>:</text:p>
          <text:list>
            <text:list-header>
              <text:p text:style-name="P677">„Když dole uděláš parakotoul, nic se ti nestane, ale asi to nepřežijou křehké věci, co máš v torně. Chceš to udělat?“</text:p>
            </text:list-header>
          </text:list>
        </text:list-item>
        <text:list-item>
          <text:p text:style-name="P728">Když tě to napadne až potom, co výsledek popíšeš, neoznamuj to jako hotovou věc, ale nech na hráči, ať si sám rozhodne, co (a jestli) se mu rozbilo:</text:p>
          <text:list>
            <text:list-header>
              <text:p text:style-name="P678">„<text:span text:style-name="T434">Hele, jak jsi dole udělal parakotoul, tak jsi určitě dal svý torně zabrat. Nerozbilo se ti něco?</text:span>“</text:p>
            </text:list-header>
          </text:list>
        </text:list-item>
      </text:list>
      <text:p text:style-name="P161"><text:span text:style-name="T296">Když dáš hráči najevo, že spoléháš na jeho úsudek, </text:span><text:span text:style-name="T297">velmi pravděpodobně si rozbité věci popíše sám. Pokud to ale odmítne, nenuť ho do toho.</text:span></text:p>
      <text:h text:style-name="Heading_20_2" text:outline-level="2"><text:bookmark-start text:name="__RefHeading___Toc10381_38474947"/><text:span text:style-name="T769">Použití p</text:span>říručk<text:span text:style-name="T449">y</text:span> s dobrodružstvím<text:bookmark-end text:name="__RefHeading___Toc10381_38474947"/></text:h>
      <text:list xml:id="list3992831871" text:style-name="L112">
        <text:list-item>
          <text:p text:style-name="P730">Do návodu k použití modulů:</text:p>
          <text:list>
            <text:list-item>
              <text:p text:style-name="P730">Neříkej hráčům názvy místností, ty jsou pouze pro tebe pro rychlou orientaci.</text:p>
            </text:list-item>
            <text:list-item>
              <text:p text:style-name="P731"><text:soft-page-break/>Ceny uvedené v modulu jsou prodejní. Obchodníci <text:span text:style-name="T456">to</text:span> následně prodají dráž <text:span text:style-name="T456">(až za dvojnásobek)</text:span>.</text:p>
              <text:list>
                <text:list-item>
                  <text:p text:style-name="P731">Ceny v ceníku jsou nákupní, prodejní bývají poloviční.</text:p>
                </text:list-item>
                <text:list-item>
                  <text:p text:style-name="P732">Tohle bude jednodu<text:span text:style-name="T17">šší, protože to mám rozdělené na dva ceníky: V modulu je prodejní ceník, v pravidlech nákupní.</text:span></text:p>
                </text:list-item>
              </text:list>
            </text:list-item>
          </text:list>
        </text:list-item>
        <text:list-item>
          <text:p text:style-name="P734">Do kapitoly pro Pána jeskyně: <text:span text:style-name="T450">Jak se řeší různý počet postav a to, že jsou na jiné než předpokládané úrovni.</text:span></text:p>
          <text:p text:style-name="P734">/* <text:span text:style-name="T486">Určitě chci zmínit, že PJ nemá plošně upravovat protivníky (jednotlivě může, nahoru i dolů).</text:span> */</text:p>
          <text:p text:style-name="P498">/* <text:span text:style-name="T487">Asi ale doporučím neměnit potvory v dungeonu. Holt to prostě hráči budou mít o něco těžšílehčí, to je ok. Ber to v úvahy při výběru modulu, ale neměň ho.</text:span> */</text:p>
          <text:list>
            <text:list-header>
              <text:p text:style-name="P729">TODO: <text:span text:style-name="T451">Zmínit hru s postavami na vyšších úrovních – víc goblinů, sochy méně poškozené, víc pavouků (možná na to udělat orientační tabulku – respektive spíš mít takovou tabulku u každého encounteru).</text:span></text:p>
              <text:p text:style-name="P735">- stejný problém je asi s počtem hráčů</text:p>
              <text:list>
                <text:list-item>
                  <text:p text:style-name="P733"><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865812470" text:style-name="L113">
        <text:list-item>
          <text:p text:style-name="P566">Na začátku hry se zeptej hráčů, která z postav kreslí mapu.</text:p>
        </text:list-item>
      </text:list>
      <text:p text:style-name="P63"><text:span text:style-name="T797">Díky tomu, že mají hráči mapu před sebou na stole, n</text:span>emusíš do detailů popisovat tvary chodeb a místností. Popisuj jen zvláštnosti.</text:p>
      <text:list xml:id="list640985527" text:style-name="L114">
        <text:list-item>
          <text:p text:style-name="P736"><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7"><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8">chodeb a</text:span> místnost<text:span text:style-name="T748">í</text:span></text:h>
      <text:p text:style-name="P170">Když se postavy vydají do nové místnosti, tak p<text:span text:style-name="T751">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08118471" text:style-name="L115">
        <text:list-item>
          <text:p text:style-name="P737">Když <text:span text:style-name="T719">náhodou přeskočíš něco důležitého, nebo uděláš nějakou podobnou chybu,</text:span> omluv se <text:span text:style-name="T719">hráčům</text:span> a podle potřeby vrať hru o kus zpět a nech je rozhodnout znovu s tím, že mají informace, které jsi <text:span text:style-name="T762">vynechal</text:span>.</text:p>
        </text:list-item>
      </text:list>
      <text:p text:style-name="Example_20_Header">Příklad <text:span text:style-name="T749">popisu místnosti</text:span>:</text:p>
      <text:p text:style-name="Example"><text:span text:style-name="T741">🔊</text:span><text:span text:style-name="T742"><text:tab/></text:span><text:span text:style-name="T743">Z místnosti je slyšet </text:span><text:span text:style-name="T744">tekoucí voda</text:span><text:span text:style-name="T743">.</text:span></text:p>
      <text:p text:style-name="Example"><text:span text:style-name="T722">🚪<text:tab/></text:span><text:span text:style-name="T745">Zavřené obyčejné dveře s⁠ klikou a⁠ klíčovou dírkou.</text:span></text:p>
      <text:list xml:id="list3751567400" text:style-name="L116">
        <text:list-item>
          <text:p text:style-name="P354">Jsou zamčené.</text:p>
        </text:list-item>
        <text:list-item>
          <text:p text:style-name="P354"><text:span text:style-name="T750">Pod zámkem je</text:span> malá dírka.</text:p>
          <text:list>
            <text:list-item>
              <text:p text:style-name="P354">Odtud vyletuje šipka při spuštění pasti.</text:p>
            </text:list-item>
          </text:list>
        </text:list-item>
      </text:list>
      <text:list xml:id="list484772666" text:style-name="L117">
        <text:list-item>
          <text:p text:style-name="P356">Když <text:span text:style-name="T750">se někdo pokusí zámek vypáčit</text:span>, spustí šipkovou past.</text:p>
          <text:list>
            <text:list-item>
              <text:p text:style-name="P355">Past má útok 5/0.</text:p>
            </text:list-item>
          </text:list>
        </text:list-item>
      </text:list>
      <text:p text:style-name="Example"><text:span text:style-name="Emphasis"><text:span text:style-name="T738">♨</text:span></text:span><text:span text:style-name="Emphasis"><text:span text:style-name="T739"><text:tab/></text:span></text:span><text:span text:style-name="Emphasis"><text:span text:style-name="T740">J</text:span></text:span><text:span text:style-name="T746">e zde cítit zápach hnijícího ovoce.</text:span></text:p>
      <text:p text:style-name="P304"><text:soft-page-break/>Ve východní části místnosti je <text:span text:style-name="T721">stůl</text:span>. V⁠ západní části je několik polorozpadlých <text:span text:style-name="T720">beden</text:span>. <text:span text:style-name="T747">Ze stropu nad bednami teče voda. Odtéká dírou v jihovýchodním rohu místnosti.</text:span></text:p>
      <text:p text:style-name="Example"><text:span text:style-name="T724">▸<text:tab/></text:span><text:span text:style-name="T735">Stůl</text:span><text:span text:style-name="T725"> má šuplík.</text:span></text:p>
      <text:list xml:id="list2708132145" text:style-name="L118">
        <text:list-item>
          <text:p text:style-name="P357">Uvnitř je 5 st.</text:p>
        </text:list-item>
      </text:list>
      <text:p text:style-name="P314"><text:span text:style-name="T724">▸<text:tab/></text:span><text:span text:style-name="T726">V </text:span><text:span text:style-name="T736">bednách</text:span><text:span text:style-name="T726"> je shnilé ovoce.</text:span></text:p>
      <text:p text:style-name="Text_20_body">Věci <text:span text:style-name="T754">jsou popsané pořadí</text:span>, <text:span text:style-name="T754">ve kterém na ně postavy</text:span> narazí. V našem příkladu je například <text:span text:style-name="T755">nejdřív</text:span> zvuk tekoucí vody – ten je slyšet už z dálky a přes zavřené dveře, takže o něm můžeš hráčům říct ještě před tím, než vůbec zmíníš dveře (třeba když jsou ještě za rohem v chodbě).<text:line-break/><text:tab/>Dále jsou <text:span text:style-name="T756">uvedené</text:span> dveře. S těmi se postavy pochopitelně musí nějak vypořádat, pokud se chtějí dostat dovnitř.</text:p>
      <text:list xml:id="list4286235432" text:style-name="L119">
        <text:list-item>
          <text:p text:style-name="P738">Když má místnost více než jeden vstup, tak dveře nejsou <text:span text:style-name="T757">uvedené</text:span> v <text:span text:style-name="T758">jejím</text:span> popisu. Místo toho mají samostatné heslo, <text:span text:style-name="T760">třeba</text:span> <text:span text:style-name="T351">B8-d1</text:span>. <text:span text:style-name="T759">Popis dveří je vždy za popisem místnosti, která je součástí jejich kódu – tyto jsou tedy popsané po místnosti </text:span><text:span text:style-name="T355">B8</text:span>.</text:p>
        </text:list-item>
        <text:list-item>
          <text:p text:style-name="P740">Odrážky v popisu <text:span text:style-name="T757">dveří a místností</text:span> představují informace, které nejsou zřejmé na první pohled, nebo jsou pouze pro tebe. Že jsou například dveře zamčené, postavy zjistí, až když to zkusí. <text:span text:style-name="T753">Obdobně dírky pod zámkem (odkud vystřeluje šipka) si všimnou, až když dveře podrobně prozkoumají, nebo třeba když budou chtít zámek odemknout paklíčem.</text:span></text:p>
        </text:list-item>
        <text:list-item>
          <text:p text:style-name="P739"><text:span text:style-name="T752">Pasti a jiné věci, které mohou postavy spustit, nebo třeba nestvůry, které se na ně vrhnou, jsou vždycky zmíněny </text:span><text:span text:style-name="T354">tučně</text:span><text:span text:style-name="T752">.</text:span></text:p>
        </text:list-item>
      </text:list>
      <text:p text:style-name="P171"><text:soft-page-break/>Dále je v popisu uveden zápach hnijícího ovoce. To, že je až za popisem dveří, znamená, že je cítit až po jejich otevření. <text:span text:style-name="T761">Když by ale někdo třeba zkoušel přičichnout ke klíčové dírce, můžeš ho popsat i dřív.<text:line-break/><text:tab/>Odstavec uvedený </text:span><text:span text:style-name="T235">kurzívou</text:span><text:span text:style-name="T761"> </text:span><text:span text:style-name="T5">říká, co postavy v místnosti vidí na první pohled, bez podrobnějšího zkoumání. </text:span><text:span text:style-name="T6">Některá slova jsou v něm</text:span><text:span text:style-name="T761"> </text:span><text:span text:style-name="T262">podtržená</text:span><text:span text:style-name="T761">. Znamená to, že je možné je prozkoumat blíž – popis najdeš v samostatné odrážce (‚</text:span><text:span text:style-name="T724">▸‘</text:span><text:span text:style-name="T727">).</text:span></text:p>
      <text:list xml:id="list3825517600" text:style-name="L120">
        <text:list-item>
          <text:p text:style-name="P741"><text:span text:style-name="T727">N</text:span><text:span text:style-name="T723">ež postavy z místnosti odejdou, zkontroluj, jestli nezapomněl</text:span><text:span text:style-name="T730">y</text:span><text:span text:style-name="T723"> na nějaké z </text:span><text:span text:style-name="T734">podtržených slov</text:span><text:span text:style-name="T723">. Můžeš třeba říct: </text:span><text:span text:style-name="T737">„Ještě jste neprohledávali stůl“</text:span><text:span text:style-name="T723">.</text:span></text:p>
          <text:list>
            <text:list-item>
              <text:p text:style-name="P741"><text:span text:style-name="T723">Pokud se například bojovalo, </text:span><text:span text:style-name="T731">hráči mohou snadno zapomenout, co jsi jim popsa</text:span><text:span text:style-name="T732">l</text:span><text:span text:style-name="T731"> při vstupu do místnosti</text:span><text:span text:style-name="T723">. </text:span><text:span text:style-name="T728">Jejich postavy ale v té místnosti stojí a mají všechno na očích. Že tam je ještě st</text:span><text:span text:style-name="T733">ů</text:span><text:span text:style-name="T728">l, který nikdo neprohledal, by si určitě všimly.</text:span></text:p>
            </text:list-item>
            <text:list-item>
              <text:p text:style-name="P741"><text:span text:style-name="T723">Tato hra je v prvé řadě o prohledávání podzemí. Neznamená to, že hráči musí nutně najít úplně všechno, ale </text:span><text:span text:style-name="T729">mělo by se to týkat až vnořených popisů (odrážek). Slova podtržená v popisu místnosti představují zjevné věci, které postavy dost dobře nemohou přehlédnout.</text:span></text:p>
            </text:list-item>
          </text:list>
        </text:list-item>
      </text:list>
      <text:p text:style-name="P169"><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9">to</text:span> si můžeš vymyslet</text:h>
      <text:p text:style-name="P172">Hráči se <text:span text:style-name="T763">tě</text:span> budou nepochybně ptát na spoustu věcí, které v popisu místnosti nenajdeš, například: <text:span text:style-name="T183">„Z jakého dřeva je ten stůl?“<text:line-break/></text:span><text:span text:style-name="T264"><text:tab/></text:span><text:span text:style-name="T298">V tom případě si něco vymysli. Můžeš se taky poradit s hráči: </text:span><text:span text:style-name="T236">„Popravdě nevím, mohl by to být třeba dub?“</text:span></text:p>
      <text:list xml:id="list186002138" text:style-name="L121">
        <text:list-item>
          <text:p text:style-name="P742"><text:soft-page-break/><text:span text:style-name="T264">Kdyby se ti náhodou stalo, že řekneš hráčům něco, co bude nebude dávat smysl </text:span><text:span text:style-name="T301">dohromady</text:span><text:span text:style-name="T264"> s něčím dalším v popisu podzemí, tak to hráčům </text:span><text:span text:style-name="T299">řekni</text:span><text:span text:style-name="T264"> a změňte to.</text:span></text:p>
        </text:list-item>
        <text:list-item>
          <text:p text:style-name="P743"><text:span text:style-name="T264">Kdyžtak jim vysvětli, že nehrajete deskovou hru, </text:span><text:span text:style-name="T302">ale rpgčko</text:span><text:span text:style-name="T264"> – což na jednu stranu </text:span><text:span text:style-name="T300">znamená, že se mohou na všechno ptát a zkoušet, cokoliv je napadne, ale také to znamená, že nemůže být připravené úplně všechno a některé věci holt musíš vymyslet za běhu.</text:span></text:p>
        </text:list-item>
      </text:list>
      <text:h text:style-name="P393" text:outline-level="3">Svět nekončí na hraně mapy</text:h>
      <text:p text:style-name="P67"><text:span text:style-name="T764">Pokud se hráči</text:span> rozhodnout <text:span text:style-name="T764">například</text:span> jít přespat půl dne cesty stranou, improvizuj.</text:p>
      <text:list xml:id="list3739879156" text:style-name="L122">
        <text:list-item>
          <text:p text:style-name="P744">Pokud nemáš dobrý důvod, proč by se neměli v klidu vyspat, nech je. Opatrnost by se měla vyplácet.</text:p>
        </text:list-item>
      </text:list>
      <text:p text:style-name="P173">Když by se ale chtěli vydat <text:span text:style-name="T765">na průzkum</text:span> někam do Divočiny, úplně mimo připravené podzemí, tak <text:span text:style-name="T766">jim na rovinu řekni, že hrajete podle příručky a tahle oblast v ní není</text:span>.</text:p>
      <text:h text:style-name="P394" text:outline-level="3"><text:bookmark-start text:name="__RefHeading___Toc10383_38474947"/>Jak používat karty<text:bookmark-end text:name="__RefHeading___Toc10383_38474947"/></text:h>
      <text:h text:style-name="P365" text:outline-level="4">Karty <text:span text:style-name="T476">předmětů</text:span></text:h>
      <text:p text:style-name="P73"><text:span text:style-name="T479">Pro každý druh zbraně je vždy v krabici jen jedna karta</text:span>, přestože <text:span text:style-name="T480">stejných zbraní může být </text:span>v podzemí<text:span text:style-name="T480"> </text:span>víc. Je to proto, abyste jich neměli plný stůl – kart<text:span text:style-name="T481">y zbraní</text:span> slouží hlavně k tomu, abyste nemuseli <text:span text:style-name="T481">hledat jejich</text:span> parametry <text:span text:style-name="T481">v pravidlech</text:span>. <text:span text:style-name="T478">Některé předměty nemají kartu vůbec, ty si hráči prostě jen zapíší do deníku postavy.<text:line-break/><text:tab/>Dohlédni na to, aby karty nezůstávaly ležet na hromadě upro</text:span><text:soft-page-break/><text:span text:style-name="T478">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366" text:outline-level="4">Karty <text:span text:style-name="T476">protivníků</text:span></text:h>
      <text:p text:style-name="P72">Karty protivníků mají na jedné straně jen obrázek a na druhé popis a bojová čísla. <text:span text:style-name="T477">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19" text:outline-level="2"><text:bookmark-start text:name="__RefHeading___Toc10385_38474947"/>Hraní za protivníky<text:bookmark-end text:name="__RefHeading___Toc10385_38474947"/></text:h>
      <text:p text:style-name="P37">Protivníci chtějí vyhrát. <text:span text:style-name="T442">Nebo alespoň přežít.</text:span></text:p>
      <text:h text:style-name="Heading_20_3" text:outline-level="3">Hraní za nehráčské postavy</text:h>
      <text:list xml:id="list2264791159" text:style-name="L123">
        <text:list-item>
          <text:p text:style-name="P745">Když nevíš, zeptej se hráčů, jak by podle nich měl dotyčný reagovat, nebo jak by se měl chovat.</text:p>
        </text:list-item>
        <text:list-item>
          <text:p text:style-name="P746">Můžeš také nechat někoho z hráčů nebo přihlížejících, ať jej zahraje.</text:p>
        </text:list-item>
      </text:list>
      <text:h text:style-name="Heading_20_3" text:outline-level="3">Boj s nestvůrami</text:h>
      <text:p text:style-name="P124"><text:span text:style-name="T608">TODO:</text:span> <text:span text:style-name="T608">Možná to hodit do kapitoly pro PJ</text:span></text:p>
      <text:p text:style-name="P124">Některé <text:span text:style-name="T377">obzvláště nebezpečné</text:span> nestvůry používají speciální pravidla.</text:p>
      <text:h text:style-name="Heading_20_4" text:outline-level="4"><text:bookmark-start text:name="__RefHeading___Toc2537_690236890"/><text:soft-page-break/><text:span text:style-name="T378">V</text:span>ícenásob<text:span text:style-name="T378">né</text:span> útoky<text:bookmark-end text:name="__RefHeading___Toc2537_690236890"/></text:h>
      <text:p text:style-name="P116">Některé nestvůry, jako třeba obří štír nebo hydra, mají tělo stavěné tak, že mohou současně útočit z několika směrů.</text:p>
      <text:list xml:id="list720290323" text:style-name="L124">
        <text:list-item>
          <text:p text:style-name="P747">Tyto nestvůry mohou <text:span text:style-name="T366">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20">Nezapomeň </text:span>dát hráčům vědět, že jejich <text:span text:style-name="T620">útok</text:span> má jiný než očekávaný účinek: <text:span text:style-name="T183">„Po zásahu palicí se na soše udělaly pukliny a odpadl z ní velký kus kamene. Vypadá to, že tvoje zbraň je proti ní velmi účinná.“</text:span></text:p>
      <text:h text:style-name="P395" text:outline-level="3">Boj s nehmotným protivníkem</text:h>
      <text:list xml:id="list3758006104" text:style-name="L125">
        <text:list-item>
          <text:p text:style-name="P748">Může procházet zdmi nebo se třeba někde vynořit ze země.</text:p>
        </text:list-item>
        <text:list-item>
          <text:p text:style-name="P749">Nemagické zbraně a jiná než duševní kouzla skrz něj projdou a nic mu neudělají.</text:p>
        </text:list-item>
        <text:list-item>
          <text:p text:style-name="P750">Bránit se proti němu dá pouze Finesou (úhyb) nebo Duší (odolávání). Bonus za zbraň ani štít se nepočítá.</text:p>
        </text:list-item>
        <text:list-item>
          <text:p text:style-name="P499"><text:span text:style-name="T99">Pokud p</text:span><text:span text:style-name="T100">ostava </text:span><text:span text:style-name="T99">nemá </text:span><text:span text:style-name="T101">nehmotnou bytost</text:span><text:span text:style-name="T99"> jak ohrozit, </text:span><text:span text:style-name="T101">tak si proti ní vždycky hází na obranu a nemůže si počítat zbraň</text:span><text:span text:style-name="T102">.</text:span></text:p>
        </text:list-item>
      </text:list>
      <text:h text:style-name="P396" text:outline-level="3">Zranitelná místa a samostatné části těla</text:h>
      <text:p text:style-name="P127">/* <text:span text:style-name="T462">Pozn: Po další úvaze se kloním k tomu, vykašlat se úplně na separátní hpčka pro</text:span> <text:span text:style-name="T462">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62">tvoře létat.<text:line-break/>- možná ty různé Finesy ani nejsou potřeba. Zbroj možná jo, protože to motivuje postavy manévrovat – třeba obejít gorgonu zezadu, kde není tak pancéřovaná).</text:span></text:p>
      <text:p text:style-name="P127"><text:span text:style-name="T463">Útok na oko kyklopa by v tomhle přístupu nedával žádné bonusy (snažíš se kyklopa zabít, takže </text:span><text:span text:style-name="T352">vždycky</text:span><text:span text:style-name="T463"> se pokoušíš zasáhnout oko nebo jinou zranitelnou část), ale vážné zranění do oka kyklopa oslepí.</text:span></text:p>
      <text:p text:style-name="P128">-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7"><text:span text:style-name="T464">Ale jo, dát hlavám vlastnosti dává smysl:<text:line-break/>- může pak být těžší je zasáhnout střelbou<text:line-break/>- může být jednodušší jim dát vážné zranění/vyřazení </text:span>*/</text:p>
      <text:p text:style-name="P28">/*</text:p>
      <text:p text:style-name="P29">TODO: Zranitelná místa, jako třeba ote<text:span text:style-name="T382">v</text:span>řená tlama nebo kyklopovo oko, by neměla mít vlastní hpčka, spíš by to měla být slabina (+2 zranění nebo tak).</text:p>
      <text:p text:style-name="P30">Tzn. něco jako:<text:line-break/><text:tab/><text:span text:style-name="T385">Otevřená tla</text:span>ma – <text:span text:style-name="T383">zbroj -2 při zásahu o 4+</text:span>.<text:line-break/><text:tab/><text:span text:style-name="T384">Kyklopovo oko: +2 zranění při zásahu +6.</text:span></text:p>
      <text:p text:style-name="P28">*/</text:p>
      <text:p text:style-name="P28">Některé velké nestvůry mají obzvláště zranitelná místa <text:span text:style-name="T363">(například </text:span>kyklopovo oko<text:span text:style-name="T363">) nebo samostatné části těla (třeba hlavy hydry).</text:span></text:p>
      <text:list xml:id="list729897803" text:style-name="L126">
        <text:list-item>
          <text:p text:style-name="P520">Každá taková část těla má své vlastní životy <text:span text:style-name="T364">a může mít i </text:span>vlas<text:span text:style-name="T484">tnosti</text:span> a zbroj.</text:p>
          <text:list>
            <text:list-item>
              <text:p text:style-name="P521"><text:soft-page-break/>Když nestvůra ztratí všechny životy u nějaké části těla, nemůže ji dále používat (můžeš takhle například zneškodnit štíří ocas nebo jednotlivé hlavy hydry).</text:p>
            </text:list-item>
            <text:list-item>
              <text:p text:style-name="P522">Vyřazení zranitelného místa obvykle dá nestvůře nevýhodu na všechny hody (v případě kyklopa to bude velká nevýhoda, protože je díky tomu slepý).</text:p>
            </text:list-item>
            <text:list-item>
              <text:p text:style-name="P523">Jednotlivým částem těla nebo zranitelným místům je možné udělit vážné zranění – postih se pak vztahuje bud jen na tuto část těla, nebo na celou nestvůru, podle úvahy PJ.</text:p>
            </text:list-item>
            <text:list-item>
              <text:p text:style-name="P524"><text:span text:style-name="T365">Zásahy do samostatných částí těla se neodečítají od životů těla nestvůry</text:span>.</text:p>
            </text:list-item>
            <text:list-item>
              <text:p text:style-name="P751"><text:span text:style-name="T779">Plošné útoky (například kouzlo </text:span><text:span text:style-name="T780">ohnivá koule</text:span><text:span text:style-name="T779">)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0T15:36:11.040000000</dc:date>
    <meta:print-date>2113-01-01T00:00:00</meta:print-date>
    <meta:editing-cycles>13098</meta:editing-cycles>
    <meta:editing-duration>P41DT2H11M43S</meta:editing-duration>
    <meta:generator>LibreOffice/6.0.5.2$Windows_X86_64 LibreOffice_project/54c8cbb85f300ac59db32fe8a675ff7683cd5a16</meta:generator>
    <meta:document-statistic meta:table-count="0" meta:image-count="0" meta:object-count="0" meta:page-count="111" meta:paragraph-count="1197" meta:word-count="20358" meta:character-count="118453" meta:non-whitespace-character-count="99598"/>
  </office:meta>
</office:document-meta>
</file>